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7" style:family="paragraph" style:parent-style-name="Standard">
      <style:text-properties officeooo:rsid="0011b025" officeooo:paragraph-rsid="0011b025"/>
    </style:style>
    <style:style style:name="P18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9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0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5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6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7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2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3" style:family="paragraph" style:parent-style-name="Standard">
      <style:text-properties fo:font-style="italic" officeooo:paragraph-rsid="013013d9" style:font-style-asian="italic" style:font-style-complex="italic"/>
    </style:style>
    <style:style style:name="P34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5" style:family="paragraph" style:parent-style-name="Standard">
      <style:text-properties fo:font-style="italic" officeooo:paragraph-rsid="01408f03" style:font-style-asian="italic" style:font-style-complex="italic"/>
    </style:style>
    <style:style style:name="P36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7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60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7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98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99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00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01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02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03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04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05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06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07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08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09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10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11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12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14" style:family="paragraph" style:parent-style-name="Standard">
      <style:text-properties officeooo:rsid="0015f1ff" officeooo:paragraph-rsid="0015f1ff"/>
    </style:style>
    <style:style style:name="P115" style:family="paragraph" style:parent-style-name="Standard">
      <style:text-properties officeooo:rsid="0015f1ff" officeooo:paragraph-rsid="0013268f"/>
    </style:style>
    <style:style style:name="P11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17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1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2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2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23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25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26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27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3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39" style:family="paragraph" style:parent-style-name="Standard">
      <style:text-properties fo:font-style="normal" officeooo:paragraph-rsid="02be3c45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5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40ce935" officeooo:paragraph-rsid="04102973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16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99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0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01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03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04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0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06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07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08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0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1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2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2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2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30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31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3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3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3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3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3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3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4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4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4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43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44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45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4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4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4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4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5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5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5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5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5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5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5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5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5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59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61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6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268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fo:font-style="normal" fo:font-weight="normal" officeooo:rsid="04472f62" officeooo:paragraph-rsid="04472f62" style:font-style-asian="normal" style:font-weight-asian="normal" style:font-style-complex="normal" style:font-weight-complex="normal"/>
    </style:style>
    <style:style style:name="P29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96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297" style:family="paragraph" style:parent-style-name="Standard">
      <style:text-properties officeooo:rsid="0033fbdf" officeooo:paragraph-rsid="0033fbdf"/>
    </style:style>
    <style:style style:name="P298" style:family="paragraph" style:parent-style-name="Standard">
      <style:text-properties officeooo:rsid="0034ed8b" officeooo:paragraph-rsid="0106c767"/>
    </style:style>
    <style:style style:name="P299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300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301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302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303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304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305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306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307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308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309" style:family="paragraph" style:parent-style-name="Standard">
      <style:paragraph-properties fo:line-height="100%"/>
      <style:text-properties fo:font-weight="normal" officeooo:rsid="038bbdf6" officeooo:paragraph-rsid="039292f6" style:font-weight-asian="normal" style:font-weight-complex="normal"/>
    </style:style>
    <style:style style:name="P31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31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31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31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31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31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31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31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31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31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320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32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32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32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32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325" style:family="paragraph" style:parent-style-name="Standard">
      <style:paragraph-properties fo:line-height="150%"/>
      <style:text-properties fo:font-weight="normal" officeooo:rsid="03becfb9" officeooo:paragraph-rsid="03becfb9" style:font-weight-asian="normal" style:font-weight-complex="normal"/>
    </style:style>
    <style:style style:name="P326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327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328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329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330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331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332" style:family="paragraph" style:parent-style-name="Standard">
      <style:paragraph-properties fo:line-height="100%"/>
      <style:text-properties fo:font-weight="normal" officeooo:rsid="03c13113" officeooo:paragraph-rsid="03c13113" style:font-weight-asian="normal" style:font-weight-complex="normal"/>
    </style:style>
    <style:style style:name="P333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334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335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336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337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33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339" style:family="paragraph" style:parent-style-name="Standard">
      <style:paragraph-properties fo:line-height="100%"/>
      <style:text-properties fo:font-weight="normal" officeooo:rsid="03d5f962" officeooo:paragraph-rsid="03d5f962" style:font-weight-asian="normal" style:font-weight-complex="normal"/>
    </style:style>
    <style:style style:name="P34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34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34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34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34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34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34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34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34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34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35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35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35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35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35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355" style:family="paragraph" style:parent-style-name="Standard">
      <style:paragraph-properties fo:line-height="100%"/>
      <style:text-properties fo:font-weight="normal" officeooo:rsid="03ed0846" officeooo:paragraph-rsid="03f4b1ba" style:font-weight-asian="normal" style:font-weight-complex="normal"/>
    </style:style>
    <style:style style:name="P356" style:family="paragraph" style:parent-style-name="Standard">
      <style:paragraph-properties fo:line-height="100%"/>
      <style:text-properties fo:font-weight="normal" officeooo:rsid="03de8421" officeooo:paragraph-rsid="04045fb5" style:font-weight-asian="normal" style:font-weight-complex="normal"/>
    </style:style>
    <style:style style:name="P357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358" style:family="paragraph" style:parent-style-name="Standard">
      <style:paragraph-properties fo:line-height="100%"/>
      <style:text-properties fo:font-weight="normal" officeooo:rsid="040e5934" officeooo:paragraph-rsid="04102973" style:font-weight-asian="normal" style:font-weight-complex="normal"/>
    </style:style>
    <style:style style:name="P359" style:family="paragraph" style:parent-style-name="Standard">
      <style:paragraph-properties fo:line-height="100%"/>
      <style:text-properties fo:font-weight="normal" officeooo:rsid="04102973" officeooo:paragraph-rsid="04102973" style:font-weight-asian="normal" style:font-weight-complex="normal"/>
    </style:style>
    <style:style style:name="P360" style:family="paragraph" style:parent-style-name="Standard">
      <style:paragraph-properties fo:line-height="100%"/>
      <style:text-properties fo:font-weight="normal" officeooo:rsid="0411d16e" officeooo:paragraph-rsid="0411d16e" style:font-weight-asian="normal" style:font-weight-complex="normal"/>
    </style:style>
    <style:style style:name="P361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362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363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364" style:family="paragraph" style:parent-style-name="Standard">
      <style:text-properties officeooo:rsid="0012a0dc" officeooo:paragraph-rsid="0012a0dc"/>
    </style:style>
    <style:style style:name="P365" style:family="paragraph" style:parent-style-name="Standard">
      <style:text-properties officeooo:paragraph-rsid="003eeb50"/>
    </style:style>
    <style:style style:name="P366" style:family="paragraph" style:parent-style-name="Standard">
      <style:text-properties officeooo:rsid="00205d85" officeooo:paragraph-rsid="005f7223"/>
    </style:style>
    <style:style style:name="P367" style:family="paragraph" style:parent-style-name="Standard">
      <style:text-properties officeooo:rsid="002436f5" officeooo:paragraph-rsid="00ed9297"/>
    </style:style>
    <style:style style:name="P368" style:family="paragraph" style:parent-style-name="Standard">
      <style:text-properties officeooo:rsid="0056d959" officeooo:paragraph-rsid="0056d959"/>
    </style:style>
    <style:style style:name="P369" style:family="paragraph" style:parent-style-name="Standard">
      <style:paragraph-properties fo:line-height="150%"/>
      <style:text-properties officeooo:paragraph-rsid="0013268f"/>
    </style:style>
    <style:style style:name="P370" style:family="paragraph" style:parent-style-name="Standard">
      <style:paragraph-properties fo:line-height="150%"/>
      <style:text-properties officeooo:paragraph-rsid="0040eb9d"/>
    </style:style>
    <style:style style:name="P371" style:family="paragraph" style:parent-style-name="Standard">
      <style:paragraph-properties fo:line-height="150%"/>
      <style:text-properties officeooo:paragraph-rsid="00c6421c"/>
    </style:style>
    <style:style style:name="P372" style:family="paragraph" style:parent-style-name="Standard">
      <style:paragraph-properties fo:line-height="150%"/>
      <style:text-properties officeooo:paragraph-rsid="0106c767"/>
    </style:style>
    <style:style style:name="P373" style:family="paragraph" style:parent-style-name="Standard">
      <style:paragraph-properties fo:line-height="150%"/>
      <style:text-properties officeooo:paragraph-rsid="01d80854"/>
    </style:style>
    <style:style style:name="P374" style:family="paragraph" style:parent-style-name="Standard">
      <style:paragraph-properties fo:line-height="150%"/>
      <style:text-properties officeooo:paragraph-rsid="020068b3"/>
    </style:style>
    <style:style style:name="P375" style:family="paragraph" style:parent-style-name="Standard">
      <style:paragraph-properties fo:line-height="150%"/>
      <style:text-properties officeooo:paragraph-rsid="0265f14b"/>
    </style:style>
    <style:style style:name="P376" style:family="paragraph" style:parent-style-name="Standard">
      <style:paragraph-properties fo:line-height="150%"/>
      <style:text-properties officeooo:paragraph-rsid="00cab904"/>
    </style:style>
    <style:style style:name="P377" style:family="paragraph" style:parent-style-name="Standard">
      <style:paragraph-properties fo:line-height="150%"/>
      <style:text-properties officeooo:paragraph-rsid="0339abb7"/>
    </style:style>
    <style:style style:name="P378" style:family="paragraph" style:parent-style-name="Standard">
      <style:paragraph-properties fo:line-height="150%"/>
      <style:text-properties officeooo:paragraph-rsid="031857c7"/>
    </style:style>
    <style:style style:name="P379" style:family="paragraph" style:parent-style-name="Standard">
      <style:paragraph-properties fo:line-height="150%"/>
      <style:text-properties officeooo:paragraph-rsid="0347bb43"/>
    </style:style>
    <style:style style:name="P380" style:family="paragraph" style:parent-style-name="Standard">
      <style:paragraph-properties fo:line-height="150%"/>
      <style:text-properties officeooo:paragraph-rsid="03af7bf7"/>
    </style:style>
    <style:style style:name="P381" style:family="paragraph" style:parent-style-name="Standard">
      <style:paragraph-properties fo:line-height="150%"/>
      <style:text-properties officeooo:paragraph-rsid="03becfb9"/>
    </style:style>
    <style:style style:name="P382" style:family="paragraph" style:parent-style-name="Standard">
      <style:paragraph-properties fo:line-height="150%"/>
      <style:text-properties officeooo:paragraph-rsid="03e90de3"/>
    </style:style>
    <style:style style:name="P383" style:family="paragraph" style:parent-style-name="Standard">
      <style:paragraph-properties fo:line-height="150%"/>
      <style:text-properties officeooo:paragraph-rsid="03ffa765"/>
    </style:style>
    <style:style style:name="P384" style:family="paragraph" style:parent-style-name="Standard">
      <style:text-properties officeooo:paragraph-rsid="00883289"/>
    </style:style>
    <style:style style:name="P385" style:family="paragraph" style:parent-style-name="Standard">
      <style:text-properties officeooo:rsid="008872eb" officeooo:paragraph-rsid="008872eb"/>
    </style:style>
    <style:style style:name="P386" style:family="paragraph" style:parent-style-name="Standard">
      <style:text-properties officeooo:paragraph-rsid="00a75993"/>
    </style:style>
    <style:style style:name="P38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38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38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390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4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4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4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4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4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4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4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486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487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50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587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588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589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590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591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592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593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59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64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655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656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657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658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680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68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682" style:family="paragraph" style:parent-style-name="Standard">
      <style:text-properties style:use-window-font-color="true" officeooo:paragraph-rsid="02be3c45"/>
    </style:style>
    <style:style style:name="P68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68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68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68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69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695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696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69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69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69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00" style:family="paragraph" style:parent-style-name="Standard">
      <style:text-properties style:use-window-font-color="true" officeooo:paragraph-rsid="02ecf51e"/>
    </style:style>
    <style:style style:name="P701" style:family="paragraph" style:parent-style-name="Standard">
      <style:paragraph-properties fo:line-height="150%"/>
      <style:text-properties style:use-window-font-color="true" officeooo:paragraph-rsid="02edc963"/>
    </style:style>
    <style:style style:name="P702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03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04" style:family="paragraph" style:parent-style-name="Standard">
      <style:text-properties officeooo:paragraph-rsid="00ba4170"/>
    </style:style>
    <style:style style:name="P705" style:family="paragraph" style:parent-style-name="Standard">
      <style:text-properties officeooo:paragraph-rsid="00bbbf73"/>
    </style:style>
    <style:style style:name="P706" style:family="paragraph" style:parent-style-name="Standard">
      <style:text-properties officeooo:rsid="00beb82f" officeooo:paragraph-rsid="00beb82f"/>
    </style:style>
    <style:style style:name="P707" style:family="paragraph" style:parent-style-name="Standard">
      <style:text-properties officeooo:paragraph-rsid="00beb82f"/>
    </style:style>
    <style:style style:name="P708" style:family="paragraph" style:parent-style-name="Standard">
      <style:text-properties officeooo:rsid="00c0d7c6" officeooo:paragraph-rsid="00c0d7c6"/>
    </style:style>
    <style:style style:name="P709" style:family="paragraph" style:parent-style-name="Standard">
      <style:text-properties officeooo:rsid="005521a3" officeooo:paragraph-rsid="005521a3"/>
    </style:style>
    <style:style style:name="P710" style:family="paragraph" style:parent-style-name="Standard">
      <style:text-properties officeooo:paragraph-rsid="00d2fc06"/>
    </style:style>
    <style:style style:name="P711" style:family="paragraph" style:parent-style-name="Standard">
      <style:paragraph-properties fo:line-height="150%"/>
      <style:text-properties officeooo:rsid="00d5826a" officeooo:paragraph-rsid="00d5826a"/>
    </style:style>
    <style:style style:name="P712" style:family="paragraph" style:parent-style-name="Standard">
      <style:text-properties officeooo:paragraph-rsid="00d77d7d"/>
    </style:style>
    <style:style style:name="P713" style:family="paragraph" style:parent-style-name="Standard">
      <style:text-properties officeooo:rsid="00d9c9e4" officeooo:paragraph-rsid="00d9c9e4"/>
    </style:style>
    <style:style style:name="P714" style:family="paragraph" style:parent-style-name="Standard">
      <style:text-properties officeooo:paragraph-rsid="00e5f586"/>
    </style:style>
    <style:style style:name="P715" style:family="paragraph" style:parent-style-name="Standard">
      <style:text-properties officeooo:paragraph-rsid="00eb50e0"/>
    </style:style>
    <style:style style:name="P716" style:family="paragraph" style:parent-style-name="Standard">
      <style:paragraph-properties fo:line-height="150%"/>
      <style:text-properties officeooo:rsid="00f2503e" officeooo:paragraph-rsid="00f2503e"/>
    </style:style>
    <style:style style:name="P717" style:family="paragraph" style:parent-style-name="Standard">
      <style:text-properties officeooo:rsid="00f2503e" officeooo:paragraph-rsid="01222be5"/>
    </style:style>
    <style:style style:name="P718" style:family="paragraph" style:parent-style-name="Standard">
      <style:text-properties officeooo:rsid="00d1487d" officeooo:paragraph-rsid="00d2fc06"/>
    </style:style>
    <style:style style:name="P719" style:family="paragraph" style:parent-style-name="Standard">
      <style:text-properties officeooo:paragraph-rsid="00f5260b"/>
    </style:style>
    <style:style style:name="P720" style:family="paragraph" style:parent-style-name="Standard">
      <style:text-properties officeooo:paragraph-rsid="010c486e"/>
    </style:style>
    <style:style style:name="P721" style:family="paragraph" style:parent-style-name="Standard">
      <style:text-properties officeooo:paragraph-rsid="00367935"/>
    </style:style>
    <style:style style:name="P722" style:family="paragraph" style:parent-style-name="Standard">
      <style:text-properties officeooo:paragraph-rsid="011fc384"/>
    </style:style>
    <style:style style:name="P723" style:family="paragraph" style:parent-style-name="Standard">
      <style:text-properties officeooo:paragraph-rsid="0122678f"/>
    </style:style>
    <style:style style:name="P724" style:family="paragraph" style:parent-style-name="Standard">
      <style:text-properties officeooo:paragraph-rsid="012dfde8"/>
    </style:style>
    <style:style style:name="P725" style:family="paragraph" style:parent-style-name="Standard">
      <style:text-properties officeooo:paragraph-rsid="0130fd48"/>
    </style:style>
    <style:style style:name="P726" style:family="paragraph" style:parent-style-name="Standard">
      <style:text-properties officeooo:paragraph-rsid="013282b3"/>
    </style:style>
    <style:style style:name="P727" style:family="paragraph" style:parent-style-name="Standard">
      <style:text-properties officeooo:paragraph-rsid="013f3c54"/>
    </style:style>
    <style:style style:name="P728" style:family="paragraph" style:parent-style-name="Standard">
      <style:text-properties officeooo:paragraph-rsid="0152f194"/>
    </style:style>
    <style:style style:name="P729" style:family="paragraph" style:parent-style-name="Standard">
      <style:text-properties officeooo:paragraph-rsid="0150aafa"/>
    </style:style>
    <style:style style:name="P730" style:family="paragraph" style:parent-style-name="Standard">
      <style:paragraph-properties fo:line-height="100%"/>
      <style:text-properties officeooo:paragraph-rsid="016aa5ac"/>
    </style:style>
    <style:style style:name="P731" style:family="paragraph" style:parent-style-name="Standard">
      <style:paragraph-properties fo:line-height="100%"/>
      <style:text-properties officeooo:paragraph-rsid="016d2800"/>
    </style:style>
    <style:style style:name="P732" style:family="paragraph" style:parent-style-name="Standard">
      <style:paragraph-properties fo:line-height="100%"/>
      <style:text-properties officeooo:paragraph-rsid="0171553b"/>
    </style:style>
    <style:style style:name="P733" style:family="paragraph" style:parent-style-name="Standard">
      <style:paragraph-properties fo:line-height="100%"/>
      <style:text-properties officeooo:paragraph-rsid="0176ee1b"/>
    </style:style>
    <style:style style:name="P734" style:family="paragraph" style:parent-style-name="Standard">
      <style:paragraph-properties fo:line-height="100%"/>
      <style:text-properties officeooo:paragraph-rsid="017941db"/>
    </style:style>
    <style:style style:name="P735" style:family="paragraph" style:parent-style-name="Standard">
      <style:paragraph-properties fo:line-height="100%"/>
      <style:text-properties officeooo:paragraph-rsid="017a7161"/>
    </style:style>
    <style:style style:name="P736" style:family="paragraph" style:parent-style-name="Standard">
      <style:paragraph-properties fo:line-height="100%"/>
      <style:text-properties officeooo:paragraph-rsid="018105ab"/>
    </style:style>
    <style:style style:name="P737" style:family="paragraph" style:parent-style-name="Standard">
      <style:paragraph-properties fo:line-height="100%"/>
      <style:text-properties officeooo:paragraph-rsid="01aaba73"/>
    </style:style>
    <style:style style:name="P738" style:family="paragraph" style:parent-style-name="Standard">
      <style:paragraph-properties fo:line-height="100%"/>
      <style:text-properties officeooo:paragraph-rsid="01abda5f"/>
    </style:style>
    <style:style style:name="P739" style:family="paragraph" style:parent-style-name="Standard">
      <style:paragraph-properties fo:line-height="100%"/>
      <style:text-properties officeooo:paragraph-rsid="01d3aa7e"/>
    </style:style>
    <style:style style:name="P740" style:family="paragraph" style:parent-style-name="Standard">
      <style:paragraph-properties fo:line-height="100%"/>
      <style:text-properties officeooo:paragraph-rsid="01e2b86d"/>
    </style:style>
    <style:style style:name="P741" style:family="paragraph" style:parent-style-name="Standard">
      <style:paragraph-properties fo:line-height="100%"/>
      <style:text-properties officeooo:paragraph-rsid="01e7ea9a"/>
    </style:style>
    <style:style style:name="P742" style:family="paragraph" style:parent-style-name="Standard">
      <style:paragraph-properties fo:line-height="100%"/>
      <style:text-properties officeooo:paragraph-rsid="01f79ca2"/>
    </style:style>
    <style:style style:name="P743" style:family="paragraph" style:parent-style-name="Standard">
      <style:paragraph-properties fo:line-height="100%"/>
      <style:text-properties officeooo:paragraph-rsid="020068b3"/>
    </style:style>
    <style:style style:name="P744" style:family="paragraph" style:parent-style-name="Standard">
      <style:paragraph-properties fo:line-height="100%"/>
      <style:text-properties officeooo:paragraph-rsid="0200b58e"/>
    </style:style>
    <style:style style:name="P745" style:family="paragraph" style:parent-style-name="Standard">
      <style:paragraph-properties fo:line-height="100%"/>
      <style:text-properties officeooo:paragraph-rsid="020131ae"/>
    </style:style>
    <style:style style:name="P746" style:family="paragraph" style:parent-style-name="Standard">
      <style:paragraph-properties fo:line-height="100%"/>
      <style:text-properties officeooo:paragraph-rsid="0212a48a"/>
    </style:style>
    <style:style style:name="P747" style:family="paragraph" style:parent-style-name="Standard">
      <style:paragraph-properties fo:line-height="100%"/>
      <style:text-properties officeooo:paragraph-rsid="01d522fe"/>
    </style:style>
    <style:style style:name="P748" style:family="paragraph" style:parent-style-name="Standard">
      <style:paragraph-properties fo:line-height="100%"/>
      <style:text-properties officeooo:paragraph-rsid="021920c6"/>
    </style:style>
    <style:style style:name="P749" style:family="paragraph" style:parent-style-name="Standard">
      <style:paragraph-properties fo:line-height="100%"/>
      <style:text-properties officeooo:paragraph-rsid="021bfb0f"/>
    </style:style>
    <style:style style:name="P750" style:family="paragraph" style:parent-style-name="Standard">
      <style:paragraph-properties fo:line-height="100%"/>
      <style:text-properties officeooo:paragraph-rsid="021d76dd"/>
    </style:style>
    <style:style style:name="P751" style:family="paragraph" style:parent-style-name="Standard">
      <style:paragraph-properties fo:line-height="100%"/>
      <style:text-properties officeooo:paragraph-rsid="01ec8e18"/>
    </style:style>
    <style:style style:name="P752" style:family="paragraph" style:parent-style-name="Standard">
      <style:paragraph-properties fo:line-height="100%"/>
      <style:text-properties officeooo:paragraph-rsid="0228bd00"/>
    </style:style>
    <style:style style:name="P753" style:family="paragraph" style:parent-style-name="Standard">
      <style:paragraph-properties fo:line-height="100%"/>
      <style:text-properties officeooo:paragraph-rsid="0239e044"/>
    </style:style>
    <style:style style:name="P754" style:family="paragraph" style:parent-style-name="Standard">
      <style:paragraph-properties fo:line-height="100%"/>
      <style:text-properties officeooo:paragraph-rsid="023e217a"/>
    </style:style>
    <style:style style:name="P755" style:family="paragraph" style:parent-style-name="Standard">
      <style:paragraph-properties fo:line-height="100%"/>
      <style:text-properties officeooo:paragraph-rsid="0245c9e7"/>
    </style:style>
    <style:style style:name="P756" style:family="paragraph" style:parent-style-name="Standard">
      <style:paragraph-properties fo:line-height="100%"/>
      <style:text-properties officeooo:paragraph-rsid="0248e2f5"/>
    </style:style>
    <style:style style:name="P757" style:family="paragraph" style:parent-style-name="Standard">
      <style:paragraph-properties fo:line-height="100%"/>
      <style:text-properties officeooo:paragraph-rsid="024d9b01"/>
    </style:style>
    <style:style style:name="P758" style:family="paragraph" style:parent-style-name="Standard">
      <style:paragraph-properties fo:line-height="100%"/>
      <style:text-properties officeooo:paragraph-rsid="02540cb9"/>
    </style:style>
    <style:style style:name="P759" style:family="paragraph" style:parent-style-name="Standard">
      <style:paragraph-properties fo:line-height="100%"/>
      <style:text-properties officeooo:paragraph-rsid="02656310"/>
    </style:style>
    <style:style style:name="P760" style:family="paragraph" style:parent-style-name="Standard">
      <style:paragraph-properties fo:line-height="100%"/>
      <style:text-properties officeooo:paragraph-rsid="0265f14b"/>
    </style:style>
    <style:style style:name="P761" style:family="paragraph" style:parent-style-name="Standard">
      <style:paragraph-properties fo:line-height="100%"/>
      <style:text-properties officeooo:paragraph-rsid="02778926"/>
    </style:style>
    <style:style style:name="P762" style:family="paragraph" style:parent-style-name="Standard">
      <style:paragraph-properties fo:line-height="100%"/>
      <style:text-properties officeooo:paragraph-rsid="0279658f"/>
    </style:style>
    <style:style style:name="P763" style:family="paragraph" style:parent-style-name="Standard">
      <style:paragraph-properties fo:line-height="100%"/>
      <style:text-properties officeooo:paragraph-rsid="027b57d1"/>
    </style:style>
    <style:style style:name="P764" style:family="paragraph" style:parent-style-name="Standard">
      <style:paragraph-properties fo:line-height="100%"/>
      <style:text-properties officeooo:paragraph-rsid="02819040"/>
    </style:style>
    <style:style style:name="P765" style:family="paragraph" style:parent-style-name="Standard">
      <style:paragraph-properties fo:line-height="100%"/>
      <style:text-properties officeooo:paragraph-rsid="028add40"/>
    </style:style>
    <style:style style:name="P766" style:family="paragraph" style:parent-style-name="Standard">
      <style:paragraph-properties fo:line-height="100%"/>
      <style:text-properties officeooo:paragraph-rsid="02939b7b"/>
    </style:style>
    <style:style style:name="P767" style:family="paragraph" style:parent-style-name="Standard">
      <style:paragraph-properties fo:line-height="100%"/>
      <style:text-properties officeooo:paragraph-rsid="0293a523"/>
    </style:style>
    <style:style style:name="P768" style:family="paragraph" style:parent-style-name="Standard">
      <style:paragraph-properties fo:line-height="100%"/>
      <style:text-properties officeooo:paragraph-rsid="0297c923"/>
    </style:style>
    <style:style style:name="P769" style:family="paragraph" style:parent-style-name="Standard">
      <style:paragraph-properties fo:line-height="100%"/>
      <style:text-properties officeooo:paragraph-rsid="029bb505"/>
    </style:style>
    <style:style style:name="P770" style:family="paragraph" style:parent-style-name="Standard">
      <style:paragraph-properties fo:line-height="100%"/>
      <style:text-properties officeooo:paragraph-rsid="02a71f0b"/>
    </style:style>
    <style:style style:name="P771" style:family="paragraph" style:parent-style-name="Standard">
      <style:paragraph-properties fo:line-height="100%"/>
      <style:text-properties officeooo:paragraph-rsid="027c1b85"/>
    </style:style>
    <style:style style:name="P772" style:family="paragraph" style:parent-style-name="Standard">
      <style:paragraph-properties fo:line-height="100%"/>
      <style:text-properties officeooo:paragraph-rsid="0045286d"/>
    </style:style>
    <style:style style:name="P773" style:family="paragraph" style:parent-style-name="Standard">
      <style:paragraph-properties fo:line-height="100%"/>
      <style:text-properties officeooo:paragraph-rsid="02bd01a2"/>
    </style:style>
    <style:style style:name="P774" style:family="paragraph" style:parent-style-name="Standard">
      <style:paragraph-properties fo:line-height="100%"/>
      <style:text-properties officeooo:paragraph-rsid="02be3c45"/>
    </style:style>
    <style:style style:name="P775" style:family="paragraph" style:parent-style-name="Standard">
      <style:paragraph-properties fo:line-height="100%"/>
      <style:text-properties officeooo:paragraph-rsid="02d5eaee"/>
    </style:style>
    <style:style style:name="P776" style:family="paragraph" style:parent-style-name="Standard">
      <style:paragraph-properties fo:line-height="100%"/>
      <style:text-properties officeooo:paragraph-rsid="02e4f960"/>
    </style:style>
    <style:style style:name="P777" style:family="paragraph" style:parent-style-name="Standard">
      <style:paragraph-properties fo:line-height="100%"/>
      <style:text-properties officeooo:paragraph-rsid="02eac01d"/>
    </style:style>
    <style:style style:name="P778" style:family="paragraph" style:parent-style-name="Standard">
      <style:paragraph-properties fo:line-height="100%"/>
      <style:text-properties officeooo:paragraph-rsid="02f17ec6"/>
    </style:style>
    <style:style style:name="P779" style:family="paragraph" style:parent-style-name="Standard">
      <style:paragraph-properties fo:line-height="100%"/>
      <style:text-properties officeooo:paragraph-rsid="02fda6ef"/>
    </style:style>
    <style:style style:name="P780" style:family="paragraph" style:parent-style-name="Standard">
      <style:paragraph-properties fo:line-height="100%"/>
      <style:text-properties officeooo:paragraph-rsid="03040c1c"/>
    </style:style>
    <style:style style:name="P781" style:family="paragraph" style:parent-style-name="Standard">
      <style:paragraph-properties fo:line-height="100%"/>
      <style:text-properties officeooo:paragraph-rsid="03049b98"/>
    </style:style>
    <style:style style:name="P782" style:family="paragraph" style:parent-style-name="Standard">
      <style:paragraph-properties fo:line-height="100%"/>
      <style:text-properties officeooo:paragraph-rsid="0305aebe"/>
    </style:style>
    <style:style style:name="P783" style:family="paragraph" style:parent-style-name="Standard">
      <style:paragraph-properties fo:line-height="100%"/>
      <style:text-properties officeooo:paragraph-rsid="03061f93"/>
    </style:style>
    <style:style style:name="P784" style:family="paragraph" style:parent-style-name="Standard">
      <style:paragraph-properties fo:line-height="100%"/>
      <style:text-properties officeooo:paragraph-rsid="03153caa"/>
    </style:style>
    <style:style style:name="P785" style:family="paragraph" style:parent-style-name="Standard">
      <style:paragraph-properties fo:line-height="100%"/>
      <style:text-properties officeooo:paragraph-rsid="03343ce6"/>
    </style:style>
    <style:style style:name="P786" style:family="paragraph" style:parent-style-name="Standard">
      <style:paragraph-properties fo:line-height="100%"/>
      <style:text-properties officeooo:paragraph-rsid="03349842"/>
    </style:style>
    <style:style style:name="P787" style:family="paragraph" style:parent-style-name="Standard">
      <style:paragraph-properties fo:line-height="100%"/>
      <style:text-properties officeooo:paragraph-rsid="033f17a3"/>
    </style:style>
    <style:style style:name="P788" style:family="paragraph" style:parent-style-name="Standard">
      <style:paragraph-properties fo:line-height="100%"/>
      <style:text-properties officeooo:paragraph-rsid="034172a0"/>
    </style:style>
    <style:style style:name="P789" style:family="paragraph" style:parent-style-name="Standard">
      <style:paragraph-properties fo:line-height="100%"/>
      <style:text-properties officeooo:paragraph-rsid="034adc9b"/>
    </style:style>
    <style:style style:name="P790" style:family="paragraph" style:parent-style-name="Standard">
      <style:paragraph-properties fo:line-height="100%"/>
      <style:text-properties officeooo:paragraph-rsid="034f33b6"/>
    </style:style>
    <style:style style:name="P791" style:family="paragraph" style:parent-style-name="Standard">
      <style:paragraph-properties fo:line-height="100%"/>
      <style:text-properties officeooo:paragraph-rsid="034f680a"/>
    </style:style>
    <style:style style:name="P792" style:family="paragraph" style:parent-style-name="Standard">
      <style:paragraph-properties fo:line-height="100%"/>
      <style:text-properties officeooo:paragraph-rsid="035051aa"/>
    </style:style>
    <style:style style:name="P793" style:family="paragraph" style:parent-style-name="Standard">
      <style:paragraph-properties fo:line-height="100%"/>
      <style:text-properties officeooo:paragraph-rsid="0369854f"/>
    </style:style>
    <style:style style:name="P794" style:family="paragraph" style:parent-style-name="Standard">
      <style:paragraph-properties fo:line-height="100%"/>
      <style:text-properties officeooo:paragraph-rsid="03963307"/>
    </style:style>
    <style:style style:name="P795" style:family="paragraph" style:parent-style-name="Standard">
      <style:paragraph-properties fo:line-height="100%"/>
      <style:text-properties officeooo:paragraph-rsid="039c640b"/>
    </style:style>
    <style:style style:name="P796" style:family="paragraph" style:parent-style-name="Standard">
      <style:paragraph-properties fo:line-height="100%"/>
      <style:text-properties officeooo:paragraph-rsid="039e9821"/>
    </style:style>
    <style:style style:name="P797" style:family="paragraph" style:parent-style-name="Standard">
      <style:paragraph-properties fo:line-height="100%"/>
      <style:text-properties officeooo:paragraph-rsid="03a073aa"/>
    </style:style>
    <style:style style:name="P798" style:family="paragraph" style:parent-style-name="Standard">
      <style:paragraph-properties fo:line-height="100%"/>
      <style:text-properties officeooo:paragraph-rsid="03b1fbc9"/>
    </style:style>
    <style:style style:name="P799" style:family="paragraph" style:parent-style-name="Standard">
      <style:paragraph-properties fo:line-height="100%"/>
      <style:text-properties officeooo:paragraph-rsid="03c44ca6"/>
    </style:style>
    <style:style style:name="P800" style:family="paragraph" style:parent-style-name="Standard">
      <style:paragraph-properties fo:line-height="100%"/>
      <style:text-properties officeooo:paragraph-rsid="03c51260"/>
    </style:style>
    <style:style style:name="P801" style:family="paragraph" style:parent-style-name="Standard">
      <style:paragraph-properties fo:line-height="100%"/>
      <style:text-properties officeooo:paragraph-rsid="03ea64bf"/>
    </style:style>
    <style:style style:name="P802" style:family="paragraph" style:parent-style-name="Standard">
      <style:paragraph-properties fo:line-height="100%"/>
      <style:text-properties officeooo:paragraph-rsid="03eb005c"/>
    </style:style>
    <style:style style:name="P803" style:family="paragraph" style:parent-style-name="Standard">
      <style:paragraph-properties fo:line-height="100%"/>
      <style:text-properties officeooo:paragraph-rsid="03ede337"/>
    </style:style>
    <style:style style:name="P804" style:family="paragraph" style:parent-style-name="Standard">
      <style:paragraph-properties fo:line-height="100%"/>
      <style:text-properties officeooo:paragraph-rsid="03f0c84b"/>
    </style:style>
    <style:style style:name="P805" style:family="paragraph" style:parent-style-name="Standard">
      <style:paragraph-properties fo:line-height="100%"/>
      <style:text-properties officeooo:paragraph-rsid="03e90de3"/>
    </style:style>
    <style:style style:name="P806" style:family="paragraph" style:parent-style-name="Standard">
      <style:paragraph-properties fo:line-height="100%"/>
      <style:text-properties officeooo:paragraph-rsid="03f27278"/>
    </style:style>
    <style:style style:name="P807" style:family="paragraph" style:parent-style-name="Standard">
      <style:paragraph-properties fo:line-height="100%"/>
      <style:text-properties officeooo:paragraph-rsid="03fc65b4"/>
    </style:style>
    <style:style style:name="P808" style:family="paragraph" style:parent-style-name="Standard">
      <style:paragraph-properties fo:line-height="100%"/>
      <style:text-properties officeooo:paragraph-rsid="03fd5e01"/>
    </style:style>
    <style:style style:name="P809" style:family="paragraph" style:parent-style-name="Standard">
      <style:paragraph-properties fo:line-height="100%"/>
      <style:text-properties officeooo:paragraph-rsid="0400a6e4"/>
    </style:style>
    <style:style style:name="P810" style:family="paragraph" style:parent-style-name="Standard">
      <style:paragraph-properties fo:line-height="100%"/>
      <style:text-properties officeooo:paragraph-rsid="0404aa05"/>
    </style:style>
    <style:style style:name="P811" style:family="paragraph" style:parent-style-name="Standard">
      <style:paragraph-properties fo:line-height="100%"/>
      <style:text-properties officeooo:paragraph-rsid="04102973"/>
    </style:style>
    <style:style style:name="P812" style:family="paragraph" style:parent-style-name="Standard">
      <style:paragraph-properties fo:line-height="100%"/>
      <style:text-properties officeooo:paragraph-rsid="0411d16e"/>
    </style:style>
    <style:style style:name="P813" style:family="paragraph" style:parent-style-name="Standard">
      <style:paragraph-properties fo:line-height="100%"/>
      <style:text-properties officeooo:paragraph-rsid="041746e7"/>
    </style:style>
    <style:style style:name="P814" style:family="paragraph" style:parent-style-name="Standard">
      <style:paragraph-properties fo:line-height="100%"/>
      <style:text-properties officeooo:paragraph-rsid="041e6a3e"/>
    </style:style>
    <style:style style:name="P815" style:family="paragraph" style:parent-style-name="Standard">
      <style:paragraph-properties fo:line-height="100%"/>
      <style:text-properties officeooo:paragraph-rsid="04226783"/>
    </style:style>
    <style:style style:name="P816" style:family="paragraph" style:parent-style-name="Standard">
      <style:paragraph-properties fo:line-height="100%"/>
      <style:text-properties officeooo:paragraph-rsid="04253c68"/>
    </style:style>
    <style:style style:name="P817" style:family="paragraph" style:parent-style-name="Standard">
      <style:paragraph-properties fo:line-height="100%"/>
      <style:text-properties officeooo:paragraph-rsid="03a31e81"/>
    </style:style>
    <style:style style:name="P818" style:family="paragraph" style:parent-style-name="Standard">
      <style:paragraph-properties fo:line-height="100%"/>
      <style:text-properties officeooo:paragraph-rsid="04329278"/>
    </style:style>
    <style:style style:name="P819" style:family="paragraph" style:parent-style-name="Standard">
      <style:paragraph-properties fo:line-height="100%"/>
      <style:text-properties officeooo:paragraph-rsid="043fc929"/>
    </style:style>
    <style:style style:name="P820" style:family="paragraph" style:parent-style-name="Standard">
      <style:paragraph-properties fo:line-height="100%"/>
      <style:text-properties officeooo:paragraph-rsid="043c6125"/>
    </style:style>
    <style:style style:name="P821" style:family="paragraph" style:parent-style-name="Standard">
      <style:paragraph-properties fo:line-height="100%"/>
      <style:text-properties officeooo:paragraph-rsid="044401b2"/>
    </style:style>
    <style:style style:name="P822" style:family="paragraph" style:parent-style-name="Standard">
      <style:paragraph-properties fo:line-height="100%"/>
      <style:text-properties officeooo:paragraph-rsid="043a0ede"/>
    </style:style>
    <style:style style:name="P82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82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82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82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83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834" style:family="paragraph" style:parent-style-name="Standard">
      <style:text-properties fo:color="#c9211e" officeooo:rsid="003eeb50" officeooo:paragraph-rsid="00ac1d69"/>
    </style:style>
    <style:style style:name="P835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836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837" style:family="paragraph" style:parent-style-name="Standard">
      <style:paragraph-properties fo:line-height="100%"/>
      <style:text-properties officeooo:rsid="016b9044" officeooo:paragraph-rsid="016b9044"/>
    </style:style>
    <style:style style:name="P838" style:family="paragraph" style:parent-style-name="Standard">
      <style:paragraph-properties fo:line-height="100%"/>
      <style:text-properties officeooo:rsid="01a2dcc2" officeooo:paragraph-rsid="01a2dcc2"/>
    </style:style>
    <style:style style:name="P839" style:family="paragraph" style:parent-style-name="Standard">
      <style:paragraph-properties fo:line-height="100%"/>
      <style:text-properties officeooo:rsid="01a92b83" officeooo:paragraph-rsid="01abda5f"/>
    </style:style>
    <style:style style:name="P840" style:family="paragraph" style:parent-style-name="Standard">
      <style:paragraph-properties fo:line-height="100%"/>
      <style:text-properties officeooo:rsid="01b78805" officeooo:paragraph-rsid="01b9977e"/>
    </style:style>
    <style:style style:name="P841" style:family="paragraph" style:parent-style-name="Standard">
      <style:paragraph-properties fo:line-height="100%"/>
      <style:text-properties officeooo:rsid="01b78805" officeooo:paragraph-rsid="020d39a8"/>
    </style:style>
    <style:style style:name="P842" style:family="paragraph" style:parent-style-name="Standard">
      <style:paragraph-properties fo:line-height="100%"/>
      <style:text-properties officeooo:rsid="01bcc73c" officeooo:paragraph-rsid="01bcc73c"/>
    </style:style>
    <style:style style:name="P843" style:family="paragraph" style:parent-style-name="Standard">
      <style:paragraph-properties fo:line-height="100%"/>
      <style:text-properties officeooo:rsid="01cb0c6f" officeooo:paragraph-rsid="01cb0c6f"/>
    </style:style>
    <style:style style:name="P844" style:family="paragraph" style:parent-style-name="Standard">
      <style:paragraph-properties fo:line-height="100%"/>
      <style:text-properties officeooo:rsid="01cd0839" officeooo:paragraph-rsid="01cd0839"/>
    </style:style>
    <style:style style:name="P845" style:family="paragraph" style:parent-style-name="Standard">
      <style:paragraph-properties fo:line-height="100%"/>
      <style:text-properties officeooo:rsid="01e4a612" officeooo:paragraph-rsid="01e4a612"/>
    </style:style>
    <style:style style:name="P846" style:family="paragraph" style:parent-style-name="Standard">
      <style:paragraph-properties fo:line-height="100%"/>
      <style:text-properties officeooo:rsid="022b7ea9" officeooo:paragraph-rsid="022b7ea9"/>
    </style:style>
    <style:style style:name="P847" style:family="paragraph" style:parent-style-name="Standard">
      <style:paragraph-properties fo:line-height="100%"/>
      <style:text-properties officeooo:rsid="022dff2a" officeooo:paragraph-rsid="022dff2a"/>
    </style:style>
    <style:style style:name="P848" style:family="paragraph" style:parent-style-name="Standard">
      <style:text-properties officeooo:paragraph-rsid="0275c15d"/>
    </style:style>
    <style:style style:name="P849" style:family="paragraph" style:parent-style-name="Standard">
      <style:paragraph-properties fo:line-height="100%"/>
      <style:text-properties officeooo:rsid="02819040" officeooo:paragraph-rsid="028fc45c"/>
    </style:style>
    <style:style style:name="P850" style:family="paragraph" style:parent-style-name="Standard">
      <style:paragraph-properties fo:line-height="100%"/>
      <style:text-properties officeooo:rsid="0285839b" officeooo:paragraph-rsid="0288fb00"/>
    </style:style>
    <style:style style:name="P851" style:family="paragraph" style:parent-style-name="Standard">
      <style:paragraph-properties fo:line-height="100%"/>
      <style:text-properties officeooo:rsid="0297c923" officeooo:paragraph-rsid="0297c923"/>
    </style:style>
    <style:style style:name="P852" style:family="paragraph" style:parent-style-name="Standard">
      <style:paragraph-properties fo:line-height="100%"/>
      <style:text-properties officeooo:rsid="029ac75f" officeooo:paragraph-rsid="029ac75f"/>
    </style:style>
    <style:style style:name="P853" style:family="paragraph" style:parent-style-name="Standard">
      <style:text-properties officeooo:paragraph-rsid="00bfa17d"/>
    </style:style>
    <style:style style:name="P854" style:family="paragraph" style:parent-style-name="Standard">
      <style:text-properties officeooo:paragraph-rsid="00bd11a0"/>
    </style:style>
    <style:style style:name="P855" style:family="paragraph" style:parent-style-name="Standard">
      <style:paragraph-properties fo:line-height="100%"/>
      <style:text-properties officeooo:rsid="02540cb9" officeooo:paragraph-rsid="02bd01a2"/>
    </style:style>
    <style:style style:name="P856" style:family="paragraph" style:parent-style-name="Standard">
      <style:paragraph-properties fo:line-height="100%"/>
      <style:text-properties officeooo:rsid="027df911" officeooo:paragraph-rsid="027df911"/>
    </style:style>
    <style:style style:name="P85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858" style:family="paragraph" style:parent-style-name="Standard">
      <style:paragraph-properties fo:line-height="100%"/>
      <style:text-properties style:text-line-through-style="none" style:text-line-through-type="none" fo:font-weight="bold" officeooo:rsid="03a9944d" officeooo:paragraph-rsid="03a9944d" style:font-weight-asian="bold" style:font-weight-complex="bold"/>
    </style:style>
    <style:style style:name="P859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860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officeooo:rsid="02da5175" officeooo:paragraph-rsid="02da5175"/>
    </style:style>
    <style:style style:name="P862" style:family="paragraph" style:parent-style-name="Standard">
      <style:paragraph-properties fo:line-height="100%"/>
      <style:text-properties officeooo:rsid="02e4f960" officeooo:paragraph-rsid="02e4f960"/>
    </style:style>
    <style:style style:name="P863" style:family="paragraph" style:parent-style-name="Standard">
      <style:paragraph-properties fo:line-height="100%"/>
      <style:text-properties officeooo:rsid="02eabaea" officeooo:paragraph-rsid="02eabaea"/>
    </style:style>
    <style:style style:name="P864" style:family="paragraph" style:parent-style-name="Standard">
      <style:paragraph-properties fo:line-height="100%"/>
      <style:text-properties officeooo:rsid="02eac01d" officeooo:paragraph-rsid="02eac01d"/>
    </style:style>
    <style:style style:name="P865" style:family="paragraph" style:parent-style-name="Standard">
      <style:paragraph-properties fo:line-height="100%"/>
      <style:text-properties officeooo:rsid="02eb27fd" officeooo:paragraph-rsid="02ec089f"/>
    </style:style>
    <style:style style:name="P866" style:family="paragraph" style:parent-style-name="Standard">
      <style:text-properties officeooo:paragraph-rsid="02ecf51e"/>
    </style:style>
    <style:style style:name="P867" style:family="paragraph" style:parent-style-name="Standard">
      <style:text-properties officeooo:paragraph-rsid="02f17ec6"/>
    </style:style>
    <style:style style:name="P868" style:family="paragraph" style:parent-style-name="Standard">
      <style:paragraph-properties fo:line-height="100%"/>
      <style:text-properties officeooo:rsid="02e59398" officeooo:paragraph-rsid="03049b98"/>
    </style:style>
    <style:style style:name="P869" style:family="paragraph" style:parent-style-name="Standard">
      <style:paragraph-properties fo:line-height="150%"/>
      <style:text-properties officeooo:rsid="02e59398" officeooo:paragraph-rsid="03049b98"/>
    </style:style>
    <style:style style:name="P870" style:family="paragraph" style:parent-style-name="Standard">
      <style:paragraph-properties fo:line-height="100%"/>
      <style:text-properties officeooo:rsid="022ee1ec" officeooo:paragraph-rsid="022ee1ec"/>
    </style:style>
    <style:style style:name="P871" style:family="paragraph" style:parent-style-name="Standard">
      <style:text-properties officeooo:paragraph-rsid="03061f93"/>
    </style:style>
    <style:style style:name="P872" style:family="paragraph" style:parent-style-name="Standard">
      <style:paragraph-properties fo:line-height="100%"/>
      <style:text-properties officeooo:rsid="0346a444" officeooo:paragraph-rsid="0346a444"/>
    </style:style>
    <style:style style:name="P873" style:family="paragraph" style:parent-style-name="Standard">
      <style:text-properties officeooo:paragraph-rsid="03733aab"/>
    </style:style>
    <style:style style:name="P874" style:family="paragraph" style:parent-style-name="Standard">
      <style:paragraph-properties fo:line-height="100%"/>
      <style:text-properties officeooo:rsid="038a2c81" officeooo:paragraph-rsid="039e9821"/>
    </style:style>
    <style:style style:name="P875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876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87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880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882" style:family="paragraph" style:parent-style-name="Standard">
      <style:paragraph-properties fo:line-height="100%"/>
      <style:text-properties fo:color="#ff0000" officeooo:paragraph-rsid="042824b8"/>
    </style:style>
    <style:style style:name="P883" style:family="paragraph" style:parent-style-name="Standard">
      <style:paragraph-properties fo:line-height="100%"/>
      <style:text-properties officeooo:rsid="03a4e520" officeooo:paragraph-rsid="03a4e520"/>
    </style:style>
    <style:style style:name="P884" style:family="paragraph" style:parent-style-name="Standard">
      <style:paragraph-properties fo:line-height="100%"/>
      <style:text-properties officeooo:rsid="03a073aa" officeooo:paragraph-rsid="03a073aa"/>
    </style:style>
    <style:style style:name="P885" style:family="paragraph" style:parent-style-name="Standard">
      <style:text-properties officeooo:paragraph-rsid="00c0d7c6"/>
    </style:style>
    <style:style style:name="P886" style:family="paragraph" style:parent-style-name="Standard">
      <style:text-properties officeooo:paragraph-rsid="03e93625"/>
    </style:style>
    <style:style style:name="P887" style:family="paragraph" style:parent-style-name="Standard">
      <style:paragraph-properties fo:line-height="100%"/>
      <style:text-properties officeooo:rsid="03f56006" officeooo:paragraph-rsid="03f56006"/>
    </style:style>
    <style:style style:name="P888" style:family="paragraph" style:parent-style-name="Standard">
      <style:paragraph-properties fo:line-height="100%"/>
      <style:text-properties officeooo:rsid="03f56006" officeooo:paragraph-rsid="03fc17c3"/>
    </style:style>
    <style:style style:name="P889" style:family="paragraph" style:parent-style-name="Standard">
      <style:text-properties officeooo:rsid="0019f535" officeooo:paragraph-rsid="03e93625"/>
    </style:style>
    <style:style style:name="P890" style:family="paragraph" style:parent-style-name="Standard">
      <style:paragraph-properties fo:line-height="100%"/>
      <style:text-properties officeooo:rsid="040e5934" officeooo:paragraph-rsid="04102973"/>
    </style:style>
    <style:style style:name="P891" style:family="paragraph" style:parent-style-name="Standard">
      <style:paragraph-properties fo:line-height="100%"/>
      <style:text-properties officeooo:rsid="0411d16e" officeooo:paragraph-rsid="0411d16e"/>
    </style:style>
    <style:style style:name="P892" style:family="paragraph" style:parent-style-name="Standard">
      <style:paragraph-properties fo:line-height="100%"/>
      <style:text-properties officeooo:rsid="041746e7" officeooo:paragraph-rsid="041746e7"/>
    </style:style>
    <style:style style:name="P893" style:family="paragraph" style:parent-style-name="Standard">
      <style:paragraph-properties fo:line-height="100%"/>
      <style:text-properties officeooo:rsid="042d7117" officeooo:paragraph-rsid="042d7117"/>
    </style:style>
    <style:style style:name="P894" style:family="paragraph" style:parent-style-name="Standard">
      <style:paragraph-properties fo:line-height="100%"/>
      <style:text-properties officeooo:rsid="0441a098" officeooo:paragraph-rsid="04496025"/>
    </style:style>
    <style:style style:name="P895" style:family="paragraph" style:parent-style-name="Standard">
      <style:paragraph-properties fo:line-height="100%"/>
      <style:text-properties officeooo:rsid="04496025" officeooo:paragraph-rsid="04496025"/>
    </style:style>
    <style:style style:name="P896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897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898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899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900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901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902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903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904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905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906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907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908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909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910" style:family="paragraph" style:parent-style-name="Table_20_Contents">
      <style:paragraph-properties fo:text-align="center" style:justify-single-word="false"/>
    </style:style>
    <style:style style:name="P91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912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913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914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91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916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917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918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919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920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921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922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923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924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92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92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92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92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92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93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93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93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93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93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93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93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93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93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93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94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94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94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94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94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94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946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947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94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94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95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95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95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95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954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955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5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958" style:family="paragraph" style:parent-style-name="Standard">
      <style:paragraph-properties fo:line-height="150%" fo:break-before="page"/>
      <style:text-properties officeooo:paragraph-rsid="02d98b08"/>
    </style:style>
    <style:style style:name="P959" style:family="paragraph" style:parent-style-name="Standard">
      <style:paragraph-properties fo:line-height="100%" fo:break-before="page"/>
      <style:text-properties officeooo:paragraph-rsid="024c0a42"/>
    </style:style>
    <style:style style:name="P960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63" style:family="paragraph" style:parent-style-name="Standard">
      <style:paragraph-properties fo:break-before="page"/>
      <style:text-properties officeooo:paragraph-rsid="009622c6"/>
    </style:style>
    <style:style style:name="P9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966" style:family="paragraph" style:parent-style-name="Standard" style:list-style-name="L1">
      <style:text-properties officeooo:paragraph-rsid="0013268f"/>
    </style:style>
    <style:style style:name="P967" style:family="paragraph" style:parent-style-name="Standard" style:list-style-name="L1">
      <style:text-properties officeooo:rsid="0013268f" officeooo:paragraph-rsid="0013268f"/>
    </style:style>
    <style:style style:name="P968" style:family="paragraph" style:parent-style-name="Standard" style:list-style-name="L2">
      <style:text-properties style:use-window-font-color="true" officeooo:paragraph-rsid="00118c4a"/>
    </style:style>
    <style:style style:name="P969" style:family="paragraph" style:parent-style-name="Standard" style:list-style-name="L2">
      <style:text-properties style:use-window-font-color="true" officeooo:rsid="0011b025" officeooo:paragraph-rsid="0011b025"/>
    </style:style>
    <style:style style:name="P970" style:family="paragraph" style:parent-style-name="Standard" style:list-style-name="L4">
      <style:text-properties style:use-window-font-color="true" officeooo:rsid="00a8a4b1" officeooo:paragraph-rsid="02be3c45"/>
    </style:style>
    <style:style style:name="P971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97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97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74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75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976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7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97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979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80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1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2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983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984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985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986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987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988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89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90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91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92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99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994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9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99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99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99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999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000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001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00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00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004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05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06" style:family="paragraph" style:parent-style-name="Standard" style:list-style-name="L43">
      <style:text-properties style:use-window-font-color="true" officeooo:paragraph-rsid="02edc963"/>
    </style:style>
    <style:style style:name="P1007" style:family="paragraph" style:parent-style-name="Standard" style:list-style-name="L3">
      <style:text-properties officeooo:rsid="0012a0dc" officeooo:paragraph-rsid="0012a0dc"/>
    </style:style>
    <style:style style:name="P1008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09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10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011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1012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1013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1014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1015" style:family="paragraph" style:parent-style-name="Standard">
      <style:paragraph-properties fo:line-height="100%"/>
      <style:text-properties fo:font-style="normal" fo:font-weight="normal" officeooo:rsid="0453216f" officeooo:paragraph-rsid="0453216f" style:font-style-asian="normal" style:font-weight-asian="normal" style:font-style-complex="normal" style:font-weight-complex="normal"/>
    </style:style>
    <style:style style:name="P1016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1017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1018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19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20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21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22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23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24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25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026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1027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102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029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030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031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032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033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034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035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036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037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038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039" style:family="paragraph" style:parent-style-name="Standard" style:list-style-name="L7">
      <style:text-properties officeooo:rsid="0033fbdf" officeooo:paragraph-rsid="0033fbdf"/>
    </style:style>
    <style:style style:name="P1040" style:family="paragraph" style:parent-style-name="Standard" style:list-style-name="L11">
      <style:text-properties officeooo:rsid="0033fbdf" officeooo:paragraph-rsid="0106c767"/>
    </style:style>
    <style:style style:name="P1041" style:family="paragraph" style:parent-style-name="Standard" style:list-style-name="L8">
      <style:text-properties officeooo:paragraph-rsid="005b5cd3"/>
    </style:style>
    <style:style style:name="P1042" style:family="paragraph" style:parent-style-name="Standard" style:list-style-name="L9">
      <style:text-properties officeooo:paragraph-rsid="00367935"/>
    </style:style>
    <style:style style:name="P1043" style:family="paragraph" style:parent-style-name="Standard" style:list-style-name="L9">
      <style:text-properties officeooo:rsid="00367935" officeooo:paragraph-rsid="00367935"/>
    </style:style>
    <style:style style:name="P1044" style:family="paragraph" style:parent-style-name="Standard" style:list-style-name="L10">
      <style:text-properties officeooo:rsid="00386ddb" officeooo:paragraph-rsid="00386ddb"/>
    </style:style>
    <style:style style:name="P1045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046" style:family="paragraph" style:parent-style-name="Standard" style:list-style-name="L20">
      <style:text-properties officeooo:paragraph-rsid="00a4ce44"/>
    </style:style>
    <style:style style:name="P1047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048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049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050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051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052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053" style:family="paragraph" style:parent-style-name="Standard" style:list-style-name="L62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1054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055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056" style:family="paragraph" style:parent-style-name="Standard" style:list-style-name="L65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057" style:family="paragraph" style:parent-style-name="Standard" style:list-style-name="L65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058" style:family="paragraph" style:parent-style-name="Standard" style:list-style-name="L25">
      <style:text-properties officeooo:paragraph-rsid="00beb82f"/>
    </style:style>
    <style:style style:name="P1059" style:family="paragraph" style:parent-style-name="Standard" style:list-style-name="L26">
      <style:text-properties officeooo:paragraph-rsid="00d139a0"/>
    </style:style>
    <style:style style:name="P1060" style:family="paragraph" style:parent-style-name="Standard" style:list-style-name="L29">
      <style:text-properties officeooo:paragraph-rsid="00f2503e"/>
    </style:style>
    <style:style style:name="P1061" style:family="paragraph" style:parent-style-name="Standard" style:list-style-name="L30">
      <style:text-properties officeooo:rsid="00f3f4f5" officeooo:paragraph-rsid="00f5260b"/>
    </style:style>
    <style:style style:name="P1062" style:family="paragraph" style:parent-style-name="Standard" style:list-style-name="L30">
      <style:text-properties officeooo:rsid="00f3f4f5" officeooo:paragraph-rsid="00f3f4f5"/>
    </style:style>
    <style:style style:name="P1063" style:family="paragraph" style:parent-style-name="Standard" style:list-style-name="L33">
      <style:paragraph-properties fo:line-height="100%"/>
      <style:text-properties officeooo:paragraph-rsid="01b5c969"/>
    </style:style>
    <style:style style:name="P1064" style:family="paragraph" style:parent-style-name="Standard" style:list-style-name="L58">
      <style:paragraph-properties fo:line-height="100%"/>
      <style:text-properties officeooo:paragraph-rsid="0346a444"/>
    </style:style>
    <style:style style:name="P1065" style:family="paragraph" style:parent-style-name="Standard" style:list-style-name="L62">
      <style:paragraph-properties fo:line-height="100%"/>
      <style:text-properties officeooo:paragraph-rsid="03becfb9"/>
    </style:style>
    <style:style style:name="P1066" style:family="paragraph" style:parent-style-name="Standard" style:list-style-name="L64">
      <style:paragraph-properties fo:line-height="100%"/>
      <style:text-properties officeooo:paragraph-rsid="03ec3a95"/>
    </style:style>
    <style:style style:name="P1067" style:family="paragraph" style:parent-style-name="Standard" style:list-style-name="L65">
      <style:paragraph-properties fo:line-height="100%"/>
      <style:text-properties officeooo:paragraph-rsid="03ed0846"/>
    </style:style>
    <style:style style:name="P1068" style:family="paragraph" style:parent-style-name="Standard">
      <style:paragraph-properties fo:line-height="100%"/>
      <style:text-properties officeooo:paragraph-rsid="04518e70"/>
    </style:style>
    <style:style style:name="P1069" style:family="paragraph" style:parent-style-name="Standard">
      <style:paragraph-properties fo:line-height="100%"/>
      <style:text-properties officeooo:paragraph-rsid="04592f7c"/>
    </style:style>
    <style:style style:name="P1070" style:family="paragraph" style:parent-style-name="Standard">
      <style:paragraph-properties fo:line-height="100%"/>
      <style:text-properties officeooo:paragraph-rsid="0464d765"/>
    </style:style>
    <style:style style:name="P1071" style:family="paragraph" style:parent-style-name="Standard">
      <style:paragraph-properties fo:line-height="100%"/>
      <style:text-properties officeooo:paragraph-rsid="0465e090"/>
    </style:style>
    <style:style style:name="P107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07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074" style:family="paragraph" style:parent-style-name="Standard" style:list-style-name="L44">
      <style:paragraph-properties fo:line-height="150%"/>
      <style:text-properties officeooo:paragraph-rsid="02df5c92"/>
    </style:style>
    <style:style style:name="P1075" style:family="paragraph" style:parent-style-name="Standard" style:list-style-name="L44">
      <style:paragraph-properties fo:line-height="150%"/>
      <style:text-properties officeooo:paragraph-rsid="02e142ec"/>
    </style:style>
    <style:style style:name="P1076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077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078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079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080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081" style:family="paragraph" style:parent-style-name="Standard">
      <style:paragraph-properties fo:line-height="100%"/>
      <style:text-properties officeooo:rsid="0458c70f" officeooo:paragraph-rsid="0458c70f"/>
    </style:style>
    <style:style style:name="P1082" style:family="paragraph" style:parent-style-name="Standard">
      <style:paragraph-properties fo:line-height="100%"/>
      <style:text-properties officeooo:rsid="04592f7c" officeooo:paragraph-rsid="04592f7c"/>
    </style:style>
    <style:style style:name="P1083" style:family="paragraph" style:parent-style-name="Standard">
      <style:paragraph-properties fo:line-height="100%"/>
      <style:text-properties officeooo:rsid="045a6b37" officeooo:paragraph-rsid="045a6b37"/>
    </style:style>
    <style:style style:name="P1084" style:family="paragraph" style:parent-style-name="Standard">
      <style:paragraph-properties fo:line-height="150%"/>
      <style:text-properties officeooo:rsid="045e10e9" officeooo:paragraph-rsid="045e6749"/>
    </style:style>
    <style:style style:name="P1085" style:family="paragraph" style:parent-style-name="Standard">
      <style:paragraph-properties fo:line-height="100%"/>
      <style:text-properties officeooo:rsid="046f7d26" officeooo:paragraph-rsid="046f7d26"/>
    </style:style>
    <style:style style:name="P1086" style:family="paragraph" style:parent-style-name="Standard">
      <style:paragraph-properties fo:line-height="100%"/>
      <style:text-properties fo:font-weight="bold" officeooo:rsid="046f7d26" officeooo:paragraph-rsid="046f7d26" style:font-weight-asian="bold" style:font-weight-complex="bold"/>
    </style:style>
    <style:style style:name="P1087" style:family="paragraph" style:parent-style-name="Standard">
      <style:paragraph-properties fo:line-height="150%" fo:break-before="page"/>
      <style:text-properties officeooo:paragraph-rsid="03fd5e01"/>
    </style:style>
    <style:style style:name="P1088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089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090" style:family="paragraph" style:parent-style-name="Table_20_Contents" style:list-style-name="L63">
      <style:paragraph-properties fo:line-height="100%" fo:text-align="start" style:justify-single-word="false"/>
      <style:text-properties officeooo:paragraph-rsid="03ec3a95"/>
    </style:style>
    <style:style style:name="P1091" style:family="paragraph" style:parent-style-name="Table_20_Contents" style:list-style-name="L63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092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093" style:family="paragraph" style:parent-style-name="Table_20_Contents">
      <style:paragraph-properties fo:text-align="center" style:justify-single-word="false"/>
      <style:text-properties officeooo:paragraph-rsid="045e6749"/>
    </style:style>
    <style:style style:name="P1094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95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 fo:font-weight="normal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style:font-style-asian="italic" style:font-style-complex="italic"/>
    </style:style>
    <style:style style:name="T9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0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style:font-style-asian="italic" style:font-style-complex="italic"/>
    </style:style>
    <style:style style:name="T140" style:family="text">
      <style:text-properties style:use-window-font-color="true" fo:font-style="italic" officeooo:rsid="016778b3" style:font-style-asian="italic" style:font-style-complex="italic"/>
    </style:style>
    <style:style style:name="T141" style:family="text">
      <style:text-properties style:use-window-font-color="true" fo:font-style="italic" officeooo:rsid="01e504ba" style:font-style-asian="italic" style:font-style-complex="italic"/>
    </style:style>
    <style:style style:name="T142" style:family="text">
      <style:text-properties style:use-window-font-color="true" fo:font-style="italic" officeooo:rsid="02ce8a1b" style:font-style-asian="italic" style:font-style-complex="italic"/>
    </style:style>
    <style:style style:name="T143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4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5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style:font-style-asian="normal" style:font-style-complex="normal"/>
    </style:style>
    <style:style style:name="T221" style:family="text">
      <style:text-properties style:use-window-font-color="true" fo:font-style="normal" officeooo:rsid="016860b9" style:font-style-asian="normal" style:font-style-complex="normal"/>
    </style:style>
    <style:style style:name="T222" style:family="text">
      <style:text-properties style:use-window-font-color="true" fo:font-style="normal" officeooo:rsid="0171553b" style:font-style-asian="normal" style:font-style-complex="normal"/>
    </style:style>
    <style:style style:name="T223" style:family="text">
      <style:text-properties style:use-window-font-color="true" fo:font-style="normal" officeooo:rsid="016c9d08" style:font-style-asian="normal" style:font-style-complex="normal"/>
    </style:style>
    <style:style style:name="T224" style:family="text">
      <style:text-properties style:use-window-font-color="true" fo:font-style="normal" officeooo:rsid="016778b3" style:font-style-asian="normal" style:font-style-complex="normal"/>
    </style:style>
    <style:style style:name="T225" style:family="text">
      <style:text-properties style:use-window-font-color="true" fo:font-style="normal" officeooo:rsid="01e2b86d" style:font-style-asian="normal" style:font-style-complex="normal"/>
    </style:style>
    <style:style style:name="T226" style:family="text">
      <style:text-properties style:use-window-font-color="true" fo:font-style="normal" officeooo:rsid="01e504ba" style:font-style-asian="normal" style:font-style-complex="normal"/>
    </style:style>
    <style:style style:name="T22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style:font-style-asian="normal" style:font-style-complex="normal"/>
    </style:style>
    <style:style style:name="T307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08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09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0" style:family="text">
      <style:text-properties style:use-window-font-color="true" fo:font-weight="normal" style:font-weight-asian="normal" style:font-weight-complex="normal"/>
    </style:style>
    <style:style style:name="T311" style:family="text">
      <style:text-properties style:use-window-font-color="true" fo:font-weight="normal" officeooo:rsid="016aa5ac" style:font-weight-asian="normal" style:font-weight-complex="normal"/>
    </style:style>
    <style:style style:name="T312" style:family="text">
      <style:text-properties style:use-window-font-color="true" fo:font-weight="normal" officeooo:rsid="016a5b23" style:font-weight-asian="normal" style:font-weight-complex="normal"/>
    </style:style>
    <style:style style:name="T313" style:family="text">
      <style:text-properties style:use-window-font-color="true" fo:font-weight="normal" officeooo:rsid="0171553b" style:font-weight-asian="normal" style:font-weight-complex="normal"/>
    </style:style>
    <style:style style:name="T314" style:family="text">
      <style:text-properties style:use-window-font-color="true" fo:font-weight="normal" officeooo:rsid="01aaba73" style:font-weight-asian="normal" style:font-weight-complex="normal"/>
    </style:style>
    <style:style style:name="T315" style:family="text">
      <style:text-properties style:use-window-font-color="true" fo:font-weight="normal" officeooo:rsid="01b08253" style:font-weight-asian="normal" style:font-weight-complex="normal"/>
    </style:style>
    <style:style style:name="T316" style:family="text">
      <style:text-properties style:use-window-font-color="true" fo:font-weight="normal" officeooo:rsid="0226d9d6" style:font-weight-asian="normal" style:font-weight-complex="normal"/>
    </style:style>
    <style:style style:name="T317" style:family="text">
      <style:text-properties style:use-window-font-color="true" fo:font-weight="normal" officeooo:rsid="022c7d02" style:font-weight-asian="normal" style:font-weight-complex="normal"/>
    </style:style>
    <style:style style:name="T318" style:family="text">
      <style:text-properties style:use-window-font-color="true" fo:font-weight="normal" officeooo:rsid="023b3a5d" style:font-weight-asian="normal" style:font-weight-complex="normal"/>
    </style:style>
    <style:style style:name="T319" style:family="text">
      <style:text-properties style:use-window-font-color="true" fo:font-weight="normal" officeooo:rsid="023ce39d" style:font-weight-asian="normal" style:font-weight-complex="normal"/>
    </style:style>
    <style:style style:name="T320" style:family="text">
      <style:text-properties style:use-window-font-color="true" officeooo:rsid="016f0506"/>
    </style:style>
    <style:style style:name="T321" style:family="text">
      <style:text-properties style:use-window-font-color="true" fo:font-weight="bold" style:font-weight-asian="bold" style:font-weight-complex="bold"/>
    </style:style>
    <style:style style:name="T322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3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2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3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39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0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2" style:family="text">
      <style:text-properties style:use-window-font-color="true" officeooo:rsid="02efc49c"/>
    </style:style>
    <style:style style:name="T343" style:family="text">
      <style:text-properties style:use-window-font-color="true" officeooo:rsid="02ce8a1b"/>
    </style:style>
    <style:style style:name="T344" style:family="text">
      <style:text-properties style:use-window-font-color="true" officeooo:rsid="02d1510f"/>
    </style:style>
    <style:style style:name="T345" style:family="text">
      <style:text-properties style:use-window-font-color="true" officeooo:rsid="02f51e47"/>
    </style:style>
    <style:style style:name="T346" style:family="text">
      <style:text-properties style:use-window-font-color="true" officeooo:rsid="0069ae25"/>
    </style:style>
    <style:style style:name="T347" style:family="text">
      <style:text-properties style:use-window-font-color="true" officeooo:rsid="02f8c777"/>
    </style:style>
    <style:style style:name="T348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49" style:family="text">
      <style:text-properties style:use-window-font-color="true" fo:background-color="transparent" loext:char-shading-value="0"/>
    </style:style>
    <style:style style:name="T350" style:family="text">
      <style:text-properties fo:font-weight="normal" style:font-weight-asian="normal" style:font-weight-complex="normal"/>
    </style:style>
    <style:style style:name="T351" style:family="text">
      <style:text-properties fo:font-weight="normal" officeooo:rsid="003c27f0" style:font-weight-asian="normal" style:font-weight-complex="normal"/>
    </style:style>
    <style:style style:name="T352" style:family="text">
      <style:text-properties fo:font-weight="normal" officeooo:rsid="003cb407" style:font-weight-asian="normal" style:font-weight-complex="normal"/>
    </style:style>
    <style:style style:name="T353" style:family="text">
      <style:text-properties fo:font-weight="normal" officeooo:rsid="00205d85" style:font-weight-asian="normal" style:font-weight-complex="normal"/>
    </style:style>
    <style:style style:name="T354" style:family="text">
      <style:text-properties fo:font-weight="normal" officeooo:rsid="00beb82f" style:font-weight-asian="normal" style:font-weight-complex="normal"/>
    </style:style>
    <style:style style:name="T355" style:family="text">
      <style:text-properties fo:font-weight="normal" officeooo:rsid="016860b9" style:font-weight-asian="normal" style:font-weight-complex="normal"/>
    </style:style>
    <style:style style:name="T356" style:family="text">
      <style:text-properties fo:font-weight="normal" officeooo:rsid="0377ec6e" style:font-weight-asian="normal" style:font-weight-complex="normal"/>
    </style:style>
    <style:style style:name="T357" style:family="text">
      <style:text-properties fo:font-weight="normal" officeooo:rsid="03778af6" style:font-weight-asian="normal" style:font-weight-complex="normal"/>
    </style:style>
    <style:style style:name="T358" style:family="text">
      <style:text-properties fo:font-weight="normal" officeooo:rsid="03886cfc" style:font-weight-asian="normal" style:font-weight-complex="normal"/>
    </style:style>
    <style:style style:name="T359" style:family="text">
      <style:text-properties fo:font-weight="normal" officeooo:rsid="038a2c81" style:font-weight-asian="normal" style:font-weight-complex="normal"/>
    </style:style>
    <style:style style:name="T360" style:family="text">
      <style:text-properties fo:font-weight="normal" officeooo:rsid="038bbdf6" style:font-weight-asian="normal" style:font-weight-complex="normal"/>
    </style:style>
    <style:style style:name="T361" style:family="text">
      <style:text-properties fo:font-weight="normal" officeooo:rsid="038d7d5e" style:font-weight-asian="normal" style:font-weight-complex="normal"/>
    </style:style>
    <style:style style:name="T362" style:family="text">
      <style:text-properties fo:font-weight="normal" officeooo:rsid="038e531a" style:font-weight-asian="normal" style:font-weight-complex="normal"/>
    </style:style>
    <style:style style:name="T363" style:family="text">
      <style:text-properties fo:font-weight="normal" officeooo:rsid="03963307" style:font-weight-asian="normal" style:font-weight-complex="normal"/>
    </style:style>
    <style:style style:name="T364" style:family="text">
      <style:text-properties fo:font-weight="normal" officeooo:rsid="039c640b" style:font-weight-asian="normal" style:font-weight-complex="normal"/>
    </style:style>
    <style:style style:name="T365" style:family="text">
      <style:text-properties fo:font-weight="normal" officeooo:rsid="039e438c" style:font-weight-asian="normal" style:font-weight-complex="normal"/>
    </style:style>
    <style:style style:name="T366" style:family="text">
      <style:text-properties fo:font-weight="normal" officeooo:rsid="03a073aa" style:font-weight-asian="normal" style:font-weight-complex="normal"/>
    </style:style>
    <style:style style:name="T367" style:family="text">
      <style:text-properties fo:font-weight="normal" officeooo:rsid="03a15cc8" style:font-weight-asian="normal" style:font-weight-complex="normal"/>
    </style:style>
    <style:style style:name="T368" style:family="text">
      <style:text-properties fo:font-weight="normal" officeooo:rsid="03a31e81" style:font-weight-asian="normal" style:font-weight-complex="normal"/>
    </style:style>
    <style:style style:name="T369" style:family="text">
      <style:text-properties fo:font-weight="normal" officeooo:rsid="03ac69a7" style:font-weight-asian="normal" style:font-weight-complex="normal"/>
    </style:style>
    <style:style style:name="T370" style:family="text">
      <style:text-properties fo:font-weight="normal" officeooo:rsid="03af7bf7" style:font-weight-asian="normal" style:font-weight-complex="normal"/>
    </style:style>
    <style:style style:name="T371" style:family="text">
      <style:text-properties fo:font-weight="normal" officeooo:rsid="03b1fbc9" style:font-weight-asian="normal" style:font-weight-complex="normal"/>
    </style:style>
    <style:style style:name="T372" style:family="text">
      <style:text-properties fo:font-weight="normal" officeooo:rsid="03becfb9" style:font-weight-asian="normal" style:font-weight-complex="normal"/>
    </style:style>
    <style:style style:name="T373" style:family="text">
      <style:text-properties fo:font-weight="normal" officeooo:rsid="03bf675e" style:font-weight-asian="normal" style:font-weight-complex="normal"/>
    </style:style>
    <style:style style:name="T374" style:family="text">
      <style:text-properties fo:font-weight="normal" officeooo:rsid="03bf92cd" style:font-weight-asian="normal" style:font-weight-complex="normal"/>
    </style:style>
    <style:style style:name="T375" style:family="text">
      <style:text-properties fo:font-weight="normal" officeooo:rsid="03c2a4d1" style:font-weight-asian="normal" style:font-weight-complex="normal"/>
    </style:style>
    <style:style style:name="T376" style:family="text">
      <style:text-properties fo:font-weight="normal" officeooo:rsid="03c34d65" style:font-weight-asian="normal" style:font-weight-complex="normal"/>
    </style:style>
    <style:style style:name="T377" style:family="text">
      <style:text-properties fo:font-weight="normal" officeooo:rsid="03c39617" style:font-weight-asian="normal" style:font-weight-complex="normal"/>
    </style:style>
    <style:style style:name="T378" style:family="text">
      <style:text-properties fo:font-weight="normal" officeooo:rsid="03c44ca6" style:font-weight-asian="normal" style:font-weight-complex="normal"/>
    </style:style>
    <style:style style:name="T379" style:family="text">
      <style:text-properties fo:font-weight="normal" officeooo:rsid="03c51260" style:font-weight-asian="normal" style:font-weight-complex="normal"/>
    </style:style>
    <style:style style:name="T380" style:family="text">
      <style:text-properties fo:font-weight="normal" officeooo:rsid="03c51463" style:font-weight-asian="normal" style:font-weight-complex="normal"/>
    </style:style>
    <style:style style:name="T381" style:family="text">
      <style:text-properties fo:font-weight="normal" officeooo:rsid="03c51c71" style:font-weight-asian="normal" style:font-weight-complex="normal"/>
    </style:style>
    <style:style style:name="T382" style:family="text">
      <style:text-properties fo:font-weight="normal" officeooo:rsid="03c6f534" style:font-weight-asian="normal" style:font-weight-complex="normal"/>
    </style:style>
    <style:style style:name="T383" style:family="text">
      <style:text-properties fo:font-weight="normal" officeooo:rsid="03cb2c07" style:font-weight-asian="normal" style:font-weight-complex="normal"/>
    </style:style>
    <style:style style:name="T384" style:family="text">
      <style:text-properties fo:font-weight="normal" officeooo:rsid="03d088e0" style:font-weight-asian="normal" style:font-weight-complex="normal"/>
    </style:style>
    <style:style style:name="T385" style:family="text">
      <style:text-properties fo:font-weight="normal" officeooo:rsid="03d7a2a4" style:font-weight-asian="normal" style:font-weight-complex="normal"/>
    </style:style>
    <style:style style:name="T386" style:family="text">
      <style:text-properties fo:font-weight="normal" officeooo:rsid="03d9bd6c" style:font-weight-asian="normal" style:font-weight-complex="normal"/>
    </style:style>
    <style:style style:name="T387" style:family="text">
      <style:text-properties fo:font-weight="normal" officeooo:rsid="03db91db" style:font-weight-asian="normal" style:font-weight-complex="normal"/>
    </style:style>
    <style:style style:name="T388" style:family="text">
      <style:text-properties fo:font-weight="normal" officeooo:rsid="03e4514e" style:font-weight-asian="normal" style:font-weight-complex="normal"/>
    </style:style>
    <style:style style:name="T389" style:family="text">
      <style:text-properties fo:font-weight="normal" officeooo:rsid="03e90de3" style:font-weight-asian="normal" style:font-weight-complex="normal"/>
    </style:style>
    <style:style style:name="T390" style:family="text">
      <style:text-properties fo:font-weight="normal" officeooo:rsid="03e93625" style:font-weight-asian="normal" style:font-weight-complex="normal"/>
    </style:style>
    <style:style style:name="T391" style:family="text">
      <style:text-properties fo:font-weight="normal" officeooo:rsid="03ea64bf" style:font-weight-asian="normal" style:font-weight-complex="normal"/>
    </style:style>
    <style:style style:name="T392" style:family="text">
      <style:text-properties fo:font-weight="normal" officeooo:rsid="03eb005c" style:font-weight-asian="normal" style:font-weight-complex="normal"/>
    </style:style>
    <style:style style:name="T393" style:family="text">
      <style:text-properties fo:font-weight="normal" officeooo:rsid="03ec3a95" style:font-weight-asian="normal" style:font-weight-complex="normal"/>
    </style:style>
    <style:style style:name="T394" style:family="text">
      <style:text-properties fo:font-weight="normal" officeooo:rsid="03ed0846" style:font-weight-asian="normal" style:font-weight-complex="normal"/>
    </style:style>
    <style:style style:name="T395" style:family="text">
      <style:text-properties fo:font-weight="normal" officeooo:rsid="03ede337" style:font-weight-asian="normal" style:font-weight-complex="normal"/>
    </style:style>
    <style:style style:name="T396" style:family="text">
      <style:text-properties fo:font-weight="normal" officeooo:rsid="03ee7eb1" style:font-weight-asian="normal" style:font-weight-complex="normal"/>
    </style:style>
    <style:style style:name="T397" style:family="text">
      <style:text-properties fo:font-weight="normal" officeooo:rsid="03de8421" style:font-weight-asian="normal" style:font-weight-complex="normal"/>
    </style:style>
    <style:style style:name="T398" style:family="text">
      <style:text-properties fo:font-weight="normal" officeooo:rsid="03f27278" style:font-weight-asian="normal" style:font-weight-complex="normal"/>
    </style:style>
    <style:style style:name="T399" style:family="text">
      <style:text-properties fo:font-weight="normal" officeooo:rsid="03f4b1ba" style:font-weight-asian="normal" style:font-weight-complex="normal"/>
    </style:style>
    <style:style style:name="T400" style:family="text">
      <style:text-properties fo:font-weight="normal" officeooo:rsid="03f501e7" style:font-weight-asian="normal" style:font-weight-complex="normal"/>
    </style:style>
    <style:style style:name="T401" style:family="text">
      <style:text-properties fo:font-weight="normal" officeooo:rsid="03f56006" style:font-weight-asian="normal" style:font-weight-complex="normal"/>
    </style:style>
    <style:style style:name="T402" style:family="text">
      <style:text-properties fo:font-weight="normal" officeooo:rsid="03f8c064" style:font-weight-asian="normal" style:font-weight-complex="normal"/>
    </style:style>
    <style:style style:name="T403" style:family="text">
      <style:text-properties fo:font-weight="normal" officeooo:rsid="03fc17c3" style:font-weight-asian="normal" style:font-weight-complex="normal"/>
    </style:style>
    <style:style style:name="T404" style:family="text">
      <style:text-properties fo:font-weight="normal" officeooo:rsid="03fc65b4" style:font-weight-asian="normal" style:font-weight-complex="normal"/>
    </style:style>
    <style:style style:name="T405" style:family="text">
      <style:text-properties fo:font-weight="normal" officeooo:rsid="03fd5e01" style:font-weight-asian="normal" style:font-weight-complex="normal"/>
    </style:style>
    <style:style style:name="T406" style:family="text">
      <style:text-properties fo:font-weight="normal" officeooo:rsid="040aae1c" style:font-weight-asian="normal" style:font-weight-complex="normal"/>
    </style:style>
    <style:style style:name="T407" style:family="text">
      <style:text-properties fo:font-weight="normal" officeooo:rsid="040ce935" style:font-weight-asian="normal" style:font-weight-complex="normal"/>
    </style:style>
    <style:style style:name="T408" style:family="text">
      <style:text-properties fo:font-weight="normal" officeooo:rsid="042824b8" style:font-weight-asian="normal" style:font-weight-complex="normal"/>
    </style:style>
    <style:style style:name="T409" style:family="text">
      <style:text-properties fo:font-weight="normal" officeooo:rsid="0427ec09" style:font-weight-asian="normal" style:font-weight-complex="normal"/>
    </style:style>
    <style:style style:name="T410" style:family="text">
      <style:text-properties fo:font-weight="normal" officeooo:rsid="0424a315" style:font-weight-asian="normal" style:font-weight-complex="normal"/>
    </style:style>
    <style:style style:name="T411" style:family="text">
      <style:text-properties fo:font-weight="normal" officeooo:rsid="03c13113" style:font-weight-asian="normal" style:font-weight-complex="normal"/>
    </style:style>
    <style:style style:name="T412" style:family="text">
      <style:text-properties fo:font-weight="normal" officeooo:rsid="0428c8e2" style:font-weight-asian="normal" style:font-weight-complex="normal"/>
    </style:style>
    <style:style style:name="T413" style:family="text">
      <style:text-properties fo:font-weight="normal" officeooo:rsid="045e6749" style:font-weight-asian="normal" style:font-weight-complex="normal"/>
    </style:style>
    <style:style style:name="T414" style:family="text">
      <style:text-properties fo:font-weight="normal" officeooo:rsid="04602400" style:font-weight-asian="normal" style:font-weight-complex="normal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officeooo:rsid="00256ecc" style:font-style-asian="italic" style:font-style-complex="italic"/>
    </style:style>
    <style:style style:name="T417" style:family="text">
      <style:text-properties fo:font-style="italic" officeooo:rsid="006c1d47" style:font-style-asian="italic" style:font-style-complex="italic"/>
    </style:style>
    <style:style style:name="T418" style:family="text">
      <style:text-properties fo:font-style="italic" officeooo:rsid="00e09913" style:font-style-asian="italic" style:font-style-complex="italic"/>
    </style:style>
    <style:style style:name="T419" style:family="text">
      <style:text-properties fo:font-style="italic" officeooo:rsid="005b5cd3" style:font-style-asian="italic" style:font-style-complex="italic"/>
    </style:style>
    <style:style style:name="T420" style:family="text">
      <style:text-properties fo:font-style="italic" officeooo:rsid="0034ed8b" style:font-style-asian="italic" style:font-style-complex="italic"/>
    </style:style>
    <style:style style:name="T421" style:family="text">
      <style:text-properties fo:font-style="italic" officeooo:rsid="00367935" style:font-style-asian="italic" style:font-style-complex="italic"/>
    </style:style>
    <style:style style:name="T422" style:family="text">
      <style:text-properties fo:font-style="italic" officeooo:rsid="003b4e50" style:font-style-asian="italic" style:font-style-complex="italic"/>
    </style:style>
    <style:style style:name="T423" style:family="text">
      <style:text-properties fo:font-style="italic" officeooo:rsid="01758a0f" style:font-style-asian="italic" style:font-style-complex="italic"/>
    </style:style>
    <style:style style:name="T424" style:family="text">
      <style:text-properties fo:font-style="italic" officeooo:rsid="0080477a" style:font-style-asian="italic" style:font-style-complex="italic"/>
    </style:style>
    <style:style style:name="T425" style:family="text">
      <style:text-properties fo:font-style="italic" officeooo:rsid="01113d34" style:font-style-asian="italic" style:font-style-complex="italic"/>
    </style:style>
    <style:style style:name="T426" style:family="text">
      <style:text-properties fo:font-style="italic" officeooo:rsid="018c0d5b" style:font-style-asian="italic" style:font-style-complex="italic"/>
    </style:style>
    <style:style style:name="T427" style:family="text">
      <style:text-properties fo:font-style="italic" officeooo:rsid="01c64853" style:font-style-asian="italic" style:font-style-complex="italic"/>
    </style:style>
    <style:style style:name="T428" style:family="text">
      <style:text-properties fo:font-style="italic" officeooo:rsid="01d9cd4e" style:font-style-asian="italic" style:font-style-complex="italic"/>
    </style:style>
    <style:style style:name="T429" style:family="text">
      <style:text-properties fo:font-style="italic" officeooo:rsid="01dc67de" style:font-style-asian="italic" style:font-style-complex="italic"/>
    </style:style>
    <style:style style:name="T430" style:family="text">
      <style:text-properties fo:font-style="italic" officeooo:rsid="01ec8e18" style:font-style-asian="italic" style:font-style-complex="italic"/>
    </style:style>
    <style:style style:name="T431" style:family="text">
      <style:text-properties fo:font-style="italic" officeooo:rsid="019e70b3" style:font-style-asian="italic" style:font-style-complex="italic"/>
    </style:style>
    <style:style style:name="T432" style:family="text">
      <style:text-properties fo:font-style="italic" officeooo:rsid="02685e01" style:font-style-asian="italic" style:font-style-complex="italic"/>
    </style:style>
    <style:style style:name="T433" style:family="text">
      <style:text-properties fo:font-style="italic" officeooo:rsid="026b5506" style:font-style-asian="italic" style:font-style-complex="italic"/>
    </style:style>
    <style:style style:name="T434" style:family="text">
      <style:text-properties fo:font-style="italic" officeooo:rsid="0288fb00" style:font-style-asian="italic" style:font-style-complex="italic"/>
    </style:style>
    <style:style style:name="T435" style:family="text">
      <style:text-properties fo:font-style="italic" officeooo:rsid="02ccc8f6" style:font-style-asian="italic" style:font-style-complex="italic"/>
    </style:style>
    <style:style style:name="T436" style:family="text">
      <style:text-properties fo:font-style="italic" officeooo:rsid="0069ae25" style:font-style-asian="italic" style:font-style-complex="italic"/>
    </style:style>
    <style:style style:name="T437" style:family="text">
      <style:text-properties fo:font-style="italic" officeooo:rsid="0022c018" style:font-style-asian="italic" style:font-style-complex="italic"/>
    </style:style>
    <style:style style:name="T438" style:family="text">
      <style:text-properties fo:font-style="italic" officeooo:rsid="02efc49c" style:font-style-asian="italic" style:font-style-complex="italic"/>
    </style:style>
    <style:style style:name="T439" style:family="text">
      <style:text-properties fo:font-style="italic" officeooo:rsid="02ec089f" style:font-style-asian="italic" style:font-style-complex="italic"/>
    </style:style>
    <style:style style:name="T440" style:family="text">
      <style:text-properties fo:font-style="italic" officeooo:rsid="032c4fdc" style:font-style-asian="italic" style:font-style-complex="italic"/>
    </style:style>
    <style:style style:name="T441" style:family="text">
      <style:text-properties fo:font-style="italic" officeooo:rsid="0335ea2c" style:font-style-asian="italic" style:font-style-complex="italic"/>
    </style:style>
    <style:style style:name="T442" style:family="text">
      <style:text-properties fo:font-style="italic" officeooo:rsid="0346a444" style:font-style-asian="italic" style:font-style-complex="italic"/>
    </style:style>
    <style:style style:name="T443" style:family="text">
      <style:text-properties fo:font-style="italic" officeooo:rsid="03a24854" style:font-style-asian="italic" style:font-style-complex="italic"/>
    </style:style>
    <style:style style:name="T444" style:family="text">
      <style:text-properties fo:font-style="italic" officeooo:rsid="03804bbd" style:font-style-asian="italic" style:font-style-complex="italic"/>
    </style:style>
    <style:style style:name="T445" style:family="text">
      <style:text-properties fo:font-style="italic" officeooo:rsid="03aaef44" style:font-style-asian="italic" style:font-style-complex="italic"/>
    </style:style>
    <style:style style:name="T44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4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4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5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5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5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5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5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5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5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5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5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59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60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6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6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63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64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65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66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46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46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69" style:family="text">
      <style:text-properties fo:font-style="italic" style:text-underline-style="none" style:font-style-asian="italic" style:font-style-complex="italic"/>
    </style:style>
    <style:style style:name="T470" style:family="text">
      <style:text-properties fo:font-style="italic" style:text-underline-style="none" officeooo:rsid="00baae4f" style:font-style-asian="italic" style:font-style-complex="italic"/>
    </style:style>
    <style:style style:name="T471" style:family="text">
      <style:text-properties fo:font-style="italic" style:text-underline-style="none" officeooo:rsid="00d708a6" style:font-style-asian="italic" style:font-style-complex="italic"/>
    </style:style>
    <style:style style:name="T472" style:family="text">
      <style:text-properties fo:font-style="italic" style:text-underline-style="none" officeooo:rsid="00beb82f" style:font-style-asian="italic" style:font-style-complex="italic"/>
    </style:style>
    <style:style style:name="T473" style:family="text">
      <style:text-properties fo:font-style="italic" style:text-underline-style="none" officeooo:rsid="00d9c9e4" style:font-style-asian="italic" style:font-style-complex="italic"/>
    </style:style>
    <style:style style:name="T474" style:family="text">
      <style:text-properties fo:font-style="italic" style:text-underline-style="none" officeooo:rsid="00f55bb2" style:font-style-asian="italic" style:font-style-complex="italic"/>
    </style:style>
    <style:style style:name="T475" style:family="text">
      <style:text-properties fo:font-style="italic" style:text-underline-style="none" officeooo:rsid="00f74e17" style:font-style-asian="italic" style:font-style-complex="italic"/>
    </style:style>
    <style:style style:name="T476" style:family="text">
      <style:text-properties fo:font-style="italic" style:text-underline-style="none" officeooo:rsid="00fde6f2" style:font-style-asian="italic" style:font-style-complex="italic"/>
    </style:style>
    <style:style style:name="T477" style:family="text">
      <style:text-properties fo:font-style="italic" style:text-underline-style="none" officeooo:rsid="0130fd48" style:font-style-asian="italic" style:font-style-complex="italic"/>
    </style:style>
    <style:style style:name="T478" style:family="text">
      <style:text-properties fo:font-style="italic" style:text-underline-style="none" officeooo:rsid="013401b3" style:font-style-asian="italic" style:font-style-complex="italic"/>
    </style:style>
    <style:style style:name="T479" style:family="text">
      <style:text-properties fo:font-style="italic" style:text-underline-style="none" officeooo:rsid="013f3c54" style:font-style-asian="italic" style:font-style-complex="italic"/>
    </style:style>
    <style:style style:name="T480" style:family="text">
      <style:text-properties fo:font-style="italic" style:text-underline-style="none" officeooo:rsid="00bfa17d" style:font-style-asian="italic" style:font-style-complex="italic"/>
    </style:style>
    <style:style style:name="T481" style:family="text">
      <style:text-properties fo:font-style="italic" style:text-underline-style="none" officeooo:rsid="02a94de9" style:font-style-asian="italic" style:font-style-complex="italic"/>
    </style:style>
    <style:style style:name="T482" style:family="text">
      <style:text-properties fo:font-style="italic" style:text-underline-style="none" officeooo:rsid="00bbbf73" style:font-style-asian="italic" style:font-style-complex="italic"/>
    </style:style>
    <style:style style:name="T483" style:family="text">
      <style:text-properties fo:font-style="italic" style:text-underline-style="none" officeooo:rsid="00a639f7" style:font-style-asian="italic" style:font-style-complex="italic"/>
    </style:style>
    <style:style style:name="T484" style:family="text">
      <style:text-properties fo:font-style="italic" style:text-underline-style="none" officeooo:rsid="00bd11a0" style:font-style-asian="italic" style:font-style-complex="italic"/>
    </style:style>
    <style:style style:name="T4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6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87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488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489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490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491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492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493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494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6" style:family="text">
      <style:text-properties officeooo:rsid="00205d85"/>
    </style:style>
    <style:style style:name="T497" style:family="text">
      <style:text-properties officeooo:rsid="0027fcfd"/>
    </style:style>
    <style:style style:name="T498" style:family="text">
      <style:text-properties officeooo:rsid="0029525d"/>
    </style:style>
    <style:style style:name="T499" style:family="text">
      <style:text-properties officeooo:rsid="0034ed8b"/>
    </style:style>
    <style:style style:name="T500" style:family="text">
      <style:text-properties officeooo:rsid="00367935"/>
    </style:style>
    <style:style style:name="T501" style:family="text">
      <style:text-properties officeooo:rsid="00398ddf"/>
    </style:style>
    <style:style style:name="T502" style:family="text">
      <style:text-properties officeooo:rsid="003b4e50"/>
    </style:style>
    <style:style style:name="T5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0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0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0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0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0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0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1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1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1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1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1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1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1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1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1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1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52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52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52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52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52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52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52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527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528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529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530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531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532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533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534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535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536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53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538" style:family="text">
      <style:text-properties fo:font-style="normal" style:text-underline-style="none" style:font-style-asian="normal" style:font-style-complex="normal"/>
    </style:style>
    <style:style style:name="T539" style:family="text">
      <style:text-properties fo:font-style="normal" style:text-underline-style="none" officeooo:rsid="00a8a4b1" style:font-style-asian="normal" style:font-style-complex="normal"/>
    </style:style>
    <style:style style:name="T540" style:family="text">
      <style:text-properties fo:font-style="normal" style:text-underline-style="none" officeooo:rsid="00ba4170" style:font-style-asian="normal" style:font-style-complex="normal"/>
    </style:style>
    <style:style style:name="T541" style:family="text">
      <style:text-properties fo:font-style="normal" style:text-underline-style="none" officeooo:rsid="00b1e303" style:font-style-asian="normal" style:font-style-complex="normal"/>
    </style:style>
    <style:style style:name="T542" style:family="text">
      <style:text-properties fo:font-style="normal" style:text-underline-style="none" officeooo:rsid="00baae4f" style:font-style-asian="normal" style:font-style-complex="normal"/>
    </style:style>
    <style:style style:name="T543" style:family="text">
      <style:text-properties fo:font-style="normal" style:text-underline-style="none" officeooo:rsid="00bbbf73" style:font-style-asian="normal" style:font-style-complex="normal"/>
    </style:style>
    <style:style style:name="T544" style:family="text">
      <style:text-properties fo:font-style="normal" style:text-underline-style="none" officeooo:rsid="00be4749" style:font-style-asian="normal" style:font-style-complex="normal"/>
    </style:style>
    <style:style style:name="T545" style:family="text">
      <style:text-properties fo:font-style="normal" style:text-underline-style="none" officeooo:rsid="00d139a0" style:font-style-asian="normal" style:font-style-complex="normal"/>
    </style:style>
    <style:style style:name="T546" style:family="text">
      <style:text-properties fo:font-style="normal" style:text-underline-style="none" officeooo:rsid="00d1487d" style:font-style-asian="normal" style:font-style-complex="normal"/>
    </style:style>
    <style:style style:name="T547" style:family="text">
      <style:text-properties fo:font-style="normal" style:text-underline-style="none" officeooo:rsid="00d2fc06" style:font-style-asian="normal" style:font-style-complex="normal"/>
    </style:style>
    <style:style style:name="T548" style:family="text">
      <style:text-properties fo:font-style="normal" style:text-underline-style="none" officeooo:rsid="00d40111" style:font-style-asian="normal" style:font-style-complex="normal"/>
    </style:style>
    <style:style style:name="T549" style:family="text">
      <style:text-properties fo:font-style="normal" style:text-underline-style="none" officeooo:rsid="00d4c5ce" style:font-style-asian="normal" style:font-style-complex="normal"/>
    </style:style>
    <style:style style:name="T550" style:family="text">
      <style:text-properties fo:font-style="normal" style:text-underline-style="none" officeooo:rsid="00d708a6" style:font-style-asian="normal" style:font-style-complex="normal"/>
    </style:style>
    <style:style style:name="T551" style:family="text">
      <style:text-properties fo:font-style="normal" style:text-underline-style="none" officeooo:rsid="00d77d7d" style:font-style-asian="normal" style:font-style-complex="normal"/>
    </style:style>
    <style:style style:name="T552" style:family="text">
      <style:text-properties fo:font-style="normal" style:text-underline-style="none" officeooo:rsid="00d83381" style:font-style-asian="normal" style:font-style-complex="normal"/>
    </style:style>
    <style:style style:name="T553" style:family="text">
      <style:text-properties fo:font-style="normal" style:text-underline-style="none" officeooo:rsid="00d75809" style:font-style-asian="normal" style:font-style-complex="normal"/>
    </style:style>
    <style:style style:name="T554" style:family="text">
      <style:text-properties fo:font-style="normal" style:text-underline-style="none" officeooo:rsid="00dd6c8d" style:font-style-asian="normal" style:font-style-complex="normal"/>
    </style:style>
    <style:style style:name="T555" style:family="text">
      <style:text-properties fo:font-style="normal" style:text-underline-style="none" officeooo:rsid="00dedcd7" style:font-style-asian="normal" style:font-style-complex="normal"/>
    </style:style>
    <style:style style:name="T556" style:family="text">
      <style:text-properties fo:font-style="normal" style:text-underline-style="none" officeooo:rsid="00beb82f" style:font-style-asian="normal" style:font-style-complex="normal"/>
    </style:style>
    <style:style style:name="T557" style:family="text">
      <style:text-properties fo:font-style="normal" style:text-underline-style="none" officeooo:rsid="00e4290b" style:font-style-asian="normal" style:font-style-complex="normal"/>
    </style:style>
    <style:style style:name="T558" style:family="text">
      <style:text-properties fo:font-style="normal" style:text-underline-style="none" officeooo:rsid="00eb50e0" style:font-style-asian="normal" style:font-style-complex="normal"/>
    </style:style>
    <style:style style:name="T559" style:family="text">
      <style:text-properties fo:font-style="normal" style:text-underline-style="none" officeooo:rsid="00d9c9e4" style:font-style-asian="normal" style:font-style-complex="normal"/>
    </style:style>
    <style:style style:name="T560" style:family="text">
      <style:text-properties fo:font-style="normal" style:text-underline-style="none" officeooo:rsid="00ec1e8c" style:font-style-asian="normal" style:font-style-complex="normal"/>
    </style:style>
    <style:style style:name="T561" style:family="text">
      <style:text-properties fo:font-style="normal" style:text-underline-style="none" officeooo:rsid="00f0f7f8" style:font-style-asian="normal" style:font-style-complex="normal"/>
    </style:style>
    <style:style style:name="T562" style:family="text">
      <style:text-properties fo:font-style="normal" style:text-underline-style="none" officeooo:rsid="00f2503e" style:font-style-asian="normal" style:font-style-complex="normal"/>
    </style:style>
    <style:style style:name="T563" style:family="text">
      <style:text-properties fo:font-style="normal" style:text-underline-style="none" officeooo:rsid="00f5260b" style:font-style-asian="normal" style:font-style-complex="normal"/>
    </style:style>
    <style:style style:name="T564" style:family="text">
      <style:text-properties fo:font-style="normal" style:text-underline-style="none" officeooo:rsid="00f55bb2" style:font-style-asian="normal" style:font-style-complex="normal"/>
    </style:style>
    <style:style style:name="T565" style:family="text">
      <style:text-properties fo:font-style="normal" style:text-underline-style="none" officeooo:rsid="00f74e17" style:font-style-asian="normal" style:font-style-complex="normal"/>
    </style:style>
    <style:style style:name="T566" style:family="text">
      <style:text-properties fo:font-style="normal" style:text-underline-style="none" officeooo:rsid="00fbef0d" style:font-style-asian="normal" style:font-style-complex="normal"/>
    </style:style>
    <style:style style:name="T567" style:family="text">
      <style:text-properties fo:font-style="normal" style:text-underline-style="none" officeooo:rsid="00fde6f2" style:font-style-asian="normal" style:font-style-complex="normal"/>
    </style:style>
    <style:style style:name="T568" style:family="text">
      <style:text-properties fo:font-style="normal" style:text-underline-style="none" officeooo:rsid="010185dc" style:font-style-asian="normal" style:font-style-complex="normal"/>
    </style:style>
    <style:style style:name="T569" style:family="text">
      <style:text-properties fo:font-style="normal" style:text-underline-style="none" officeooo:rsid="0103be48" style:font-style-asian="normal" style:font-style-complex="normal"/>
    </style:style>
    <style:style style:name="T570" style:family="text">
      <style:text-properties fo:font-style="normal" style:text-underline-style="none" officeooo:rsid="010c486e" style:font-style-asian="normal" style:font-style-complex="normal"/>
    </style:style>
    <style:style style:name="T571" style:family="text">
      <style:text-properties fo:font-style="normal" style:text-underline-style="none" officeooo:rsid="010db770" style:font-style-asian="normal" style:font-style-complex="normal"/>
    </style:style>
    <style:style style:name="T572" style:family="text">
      <style:text-properties fo:font-style="normal" style:text-underline-style="none" officeooo:rsid="011cabfd" style:font-style-asian="normal" style:font-style-complex="normal"/>
    </style:style>
    <style:style style:name="T573" style:family="text">
      <style:text-properties fo:font-style="normal" style:text-underline-style="none" officeooo:rsid="011d9595" style:font-style-asian="normal" style:font-style-complex="normal"/>
    </style:style>
    <style:style style:name="T574" style:family="text">
      <style:text-properties fo:font-style="normal" style:text-underline-style="none" officeooo:rsid="011fc384" style:font-style-asian="normal" style:font-style-complex="normal"/>
    </style:style>
    <style:style style:name="T575" style:family="text">
      <style:text-properties fo:font-style="normal" style:text-underline-style="none" officeooo:rsid="012dfde8" style:font-style-asian="normal" style:font-style-complex="normal"/>
    </style:style>
    <style:style style:name="T576" style:family="text">
      <style:text-properties fo:font-style="normal" style:text-underline-style="none" officeooo:rsid="0130fd48" style:font-style-asian="normal" style:font-style-complex="normal"/>
    </style:style>
    <style:style style:name="T577" style:family="text">
      <style:text-properties fo:font-style="normal" style:text-underline-style="none" officeooo:rsid="013282b3" style:font-style-asian="normal" style:font-style-complex="normal"/>
    </style:style>
    <style:style style:name="T578" style:family="text">
      <style:text-properties fo:font-style="normal" style:text-underline-style="none" officeooo:rsid="013401b3" style:font-style-asian="normal" style:font-style-complex="normal"/>
    </style:style>
    <style:style style:name="T579" style:family="text">
      <style:text-properties fo:font-style="normal" style:text-underline-style="none" officeooo:rsid="013a8584" style:font-style-asian="normal" style:font-style-complex="normal"/>
    </style:style>
    <style:style style:name="T580" style:family="text">
      <style:text-properties fo:font-style="normal" style:text-underline-style="none" officeooo:rsid="013f3c54" style:font-style-asian="normal" style:font-style-complex="normal"/>
    </style:style>
    <style:style style:name="T581" style:family="text">
      <style:text-properties fo:font-style="normal" style:text-underline-style="none" officeooo:rsid="013e347a" style:font-style-asian="normal" style:font-style-complex="normal"/>
    </style:style>
    <style:style style:name="T582" style:family="text">
      <style:text-properties fo:font-style="normal" style:text-underline-style="none" officeooo:rsid="01408f03" style:font-style-asian="normal" style:font-style-complex="normal"/>
    </style:style>
    <style:style style:name="T583" style:family="text">
      <style:text-properties fo:font-style="normal" style:text-underline-style="none" officeooo:rsid="013cc971" style:font-style-asian="normal" style:font-style-complex="normal"/>
    </style:style>
    <style:style style:name="T584" style:family="text">
      <style:text-properties fo:font-style="normal" style:text-underline-style="none" officeooo:rsid="0150aafa" style:font-style-asian="normal" style:font-style-complex="normal"/>
    </style:style>
    <style:style style:name="T585" style:family="text">
      <style:text-properties fo:font-style="normal" style:text-underline-style="none" officeooo:rsid="0152f194" style:font-style-asian="normal" style:font-style-complex="normal"/>
    </style:style>
    <style:style style:name="T586" style:family="text">
      <style:text-properties fo:font-style="normal" style:text-underline-style="none" officeooo:rsid="0157e2d4" style:font-style-asian="normal" style:font-style-complex="normal"/>
    </style:style>
    <style:style style:name="T587" style:family="text">
      <style:text-properties fo:font-style="normal" style:text-underline-style="none" officeooo:rsid="015c452a" style:font-style-asian="normal" style:font-style-complex="normal"/>
    </style:style>
    <style:style style:name="T588" style:family="text">
      <style:text-properties fo:font-style="normal" style:text-underline-style="none" officeooo:rsid="0176ee1b" style:font-style-asian="normal" style:font-style-complex="normal"/>
    </style:style>
    <style:style style:name="T589" style:family="text">
      <style:text-properties fo:font-style="normal" style:text-underline-style="none" officeooo:rsid="02b807dc" style:font-style-asian="normal" style:font-style-complex="normal"/>
    </style:style>
    <style:style style:name="T590" style:family="text">
      <style:text-properties fo:font-style="normal" style:text-underline-style="none" officeooo:rsid="00bd11a0" style:font-style-asian="normal" style:font-style-complex="normal"/>
    </style:style>
    <style:style style:name="T591" style:family="text">
      <style:text-properties fo:font-style="normal" style:text-underline-style="none" officeooo:rsid="02edc963" style:font-style-asian="normal" style:font-style-complex="normal"/>
    </style:style>
    <style:style style:name="T592" style:family="text">
      <style:text-properties fo:font-style="normal" style:font-style-asian="normal" style:font-style-complex="normal"/>
    </style:style>
    <style:style style:name="T593" style:family="text">
      <style:text-properties fo:font-style="normal" officeooo:rsid="00524926" style:font-style-asian="normal" style:font-style-complex="normal"/>
    </style:style>
    <style:style style:name="T594" style:family="text">
      <style:text-properties fo:font-style="normal" officeooo:rsid="0033fbdf" style:font-style-asian="normal" style:font-style-complex="normal"/>
    </style:style>
    <style:style style:name="T595" style:family="text">
      <style:text-properties fo:font-style="normal" officeooo:rsid="0034ed8b" style:font-style-asian="normal" style:font-style-complex="normal"/>
    </style:style>
    <style:style style:name="T596" style:family="text">
      <style:text-properties fo:font-style="normal" officeooo:rsid="0052a33a" style:font-style-asian="normal" style:font-style-complex="normal"/>
    </style:style>
    <style:style style:name="T597" style:family="text">
      <style:text-properties fo:font-style="normal" officeooo:rsid="0092f82d" style:font-style-asian="normal" style:font-style-complex="normal"/>
    </style:style>
    <style:style style:name="T598" style:family="text">
      <style:text-properties fo:font-style="normal" officeooo:rsid="00c6421c" style:font-style-asian="normal" style:font-style-complex="normal"/>
    </style:style>
    <style:style style:name="T599" style:family="text">
      <style:text-properties fo:font-style="normal" officeooo:rsid="00cc5bce" style:font-style-asian="normal" style:font-style-complex="normal"/>
    </style:style>
    <style:style style:name="T600" style:family="text">
      <style:text-properties fo:font-style="normal" officeooo:rsid="0106c767" style:font-style-asian="normal" style:font-style-complex="normal"/>
    </style:style>
    <style:style style:name="T601" style:family="text">
      <style:text-properties fo:font-style="normal" officeooo:rsid="0164a6ee" style:font-style-asian="normal" style:font-style-complex="normal"/>
    </style:style>
    <style:style style:name="T602" style:family="text">
      <style:text-properties fo:font-style="normal" officeooo:rsid="0168d8d5" style:font-style-asian="normal" style:font-style-complex="normal"/>
    </style:style>
    <style:style style:name="T603" style:family="text">
      <style:text-properties fo:font-style="normal" officeooo:rsid="0179221f" style:font-style-asian="normal" style:font-style-complex="normal"/>
    </style:style>
    <style:style style:name="T604" style:family="text">
      <style:text-properties fo:font-style="normal" officeooo:rsid="017941db" style:font-style-asian="normal" style:font-style-complex="normal"/>
    </style:style>
    <style:style style:name="T605" style:family="text">
      <style:text-properties fo:font-style="normal" officeooo:rsid="017a7161" style:font-style-asian="normal" style:font-style-complex="normal"/>
    </style:style>
    <style:style style:name="T606" style:family="text">
      <style:text-properties fo:font-style="normal" officeooo:rsid="0288fb00" style:font-style-asian="normal" style:font-style-complex="normal"/>
    </style:style>
    <style:style style:name="T607" style:family="text">
      <style:text-properties fo:font-style="normal" officeooo:rsid="02f2e947" style:font-style-asian="normal" style:font-style-complex="normal"/>
    </style:style>
    <style:style style:name="T608" style:family="text">
      <style:text-properties fo:font-style="normal" officeooo:rsid="02edc963" style:font-style-asian="normal" style:font-style-complex="normal"/>
    </style:style>
    <style:style style:name="T609" style:family="text">
      <style:text-properties fo:font-style="normal" officeooo:rsid="03355d74" style:font-style-asian="normal" style:font-style-complex="normal"/>
    </style:style>
    <style:style style:name="T610" style:family="text">
      <style:text-properties fo:font-style="normal" officeooo:rsid="0335ea2c" style:font-style-asian="normal" style:font-style-complex="normal"/>
    </style:style>
    <style:style style:name="T611" style:family="text">
      <style:text-properties fo:font-style="normal" officeooo:rsid="0346a444" style:font-style-asian="normal" style:font-style-complex="normal"/>
    </style:style>
    <style:style style:name="T612" style:family="text">
      <style:text-properties fo:font-style="normal" officeooo:rsid="0347bb43" style:font-style-asian="normal" style:font-style-complex="normal"/>
    </style:style>
    <style:style style:name="T613" style:family="text">
      <style:text-properties fo:font-style="normal" officeooo:rsid="03343ce6" style:font-style-asian="normal" style:font-style-complex="normal"/>
    </style:style>
    <style:style style:name="T614" style:family="text">
      <style:text-properties fo:font-style="normal" officeooo:rsid="034dbe4d" style:font-style-asian="normal" style:font-style-complex="normal"/>
    </style:style>
    <style:style style:name="T615" style:family="text">
      <style:text-properties fo:font-style="normal" officeooo:rsid="034f33b6" style:font-style-asian="normal" style:font-style-complex="normal"/>
    </style:style>
    <style:style style:name="T616" style:family="text">
      <style:text-properties fo:font-style="normal" officeooo:rsid="035051aa" style:font-style-asian="normal" style:font-style-complex="normal"/>
    </style:style>
    <style:style style:name="T617" style:family="text">
      <style:text-properties fo:font-style="normal" officeooo:rsid="035de550" style:font-style-asian="normal" style:font-style-complex="normal"/>
    </style:style>
    <style:style style:name="T618" style:family="text">
      <style:text-properties fo:font-style="normal" officeooo:rsid="0364e15d" style:font-style-asian="normal" style:font-style-complex="normal"/>
    </style:style>
    <style:style style:name="T619" style:family="text">
      <style:text-properties fo:font-style="normal" officeooo:rsid="033e56cf" style:font-style-asian="normal" style:font-style-complex="normal"/>
    </style:style>
    <style:style style:name="T620" style:family="text">
      <style:text-properties fo:font-style="normal" officeooo:rsid="0367f8e1" style:font-style-asian="normal" style:font-style-complex="normal"/>
    </style:style>
    <style:style style:name="T621" style:family="text">
      <style:text-properties fo:font-style="normal" officeooo:rsid="0369854f" style:font-style-asian="normal" style:font-style-complex="normal"/>
    </style:style>
    <style:style style:name="T622" style:family="text">
      <style:text-properties fo:font-style="normal" officeooo:rsid="040ce935" style:font-style-asian="normal" style:font-style-complex="normal"/>
    </style:style>
    <style:style style:name="T623" style:family="text">
      <style:text-properties fo:font-style="normal" officeooo:rsid="040ea9fd" style:font-style-asian="normal" style:font-style-complex="normal"/>
    </style:style>
    <style:style style:name="T624" style:family="text">
      <style:text-properties fo:font-style="normal" officeooo:rsid="041e6a3e" style:font-style-asian="normal" style:font-style-complex="normal"/>
    </style:style>
    <style:style style:name="T62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6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7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628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629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630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631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632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633" style:family="text">
      <style:text-properties fo:font-style="normal" fo:font-weight="normal" officeooo:rsid="04161d3e" style:font-style-asian="normal" style:font-weight-asian="normal" style:font-style-complex="normal" style:font-weight-complex="normal"/>
    </style:style>
    <style:style style:name="T634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635" style:family="text">
      <style:text-properties fo:font-style="normal" fo:font-weight="normal" officeooo:rsid="0419037b" style:font-style-asian="normal" style:font-weight-asian="normal" style:font-style-complex="normal" style:font-weight-complex="normal"/>
    </style:style>
    <style:style style:name="T636" style:family="text">
      <style:text-properties fo:font-style="normal" fo:font-weight="normal" officeooo:rsid="041d4261" style:font-style-asian="normal" style:font-weight-asian="normal" style:font-style-complex="normal" style:font-weight-complex="normal"/>
    </style:style>
    <style:style style:name="T637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638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639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640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641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642" style:family="text">
      <style:text-properties fo:font-style="normal" fo:font-weight="normal" officeooo:rsid="0424a315" style:font-style-asian="normal" style:font-weight-asian="normal" style:font-style-complex="normal" style:font-weight-complex="normal"/>
    </style:style>
    <style:style style:name="T643" style:family="text">
      <style:text-properties fo:font-style="normal" fo:font-weight="normal" officeooo:rsid="04253c68" style:font-style-asian="normal" style:font-weight-asian="normal" style:font-style-complex="normal" style:font-weight-complex="normal"/>
    </style:style>
    <style:style style:name="T644" style:family="text">
      <style:text-properties fo:font-style="normal" fo:font-weight="normal" officeooo:rsid="042f52ff" style:font-style-asian="normal" style:font-weight-asian="normal" style:font-style-complex="normal" style:font-weight-complex="normal"/>
    </style:style>
    <style:style style:name="T645" style:family="text">
      <style:text-properties fo:font-style="normal" fo:font-weight="normal" officeooo:rsid="042d7117" style:font-style-asian="normal" style:font-weight-asian="normal" style:font-style-complex="normal" style:font-weight-complex="normal"/>
    </style:style>
    <style:style style:name="T646" style:family="text">
      <style:text-properties fo:font-style="normal" fo:font-weight="normal" officeooo:rsid="04329278" style:font-style-asian="normal" style:font-weight-asian="normal" style:font-style-complex="normal" style:font-weight-complex="normal"/>
    </style:style>
    <style:style style:name="T647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648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649" style:family="text">
      <style:text-properties fo:font-style="normal" fo:font-weight="normal" officeooo:rsid="043c6125" style:font-style-asian="normal" style:font-weight-asian="normal" style:font-style-complex="normal" style:font-weight-complex="normal"/>
    </style:style>
    <style:style style:name="T650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651" style:family="text">
      <style:text-properties fo:font-style="normal" fo:font-weight="normal" officeooo:rsid="04438193" style:font-style-asian="normal" style:font-weight-asian="normal" style:font-style-complex="normal" style:font-weight-complex="normal"/>
    </style:style>
    <style:style style:name="T652" style:family="text">
      <style:text-properties fo:font-style="normal" fo:font-weight="normal" officeooo:rsid="044401b2" style:font-style-asian="normal" style:font-weight-asian="normal" style:font-style-complex="normal" style:font-weight-complex="normal"/>
    </style:style>
    <style:style style:name="T653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654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655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656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657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658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659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660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661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66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663" style:family="text">
      <style:text-properties fo:font-style="normal" fo:font-weight="normal" officeooo:rsid="0464d765" style:font-style-asian="normal" style:font-weight-asian="normal" style:font-style-complex="normal" style:font-weight-complex="normal"/>
    </style:style>
    <style:style style:name="T664" style:family="text">
      <style:text-properties fo:font-style="normal" fo:font-weight="normal" officeooo:rsid="0465e090" style:font-style-asian="normal" style:font-weight-asian="normal" style:font-style-complex="normal" style:font-weight-complex="normal"/>
    </style:style>
    <style:style style:name="T6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668" style:family="text">
      <style:text-properties officeooo:rsid="004d4d0b"/>
    </style:style>
    <style:style style:name="T669" style:family="text">
      <style:text-properties officeooo:rsid="0013268f"/>
    </style:style>
    <style:style style:name="T670" style:family="text">
      <style:text-properties officeooo:rsid="004f4350"/>
    </style:style>
    <style:style style:name="T671" style:family="text">
      <style:text-properties officeooo:rsid="00501b3c"/>
    </style:style>
    <style:style style:name="T672" style:family="text">
      <style:text-properties officeooo:rsid="00147dd9"/>
    </style:style>
    <style:style style:name="T673" style:family="text">
      <style:text-properties officeooo:rsid="005521a3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officeooo:rsid="005f7223" style:font-weight-asian="bold" style:font-weight-complex="bold"/>
    </style:style>
    <style:style style:name="T676" style:family="text">
      <style:text-properties fo:font-weight="bold" officeooo:rsid="01871851" style:font-weight-asian="bold" style:font-weight-complex="bold"/>
    </style:style>
    <style:style style:name="T677" style:family="text">
      <style:text-properties fo:font-weight="bold" officeooo:rsid="02070606" style:font-weight-asian="bold" style:font-weight-complex="bold"/>
    </style:style>
    <style:style style:name="T678" style:family="text">
      <style:text-properties fo:font-weight="bold" officeooo:rsid="0206e857" style:font-weight-asian="bold" style:font-weight-complex="bold"/>
    </style:style>
    <style:style style:name="T679" style:family="text">
      <style:text-properties fo:font-weight="bold" officeooo:rsid="03153caa" style:font-weight-asian="bold" style:font-weight-complex="bold"/>
    </style:style>
    <style:style style:name="T680" style:family="text">
      <style:text-properties fo:font-weight="bold" officeooo:rsid="03429aa5" style:font-weight-asian="bold" style:font-weight-complex="bold"/>
    </style:style>
    <style:style style:name="T681" style:family="text">
      <style:text-properties fo:font-weight="bold" officeooo:rsid="0356cf1b" style:font-weight-asian="bold" style:font-weight-complex="bold"/>
    </style:style>
    <style:style style:name="T682" style:family="text">
      <style:text-properties fo:font-weight="bold" officeooo:rsid="03c34d65" style:font-weight-asian="bold" style:font-weight-complex="bold"/>
    </style:style>
    <style:style style:name="T683" style:family="text">
      <style:text-properties fo:font-weight="bold" officeooo:rsid="03c39617" style:font-weight-asian="bold" style:font-weight-complex="bold"/>
    </style:style>
    <style:style style:name="T684" style:family="text">
      <style:text-properties fo:font-weight="bold" officeooo:rsid="03c44ca6" style:font-weight-asian="bold" style:font-weight-complex="bold"/>
    </style:style>
    <style:style style:name="T685" style:family="text">
      <style:text-properties fo:font-weight="bold" officeooo:rsid="03ea64bf" style:font-weight-asian="bold" style:font-weight-complex="bold"/>
    </style:style>
    <style:style style:name="T686" style:family="text">
      <style:text-properties fo:font-weight="bold" officeooo:rsid="03f501e7" style:font-weight-asian="bold" style:font-weight-complex="bold"/>
    </style:style>
    <style:style style:name="T687" style:family="text">
      <style:text-properties fo:font-weight="bold" officeooo:rsid="03f8c064" style:font-weight-asian="bold" style:font-weight-complex="bold"/>
    </style:style>
    <style:style style:name="T688" style:family="text">
      <style:text-properties fo:font-weight="bold" officeooo:rsid="0411d16e" style:font-weight-asian="bold" style:font-weight-complex="bold"/>
    </style:style>
    <style:style style:name="T689" style:family="text">
      <style:text-properties officeooo:rsid="005b5f51"/>
    </style:style>
    <style:style style:name="T690" style:family="text">
      <style:text-properties officeooo:rsid="005d12fa"/>
    </style:style>
    <style:style style:name="T691" style:family="text">
      <style:text-properties officeooo:rsid="005f7223"/>
    </style:style>
    <style:style style:name="T692" style:family="text">
      <style:text-properties style:text-underline-style="none"/>
    </style:style>
    <style:style style:name="T693" style:family="text">
      <style:text-properties style:text-underline-style="none" fo:font-weight="normal" style:font-weight-asian="normal" style:font-weight-complex="normal"/>
    </style:style>
    <style:style style:name="T694" style:family="text">
      <style:text-properties style:text-underline-style="none" fo:font-weight="normal" officeooo:rsid="00721e09" style:font-weight-asian="normal" style:font-weight-complex="normal"/>
    </style:style>
    <style:style style:name="T695" style:family="text">
      <style:text-properties style:text-underline-style="none" fo:font-weight="normal" officeooo:rsid="00722a19" style:font-weight-asian="normal" style:font-weight-complex="normal"/>
    </style:style>
    <style:style style:name="T696" style:family="text">
      <style:text-properties style:text-underline-style="none" fo:font-weight="normal" officeooo:rsid="006a9ead" style:font-weight-asian="normal" style:font-weight-complex="normal"/>
    </style:style>
    <style:style style:name="T697" style:family="text">
      <style:text-properties style:text-underline-style="none" fo:font-weight="normal" officeooo:rsid="00a639f7" style:font-weight-asian="normal" style:font-weight-complex="normal"/>
    </style:style>
    <style:style style:name="T698" style:family="text">
      <style:text-properties style:text-underline-style="none" fo:font-weight="normal" officeooo:rsid="00a69bec" style:font-weight-asian="normal" style:font-weight-complex="normal"/>
    </style:style>
    <style:style style:name="T699" style:family="text">
      <style:text-properties style:text-underline-style="none" fo:font-weight="normal" officeooo:rsid="009e29ef" style:font-weight-asian="normal" style:font-weight-complex="normal"/>
    </style:style>
    <style:style style:name="T700" style:family="text">
      <style:text-properties style:text-underline-style="none" fo:font-weight="normal" officeooo:rsid="00a75993" style:font-weight-asian="normal" style:font-weight-complex="normal"/>
    </style:style>
    <style:style style:name="T701" style:family="text">
      <style:text-properties style:text-underline-style="none" fo:font-weight="normal" officeooo:rsid="00e7b674" style:font-weight-asian="normal" style:font-weight-complex="normal"/>
    </style:style>
    <style:style style:name="T702" style:family="text">
      <style:text-properties style:text-underline-style="none" fo:font-weight="normal" officeooo:rsid="0123bb39" style:font-weight-asian="normal" style:font-weight-complex="normal"/>
    </style:style>
    <style:style style:name="T703" style:family="text">
      <style:text-properties style:text-underline-style="none" fo:font-weight="normal" officeooo:rsid="02e59398" style:font-weight-asian="normal" style:font-weight-complex="normal"/>
    </style:style>
    <style:style style:name="T704" style:family="text">
      <style:text-properties style:text-underline-style="none" fo:font-weight="normal" officeooo:rsid="0043121f" style:font-weight-asian="normal" style:font-weight-complex="normal"/>
    </style:style>
    <style:style style:name="T705" style:family="text">
      <style:text-properties style:text-underline-style="none" fo:font-weight="bold" style:font-weight-asian="bold" style:font-weight-complex="bold"/>
    </style:style>
    <style:style style:name="T706" style:family="text">
      <style:text-properties style:text-underline-style="none" fo:font-weight="bold" officeooo:rsid="00a75993" style:font-weight-asian="bold" style:font-weight-complex="bold"/>
    </style:style>
    <style:style style:name="T707" style:family="text">
      <style:text-properties style:text-underline-style="none" fo:font-weight="bold" officeooo:rsid="013013d9" style:font-weight-asian="bold" style:font-weight-complex="bold"/>
    </style:style>
    <style:style style:name="T708" style:family="text">
      <style:text-properties style:text-underline-style="none" fo:font-weight="bold" officeooo:rsid="01408f03" style:font-weight-asian="bold" style:font-weight-complex="bold"/>
    </style:style>
    <style:style style:name="T709" style:family="text">
      <style:text-properties style:text-underline-style="none" officeooo:rsid="00bbbf73"/>
    </style:style>
    <style:style style:name="T710" style:family="text">
      <style:text-properties style:text-underline-style="none" officeooo:rsid="00d40111"/>
    </style:style>
    <style:style style:name="T711" style:family="text">
      <style:text-properties style:text-underline-style="none" officeooo:rsid="00d708a6"/>
    </style:style>
    <style:style style:name="T712" style:family="text">
      <style:text-properties style:text-underline-style="none" officeooo:rsid="00d5826a"/>
    </style:style>
    <style:style style:name="T713" style:family="text">
      <style:text-properties style:text-underline-style="none" officeooo:rsid="00d9c9e4"/>
    </style:style>
    <style:style style:name="T714" style:family="text">
      <style:text-properties style:text-underline-style="none" officeooo:rsid="00ec1e8c"/>
    </style:style>
    <style:style style:name="T715" style:family="text">
      <style:text-properties style:text-underline-style="none" officeooo:rsid="00fde6f2"/>
    </style:style>
    <style:style style:name="T716" style:family="text">
      <style:text-properties style:text-underline-style="none" officeooo:rsid="013013d9"/>
    </style:style>
    <style:style style:name="T717" style:family="text">
      <style:text-properties style:text-underline-style="none" officeooo:rsid="0137af9f"/>
    </style:style>
    <style:style style:name="T718" style:family="text">
      <style:text-properties style:text-underline-style="none" officeooo:rsid="013282b3"/>
    </style:style>
    <style:style style:name="T719" style:family="text">
      <style:text-properties style:text-underline-style="none" officeooo:rsid="01408f03"/>
    </style:style>
    <style:style style:name="T720" style:family="text">
      <style:text-properties style:text-underline-style="none" officeooo:rsid="01416cb6"/>
    </style:style>
    <style:style style:name="T721" style:family="text">
      <style:text-properties style:text-underline-style="none" officeooo:rsid="01435f2a"/>
    </style:style>
    <style:style style:name="T722" style:family="text">
      <style:text-properties style:text-underline-style="none" officeooo:rsid="015f15fe"/>
    </style:style>
    <style:style style:name="T723" style:family="text">
      <style:text-properties officeooo:rsid="00722a19"/>
    </style:style>
    <style:style style:name="T724" style:family="text">
      <style:text-properties officeooo:rsid="0082538a"/>
    </style:style>
    <style:style style:name="T725" style:family="text">
      <style:text-properties officeooo:rsid="008a06de"/>
    </style:style>
    <style:style style:name="T726" style:family="text">
      <style:text-properties officeooo:rsid="00937b11"/>
    </style:style>
    <style:style style:name="T727" style:family="text">
      <style:text-properties officeooo:rsid="0093b191"/>
    </style:style>
    <style:style style:name="T728" style:family="text">
      <style:text-properties officeooo:rsid="00b502cc"/>
    </style:style>
    <style:style style:name="T729" style:family="text">
      <style:text-properties officeooo:rsid="00ba4170"/>
    </style:style>
    <style:style style:name="T730" style:family="text">
      <style:text-properties officeooo:rsid="00bbbf73"/>
    </style:style>
    <style:style style:name="T731" style:family="text">
      <style:text-properties officeooo:rsid="00bd3f9d"/>
    </style:style>
    <style:style style:name="T732" style:family="text">
      <style:text-properties officeooo:rsid="00beb82f"/>
    </style:style>
    <style:style style:name="T733" style:family="text">
      <style:text-properties officeooo:rsid="00c2a166"/>
    </style:style>
    <style:style style:name="T734" style:family="text">
      <style:text-properties officeooo:rsid="00c7406f"/>
    </style:style>
    <style:style style:name="T735" style:family="text">
      <style:text-properties officeooo:rsid="00c93592"/>
    </style:style>
    <style:style style:name="T736" style:family="text">
      <style:text-properties officeooo:rsid="00d83381"/>
    </style:style>
    <style:style style:name="T737" style:family="text">
      <style:text-properties officeooo:rsid="00e09913"/>
    </style:style>
    <style:style style:name="T738" style:family="text">
      <style:text-properties officeooo:rsid="00ed9297"/>
    </style:style>
    <style:style style:name="T739" style:family="text">
      <style:text-properties officeooo:rsid="00ef4875"/>
    </style:style>
    <style:style style:name="T740" style:family="text">
      <style:text-properties officeooo:rsid="00f0f7f8"/>
    </style:style>
    <style:style style:name="T741" style:family="text">
      <style:text-properties officeooo:rsid="00f5260b"/>
    </style:style>
    <style:style style:name="T742" style:family="text">
      <style:text-properties officeooo:rsid="010185dc"/>
    </style:style>
    <style:style style:name="T743" style:family="text">
      <style:text-properties officeooo:rsid="01095847"/>
    </style:style>
    <style:style style:name="T744" style:family="text">
      <style:text-properties officeooo:rsid="010f422a"/>
    </style:style>
    <style:style style:name="T745" style:family="text">
      <style:text-properties officeooo:rsid="01113d34"/>
    </style:style>
    <style:style style:name="T746" style:family="text">
      <style:text-properties officeooo:rsid="011bd541"/>
    </style:style>
    <style:style style:name="T74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748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749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750" style:family="text">
      <style:text-properties style:text-line-through-style="none" style:text-line-through-type="none" style:text-underline-style="none"/>
    </style:style>
    <style:style style:name="T75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52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753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75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755" style:family="text">
      <style:text-properties style:text-line-through-style="none" style:text-line-through-type="none" officeooo:rsid="03d52c7f"/>
    </style:style>
    <style:style style:name="T756" style:family="text">
      <style:text-properties style:text-line-through-style="none" style:text-line-through-type="none" officeooo:rsid="03ef2dc7"/>
    </style:style>
    <style:style style:name="T757" style:family="text">
      <style:text-properties style:text-line-through-style="none" style:text-line-through-type="none" officeooo:rsid="03ec3a95"/>
    </style:style>
    <style:style style:name="T758" style:family="text">
      <style:text-properties style:text-line-through-style="none" style:text-line-through-type="none" officeooo:rsid="03f0c84b"/>
    </style:style>
    <style:style style:name="T759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760" style:family="text">
      <style:text-properties style:text-line-through-style="none" style:text-line-through-type="none" officeooo:rsid="044cd909"/>
    </style:style>
    <style:style style:name="T761" style:family="text">
      <style:text-properties officeooo:rsid="0152f194"/>
    </style:style>
    <style:style style:name="T762" style:family="text">
      <style:text-properties officeooo:rsid="016860b9"/>
    </style:style>
    <style:style style:name="T763" style:family="text">
      <style:text-properties officeooo:rsid="01758a0f"/>
    </style:style>
    <style:style style:name="T764" style:family="text">
      <style:text-properties officeooo:rsid="01871851"/>
    </style:style>
    <style:style style:name="T765" style:family="text">
      <style:text-properties officeooo:rsid="0188ed42"/>
    </style:style>
    <style:style style:name="T766" style:family="text">
      <style:text-properties officeooo:rsid="018c0d5b"/>
    </style:style>
    <style:style style:name="T767" style:family="text">
      <style:text-properties officeooo:rsid="019479eb"/>
    </style:style>
    <style:style style:name="T768" style:family="text">
      <style:text-properties officeooo:rsid="0198a2ea"/>
    </style:style>
    <style:style style:name="T769" style:family="text">
      <style:text-properties officeooo:rsid="01c64853"/>
    </style:style>
    <style:style style:name="T770" style:family="text">
      <style:text-properties officeooo:rsid="01d80854"/>
    </style:style>
    <style:style style:name="T771" style:family="text">
      <style:text-properties officeooo:rsid="01d90cf6"/>
    </style:style>
    <style:style style:name="T772" style:family="text">
      <style:text-properties officeooo:rsid="01d9cd4e"/>
    </style:style>
    <style:style style:name="T773" style:family="text">
      <style:text-properties officeooo:rsid="01dc67de"/>
    </style:style>
    <style:style style:name="T774" style:family="text">
      <style:text-properties officeooo:rsid="01df8731"/>
    </style:style>
    <style:style style:name="T775" style:family="text">
      <style:text-properties officeooo:rsid="01e917c9"/>
    </style:style>
    <style:style style:name="T776" style:family="text">
      <style:text-properties officeooo:rsid="01e5182b"/>
    </style:style>
    <style:style style:name="T777" style:family="text">
      <style:text-properties officeooo:rsid="01e966ec"/>
    </style:style>
    <style:style style:name="T778" style:family="text">
      <style:text-properties officeooo:rsid="01eb88a9"/>
    </style:style>
    <style:style style:name="T779" style:family="text">
      <style:text-properties officeooo:rsid="01ec8e18"/>
    </style:style>
    <style:style style:name="T780" style:family="text">
      <style:text-properties officeooo:rsid="01f79ca2"/>
    </style:style>
    <style:style style:name="T781" style:family="text">
      <style:text-properties officeooo:rsid="01f9794d"/>
    </style:style>
    <style:style style:name="T782" style:family="text">
      <style:text-properties officeooo:rsid="01fb1d79"/>
    </style:style>
    <style:style style:name="T783" style:family="text">
      <style:text-properties officeooo:rsid="01fde08a"/>
    </style:style>
    <style:style style:name="T784" style:family="text">
      <style:text-properties officeooo:rsid="0200b58e"/>
    </style:style>
    <style:style style:name="T785" style:family="text">
      <style:text-properties officeooo:rsid="01c48a9e"/>
    </style:style>
    <style:style style:name="T786" style:family="text">
      <style:text-properties officeooo:rsid="020294d1"/>
    </style:style>
    <style:style style:name="T787" style:family="text">
      <style:text-properties officeooo:rsid="019e70b3"/>
    </style:style>
    <style:style style:name="T788" style:family="text">
      <style:text-properties officeooo:rsid="020131ae"/>
    </style:style>
    <style:style style:name="T789" style:family="text">
      <style:text-properties officeooo:rsid="01b08253"/>
    </style:style>
    <style:style style:name="T790" style:family="text">
      <style:text-properties officeooo:rsid="01ffec25"/>
    </style:style>
    <style:style style:name="T791" style:family="text">
      <style:text-properties officeooo:rsid="0212a48a"/>
    </style:style>
    <style:style style:name="T792" style:family="text">
      <style:text-properties officeooo:rsid="021d76dd"/>
    </style:style>
    <style:style style:name="T793" style:family="text">
      <style:text-properties officeooo:rsid="022053cd"/>
    </style:style>
    <style:style style:name="T794" style:family="text">
      <style:text-properties officeooo:rsid="01e2b86d"/>
    </style:style>
    <style:style style:name="T795" style:family="text">
      <style:text-properties officeooo:rsid="022dff2a"/>
    </style:style>
    <style:style style:name="T796" style:family="text">
      <style:text-properties officeooo:rsid="02540cb9"/>
    </style:style>
    <style:style style:name="T797" style:family="text">
      <style:text-properties officeooo:rsid="025798af"/>
    </style:style>
    <style:style style:name="T798" style:family="text">
      <style:text-properties officeooo:rsid="0259f4ad"/>
    </style:style>
    <style:style style:name="T799" style:family="text">
      <style:text-properties officeooo:rsid="025b11c7"/>
    </style:style>
    <style:style style:name="T800" style:family="text">
      <style:text-properties officeooo:rsid="02685e01"/>
    </style:style>
    <style:style style:name="T801" style:family="text">
      <style:text-properties officeooo:rsid="024d9b01"/>
    </style:style>
    <style:style style:name="T802" style:family="text">
      <style:text-properties officeooo:rsid="026b5506"/>
    </style:style>
    <style:style style:name="T803" style:family="text">
      <style:text-properties officeooo:rsid="02727518"/>
    </style:style>
    <style:style style:name="T804" style:family="text">
      <style:text-properties officeooo:rsid="02743cef"/>
    </style:style>
    <style:style style:name="T805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806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807" style:family="text">
      <style:text-properties officeooo:rsid="02abf8f2"/>
    </style:style>
    <style:style style:name="T808" style:family="text">
      <style:text-properties officeooo:rsid="02ac7db0"/>
    </style:style>
    <style:style style:name="T809" style:family="text">
      <style:text-properties officeooo:rsid="02b14a1d"/>
    </style:style>
    <style:style style:name="T810" style:family="text">
      <style:text-properties officeooo:rsid="02b245f2"/>
    </style:style>
    <style:style style:name="T811" style:family="text">
      <style:text-properties officeooo:rsid="004826c4"/>
    </style:style>
    <style:style style:name="T812" style:family="text">
      <style:text-properties officeooo:rsid="02b807dc"/>
    </style:style>
    <style:style style:name="T813" style:family="text">
      <style:text-properties officeooo:rsid="0063f3c5"/>
    </style:style>
    <style:style style:name="T814" style:family="text">
      <style:text-properties officeooo:rsid="00c0d7c6"/>
    </style:style>
    <style:style style:name="T815" style:family="text">
      <style:text-properties officeooo:rsid="02bfe198"/>
    </style:style>
    <style:style style:name="T816" style:family="text">
      <style:text-properties officeooo:rsid="02ccc8f6"/>
    </style:style>
    <style:style style:name="T817" style:family="text">
      <style:text-properties officeooo:rsid="02e142ec"/>
    </style:style>
    <style:style style:name="T818" style:family="text">
      <style:text-properties officeooo:rsid="02ec089f"/>
    </style:style>
    <style:style style:name="T819" style:family="text">
      <style:text-properties officeooo:rsid="008d7148"/>
    </style:style>
    <style:style style:name="T820" style:family="text">
      <style:text-properties officeooo:rsid="0069ae25"/>
    </style:style>
    <style:style style:name="T821" style:family="text">
      <style:text-properties officeooo:rsid="02edc963"/>
    </style:style>
    <style:style style:name="T822" style:family="text">
      <style:text-properties officeooo:rsid="03049b98"/>
    </style:style>
    <style:style style:name="T823" style:family="text">
      <style:text-properties officeooo:rsid="0304fd19"/>
    </style:style>
    <style:style style:name="T824" style:family="text">
      <style:text-properties officeooo:rsid="030f0c9b"/>
    </style:style>
    <style:style style:name="T825" style:family="text">
      <style:text-properties style:text-underline-style="solid" style:text-underline-width="auto" style:text-underline-color="font-color"/>
    </style:style>
    <style:style style:name="T826" style:family="text">
      <style:text-properties style:text-underline-style="solid" style:text-underline-width="auto" style:text-underline-color="font-color" officeooo:rsid="030f0c9b"/>
    </style:style>
    <style:style style:name="T827" style:family="text">
      <style:text-properties officeooo:rsid="0329fac1"/>
    </style:style>
    <style:style style:name="T828" style:family="text">
      <style:text-properties officeooo:rsid="032c4fdc"/>
    </style:style>
    <style:style style:name="T829" style:family="text">
      <style:text-properties officeooo:rsid="032e6032"/>
    </style:style>
    <style:style style:name="T830" style:family="text">
      <style:text-properties officeooo:rsid="033f17a3"/>
    </style:style>
    <style:style style:name="T831" style:family="text">
      <style:text-properties officeooo:rsid="03182d82"/>
    </style:style>
    <style:style style:name="T832" style:family="text">
      <style:text-properties officeooo:rsid="03153caa"/>
    </style:style>
    <style:style style:name="T833" style:family="text">
      <style:text-properties officeooo:rsid="03429aa5"/>
    </style:style>
    <style:style style:name="T834" style:family="text">
      <style:text-properties officeooo:rsid="0346a444"/>
    </style:style>
    <style:style style:name="T835" style:family="text">
      <style:text-properties officeooo:rsid="034adc9b"/>
    </style:style>
    <style:style style:name="T836" style:family="text">
      <style:text-properties officeooo:rsid="034c7df6"/>
    </style:style>
    <style:style style:name="T837" style:family="text">
      <style:text-properties officeooo:rsid="034f33b6"/>
    </style:style>
    <style:style style:name="T838" style:family="text">
      <style:text-properties officeooo:rsid="034f5b13"/>
    </style:style>
    <style:style style:name="T839" style:family="text">
      <style:text-properties officeooo:rsid="034f680a"/>
    </style:style>
    <style:style style:name="T840" style:family="text">
      <style:text-properties officeooo:rsid="035051aa"/>
    </style:style>
    <style:style style:name="T841" style:family="text">
      <style:text-properties officeooo:rsid="031fc4b1"/>
    </style:style>
    <style:style style:name="T842" style:family="text">
      <style:text-properties officeooo:rsid="0354d22d"/>
    </style:style>
    <style:style style:name="T843" style:family="text">
      <style:text-properties officeooo:rsid="0356cf1b"/>
    </style:style>
    <style:style style:name="T844" style:family="text">
      <style:text-properties officeooo:rsid="035fe67f"/>
    </style:style>
    <style:style style:name="T845" style:family="text">
      <style:text-properties officeooo:rsid="035ffaa8"/>
    </style:style>
    <style:style style:name="T846" style:family="text">
      <style:text-properties officeooo:rsid="036197c0"/>
    </style:style>
    <style:style style:name="T847" style:family="text">
      <style:text-properties officeooo:rsid="037541ab"/>
    </style:style>
    <style:style style:name="T848" style:family="text">
      <style:text-properties officeooo:rsid="037607bd"/>
    </style:style>
    <style:style style:name="T849" style:family="text">
      <style:text-properties officeooo:rsid="03804bbd"/>
    </style:style>
    <style:style style:name="T850" style:family="text">
      <style:text-properties officeooo:rsid="03886cfc"/>
    </style:style>
    <style:style style:name="T851" style:family="text">
      <style:text-properties officeooo:rsid="038a2c81"/>
    </style:style>
    <style:style style:name="T852" style:family="text">
      <style:text-properties officeooo:rsid="03a24854"/>
    </style:style>
    <style:style style:name="T853" style:family="text">
      <style:text-properties officeooo:rsid="03a27e76"/>
    </style:style>
    <style:style style:name="T854" style:family="text">
      <style:text-properties officeooo:rsid="03a4e520"/>
    </style:style>
    <style:style style:name="T855" style:family="text">
      <style:text-properties officeooo:rsid="03778af6"/>
    </style:style>
    <style:style style:name="T856" style:family="text">
      <style:text-properties officeooo:rsid="03aaef44"/>
    </style:style>
    <style:style style:name="T857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858" style:family="text">
      <style:text-properties officeooo:rsid="03bf675e"/>
    </style:style>
    <style:style style:name="T859" style:family="text">
      <style:text-properties officeooo:rsid="03c34d65"/>
    </style:style>
    <style:style style:name="T860" style:family="text">
      <style:text-properties officeooo:rsid="03d26e6d"/>
    </style:style>
    <style:style style:name="T861" style:family="text">
      <style:text-properties fo:color="#008000"/>
    </style:style>
    <style:style style:name="T862" style:family="text">
      <style:text-properties fo:color="#008000" fo:font-style="italic" style:font-style-asian="italic" style:font-style-complex="italic"/>
    </style:style>
    <style:style style:name="T863" style:family="text">
      <style:text-properties fo:color="#008000" officeooo:rsid="03153caa" fo:background-color="transparent" loext:char-shading-value="0"/>
    </style:style>
    <style:style style:name="T864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865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866" style:family="text">
      <style:text-properties fo:color="#008000" officeooo:rsid="03429aa5"/>
    </style:style>
    <style:style style:name="T867" style:family="text">
      <style:text-properties fo:color="#008000" officeooo:rsid="03886cfc"/>
    </style:style>
    <style:style style:name="T868" style:family="text">
      <style:text-properties officeooo:rsid="03e2358d"/>
    </style:style>
    <style:style style:name="T869" style:family="text">
      <style:text-properties officeooo:rsid="03e6bad7"/>
    </style:style>
    <style:style style:name="T870" style:family="text">
      <style:text-properties officeooo:rsid="03e718ea"/>
    </style:style>
    <style:style style:name="T871" style:family="text">
      <style:text-properties officeooo:rsid="03e90de3"/>
    </style:style>
    <style:style style:name="T872" style:family="text">
      <style:text-properties officeooo:rsid="0015f1ff"/>
    </style:style>
    <style:style style:name="T873" style:family="text">
      <style:text-properties officeooo:rsid="03e93625"/>
    </style:style>
    <style:style style:name="T874" style:family="text">
      <style:text-properties officeooo:rsid="0019f535"/>
    </style:style>
    <style:style style:name="T875" style:family="text">
      <style:text-properties officeooo:rsid="03ec3a95"/>
    </style:style>
    <style:style style:name="T876" style:family="text">
      <style:text-properties officeooo:rsid="03ed0846"/>
    </style:style>
    <style:style style:name="T877" style:family="text">
      <style:text-properties officeooo:rsid="03ee7eb1"/>
    </style:style>
    <style:style style:name="T878" style:family="text">
      <style:text-properties officeooo:rsid="03f0c84b"/>
    </style:style>
    <style:style style:name="T879" style:family="text">
      <style:text-properties officeooo:rsid="03f27278"/>
    </style:style>
    <style:style style:name="T880" style:family="text">
      <style:text-properties officeooo:rsid="03f7049e"/>
    </style:style>
    <style:style style:name="T881" style:family="text">
      <style:text-properties officeooo:rsid="04045fb5"/>
    </style:style>
    <style:style style:name="T882" style:family="text">
      <style:text-properties officeooo:rsid="0411d16e"/>
    </style:style>
    <style:style style:name="T883" style:family="text">
      <style:text-properties officeooo:rsid="0437fd59"/>
    </style:style>
    <style:style style:name="T884" style:family="text">
      <style:text-properties officeooo:rsid="043c6125"/>
    </style:style>
    <style:style style:name="T885" style:family="text">
      <style:text-properties officeooo:rsid="04496025"/>
    </style:style>
    <style:style style:name="T886" style:family="text">
      <style:text-properties officeooo:rsid="045019c0"/>
    </style:style>
    <style:style style:name="T887" style:family="text">
      <style:text-properties officeooo:rsid="0455d30c"/>
    </style:style>
    <style:style style:name="T888" style:family="text">
      <style:text-properties officeooo:rsid="045e10e9"/>
    </style:style>
    <style:style style:name="T889" style:family="text">
      <style:text-properties officeooo:rsid="04634a1f"/>
    </style:style>
    <style:style style:name="T890" style:family="text">
      <style:text-properties officeooo:rsid="0464d765"/>
    </style:style>
    <style:style style:name="T891" style:family="text">
      <style:text-properties officeooo:rsid="0465e090"/>
    </style:style>
    <style:style style:name="T892" style:family="text">
      <style:text-properties officeooo:rsid="046a1124"/>
    </style:style>
    <style:style style:name="T893" style:family="text">
      <style:text-properties officeooo:rsid="046a9d46"/>
    </style:style>
    <style:style style:name="T894" style:family="text">
      <style:text-properties officeooo:rsid="046d5e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73">А</text:span>нглийско<text:span text:style-name="T673">е</text:span> предложени<text:span text:style-name="T673">е</text:span></text:p>
      <text:p text:style-name="P1"/>
      <text:p text:style-name="P369"><text:span text:style-name="T669">Слова </text:span><text:span text:style-name="T670">в предложении </text:span><text:span text:style-name="T669">делятся на </text:span><text:span text:style-name="T743">две</text:span><text:span text:style-name="T669"> смысловые группы:</text:span></text:p>
      <text:list xml:id="list323381404" text:style-name="L1">
        <text:list-item>
          <text:p text:style-name="P966"><text:span text:style-name="T669">главные члены предложения — подлежащее и сказуемое </text:span><text:span text:style-name="T847">(</text:span><text:span text:style-name="T873">основа</text:span><text:span text:style-name="T847"> предложения)</text:span><text:span text:style-name="T669">;</text:span></text:p>
        </text:list-item>
        <text:list-item>
          <text:p text:style-name="P967">второстепенные члены предложения — определение, дополнение и обстоятельтсво.</text:p>
        </text:list-item>
      </text:list>
      <text:p text:style-name="P115"/>
      <text:p text:style-name="P885">Подлежащее — эт<text:span text:style-name="T763">о</text:span> автор действия (существительное).</text:p>
      <text:p text:style-name="P708">Сказуемое — это действие совершенное автором (глагол).</text:p>
      <text:p text:style-name="P114"/>
      <text:p text:style-name="P886"><text:span text:style-name="T872">Дополнение — это то, на </text:span><text:span text:style-name="T871">кого </text:span><text:span text:style-name="T873">или на что</text:span><text:span text:style-name="T872"> направлено действие. </text:span><text:span text:style-name="T873">В</text:span><text:span text:style-name="T872">ыражено существительным, </text:span>перед которым может <text:span text:style-name="T873">быть</text:span> предлог или глаголом <text:span text:style-name="T873">с</text:span> частиц<text:span text:style-name="T873">ей</text:span> <text:span text:style-name="T415">to</text:span><text:span text:style-name="T509">. </text:span>Обычно стоит <text:span text:style-name="T860">во второй половине предложения, после </text:span><text:span text:style-name="T873">сказуемого</text:span><text:span text:style-name="T860">.</text:span></text:p>
      <text:p text:style-name="P114"/>
      <text:p text:style-name="P889">Обстоятельство — это слово или группа слов, отвечающая на вопросы: как? когда? </text:p>
      <text:p text:style-name="P886"><text:span text:style-name="T874">каким образом? </text:span><text:span text:style-name="T873">О</text:span><text:span text:style-name="T874">бозначает: время, место, способ или причину действия.</text:span></text:p>
      <text:p text:style-name="P114"/>
      <text:p text:style-name="P365"><text:span text:style-name="T672">В английском </text:span><text:span text:style-name="T673">языке</text:span><text:span text:style-name="T672"> не бывает предложений без подлежащего и сказуемого.</text:span></text:p>
      <text:p text:style-name="P709">Исключение составляют разговорные фразы: <text:span text:style-name="T415">nice to meet you</text:span><text:span text:style-name="T434">, come here, have fun </text:span><text:span text:style-name="T606">и пр</text:span><text:span text:style-name="T592">.</text:span></text:p>
      <text:p text:style-name="P2"/>
      <text:p text:style-name="P116"><text:span text:style-name="T733">Порядок слов в у</text:span>тведрдительны<text:span text:style-name="T733">х</text:span> и отрицательны<text:span text:style-name="T733">х</text:span> предложения<text:span text:style-name="T733">х</text:span>:</text:p>
      <text:list xml:id="list2868045831" text:style-name="L2">
        <text:list-item>
          <text:p text:style-name="P968"><text:span text:style-name="T14">подлежащее</text:span><text:span text:style-name="T1">;</text:span></text:p>
        </text:list-item>
        <text:list-item>
          <text:p text:style-name="P968"><text:span text:style-name="T24">сказуемое</text:span><text:span text:style-name="T2">;</text:span></text:p>
        </text:list-item>
        <text:list-item>
          <text:p text:style-name="P969"><text:span text:style-name="T861">дополнение</text:span>;</text:p>
        </text:list-item>
        <text:list-item>
          <text:p text:style-name="P969"><text:span text:style-name="T10">обстоятельство</text:span>.</text:p>
        </text:list-item>
      </text:list>
      <text:p text:style-name="P17"/>
      <text:p text:style-name="P18"><text:span text:style-name="T13">We</text:span> <text:span text:style-name="T23">do</text:span> <text:span text:style-name="T861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8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861">their work</text:span> <text:span text:style-name="T10">in time</text:span> — <text:span text:style-name="T22">Они не закончили работу вовремя.</text:span></text:p>
      <text:p text:style-name="P19"><text:span text:style-name="T13">I</text:span> <text:span text:style-name="T3">will</text:span><text:span text:style-name="T23"> give</text:span> <text:span text:style-name="T861">you money</text:span> — Я дам тебе деньги.</text:p>
      <text:p text:style-name="P17"/>
      <text:p text:style-name="P127"><text:span text:style-name="T733">Порядок слов в в</text:span>опросительны<text:span text:style-name="T733">х</text:span> предложения<text:span text:style-name="T733">х</text:span>:</text:p>
      <text:list xml:id="list3559071620" text:style-name="L3">
        <text:list-item>
          <text:p text:style-name="P1007"><text:span text:style-name="T38">вопросительное слово</text:span>;</text:p>
        </text:list-item>
        <text:list-item>
          <text:p text:style-name="P1007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007"><text:span text:style-name="T13">подлежащее</text:span>;</text:p>
        </text:list-item>
        <text:list-item>
          <text:p text:style-name="P1007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007"><text:span text:style-name="T8">дополнение</text:span>;</text:p>
        </text:list-item>
        <text:list-item>
          <text:p text:style-name="P1007"><text:span text:style-name="T10">обстоятельство</text:span>.</text:p>
        </text:list-item>
      </text:list>
      <text:p text:style-name="P364"/>
      <text:p text:style-name="P20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496">—</text:span> Что ты здесь делаешь?</text:p>
      <text:p text:style-name="P366"><text:span text:style-name="T4">Do</text:span><text:span text:style-name="T415"> </text:span><text:span text:style-name="T15">you</text:span><text:span text:style-name="T415"> </text:span><text:span text:style-name="T26">want</text:span><text:span text:style-name="T9"> </text:span><text:span text:style-name="T862">to live</text:span><text:span text:style-name="T9"> </text:span><text:span text:style-name="T11">in Spain</text:span><text:span text:style-name="T415">? — Ты хочешь жить в Испании?</text:span></text:p>
      <text:p text:style-name="P825"/>
      <text:p text:style-name="P825">Местоимение <text:span text:style-name="T415">I</text:span> всегда пишется с большой буквы.</text:p>
      <text:p text:style-name="P828">В английском языке всего 2 падежа: именительный и объектный. <text:s/></text:p>
      <text:p text:style-name="P828"/>
      <text:p text:style-name="P834"><text:span text:style-name="T352">В предложениях, которые используют глаголы: </text:span><text:span text:style-name="T486">like, have, enjoy, need</text:span><text:span text:style-name="T351">, </text:span><text:span text:style-name="T352">подлежащие </text:span></text:p>
      <text:p text:style-name="P834"><text:span text:style-name="T352">не переводятся на русский в именительном падеже</text:span><text:span text:style-name="T353">:</text:span></text:p>
      <text:p text:style-name="P835"/>
      <text:p text:style-name="P824">I like my job — Мне нравится моя работа (а не «Я нравится моя работа»).</text:p>
      <text:p text:style-name="P75"/>
      <text:p text:style-name="P294"/>
      <text:p text:style-name="P954">Глагол и все, что с ним связано</text:p>
      <text:p text:style-name="P294"/>
      <text:p text:style-name="P682"><text:span text:style-name="T813">С</text:span><text:span text:style-name="T497">казуемое </text:span><text:span text:style-name="T813">п</text:span><text:span text:style-name="T497">очти всегда делится на </text:span><text:span text:style-name="T743">две</text:span><text:span text:style-name="T497"> части: </text:span><text:span text:style-name="T724">на </text:span><text:span text:style-name="T497">вспомогательный </text:span><text:span text:style-name="T814">глагол </text:span><text:span text:style-name="T497">и смысловой.</text:span></text:p>
      <text:p text:style-name="P682"><text:span text:style-name="T497">Вспомогательный глагол не переводится. Он </text:span><text:span text:style-name="T498">сообщает</text:span><text:span text:style-name="T497"> о том, в каком времени нужно переводить смысловой. Смысловой глогол передает суть действия.</text:span></text:p>
      <text:p text:style-name="P682"/>
      <text:p text:style-name="P681">Смысловой глагол имеет несколько форм:</text:p>
      <text:list xml:id="list1343898914" text:style-name="L4">
        <text:list-item>
          <text:p text:style-name="P970">начальная форма (инфинитив) — форма глагола, как в словаре;</text:p>
        </text:list-item>
        <text:list-item>
          <text:p text:style-name="P970">с окончанием <text:span text:style-name="T415">-s (-es)</text:span> — в утверждениях <text:span text:style-name="T592">Present Simple</text:span> после <text:span text:style-name="T415">he/she/it</text:span>;</text:p>
        </text:list-item>
        <text:list-item>
          <text:p text:style-name="P970">с окончанием <text:span text:style-name="T415">-ing</text:span> (причастие) — в основном для образования <text:span text:style-name="T592">Present Continuous</text:span>;</text:p>
        </text:list-item>
        <text:list-item>
          <text:p text:style-name="P970">2я форма <text:span text:style-name="T737">(с окончанием </text:span><text:span text:style-name="T418">-ed</text:span><text:span text:style-name="T737">)</text:span> — для образования <text:span text:style-name="T592">Past Simple</text:span>;</text:p>
        </text:list-item>
        <text:list-item>
          <text:p text:style-name="P971">3я форма (прошедшее причастие) — для времен группы Perfect и пассивного залога.</text:p>
        </text:list-item>
      </text:list>
      <text:p text:style-name="P75"/>
      <text:p text:style-name="P265">Самыми распорстраненными являются 2 формы — инфинитив и глагол с окончанием -ing.</text:p>
      <text:p text:style-name="P265">Они входят в состав разных времен и используются в связке с модальными глаголами.</text:p>
      <text:p text:style-name="P267"/>
      <text:p text:style-name="P266">Инфинитив используется в след. ситуациях:</text:p>
      <text:list xml:id="list149330987" text:style-name="L5">
        <text:list-item>
          <text:p text:style-name="P1008">после модальных глаголов;</text:p>
        </text:list-item>
        <text:list-item>
          <text:p text:style-name="P1008">после вспомогательных глаголов в Present <text:span text:style-name="T827">Simple и </text:span>Past Simple;</text:p>
        </text:list-item>
        <text:list-item>
          <text:p text:style-name="P1008">в конструкциях going to, have to, used to, would like to.</text:p>
        </text:list-item>
      </text:list>
      <text:p text:style-name="P265"/>
      <text:p text:style-name="P266">Глагол с окончанием -ing используется:</text:p>
      <text:list xml:id="list3512416627" text:style-name="L6">
        <text:list-item>
          <text:p text:style-name="P1009">во временах группы Continuous;</text:p>
        </text:list-item>
        <text:list-item>
          <text:p text:style-name="P1010">в форме герундия.</text:p>
        </text:list-item>
      </text:list>
      <text:p text:style-name="P76"/>
      <text:p text:style-name="P268">Глагол с окончанием -ing грамматически является существительным.</text:p>
      <text:p text:style-name="P76"/>
      <text:p text:style-name="P7"><text:span text:style-name="T739">Настоящее.</text:span> Present</text:p>
      <text:p text:style-name="P262"/>
      <text:p text:style-name="P262">Present Simple (я делаю это сейчас):</text:p>
      <text:p text:style-name="P78">I live in Spain — Я живу в испании (факт).</text:p>
      <text:p text:style-name="P263"/>
      <text:p text:style-name="P262">Present Continuous (я делаю это прямо сейчас):</text:p>
      <text:p text:style-name="P32">I am reading a book — Я читаю книгу (именно сейчас).</text:p>
      <text:p text:style-name="P264"/>
      <text:p text:style-name="P262">Present Perfect (я сделал это ранее, но именно сейчас это важно):</text:p>
      <text:p text:style-name="P77">I have lost the keys — Я потерял ключи (результат).</text:p>
      <text:p text:style-name="P77"/>
      <text:p text:style-name="P262">Present Perfect <text:span text:style-name="T738">Continuous (я делаю это уже какое-то время):</text:span></text:p>
      <text:p text:style-name="P367"><text:span text:style-name="T416">I have been reading for 2 hours — </text:span><text:span text:style-name="T459">Я читаю уже 2 часа</text:span></text:p>
      <text:p text:style-name="P95"/>
      <text:p text:style-name="P18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03"/>
      <text:p text:style-name="P8">Present Simple</text:p>
      <text:p text:style-name="P297"/>
      <text:p text:style-name="P117">Используется чтобы:</text:p>
      <text:list xml:id="list3811805415" text:style-name="L7">
        <text:list-item>
          <text:p text:style-name="P1039">сообщить факты настоящего, описать текущую реальность;</text:p>
        </text:list-item>
        <text:list-item>
          <text:p text:style-name="P1039">говорить о событиях, которые происходят с какой-то регулярностью.</text:p>
        </text:list-item>
      </text:list>
      <text:p text:style-name="P152"><text:soft-page-break/>В утверждениях глагол используется в 2х вариантах:</text:p>
      <text:list xml:id="list1384298678" text:style-name="L8">
        <text:list-item>
          <text:p text:style-name="P1041">без изменений, если подлежащее в первом лице или множеств<text:span text:style-name="T724">ен.</text:span> числе <text:span text:style-name="T415">(</text:span><text:span text:style-name="T419">I</text:span><text:span text:style-name="T415">, </text:span><text:span text:style-name="T419">you</text:span><text:span text:style-name="T415">, </text:span><text:span text:style-name="T419">we,</text:span><text:span text:style-name="T415"> </text:span><text:span text:style-name="T419">they</text:span><text:span text:style-name="T415">)</text:span>;</text:p>
        </text:list-item>
        <text:list-item>
          <text:p text:style-name="P1041"><text:span text:style-name="T499">с окончанием </text:span><text:span text:style-name="T420">-s </text:span><text:span text:style-name="T421">(-es)</text:span><text:span text:style-name="T499">, если подлежащ</text:span><text:span text:style-name="T689">ее</text:span><text:span text:style-name="T499"> в третьем лице, единств</text:span><text:span text:style-name="T690">ен</text:span><text:span text:style-name="T724">ном</text:span><text:span text:style-name="T499"> числе </text:span><text:span text:style-name="T420">(</text:span><text:span text:style-name="T419">he</text:span><text:span text:style-name="T420">, </text:span><text:span text:style-name="T419">she</text:span><text:span text:style-name="T420">, </text:span><text:span text:style-name="T419">it</text:span><text:span text:style-name="T420">)</text:span></text:p>
        </text:list-item>
      </text:list>
      <text:p text:style-name="P857"/>
      <text:p text:style-name="P721"><text:span text:style-name="T747">I </text:span><text:span text:style-name="T29">live</text:span><text:span text:style-name="T747"> in New York — Я живу в Нью Йорке.</text:span></text:p>
      <text:p text:style-name="P723"><text:span text:style-name="T747">Peter </text:span><text:span text:style-name="T29">work</text:span><text:span text:style-name="T30">s</text:span><text:span text:style-name="T747"> in New York — Питер работает в Нью Йорке;</text:span></text:p>
      <text:p text:style-name="P119"/>
      <text:p text:style-name="P118">Окончание <text:span text:style-name="T415">-es</text:span> ставится, если глагол заканчивается: на гласную букву, </text:p>
      <text:p text:style-name="P120">на шипящий звук <text:span text:style-name="T415">(sh, ch)</text:span> <text:span text:style-name="T671">или</text:span> на букву <text:span text:style-name="T415">s/x</text:span>:</text:p>
      <text:list xml:id="list360582049" text:style-name="L9">
        <text:list-item>
          <text:p text:style-name="P1043"><text:span text:style-name="T501">go — </text:span>goes;</text:p>
        </text:list-item>
        <text:list-item>
          <text:p text:style-name="P1043"><text:span text:style-name="T501">teach — </text:span>teaches;</text:p>
        </text:list-item>
        <text:list-item>
          <text:p text:style-name="P1042"><text:span text:style-name="T501">mix — </text:span><text:span text:style-name="T500">mixes.</text:span></text:p>
        </text:list-item>
      </text:list>
      <text:p text:style-name="P297"/>
      <text:p text:style-name="P122">Если глагол заканчивается на букву y, перед которой согласная, то вместо y </text:p>
      <text:p text:style-name="P121">пишется <text:span text:style-name="T415">i</text:span> <text:span text:style-name="T502">(помимо добавления </text:span><text:span text:style-name="T422">-es</text:span><text:span text:style-name="T502">)</text:span>:</text:p>
      <text:list xml:id="list2302656101" text:style-name="L10">
        <text:list-item>
          <text:p text:style-name="P1044">fly — flies; </text:p>
        </text:list-item>
        <text:list-item>
          <text:p text:style-name="P1044">cry — cries.</text:p>
        </text:list-item>
      </text:list>
      <text:p text:style-name="P297"/>
      <text:p text:style-name="P372"><text:span text:style-name="T593">П</text:span><text:span text:style-name="T594">еред сказуемым часто </text:span><text:span text:style-name="T596">стоят</text:span><text:span text:style-name="T594"> маячки времени </text:span><text:span text:style-name="T600">(</text:span><text:span text:style-name="T594">наречия частности</text:span><text:span text:style-name="T600">)</text:span><text:span text:style-name="T595">:</text:span></text:p>
      <text:list xml:id="list3177592004" text:style-name="L11">
        <text:list-item>
          <text:p text:style-name="P1040">always - <text:span text:style-name="T499">всегда</text:span>;</text:p>
        </text:list-item>
        <text:list-item>
          <text:p text:style-name="P1040">usually - <text:span text:style-name="T499">обычно</text:span>;</text:p>
        </text:list-item>
        <text:list-item>
          <text:p text:style-name="P1040">often - <text:span text:style-name="T499">часто</text:span>;</text:p>
        </text:list-item>
        <text:list-item>
          <text:p text:style-name="P1040">sometimes - <text:span text:style-name="T499">иногда</text:span>;</text:p>
        </text:list-item>
        <text:list-item>
          <text:p text:style-name="P1040">never — <text:span text:style-name="T499">никогда</text:span>.</text:p>
        </text:list-item>
      </text:list>
      <text:p text:style-name="P21"/>
      <text:p text:style-name="P298"><text:span text:style-name="T415">I </text:span><text:span text:style-name="T485">always</text:span><text:span text:style-name="T415"> wash my hands before eating — Я всегда мою руки перед едой.</text:span></text:p>
      <text:p text:style-name="P297"/>
      <text:p text:style-name="P3">Отрицания в Present Simple</text:p>
      <text:p text:style-name="P3"/>
      <text:p text:style-name="P370"><text:span text:style-name="T506">Использу</text:span><text:span text:style-name="T507">ю</text:span><text:span text:style-name="T506">тся чтобы сказать о том, что что-либо:</text:span></text:p>
      <text:list xml:id="list2836257034" text:style-name="L12">
        <text:list-item>
          <text:p text:style-name="P1045">не является фактом настоящего <text:span text:style-name="T690">или истиной</text:span>;</text:p>
        </text:list-item>
        <text:list-item>
          <text:p text:style-name="P1045">не происходит с какой-то регулярностью.</text:p>
        </text:list-item>
      </text:list>
      <text:p text:style-name="P363"/>
      <text:p text:style-name="P362">За отрицание отвечает частица <text:span text:style-name="T415">not</text:span>, которая идет в паре со вспомогательным глаголом <text:span text:style-name="T415">do</text:span>.</text:p>
      <text:p text:style-name="P362">Если подлежащее <text:span text:style-name="T415">he/she/it</text:span>, то испольузется <text:span text:style-name="T415">does</text:span>. <text:span text:style-name="T668">Смысловой глагол без изменений.</text:span></text:p>
      <text:p text:style-name="P361"/>
      <text:p text:style-name="P85">People <text:span text:style-name="T3">do </text:span><text:span text:style-name="T43">not</text:span> <text:span text:style-name="T23">live</text:span> in space — Люди не живут в космосе.</text:p>
      <text:p text:style-name="P85">Water <text:span text:style-name="T3">does </text:span><text:span text:style-name="T43">not</text:span> <text:span text:style-name="T23">boil</text:span> at 50 degrees Celsius — Вода не кипит при 50 грудусах.</text:p>
      <text:p text:style-name="P85"/>
      <text:p text:style-name="P772"><text:span text:style-name="T504">Практически всегда </text:span><text:span text:style-name="T461">do/</text:span><text:span text:style-name="T462">does</text:span><text:span text:style-name="T461"> not</text:span><text:span text:style-name="T504"> использу</text:span><text:span text:style-name="T505">е</text:span><text:span text:style-name="T504">тся в сокращении: </text:span></text:p>
      <text:p text:style-name="P86">We don`t drink whisky — Мы не пьем виски. <text:span text:style-name="T811">He doesn`t drink tea — Он не пьет чай.</text:span></text:p>
      <text:p text:style-name="P200"/>
      <text:p text:style-name="P200">Вопросы в Present Simple</text:p>
      <text:p text:style-name="P86"/>
      <text:p text:style-name="P162">Используюся чтобы:</text:p>
      <text:list xml:id="list1272615902" text:style-name="L13">
        <text:list-item>
          <text:p text:style-name="P1018">узнать о фактах настоящего;</text:p>
        </text:list-item>
        <text:list-item>
          <text:p text:style-name="P1018">о событиях, которые происходят с какой-то регулярностью.</text:p>
        </text:list-item>
      </text:list>
      <text:p text:style-name="P161"/>
      <text:p text:style-name="P161"><text:soft-page-break/>Вопрос задается с помощью вспомогательного глагола <text:span text:style-name="T415">do/</text:span><text:span text:style-name="T423">does</text:span>, который ставится перед подлежащим. Смысловой глагол без изменений (в начальной форме).</text:p>
      <text:p text:style-name="P860"/>
      <text:p text:style-name="P368"><text:span text:style-name="T5">Do</text:span><text:span text:style-name="T503"> you </text:span><text:span text:style-name="T28">like</text:span><text:span text:style-name="T503"> action movies? </text:span><text:span text:style-name="T447">— </text:span><text:span text:style-name="T503">Тебе нравятся экшен фильмы? </text:span></text:p>
      <text:p text:style-name="P60"><text:span text:style-name="T693">What books </text:span><text:span text:style-name="T6">do</text:span><text:span text:style-name="T693"> you </text:span><text:span text:style-name="T32">read</text:span><text:span text:style-name="T693">? </text:span><text:span text:style-name="T704">—</text:span><text:span text:style-name="T693"> Какие книги тебе нравятся?</text:span></text:p>
      <text:p text:style-name="P93"/>
      <text:p text:style-name="P194">Present Continuous</text:p>
      <text:p text:style-name="P163"/>
      <text:p text:style-name="P163">Указывает на событие, происходящее именно сейчас и которое еще не закончилось.</text:p>
      <text:p text:style-name="P167">Состоит из связки вспомогательного глагола <text:span text:style-name="T415">be</text:span> и смыслового с окончанием <text:span text:style-name="T415">-ing</text:span>:</text:p>
      <text:p text:style-name="P164"/>
      <text:p text:style-name="P87">She <text:span text:style-name="T674">is</text:span> driv<text:span text:style-name="T674">ing</text:span> to work. <text:span text:style-name="T723">—</text:span> Она (сейчас) едет на работу.</text:p>
      <text:p text:style-name="P89">You <text:span text:style-name="T674">are</text:span> do<text:span text:style-name="T674">ing</text:span> great! <text:span text:style-name="T723">—</text:span> У тебя отлично получается!</text:p>
      <text:p text:style-name="P163"/>
      <text:p text:style-name="P384"><text:span text:style-name="T510">Если глагол заканчивается на </text:span><text:span text:style-name="T453">-e</text:span><text:span text:style-name="T510">, то при добавлении </text:span><text:span text:style-name="T453">-ing</text:span><text:span text:style-name="T510"> она выпадает: </text:span><text:span text:style-name="T453">make → making.</text:span></text:p>
      <text:p text:style-name="P166">Если глагол заканчивается на <text:span text:style-name="T415">-ie</text:span>, то при добавлении <text:span text:style-name="T415">-ing</text:span> оно меняется на <text:span text:style-name="T415">-y</text:span>: <text:span text:style-name="T415">lie → lying. </text:span></text:p>
      <text:p text:style-name="P88"/>
      <text:p text:style-name="P166">Если глагол из 1 слога, с одной гласной буквой, после которой солгасная, то при </text:p>
      <text:p text:style-name="P384"><text:span text:style-name="T510">добавлении </text:span><text:span text:style-name="T453">-ing</text:span><text:span text:style-name="T510"> согласная удваивается: </text:span><text:span text:style-name="T453">hit → hitting, sit → sitting.</text:span></text:p>
      <text:p text:style-name="P165"/>
      <text:p text:style-name="P385"><text:span text:style-name="T510">В </text:span><text:span text:style-name="T503">окончании </text:span><text:span text:style-name="T446">-ing</text:span><text:span text:style-name="T503"> буква </text:span><text:span text:style-name="T446">g</text:span><text:span text:style-name="T503"> не произносится. Сочетание </text:span><text:span text:style-name="T446">ng</text:span><text:span text:style-name="T503"> образет необычный звук, которого нет в русском языке — носовой </text:span><text:span text:style-name="T446">n</text:span><text:span text:style-name="T503"> (при произнесении пускается воздух через нос).</text:span></text:p>
      <text:p text:style-name="P167"/>
      <text:p text:style-name="P168"><text:span text:style-name="T728">Слова-м</text:span>аячки Present Continuous:</text:p>
      <text:list xml:id="list3700747542" text:style-name="L14">
        <text:list-item>
          <text:p text:style-name="P1019">look — смотри;</text:p>
        </text:list-item>
        <text:list-item>
          <text:p text:style-name="P1019">now — сейчас (обычно стоит в конце);</text:p>
        </text:list-item>
        <text:list-item>
          <text:p text:style-name="P1019">at the moment — в этот момент (обычно в конце).</text:p>
        </text:list-item>
      </text:list>
      <text:p text:style-name="P165"/>
      <text:p text:style-name="P89">I am working right <text:span text:style-name="T674">now</text:span>. — Прямо сейчас я работаю.</text:p>
      <text:p text:style-name="P89"><text:span text:style-name="T674">Look</text:span> out of the window! It`s raining. — Посмотри в окно. Идет дождь.</text:p>
      <text:p text:style-name="P169"/>
      <text:p text:style-name="P193">Отрицания в Present Continuous</text:p>
      <text:p text:style-name="P193"/>
      <text:p text:style-name="P170">Используется чтобы сказать, что что-то не происходит именно сейчас.</text:p>
      <text:p text:style-name="P170">Для этого к глаголу <text:span text:style-name="T415">be</text:span> добавляется частица <text:span text:style-name="T415">not</text:span>.</text:p>
      <text:p text:style-name="P170"/>
      <text:p text:style-name="P90">I`m not listening to you. <text:span text:style-name="T725">—</text:span> Я не слушаю тебя.</text:p>
      <text:p text:style-name="P90">He isn`t cleaning the carpet. <text:span text:style-name="T725">—</text:span> Он не чистит ковер.</text:p>
      <text:p text:style-name="P90"/>
      <text:p text:style-name="P197">Вопросы в Present Continuous</text:p>
      <text:p text:style-name="P91"/>
      <text:p text:style-name="P964">Здесь использ<text:span text:style-name="T727">уются</text:span> теже правила, что при составлении вопросов в </text:p>
      <text:p text:style-name="P965">Present Simple с глаголом <text:span text:style-name="T415">be</text:span>:</text:p>
      <text:p text:style-name="P91">Am I listening? <text:span text:style-name="T725">—</text:span> Я слушаю?</text:p>
      <text:p text:style-name="P91">Are you playing? Yes, I am. <text:span text:style-name="T725">—</text:span> Ты играешь? Да.</text:p>
      <text:p text:style-name="P91">Where is he going? <text:span text:style-name="T725">—</text:span> Куда он идет?</text:p>
      <text:p text:style-name="P92">What book is she reading? <text:span text:style-name="T725">— </text:span>Какую книгу она читает? <text:span text:style-name="T726">(сейчас)</text:span></text:p>
      <text:p text:style-name="P92"/>
      <text:p text:style-name="P208"/>
      <text:p text:style-name="P963"><text:span text:style-name="T534">Глаголы, которые не использ</text:span><text:span text:style-name="T537">уются</text:span><text:span text:style-name="T534"> в </text:span><text:span text:style-name="T535">Continuous</text:span></text:p>
      <text:p text:style-name="P195"/>
      <text:p text:style-name="P171">Это глаголы, обозначающие состояние, которое не меняется под дейсвтием момента.</text:p>
      <text:p text:style-name="P871"><text:span text:style-name="T515">Как правило это </text:span><text:span text:style-name="T516">описание</text:span><text:span text:style-name="T515"> чувств или мыслей. </text:span></text:p>
      <text:p text:style-name="P172"/>
      <text:p text:style-name="P873"><text:span text:style-name="T51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532">(могут </text:span><text:span text:style-name="T533">встречаться </text:span><text:span text:style-name="T532">с </text:span><text:span text:style-name="T466">-ing </text:span><text:span text:style-name="T532">в форме герундия)</text:span><text:span text:style-name="T516">:</text:span></text:p>
      <text:p text:style-name="P173"/>
      <text:p text:style-name="P174">Глаголы восприятия:</text:p>
      <text:list xml:id="list923343880" text:style-name="L15">
        <text:list-item>
          <text:p text:style-name="P1020">see — видеть;</text:p>
        </text:list-item>
        <text:list-item>
          <text:p text:style-name="P1020">hear — слышать;</text:p>
        </text:list-item>
        <text:list-item>
          <text:p text:style-name="P1020">feel — чувствовать;</text:p>
        </text:list-item>
        <text:list-item>
          <text:p text:style-name="P1020">taste — чувствовать вкус (пробовать);</text:p>
        </text:list-item>
        <text:list-item>
          <text:p text:style-name="P1020">smell — чувствовать запах (нюхать).</text:p>
        </text:list-item>
      </text:list>
      <text:p text:style-name="P173"/>
      <text:p text:style-name="P174">Глаголы для выражения мнения:</text:p>
      <text:list xml:id="list3690555907" text:style-name="L16">
        <text:list-item>
          <text:p text:style-name="P1021">belive — верить;</text:p>
        </text:list-item>
        <text:list-item>
          <text:p text:style-name="P1021">doubt — сомневаться;</text:p>
        </text:list-item>
        <text:list-item>
          <text:p text:style-name="P1021">think — думать.</text:p>
        </text:list-item>
      </text:list>
      <text:p text:style-name="P175"/>
      <text:p text:style-name="P174">Глаголы, показывающие состояние мыслей:</text:p>
      <text:list xml:id="list1785877118" text:style-name="L17">
        <text:list-item>
          <text:p text:style-name="P1022">forget — забывать;</text:p>
        </text:list-item>
        <text:list-item>
          <text:p text:style-name="P1022">imagine — представлять;</text:p>
        </text:list-item>
        <text:list-item>
          <text:p text:style-name="P1022">know — знать;</text:p>
        </text:list-item>
        <text:list-item>
          <text:p text:style-name="P1022">understand — понимать.</text:p>
        </text:list-item>
      </text:list>
      <text:p text:style-name="P173"/>
      <text:p text:style-name="P176">Глаголы, указывающие на эмоции и желания:</text:p>
      <text:list xml:id="list1718010369" text:style-name="L18">
        <text:list-item>
          <text:p text:style-name="P1023">love — любить;</text:p>
        </text:list-item>
        <text:list-item>
          <text:p text:style-name="P1023">like — нравиться;</text:p>
        </text:list-item>
        <text:list-item>
          <text:p text:style-name="P1023">hate — ненавидеть;</text:p>
        </text:list-item>
        <text:list-item>
          <text:p text:style-name="P1023">hope — надеяться;</text:p>
        </text:list-item>
        <text:list-item>
          <text:p text:style-name="P1023">want — хотеть;</text:p>
        </text:list-item>
        <text:list-item>
          <text:p text:style-name="P1023">wish — желать.</text:p>
        </text:list-item>
      </text:list>
      <text:p text:style-name="P177"/>
      <text:p text:style-name="P176">Другие глаголы:</text:p>
      <text:list xml:id="list103876736" text:style-name="L19">
        <text:list-item>
          <text:p text:style-name="P1024">look — выглядеть;</text:p>
        </text:list-item>
        <text:list-item>
          <text:p text:style-name="P1024">have — иметь.</text:p>
        </text:list-item>
      </text:list>
      <text:p text:style-name="P177"/>
      <text:p text:style-name="P96">I think Amy is a strange girl. - Я думаю, Эмми странная девушка.</text:p>
      <text:p text:style-name="P96">Do you know this man? - Вы знаете этого мужчину?</text:p>
      <text:p text:style-name="P96">You look great! - Ты выглядишь отлично!</text:p>
      <text:p text:style-name="P198"/>
      <text:p text:style-name="P198">Present Perfect</text:p>
      <text:p text:style-name="P178"/>
      <text:p text:style-name="P386"><text:span text:style-name="T523">У</text:span><text:span text:style-name="T519">казывает на дейсвтие совершенное когда-то в прошлом, но подчеркивает, что результат важен сейчас </text:span><text:span text:style-name="T520">(т. е. к какому результату в итоге это привело)</text:span><text:span text:style-name="T519">.</text:span></text:p>
      <text:p text:style-name="P179"/>
      <text:p text:style-name="P866"><text:span text:style-name="T519">С</text:span><text:span text:style-name="T522">остоит и</text:span><text:span text:style-name="T524">з </text:span><text:span text:style-name="T525">2х частей:</text:span><text:span text:style-name="T522"> вспомогат</text:span><text:span text:style-name="T525">ельного</text:span><text:span text:style-name="T522"> глагола </text:span><text:span text:style-name="T463">have</text:span><text:span text:style-name="T522"> и смыслового глагола </text:span></text:p>
      <text:p text:style-name="P866"><text:span text:style-name="T522">в 3й форме (</text:span><text:span text:style-name="T531">передает значение</text:span><text:span text:style-name="T526"> «сделанный»</text:span><text:span text:style-name="T522">).</text:span></text:p>
      <text:p text:style-name="P386"><text:soft-page-break/><text:span text:style-name="T519">На русский язык Present Perfect переводится в прошлом </text:span><text:span text:style-name="T521">(иногда настоящ</text:span><text:span text:style-name="T523">и</text:span><text:span text:style-name="T521">м, </text:span><text:span text:style-name="T523">для удобства</text:span><text:span text:style-name="T521">)</text:span><text:span text:style-name="T519">, </text:span></text:p>
      <text:p text:style-name="P180">а в английском принадлежит к катергории настоящих времен.</text:p>
      <text:p text:style-name="P180"/>
      <text:p text:style-name="P22"><text:span text:style-name="T698">I </text:span><text:span text:style-name="T705">have</text:span><text:span text:style-name="T693"> already </text:span><text:span text:style-name="T705">seen</text:span><text:span text:style-name="T693"> this movie. </text:span><text:span text:style-name="T699">—</text:span><text:span text:style-name="T693"> Я уже видел этот фильм (просмотрел, т. е. опыт).</text:span></text:p>
      <text:p text:style-name="P22"><text:span text:style-name="T693">You </text:span><text:span text:style-name="T705">have</text:span><text:span text:style-name="T693"> </text:span><text:span text:style-name="T705">broken</text:span><text:span text:style-name="T693"> the vase. </text:span><text:span text:style-name="T699">— </text:span><text:span text:style-name="T693">Ты разбил вазу. (есть очевидный результат, кот. случился ранее) </text:span></text:p>
      <text:p text:style-name="P23"><text:span text:style-name="T700">It`s the fitst time I </text:span><text:span text:style-name="T706">have</text:span><text:span text:style-name="T700"> </text:span><text:span text:style-name="T706">driven</text:span><text:span text:style-name="T700"> a car — Это впервые, когда я веду машину. (в настоящем)</text:span></text:p>
      <text:p text:style-name="P187"/>
      <text:p text:style-name="P188">Как проявляется результат:</text:p>
      <text:list xml:id="list1147212283" text:style-name="L20">
        <text:list-item>
          <text:p text:style-name="P1047"><text:span text:style-name="T539">это </text:span><text:span text:style-name="T538">очевидные изменения;</text:span></text:p>
        </text:list-item>
        <text:list-item>
          <text:p text:style-name="P1046"><text:span text:style-name="T520">полученный </text:span><text:span text:style-name="T524">ранее</text:span><text:span text:style-name="T520"> опыт или впечатления;</text:span></text:p>
        </text:list-item>
        <text:list-item>
          <text:p text:style-name="P1025">недавно произошедшие события или новая информация.</text:p>
        </text:list-item>
      </text:list>
      <text:p text:style-name="P181"/>
      <text:p text:style-name="P181">Также Present Perfect используют, если что-то произошло впервые:</text:p>
      <text:p text:style-name="P94">It`s the first time something has happend. - Этой первый раз, когда что-то произошло.</text:p>
      <text:p text:style-name="P94">(вместо first можно указать любое порядковое число: second, third)</text:p>
      <text:p text:style-name="P181">Present Perferct — яркий пример того, что нельзя переводить английские </text:p>
      <text:p text:style-name="P139"><text:span text:style-name="T697">предложения слово в слово: </text:span><text:span text:style-name="T469">I have done. </text:span><text:span text:style-name="T464">—</text:span><text:span text:style-name="T469"> Я сделал (</text:span><text:span text:style-name="T483">досл. </text:span><text:span text:style-name="T469">Я имею сделанным).</text:span></text:p>
      <text:p text:style-name="P259"/>
      <text:p text:style-name="P260">Есть 2 варианта образования 3й формы глагола:</text:p>
      <text:list xml:id="list1570001424" text:style-name="L21">
        <text:list-item>
          <text:p text:style-name="P1029">если глагол правильный, то добавляем к его начальной форме окончание <text:span text:style-name="T415">-ed</text:span>;</text:p>
        </text:list-item>
        <text:list-item>
          <text:p text:style-name="P1029">если неправильный, то находим в таблице неправильных глаголов.</text:p>
        </text:list-item>
      </text:list>
      <text:p text:style-name="P209"/>
      <text:p text:style-name="P704"><text:span text:style-name="T540">Н</text:span><text:span text:style-name="T541">еправильны</text:span><text:span text:style-name="T540">й</text:span><text:span text:style-name="T541"> глагол </text:span><text:span text:style-name="T540">это </text:span><text:span text:style-name="T541">тот, который во 2й или 3й форме </text:span><text:span text:style-name="T555">записывается</text:span><text:span text:style-name="T541"> </text:span><text:span text:style-name="T555">по особенному</text:span><text:span text:style-name="T541">. </text:span></text:p>
      <text:p text:style-name="P210">Самые популярные неправильные глаголы нужно заучить (см. таблицу ниже).</text:p>
      <text:p text:style-name="P209"/>
      <text:p text:style-name="P212">Слова-маячки Present Perfect:</text:p>
      <text:list xml:id="list161463857" text:style-name="L22">
        <text:list-item>
          <text:p text:style-name="P1030">just — только что;</text:p>
        </text:list-item>
        <text:list-item>
          <text:p text:style-name="P1030">already — уже;</text:p>
        </text:list-item>
        <text:list-item>
          <text:p text:style-name="P1030">yet — еще не;</text:p>
        </text:list-item>
      </text:list>
      <text:p text:style-name="P214"/>
      <text:p text:style-name="P705"><text:span text:style-name="T470">Just</text:span><text:span text:style-name="T542"> и </text:span><text:span text:style-name="T470">already</text:span><text:span text:style-name="T542"> используются в утверждениях. </text:span><text:span text:style-name="T470">Yet</text:span><text:span text:style-name="T542"> — в вопросах и отрицаниях</text:span><text:span text:style-name="T543">. </text:span></text:p>
      <text:p text:style-name="P854"><text:span text:style-name="T543">(</text:span><text:span text:style-name="T484">already</text:span><text:span text:style-name="T590"> также </text:span><text:span text:style-name="T589">иногда можно встретить</text:span><text:span text:style-name="T590"> в вопросах).</text:span></text:p>
      <text:p text:style-name="P216"/>
      <text:p text:style-name="P215">Место <text:span text:style-name="T415">just</text:span>, <text:span text:style-name="T415">already</text:span> в предложении — между <text:span text:style-name="T415">have</text:span> и 3й формой глагола. </text:p>
      <text:p text:style-name="P215">Слово <text:span text:style-name="T415">yet</text:span> стоит <text:span text:style-name="T812">всегда </text:span>в конце предложения.</text:p>
      <text:p text:style-name="P213"/>
      <text:p text:style-name="P97">I have <text:span text:style-name="T674">just</text:span> eaten a sandwich. <text:span text:style-name="T729">—</text:span> Я только что съел бутерброд.</text:p>
      <text:p text:style-name="P97">We have n<text:span text:style-name="T732">o</text:span>t finished <text:span text:style-name="T674">yet</text:span>. <text:span text:style-name="T729">—</text:span> Мы еще не закончили.</text:p>
      <text:p text:style-name="P211"/>
      <text:p text:style-name="P217">Другие указатели времени:</text:p>
      <text:list xml:id="list136204222" text:style-name="L23">
        <text:list-item>
          <text:p text:style-name="P1031">ever — когда либо;</text:p>
        </text:list-item>
        <text:list-item>
          <text:p text:style-name="P1031">never — никогда;</text:p>
        </text:list-item>
        <text:list-item>
          <text:p text:style-name="P1031">recently — в последнее время;</text:p>
        </text:list-item>
        <text:list-item>
          <text:p text:style-name="P1031">these days — в последние дни;</text:p>
        </text:list-item>
        <text:list-item>
          <text:p text:style-name="P1031">словосочетание с this (this mornig, this week).</text:p>
        </text:list-item>
      </text:list>
      <text:p text:style-name="P216"/>
      <text:p text:style-name="P216">Место <text:span text:style-name="T415">ever</text:span>, <text:span text:style-name="T415">never</text:span> — перед 3й формой глагола, <text:span text:style-name="T731">а</text:span> <text:span text:style-name="T415">recently</text:span>, <text:span text:style-name="T415">these days</text:span> и </text:p>
      <text:p text:style-name="P216">словосочетания с <text:span text:style-name="T415">this</text:span> — в конце предложения.</text:p>
      <text:p text:style-name="P216"/>
      <text:p text:style-name="P98">I <text:span text:style-name="T732">ha</text:span>ve <text:span text:style-name="T674">never</text:span> been to New York. <text:span text:style-name="T730">— </text:span>Я никогда не был в Нью Йорке.</text:p>
      <text:p text:style-name="P98"><text:soft-page-break/>I <text:span text:style-name="T732">ha</text:span>ve worked a lot <text:span text:style-name="T674">these days</text:span>. <text:span text:style-name="T730">—</text:span> Я много работал в эти дни.</text:p>
      <text:p text:style-name="P218"/>
      <text:p text:style-name="P206">Отрицания в Present Perfect</text:p>
      <text:p text:style-name="P219"/>
      <text:p text:style-name="P220">Используются, когда хотят сказать:</text:p>
      <text:list xml:id="list3754893905" text:style-name="L24">
        <text:list-item>
          <text:p text:style-name="P1032">об отсутствии ожидаемого результата;</text:p>
        </text:list-item>
        <text:list-item>
          <text:p text:style-name="P1032">о том, чего автор никогда не делал или не испытывал.</text:p>
        </text:list-item>
      </text:list>
      <text:p text:style-name="P219"/>
      <text:p text:style-name="P219">Для этого ставится частица <text:span text:style-name="T415">not</text:span> после вспомогательного глагола <text:span text:style-name="T415">have</text:span>.</text:p>
      <text:p text:style-name="P219"/>
      <text:p text:style-name="P219">Также отрицательным считается предложение со словом <text:span text:style-name="T415">never</text:span>, которое передает отрицательный контекст.</text:p>
      <text:p text:style-name="P219"/>
      <text:p text:style-name="P706"><text:span text:style-name="T544">В </text:span><text:span text:style-name="T538">отрицаниях почти всегда используется сокращенная форма глагола — </text:span><text:span text:style-name="T469">haven`t</text:span><text:span text:style-name="T538">.</text:span></text:p>
      <text:p text:style-name="P707"><text:span text:style-name="T556">Сокращени</text:span><text:span text:style-name="T588">е</text:span><text:span text:style-name="T556"> </text:span><text:span text:style-name="T472">`ve not</text:span><text:span text:style-name="T556"> не используется.</text:span></text:p>
      <text:p text:style-name="P99">I have<text:span text:style-name="T350">n</text:span><text:span text:style-name="T354">`</text:span><text:span text:style-name="T350">t</text:span> expected that. <text:span text:style-name="T730">—</text:span> Я этого не ожидал.</text:p>
      <text:p text:style-name="P99">I<text:span text:style-name="T732">`</text:span>ve <text:span text:style-name="T350">never</text:span> seen this movie before. <text:span text:style-name="T730">— </text:span>Я до этого не видел этот фильм. </text:p>
      <text:p text:style-name="P205"/>
      <text:p text:style-name="P205">Вопросы в Present Perfect</text:p>
      <text:p text:style-name="P100"/>
      <text:p text:style-name="P222">Используются, если хоят узнать:</text:p>
      <text:list xml:id="list41552823" text:style-name="L25">
        <text:list-item>
          <text:p text:style-name="P1033">сделано ли дело к этом моменту, каким образом оно сделано;</text:p>
        </text:list-item>
        <text:list-item>
          <text:p text:style-name="P1058"><text:span text:style-name="T556">имеет ли человек определенный опыт </text:span><text:span text:style-name="T554">или совершил ли он </text:span><text:span text:style-name="T557">нужное</text:span><text:span text:style-name="T554"> действие</text:span><text:span text:style-name="T556">;</text:span></text:p>
        </text:list-item>
      </text:list>
      <text:p text:style-name="P221"/>
      <text:p text:style-name="P707">Для этого используется уже знакомая схема. Глагол <text:span text:style-name="T415">have</text:span> ставится перед по<text:span text:style-name="T736">д</text:span>л<text:span text:style-name="T736">е</text:span>ж<text:span text:style-name="T736">а</text:span>щим.</text:p>
      <text:p text:style-name="P707"/>
      <text:p text:style-name="P101">Why have you done it? <text:span text:style-name="T730">—</text:span> Зачем ты это сделал?</text:p>
      <text:p text:style-name="P853"><text:span text:style-name="T480">Ha</text:span><text:span text:style-name="T481">s</text:span><text:span text:style-name="T480"> </text:span><text:span text:style-name="T481">he</text:span><text:span text:style-name="T480"> ever been to Rome? </text:span><text:span text:style-name="T482">—</text:span><text:span text:style-name="T480"> </text:span><text:span text:style-name="T481">Он</text:span><text:span text:style-name="T480"> бывал в Риме?</text:span></text:p>
      <text:p text:style-name="P101"/>
      <text:p text:style-name="P196">Present Perfect Continuous</text:p>
      <text:p text:style-name="P223"/>
      <text:p text:style-name="P225">Для того, чтобы использовать, нужно чтобы совпало сразу несколько условий:</text:p>
      <text:list xml:id="list1690922471" text:style-name="L26">
        <text:list-item>
          <text:p text:style-name="P1059"><text:span text:style-name="T545">действие не закончено либо закончено не</text:span><text:span text:style-name="T549">давно</text:span><text:span text:style-name="T545">;</text:span></text:p>
        </text:list-item>
        <text:list-item>
          <text:p text:style-name="P1059"><text:span text:style-name="T545">известн</text:span><text:span text:style-name="T549">а его продолжительность </text:span><text:span text:style-name="T563">(обычно из контекста предложения)</text:span><text:span text:style-name="T549">.</text:span></text:p>
        </text:list-item>
      </text:list>
      <text:p text:style-name="P224"/>
      <text:p text:style-name="P229">Схема состоит из 3х частей: вспомогательного глагола <text:span text:style-name="T415">have</text:span>, слова <text:span text:style-name="T415">been</text:span> <text:span text:style-name="T816">(особая форма </text:span></text:p>
      <text:p text:style-name="P229"><text:span text:style-name="T816">глагола </text:span><text:span text:style-name="T435">be</text:span><text:span text:style-name="T816">) </text:span>и смыслового глагола с окончанием <text:span text:style-name="T415">-ing</text:span>. </text:p>
      <text:p text:style-name="P227"/>
      <text:p text:style-name="P718"><text:span text:style-name="T538">На русский </text:span><text:span text:style-name="T547">язык </text:span><text:span text:style-name="T528">Present Perfect Continuous</text:span><text:span text:style-name="T536"> </text:span><text:span text:style-name="T538">переводится настоящим временем</text:span></text:p>
      <text:p text:style-name="P710"><text:span text:style-name="T546">(редко в прошлом). </text:span><text:span text:style-name="T547">При этом все 3 части </text:span><text:span text:style-name="T548">переводятся</text:span><text:span text:style-name="T547"> одним словом.</text:span></text:p>
      <text:p text:style-name="P226"/>
      <text:p text:style-name="P24"><text:span text:style-name="T692">I </text:span><text:span text:style-name="T705">have been learning</text:span><text:span text:style-name="T692"> English for 2 years. </text:span><text:span text:style-name="T709">—</text:span><text:span text:style-name="T692"> Я </text:span><text:span text:style-name="T705">учу</text:span><text:span text:style-name="T692"> английский уже 2 года (и еще не закончил).</text:span></text:p>
      <text:p text:style-name="P24"><text:span text:style-name="T692">We </text:span><text:span text:style-name="T705">have been cleaning</text:span><text:span text:style-name="T692"> the flat the whole morning. </text:span><text:span text:style-name="T709">— </text:span><text:span text:style-name="T692">Мы </text:span><text:span text:style-name="T705">убирали</text:span><text:span text:style-name="T692"> </text:span><text:span text:style-name="T710">квартиру все утро.</text:span></text:p>
      <text:p text:style-name="P228"/>
      <text:p text:style-name="P230">Формы глагола <text:span text:style-name="T415">have</text:span> <text:span text:style-name="T415">verb-ing</text:span> (подобно <text:span text:style-name="T415">am/is/are verb-ing</text:span>, как в Continuous) не существует.</text:p>
      <text:p text:style-name="P230">Если у смыслового глагола окончание<text:span text:style-name="T415"> -ing</text:span>, то <text:span text:style-name="T415">have</text:span> применяется только с <text:span text:style-name="T415">been</text:span>.</text:p>
      <text:p text:style-name="P230"/>
      <text:p text:style-name="P711"><text:span text:style-name="T549">С</text:span><text:span text:style-name="T538">лова-маячки Present Perfect Continuous:</text:span></text:p>
      <text:list xml:id="list249143926" text:style-name="L27">
        <text:list-item>
          <text:p text:style-name="P1034">for — в течении;</text:p>
        </text:list-item>
        <text:list-item>
          <text:p text:style-name="P1034">since — с какого-то времени;</text:p>
        </text:list-item>
        <text:list-item>
          <text:p text:style-name="P1034"><text:soft-page-break/>how long — как долго.</text:p>
        </text:list-item>
      </text:list>
      <text:p text:style-name="P232"/>
      <text:p text:style-name="P231">Дополнительно могут использоваться указатели периода:</text:p>
      <text:list xml:id="list2720982396" text:style-name="L28">
        <text:list-item>
          <text:p text:style-name="P1035">all — весь (день/год);</text:p>
        </text:list-item>
        <text:list-item>
          <text:p text:style-name="P1035">the whole — целый (день/вечер); </text:p>
        </text:list-item>
      </text:list>
      <text:p text:style-name="P226"/>
      <text:p text:style-name="P25"><text:span text:style-name="T692">He</text:span><text:span text:style-name="T711">`</text:span><text:span text:style-name="T693">s been playing</text:span><text:span text:style-name="T692"> for an hour. — Он </text:span><text:span text:style-name="T693">играет</text:span><text:span text:style-name="T692"> уже час </text:span><text:span text:style-name="T711">(в течении часа).</text:span></text:p>
      <text:p text:style-name="P26"><text:span text:style-name="T711">W</text:span><text:span text:style-name="T692">e`</text:span><text:span text:style-name="T693">ve been staying</text:span><text:span text:style-name="T692"> in this hotel since Tuesday. </text:span><text:span text:style-name="T712">— </text:span><text:span text:style-name="T692">Мы </text:span><text:span text:style-name="T693">находимся</text:span><text:span text:style-name="T692"> в этом отеле со вторника.</text:span></text:p>
      <text:p text:style-name="P233"/>
      <text:p text:style-name="P714"><text:span text:style-name="T550">В утверждениях глагол </text:span><text:span text:style-name="T471">have</text:span><text:span text:style-name="T550"> </text:span><text:span text:style-name="T551">часто</text:span><text:span text:style-name="T550"> сокращают до </text:span><text:span text:style-name="T471">`ve</text:span><text:span text:style-name="T550">, а </text:span><text:span text:style-name="T471">has</text:span><text:span text:style-name="T550"> — до </text:span><text:span text:style-name="T471">`s</text:span><text:span text:style-name="T550"> (лего перепутать с </text:span><text:span text:style-name="T471">is</text:span><text:span text:style-name="T550">, посему здесь вспомогательный глагол можно понять только по контексту).</text:span></text:p>
      <text:p text:style-name="P234"/>
      <text:p text:style-name="P713"><text:span text:style-name="T550">Е</text:span><text:span text:style-name="T538">сли используется глагол </text:span><text:span text:style-name="T469">be</text:span><text:span text:style-name="T538"> или глаголы состояния, которые не стоят в Continuous</text:span><text:span text:style-name="T560">,</text:span><text:span text:style-name="T538"> </text:span></text:p>
      <text:p text:style-name="P235">то предложение будет в Present Perfect. </text:p>
      <text:p text:style-name="P235"/>
      <text:p text:style-name="P29"><text:span text:style-name="T693">I </text:span><text:span text:style-name="T705">have known </text:span><text:span text:style-name="T693">(</text:span><text:span text:style-name="T701">а </text:span><text:span text:style-name="T693">не have been knowing)</text:span><text:span text:style-name="T692"> Alice for 3 years. </text:span><text:span text:style-name="T550">—</text:span><text:span text:style-name="T692"> Я </text:span><text:span text:style-name="T705">знаю</text:span><text:span text:style-name="T692"> Алису уже 3 года </text:span></text:p>
      <text:p text:style-name="P30"><text:span text:style-name="T692">I </text:span><text:span text:style-name="T705">haven`t seen</text:span><text:span text:style-name="T692"> Mary for years. </text:span><text:span text:style-name="T711">— </text:span><text:span text:style-name="T692">Я н</text:span><text:span text:style-name="T705">е видел</text:span><text:span text:style-name="T692"> Мэри много лет. </text:span></text:p>
      <text:p text:style-name="P235"/>
      <text:p text:style-name="P715"><text:span text:style-name="T559">Present Perfect Continuous можно упрощать до Present Perfect с пом</text:span><text:span text:style-name="T558">.</text:span><text:span text:style-name="T559"> глаголов </text:span><text:span text:style-name="T473">live</text:span><text:span text:style-name="T559"> </text:span><text:span text:style-name="T558">и</text:span><text:span text:style-name="T559"> </text:span><text:span text:style-name="T473">work</text:span><text:span text:style-name="T559">:</text:span></text:p>
      <text:p text:style-name="P28"><text:span text:style-name="T713">I</text:span><text:span text:style-name="T692">`ve </text:span><text:span text:style-name="T705">been working</text:span><text:span text:style-name="T692"> here for 2 years → I`ve </text:span><text:span text:style-name="T705">worked</text:span><text:span text:style-name="T692"> here for 2 years. </text:span><text:span text:style-name="T714">(смысл одинаковый)</text:span></text:p>
      <text:p text:style-name="P234"/>
      <text:p text:style-name="P5"><text:span text:style-name="T550">О</text:span><text:span text:style-name="T538">трицания в Present Perfect Continuous</text:span></text:p>
      <text:p text:style-name="P236"/>
      <text:p text:style-name="P712"><text:span text:style-name="T551">Использу</text:span><text:span text:style-name="T552">ю</text:span><text:span text:style-name="T551">тся, чтобы сказать, что что-то не происходит в течении указанного времени.</text:span></text:p>
      <text:p text:style-name="P237">Для этого добавляется частица <text:span text:style-name="T415">not</text:span> после вспомогательного глагола <text:span text:style-name="T415">have</text:span>.</text:p>
      <text:p text:style-name="P237"/>
      <text:p text:style-name="P27"><text:span text:style-name="T692">I </text:span><text:span text:style-name="T693">have not been waiting</text:span><text:span text:style-name="T692"> long. </text:span><text:span text:style-name="T712">—</text:span><text:span text:style-name="T692"> Я </text:span><text:span text:style-name="T693">не жду</text:span><text:span text:style-name="T692"> долго.</text:span></text:p>
      <text:p text:style-name="P226"/>
      <text:p text:style-name="P6"><text:span text:style-name="T538">Вопросы </text:span><text:span text:style-name="T553">в Present Perfect Continuous</text:span><text:span text:style-name="T538"> </text:span></text:p>
      <text:p text:style-name="P226"/>
      <text:p text:style-name="P23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38"/>
      <text:p text:style-name="P74"><text:span text:style-name="T692">Have you been waiting long? </text:span><text:span text:style-name="T712">— </text:span><text:span text:style-name="T692">Вы давно ждете? </text:span></text:p>
      <text:p text:style-name="P74"><text:span text:style-name="T692">How long have you been waiting? </text:span><text:span text:style-name="T712">—</text:span><text:span text:style-name="T692"> Как долго вы ждете?</text:span></text:p>
      <text:p text:style-name="P201"/>
      <text:p text:style-name="P201"><text:span text:style-name="T739">Прошедшее. </text:span>Past</text:p>
      <text:p text:style-name="P239"/>
      <text:p text:style-name="P251">Past Perfect и Past Perfect Continuous относительно редки и <text:span text:style-name="T746">в</text:span> рамках начального курса </text:p>
      <text:p text:style-name="P251">не проходятся. <text:span text:style-name="T740">В художественной литературе почти всегда используется Past Simple.</text:span></text:p>
      <text:p text:style-name="P239"/>
      <text:p text:style-name="P199">Past Simple</text:p>
      <text:p text:style-name="P240"/>
      <text:p text:style-name="P242">Используется, чтобы:</text:p>
      <text:list xml:id="list3717860138" text:style-name="L29">
        <text:list-item>
          <text:p text:style-name="P1060"><text:span text:style-name="T561">сообщить факты </text:span><text:span text:style-name="T562">прошлого,</text:span><text:span text:style-name="T561"> рассказать историю, </text:span><text:span text:style-name="T569">биографию</text:span><text:span text:style-name="T561">; </text:span></text:p>
        </text:list-item>
        <text:list-item>
          <text:p text:style-name="P1036">описать действие из прошлого, результат которого не важен в настоящем.</text:p>
        </text:list-item>
      </text:list>
      <text:p text:style-name="P241"/>
      <text:p text:style-name="P719"><text:span text:style-name="T563">Для этого использются глаголы во 2й форме. </text:span><text:span text:style-name="T564">Вторая форма правильного глагола образуется добавлением окончания </text:span><text:span text:style-name="T474">-ed</text:span><text:span text:style-name="T564">. </text:span><text:span text:style-name="T572">Ф</text:span><text:span text:style-name="T564">орма </text:span><text:span text:style-name="T572">неправильного глагола </text:span><text:span text:style-name="T564">находится в таблице.</text:span></text:p>
      <text:p text:style-name="P241"/>
      <text:p text:style-name="P31"><text:span text:style-name="T692">Mozart </text:span><text:span text:style-name="T705">lived</text:span><text:span text:style-name="T692"> from 1756 to 1791 — Моцарт </text:span><text:span text:style-name="T705">жил</text:span><text:span text:style-name="T692"> с 1756 по 1791 год (факт прошлого). </text:span></text:p>
      <text:p text:style-name="P31"><text:soft-page-break/><text:span text:style-name="T692">I </text:span><text:span text:style-name="T705">visited</text:span><text:span text:style-name="T692"> my parents yesterday — Вчера я </text:span><text:span text:style-name="T705">навещал</text:span><text:span text:style-name="T692"> родителей (действие из прошлого).</text:span></text:p>
      <text:p text:style-name="P388"/>
      <text:p text:style-name="P389">Если глагол заканчивается на глухой звук, то <text:span text:style-name="T415">-ed</text:span> читается как <text:span text:style-name="T415">t</text:span>, а если на звконкий </text:p>
      <text:p text:style-name="P389">согласный или на гласный звук — то как <text:span text:style-name="T415">d</text:span>: <text:span text:style-name="T415">worked [воркт], played [плэйд]</text:span>.</text:p>
      <text:p text:style-name="P717"/>
      <text:p text:style-name="P387">Если глагол заканчивается на <text:span text:style-name="T415">d </text:span>или <text:span text:style-name="T415">t</text:span>, то <text:span text:style-name="T415">-ed</text:span> читается как <text:span text:style-name="T415">id</text:span>: <text:span text:style-name="T415">recorded [рикодид]</text:span>. </text:p>
      <text:p text:style-name="P390">Если глагол заканчивается на <text:span text:style-name="T415">-e</text:span>, то её не надо писать 2 раза: <text:span text:style-name="T415">chase</text:span> → <text:span text:style-name="T415">chased</text:span>.</text:p>
      <text:p text:style-name="P717"/>
      <text:p text:style-name="P716">Слова-маячки Past Simple:</text:p>
      <text:list xml:id="list2141680068" text:style-name="L30">
        <text:list-item>
          <text:p text:style-name="P1061">ago — <text:span text:style-name="T741">тому назад</text:span>;</text:p>
        </text:list-item>
        <text:list-item>
          <text:p text:style-name="P1062">last — <text:span text:style-name="T741">прошлый</text:span>;</text:p>
        </text:list-item>
        <text:list-item>
          <text:p text:style-name="P1037">yesterday — вчера;</text:p>
        </text:list-item>
      </text:list>
      <text:p text:style-name="P261"/>
      <text:p text:style-name="P720"><text:span text:style-name="T570">Past Simple часто путают с Present Perfect, потому что на русский они переводятся </text:span><text:span text:style-name="T571">почти</text:span><text:span text:style-name="T570"> одинаково. Главное отличие в том, что Present Perfect всегда будет сообщать доп</text:span><text:span text:style-name="T571">олнительную</text:span><text:span text:style-name="T570"> информацию, указывающ</text:span><text:span text:style-name="T571">ую </text:span><text:span text:style-name="T570">на настоящее время </text:span><text:span text:style-name="T571">(</text:span><text:span text:style-name="T572">чтобы сообщить</text:span><text:span text:style-name="T571"> результат).</text:span></text:p>
      <text:p text:style-name="P248"/>
      <text:p text:style-name="P249">Past Simple используется когда известен момент в прошлом. Если мы знаешь, </text:p>
      <text:p text:style-name="P249">когда произошло событие, то Present Perfect использовать нельзя.</text:p>
      <text:p text:style-name="P249"/>
      <text:p text:style-name="P106">Tom has lost his key — Том потерал ключ (у него сейчас нет ключа, </text:p>
      <text:p text:style-name="P106">потому что он его потерян).</text:p>
      <text:p text:style-name="P106"/>
      <text:p text:style-name="P106">Tom lost his key last weak — Том потерял ключ на прошлой неделе </text:p>
      <text:p text:style-name="P106">(не важно, есть у него ключ или нет).</text:p>
      <text:p text:style-name="P245"/>
      <text:p text:style-name="P246">В английском, если вопрос задается в настоящем, то и ответ должен быть в настоящем. </text:p>
      <text:p text:style-name="P246">Если вопрос в прошлом, то ответ также должен быть в прошлом.</text:p>
      <text:p text:style-name="P246"/>
      <text:p text:style-name="P246">Но если вопрос был в Present Perfect, а в ответе дается информация, когда именно это случилось, тогда необходимо отвечать в Past Simple.</text:p>
      <text:p text:style-name="P246"/>
      <text:p text:style-name="P104">Have you already started to learn English? Yes, I started to learn it 3 month ago — </text:p>
      <text:p text:style-name="P104">Ты уже начал учить английский? Да, 3 месяца назад (информация о времени).</text:p>
      <text:p text:style-name="P103"/>
      <text:p text:style-name="P247">Если вопрос содержит слово <text:span text:style-name="T415">when</text:span>, то он автоматически привязывает нас к моменту </text:p>
      <text:p text:style-name="P247">в прошлом. <text:span text:style-name="T745">Поэтому Present Perfect в вопросах с </text:span><text:span text:style-name="T425">when</text:span><text:span text:style-name="T745"> не используется.</text:span></text:p>
      <text:p text:style-name="P247"/>
      <text:p text:style-name="P105">Have you met him before? <text:span text:style-name="T744">—</text:span> Вы раньше с ним встречались?</text:p>
      <text:p text:style-name="P105">When did you meet him? <text:span text:style-name="T744">—</text:span> Когда вы встречались с ним?</text:p>
      <text:p text:style-name="P245"/>
      <text:p text:style-name="P202">Отрицания и вопросы в Past Simple</text:p>
      <text:p text:style-name="P244"/>
      <text:p text:style-name="P722"><text:span text:style-name="T564">Отрицание представляет связку </text:span><text:span text:style-name="T474">did</text:span><text:span text:style-name="T564"> с частицей </text:span><text:span text:style-name="T474">not</text:span><text:span text:style-name="T564">, </text:span><text:span text:style-name="T574">которая ставится перед смысловым глаголом в начальной форме. </text:span><text:span text:style-name="T565">Обычно </text:span><text:span text:style-name="T574">эта связка</text:span><text:span text:style-name="T565"> сокращается до </text:span><text:span text:style-name="T475">didn`t</text:span><text:span text:style-name="T565">.</text:span></text:p>
      <text:p text:style-name="P254"/>
      <text:p text:style-name="P722"><text:span text:style-name="T573">В вопросах </text:span><text:span text:style-name="T564">вспомогательный глагол </text:span><text:span text:style-name="T474">did</text:span><text:span text:style-name="T564"> используется </text:span><text:span text:style-name="T574">по тем же грамматическим </text:span></text:p>
      <text:p text:style-name="P722"><text:span text:style-name="T574">правилам</text:span><text:span text:style-name="T564">, </text:span><text:span text:style-name="T565">как</text:span><text:span text:style-name="T564"> </text:span><text:span text:style-name="T474">do</text:span><text:span text:style-name="T564"> для Present Simple. </text:span></text:p>
      <text:p text:style-name="P243"/>
      <text:p text:style-name="P102"><text:span text:style-name="T674">Did</text:span> you <text:span text:style-name="T674">go</text:span> to Los Angeles last week? - Ты <text:span text:style-name="T674">ездил</text:span> в Лос Анжелес на прошлой неделе?</text:p>
      <text:p text:style-name="P102">I <text:span text:style-name="T674">didn`t go</text:span> to Los Angeles, I <text:span text:style-name="T674">went</text:span> to Bostom — Я <text:span text:style-name="T674">не ездил</text:span> в Лос Анжелес, я <text:span text:style-name="T674">ездил</text:span> в Бостон.</text:p>
      <text:p text:style-name="P836"/>
      <text:p text:style-name="P207"><text:soft-page-break/>Past Continuous</text:p>
      <text:p text:style-name="P250"/>
      <text:p text:style-name="P725"><text:span text:style-name="T576">О</text:span><text:span text:style-name="T575">значает процесс или незаконченное действие, которое привязано к точному моменту </text:span></text:p>
      <text:p text:style-name="P725"><text:span text:style-name="T575">в </text:span><text:span text:style-name="T625">прошлом</text:span><text:span text:style-name="T575"> (т. е. действие происходило и не было закончено).</text:span></text:p>
      <text:p text:style-name="P252"/>
      <text:p text:style-name="P724"><text:span text:style-name="T57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579">обсуждаемая ситуация</text:span><text:span text:style-name="T575">).</text:span></text:p>
      <text:p text:style-name="P252"/>
      <text:p text:style-name="P726"><text:span text:style-name="T576">Состоит из 2х частей: вспомогательного глагола </text:span><text:span text:style-name="T477">be</text:span><text:span text:style-name="T576"> (</text:span><text:span text:style-name="T577">формы как в Past Simple</text:span><text:span text:style-name="T576">) и смыслового глагола с окончанием </text:span><text:span text:style-name="T477">-ing</text:span><text:span text:style-name="T576">. </text:span><text:span text:style-name="T575">На русский переводится глаголом в прошедшем времени.</text:span></text:p>
      <text:p text:style-name="P253"/>
      <text:p text:style-name="P107">Last Sunday at 5 I <text:span text:style-name="T674">was having</text:span> dinner with my friends — В прошлое воскресенье в 5 </text:p>
      <text:p text:style-name="P107">я <text:span text:style-name="T674">ужинал</text:span> со своими друзьями (привязка к точному моменту в прошлом).</text:p>
      <text:p text:style-name="P33"><text:span text:style-name="T716">My parents </text:span><text:span text:style-name="T707">were watching</text:span><text:span text:style-name="T716"> TV when I came home yesterday — Мои родители </text:span><text:span text:style-name="T707">смотрели</text:span><text:span text:style-name="T716"> телевизор, когда я пришел вчера домой (незаконченное действие </text:span><text:span text:style-name="T717">в тот момент</text:span><text:span text:style-name="T716">).</text:span></text:p>
      <text:p text:style-name="P108"/>
      <text:p text:style-name="P726"><text:span text:style-name="T577">В отрицаниях и вопросах </text:span><text:span text:style-name="T578">глагол </text:span><text:span text:style-name="T478">be</text:span><text:span text:style-name="T577"> ведет себя точно так же, как и </text:span><text:span text:style-name="T578">для</text:span><text:span text:style-name="T577"> Past Simple:</text:span></text:p>
      <text:p text:style-name="P34"><text:span text:style-name="T718">W</text:span><text:span text:style-name="T692">e weren`t reading — Мы не читали (именно тогда). Was I running? — Я бежал?</text:span></text:p>
      <text:p text:style-name="P110"/>
      <text:p text:style-name="P257">В одном предложении часто используются Past Continuous и Past Simple одновременно.</text:p>
      <text:p text:style-name="P729"><text:span text:style-name="T580">Действие, длящееся какое-то время (</text:span><text:span text:style-name="T581">Past Continuous</text:span><text:span text:style-name="T580">) может прерываться более коротким действием (</text:span><text:span text:style-name="T581">Past Simple</text:span><text:span text:style-name="T586">)</text:span><text:span text:style-name="T580"> </text:span><text:span text:style-name="T584">либо другим Past Continuous </text:span><text:span text:style-name="T587">(смотреть по контексту)</text:span><text:span text:style-name="T584">.</text:span></text:p>
      <text:p text:style-name="P255"/>
      <text:p text:style-name="P727"><text:span text:style-name="T580">В этом случае предложение может содержать слово </text:span><text:span text:style-name="T479">while</text:span><text:span text:style-name="T580"> </text:span><text:span text:style-name="T582">(в то время, как)</text:span><text:span text:style-name="T580"> в той части, которая относится к <text:s/></text:span><text:span text:style-name="T581">Past Continuous, </text:span><text:span text:style-name="T580">либо </text:span><text:span text:style-name="T479">when</text:span><text:span text:style-name="T580">, там, где используется Past Simple.</text:span></text:p>
      <text:p text:style-name="P255"/>
      <text:p text:style-name="P35"><text:span text:style-name="T708">While</text:span><text:span text:style-name="T719"> I was working in the garden, I </text:span><text:span text:style-name="T720">kicked</text:span><text:span text:style-name="T719"> my leg — Пока я работал в саду, я </text:span><text:span text:style-name="T721">пнул</text:span><text:span text:style-name="T719"> ногу.</text:span></text:p>
      <text:p text:style-name="P36"><text:span text:style-name="T692">I was working in the garden </text:span><text:span text:style-name="T705">when</text:span><text:span text:style-name="T692"> I kicked my leg — </text:span><text:span text:style-name="T720">Я работал в саду, когда </text:span><text:span text:style-name="T721">пнул</text:span><text:span text:style-name="T720"> ногу</text:span><text:span text:style-name="T692">.</text:span></text:p>
      <text:p text:style-name="P111"/>
      <text:p text:style-name="P37"><text:span text:style-name="T705">While</text:span><text:span text:style-name="T692"> Tom was reading, Amely was watching a documentary on TV — Пока </text:span><text:span text:style-name="T722">Т</text:span><text:span text:style-name="T692">ом читал, </text:span></text:p>
      <text:p text:style-name="P112">Эмили смотрела документальный фильм по телевизору.</text:p>
      <text:p text:style-name="P258"/>
      <text:p text:style-name="P728"><text:span text:style-name="T585">Если действия происходят не одновременно, а следуют одно за другим</text:span><text:span text:style-name="T583">, то в этом </text:span></text:p>
      <text:p text:style-name="P256">случае нужно использовать <text:span text:style-name="T761">только</text:span> Past Simple.</text:p>
      <text:p text:style-name="P256"/>
      <text:p text:style-name="P109">I saw Jane in the street yesterday. I stopped and said hello — Я увидел Джейн вчера на улице. </text:p>
      <text:p text:style-name="P109">Я остановился и поздоровался (сказал «привет»).</text:p>
      <text:p text:style-name="P204"/>
      <text:p text:style-name="P204">Будущие. Future</text:p>
      <text:p text:style-name="P124"/>
      <text:p text:style-name="P129">В английском языке о будущем можно говорить не только с помощью формы Future, но и </text:p>
      <text:p text:style-name="P735"><text:span text:style-name="T601">с помощью </text:span><text:span text:style-name="T605">формы</text:span><text:span text:style-name="T601"> </text:span><text:span text:style-name="T603">Present</text:span><text:span text:style-name="T601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28"/>
      <text:p text:style-name="P734"><text:span text:style-name="T602">Другие варианты Future (кроме </text:span><text:span text:style-name="T604">Future </text:span><text:span text:style-name="T602">Simple) используются редко, </text:span><text:span text:style-name="T604">т. к.</text:span><text:span text:style-name="T602"> они громоздкие и довольно неудобные. В современном английском можно обойтись без них.</text:span></text:p>
      <text:p text:style-name="P128"/>
      <text:p text:style-name="P732"><text:span text:style-name="T221">На будущ</text:span><text:span text:style-name="T222">и</text:span><text:span text:style-name="T221">е могут также указы</text:span><text:span text:style-name="T222">вать</text:span><text:span text:style-name="T221"> модальные глаголы </text:span><text:span text:style-name="T223">и оборот </text:span><text:span text:style-name="T140">be going to</text:span><text:span text:style-name="T224">, </text:span><text:span text:style-name="T223">который </text:span></text:p>
      <text:p text:style-name="P732"><text:span text:style-name="T223">в основном</text:span><text:span text:style-name="T224"> встречается </text:span><text:span text:style-name="T223">в разговорной речи и нередко используется вместо Future Simple.</text:span></text:p>
      <text:p text:style-name="P128"/>
      <text:p text:style-name="P295"/>
      <text:p text:style-name="P955">Present Continuous в значении будущего</text:p>
      <text:p text:style-name="P130"/>
      <text:p text:style-name="P130">Используется, чтобы сказать о личных планах. В предложении обычно указывается дата </text:p>
      <text:p text:style-name="P130">или время, связанные с будущим. Переводить можно как будущим так и настоящим.</text:p>
      <text:p text:style-name="P130"/>
      <text:p text:style-name="P586">What are you doing on Satureday? <text:span text:style-name="T355">—</text:span> Что ты делаешь в субботу? (какие у тебя планы?)</text:p>
      <text:p text:style-name="P594">I am flying to London tomorrow — <text:span text:style-name="T762">Завтра я лечу в Лондон (личный план)</text:span></text:p>
      <text:p text:style-name="P594"/>
      <text:p text:style-name="P489">Present Simple в значении будущего</text:p>
      <text:p text:style-name="P595"/>
      <text:p text:style-name="P131"><text:span text:style-name="T311">Используется, чтобы сказать о том, что </text:span><text:span text:style-name="T313">что-то </text:span><text:span text:style-name="T311">должно произойти по рассписанию, либо </text:span></text:p>
      <text:p text:style-name="P131"><text:span text:style-name="T311">о собственном графике. </text:span><text:span text:style-name="T312">Переводить можно как будущим так и настоящим.</text:span></text:p>
      <text:p text:style-name="P502"/>
      <text:p text:style-name="P502">Ключевое отличие от Present Continuous в том, что расписание не зависит от говорящего, </text:p>
      <text:p text:style-name="P730"><text:span text:style-name="T148">т. е. речь может идти </text:span><text:span text:style-name="T149">о </text:span><text:span text:style-name="T148">рассписании транспорта, сеансов в кино и т. </text:span><text:span text:style-name="T149">п</text:span><text:span text:style-name="T148">.</text:span></text:p>
      <text:p text:style-name="P596">My airplane flies at 6 o`clock tomorrow — Мой самолет летит завтра в 6 (рассписание)</text:p>
      <text:p text:style-name="P837"><text:span text:style-name="T101">What time do you finish work tommorow? </text:span><text:span text:style-name="T102">— </text:span><text:span text:style-name="T101">В какое время ты заканчиваешь работу завтра?</text:span></text:p>
      <text:p text:style-name="P598"/>
      <text:p text:style-name="P490">Оборот <text:span text:style-name="T415">be going to</text:span></text:p>
      <text:p text:style-name="P503"/>
      <text:p text:style-name="P731"><text:span text:style-name="T150">Подразумевает, что человек говорит не о спонтанном решении что-либо сделать, </text:span><text:span text:style-name="T153">а о заранее </text:span><text:span text:style-name="T154">продуманных</text:span><text:span text:style-name="T153"> действиях. </text:span><text:span text:style-name="T150">На русский переводится как «собираюсь сделать».</text:span></text:p>
      <text:p text:style-name="P503"/>
      <text:p text:style-name="P133"><text:span text:style-name="T310">Чтобы использовать, нужно поставить глагол </text:span><text:span text:style-name="T101">be</text:span><text:span text:style-name="T310"> в форму </text:span><text:span text:style-name="T101">am/is/are</text:span><text:span text:style-name="T310">, а смысловой глагол оставить в начальной форме, после </text:span><text:span text:style-name="T101">going to</text:span><text:span text:style-name="T310">.</text:span></text:p>
      <text:p text:style-name="P503"/>
      <text:p text:style-name="P597">I`m going to meet my friends tomorrow — Я собираюсь встретиться с друзьями завтра.</text:p>
      <text:p text:style-name="P823"><text:span text:style-name="T41">I`m going to go</text:span><text:span text:style-name="T320"> out after I finish my work — Я собираюсь погулять после, как закончу работу.</text:span></text:p>
      <text:p text:style-name="P503"/>
      <text:p text:style-name="P733"><text:span text:style-name="T150">В разговорной </text:span><text:span text:style-name="T154">стиле</text:span><text:span text:style-name="T151"> </text:span><text:span text:style-name="T152">этот </text:span><text:span text:style-name="T151">оборот </text:span><text:span text:style-name="T150">очень часто </text:span><text:span text:style-name="T154">записывается</text:span><text:span text:style-name="T150"> как </text:span><text:span text:style-name="T103">gonna</text:span><text:span text:style-name="T150"> </text:span><text:span text:style-name="T103">[гона].</text:span></text:p>
      <text:p text:style-name="P599"/>
      <text:p text:style-name="P134"><text:span text:style-name="T310">Также его используют, когда очевидно, что вот-вот случится какое-то действие. В этом случае </text:span><text:span text:style-name="T101">be goin to </text:span><text:span text:style-name="T310">передает оттенок неизбежности происходящего и применяется по отношению </text:span></text:p>
      <text:p text:style-name="P504">к постороннему человеку или объетку.</text:p>
      <text:p text:style-name="P504"/>
      <text:p text:style-name="P600">Look! He`s going to fall — Смотри! Он сейчас упадет.</text:p>
      <text:p text:style-name="P600">The sky is dark. It`s going to rain — Небо темное. Сейчас пойдет дождь.</text:p>
      <text:p text:style-name="P492"/>
      <text:p text:style-name="P491">Future Simple</text:p>
      <text:p text:style-name="P505"/>
      <text:p text:style-name="P736"><text:span text:style-name="T155">Сообщает о будущих, еще не случившихся событиях. </text:span><text:span text:style-name="T156">Эта форма говорит о том, что человек сделает что-то в будущем, но решение он принял в момент речи, </text:span><text:span text:style-name="T157">т. е. описывает не спланированные, а спонтанные дейсвтия. </text:span></text:p>
      <text:p text:style-name="P508"/>
      <text:p text:style-name="P736"><text:span text:style-name="T158">В</text:span><text:span text:style-name="T157"> предложени</text:span><text:span text:style-name="T158">ях</text:span><text:span text:style-name="T157"> </text:span><text:span text:style-name="T158">будут </text:span><text:span text:style-name="T157">часто </text:span><text:span text:style-name="T158">попадаться слова</text:span><text:span text:style-name="T157">, </text:span><text:span text:style-name="T158">выражающие</text:span><text:span text:style-name="T157"> мнение: <text:s/></text:span><text:span text:style-name="T104">I think </text:span><text:span text:style-name="T105">(я думаю)</text:span><text:span text:style-name="T104">, </text:span></text:p>
      <text:p text:style-name="P736"><text:span text:style-name="T104">I`m sure </text:span><text:span text:style-name="T105">(я уверен), I hope (я надеюсь), </text:span><text:span text:style-name="T104">probably (возможно).</text:span><text:span text:style-name="T105"> </text:span></text:p>
      <text:p text:style-name="P512"/>
      <text:p text:style-name="P507">Схема состоит из 2х частей: вспомогательного глагола <text:span text:style-name="T415">will </text:span><text:span text:style-name="T766">(заменяет </text:span><text:span text:style-name="T426">do/did</text:span><text:span text:style-name="T766">)</text:span> </text:p>
      <text:p text:style-name="P507">и смыслового глагола в начальной форме. </text:p>
      <text:p text:style-name="P602"/>
      <text:p text:style-name="P507"><text:span text:style-name="T41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15">not</text:span>.</text:p>
      <text:p text:style-name="P506"><text:soft-page-break/>В речи и на письме <text:span text:style-name="T415">will</text:span> обычно сокращается до <text:span text:style-name="T415">`ll</text:span>, а отрицание <text:span text:style-name="T415">will</text:span> <text:span text:style-name="T415">not</text:span> д<text:span text:style-name="T765">о</text:span> <text:span text:style-name="T415">won`t</text:span>.</text:p>
      <text:p text:style-name="P506"/>
      <text:p text:style-name="P601">We <text:span text:style-name="T674">will</text:span> proobably <text:span text:style-name="T674">meet</text:span> soon — Мы, возможно, скоро <text:span text:style-name="T674">встретимся</text:span>.</text:p>
      <text:p text:style-name="P601">I hope everything <text:span text:style-name="T674">will be</text:span> fine — Надеюсь, все <text:span text:style-name="T674">будет </text:span>хорошо.</text:p>
      <text:p text:style-name="P601"><text:span text:style-name="T674">Will</text:span> you <text:span text:style-name="T674">be</text:span> at home toworrow? No, I won`t — <text:span text:style-name="T764">Ты </text:span><text:span text:style-name="T676">будешь</text:span><text:span text:style-name="T764"> завтра дома? Нет</text:span>.</text:p>
      <text:p text:style-name="P506"/>
      <text:p text:style-name="P511">Чтобы правильно подобрать нужную форму, нужно отталкиваться от контекста:</text:p>
      <text:list xml:id="list1773416552" text:style-name="L31">
        <text:list-item>
          <text:p text:style-name="P972">I will do — я сделаю (считаю/верю, что сделаю это);</text:p>
        </text:list-item>
        <text:list-item>
          <text:p text:style-name="P973">I am doing — я сделаю (потому что уже спланировал это);</text:p>
        </text:list-item>
        <text:list-item>
          <text:p text:style-name="P973">I am going to do — я собираюсь сделать (ключевое слово «собираюсь»).</text:p>
        </text:list-item>
      </text:list>
      <text:p text:style-name="P509"/>
      <text:p text:style-name="P510">Нередко, вместо will используется модальный глагол might:</text:p>
      <text:p text:style-name="P604">I might do it — Наверное, я сделаю это.</text:p>
      <text:p text:style-name="P603"/>
      <text:p text:style-name="P501">Модальные глаголы</text:p>
      <text:p text:style-name="P605"/>
      <text:p text:style-name="P515">Это особенные глаголы, которые одновременно:</text:p>
      <text:list xml:id="list639238459" text:style-name="L32">
        <text:list-item>
          <text:p text:style-name="P974">передают смысл (используются как смысловые глаголы);</text:p>
        </text:list-item>
        <text:list-item>
          <text:p text:style-name="P974">передают время (привязывают дейсвтие к какому-то времени);</text:p>
        </text:list-item>
        <text:list-item>
          <text:p text:style-name="P974">используются по тем же правилами, что и вспомогательные глаголы.</text:p>
        </text:list-item>
      </text:list>
      <text:p text:style-name="P513"/>
      <text:p text:style-name="P513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513">а в отрицаниях используются вместе с частицей <text:span text:style-name="T415">not</text:span>.</text:p>
      <text:p text:style-name="P513"/>
      <text:p text:style-name="P745"><text:span text:style-name="T161">Модальные глаголы не имеют окончаний и дополнительных форм. </text:span><text:span text:style-name="T183">Т. е. </text:span><text:span text:style-name="T161">не меняются в зависимости от подлежащего </text:span><text:span text:style-name="T183">(нет окончания -s, если подлежащее he/she/it и </text:span><text:span text:style-name="T184">пр</text:span><text:span text:style-name="T183">)</text:span><text:span text:style-name="T161">. </text:span></text:p>
      <text:p text:style-name="P514"/>
      <text:p text:style-name="P52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521"/>
      <text:p text:style-name="P522"><text:span text:style-name="T787">После модального глагола почти всегда </text:span><text:span text:style-name="T789">идет</text:span><text:span text:style-name="T787"> смысловой глагол в начальной форме, </text:span><text:span text:style-name="T790">но </text:span><text:span text:style-name="T787">без частицы </text:span><text:span text:style-name="T431">to. </text:span><text:span text:style-name="T788">Также смысловой глагол в начальной форме идет после модальных кострукций.</text:span></text:p>
      <text:p text:style-name="P521"/>
      <text:p text:style-name="P838"><text:span text:style-name="T183">М</text:span><text:span text:style-name="T147">одальные глаголы: </text:span><text:span text:style-name="T101">can, could, must, might, may, should, would, will, shall</text:span><text:span text:style-name="T147">.</text:span></text:p>
      <text:p text:style-name="P773"><text:span text:style-name="T173">М</text:span><text:span text:style-name="T219">одальные конструкции: </text:span><text:span text:style-name="T135">be able to, have to, used to</text:span><text:span text:style-name="T219">.</text:span></text:p>
      <text:p text:style-name="P523"/>
      <text:p text:style-name="P773"><text:span text:style-name="T308">Глаголы </text:span><text:span text:style-name="T143">w</text:span><text:span text:style-name="T144">ill</text:span><text:span text:style-name="T309"> и </text:span><text:span text:style-name="T143">s</text:span><text:span text:style-name="T144">hall</text:span></text:p>
      <text:p text:style-name="P524"/>
      <text:p text:style-name="P839"><text:span text:style-name="T147">В Future Simple </text:span><text:span text:style-name="T101">will</text:span><text:span text:style-name="T147"> используется как вспомогательный глагол. Но иногда он также</text:span></text:p>
      <text:p text:style-name="P839"><text:span text:style-name="T147">используется как модальный глагол. Это касается ситуац</text:span><text:span text:style-name="T159">и</text:span><text:span text:style-name="T147">й, когда нужно предложить свою помощь либо обратиться за помощью самому.</text:span></text:p>
      <text:p text:style-name="P525"/>
      <text:p text:style-name="P606">You luggage is heavy. I`ll help you — У вас тяжелый багаж. Я помогу вам.</text:p>
      <text:p text:style-name="P606">Will you help me? — Ты мне поможешь?</text:p>
      <text:p text:style-name="P525"/>
      <text:p text:style-name="P738"><text:span text:style-name="T159">Ситуации с </text:span><text:span text:style-name="T106">will</text:span><text:span text:style-name="T159"> переводятся будущим, а с </text:span><text:span text:style-name="T106">won`t </text:span><text:span text:style-name="T159">— настоящим. </text:span><text:span text:style-name="T106">Won`t</text:span><text:span text:style-name="T159"> означает </text:span></text:p>
      <text:p text:style-name="P517">«отказывается» (не смотря на мои ожидание, действие не происходит).</text:p>
      <text:p text:style-name="P516"/>
      <text:p text:style-name="P607"/>
      <text:p text:style-name="P962">What`s wrong? My Car won`t start — Что случилось? Моя машина не заводится. </text:p>
      <text:p text:style-name="P607">(отказывается заводиться)</text:p>
      <text:p text:style-name="P516"/>
      <text:p text:style-name="P737"><text:span text:style-name="T160">Модальный глагол </text:span><text:span text:style-name="T107">shall</text:span><text:span text:style-name="T160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7">will</text:span><text:span text:style-name="T160">.</text:span></text:p>
      <text:p text:style-name="P518"/>
      <text:p text:style-name="P737"><text:span text:style-name="T160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7">I</text:span><text:span text:style-name="T160"> или </text:span><text:span text:style-name="T107">we</text:span><text:span text:style-name="T160">.</text:span></text:p>
      <text:p text:style-name="P518"/>
      <text:p text:style-name="P608">Shall I close the door? - Я закрою дверь? (вы не против, если я закрою дверь?)</text:p>
      <text:p text:style-name="P38"><text:span text:style-name="T314">S</text:span><text:span text:style-name="T310">hall we dance? - Потанцуем? (вы не против потанцевать?)</text:span></text:p>
      <text:p text:style-name="P516"/>
      <text:p text:style-name="P493"><text:span text:style-name="T772">Глаголы </text:span><text:span text:style-name="T428">c</text:span><text:span text:style-name="T415">an</text:span> и <text:span text:style-name="T428">c</text:span><text:span text:style-name="T415">ould</text:span></text:p>
      <text:p text:style-name="P518"/>
      <text:p text:style-name="P743"><text:span text:style-name="T119">Can</text:span><text:span text:style-name="T162"> переводится как «умею», «могу», «смогу». </text:span><text:span text:style-name="T181">С</text:span><text:span text:style-name="T162"> частицей </text:span><text:span text:style-name="T119">not</text:span><text:span text:style-name="T162"> в пишется либо </text:span></text:p>
      <text:p text:style-name="P374"><text:span text:style-name="T162">слитно — </text:span><text:span text:style-name="T119">cannot</text:span><text:span text:style-name="T162">, либо сокращенно — </text:span><text:span text:style-name="T119">can`t</text:span><text:span text:style-name="T162">. </text:span><text:span text:style-name="T181">М</text:span><text:span text:style-name="T163">ожет передавать следующие значения:</text:span></text:p>
      <text:list xml:id="list3816950336" text:style-name="L33">
        <text:list-item>
          <text:p text:style-name="P1063"><text:span text:style-name="T162">у</text:span><text:span text:style-name="T163">мственные или физические возможности, умение что-то сделать;</text:span></text:p>
        </text:list-item>
        <text:list-item>
          <text:p text:style-name="P975">разрешение или запрет что-то cделать;</text:p>
        </text:list-item>
        <text:list-item>
          <text:p text:style-name="P975">просьба или предложение о помощи;</text:p>
        </text:list-item>
        <text:list-item>
          <text:p text:style-name="P975">неуверенность в совершении действия (в вопросах).</text:p>
        </text:list-item>
      </text:list>
      <text:p text:style-name="P520"/>
      <text:p text:style-name="P39"><text:span text:style-name="T315">H</text:span><text:span text:style-name="T310">e can understand my English — Он может понимать мой английский.</text:span></text:p>
      <text:p text:style-name="P609">You can`t smoke here — Ты не можешь сдесь курить.</text:p>
      <text:p text:style-name="P609">Can I help you? - Я могу вам помочь?</text:p>
      <text:p text:style-name="P526"/>
      <text:p text:style-name="P840"><text:span text:style-name="T162">В </text:span><text:span text:style-name="T147">разговорной речи </text:span><text:span text:style-name="T101">can</text:span><text:span text:style-name="T147"> широко используется именно, когда нужно спросить разрешение </text:span></text:p>
      <text:p text:style-name="P841"><text:span text:style-name="T147">что-то сделать. </text:span><text:span text:style-name="T187">Е</text:span><text:span text:style-name="T185">сли нужно спросить разрешение вежливо, то используется may.</text:span></text:p>
      <text:p text:style-name="P562"/>
      <text:p text:style-name="P746"><text:span text:style-name="T121">Can</text:span><text:span text:style-name="T122"> I use your phone? / May I use your phone? - Я мог</text:span><text:span text:style-name="T121">у</text:span><text:span text:style-name="T122"> воспольз</text:span><text:span text:style-name="T121">оваться</text:span><text:span text:style-name="T122"> </text:span></text:p>
      <text:p text:style-name="P746"><text:span text:style-name="T121">твоим/</text:span><text:span text:style-name="T122">вашим телефоном?</text:span></text:p>
      <text:p text:style-name="P519"/>
      <text:p text:style-name="P842"><text:span text:style-name="T101">Could [куд] </text:span><text:span text:style-name="T147">переводится как «мог», «мог бы» и является прошедшей формой от </text:span><text:span text:style-name="T101">can</text:span><text:span text:style-name="T147">. </text:span></text:p>
      <text:p text:style-name="P527">Его следует использовать, когда мы говорим о том, что что-то умели или могли в прошлом.</text:p>
      <text:p text:style-name="P561">Также <text:span text:style-name="T415">could</text:span> <text:span text:style-name="T791">применяется</text:span> в качестве официальной формы обращения.</text:p>
      <text:p text:style-name="P527"/>
      <text:p text:style-name="P610">I could read at the age of 4 — Я мог читать в 4 года.</text:p>
      <text:p text:style-name="P610">This story could be true — Эта история могла бы быть правдой.</text:p>
      <text:p text:style-name="P498"/>
      <text:p text:style-name="P498"><text:span text:style-name="T770">К</text:span>онструкция <text:span text:style-name="T415">be able to</text:span></text:p>
      <text:p text:style-name="P528"/>
      <text:p text:style-name="P529">Дублирует по значению модальные глаголы <text:span text:style-name="T415">can/could</text:span>. Говорит о возможности </text:p>
      <text:p text:style-name="P529">соверишить действие. <text:span text:style-name="T785">В настоящем времени </text:span><text:span text:style-name="T769">заменяется модальным глаголом </text:span><text:span text:style-name="T427">can</text:span><text:span text:style-name="T785">.</text:span></text:p>
      <text:p text:style-name="P529"/>
      <text:p text:style-name="P530">В этой конструкции глагол <text:span text:style-name="T415">be</text:span> передает время:</text:p>
      <text:list xml:id="list989194229" text:style-name="L34">
        <text:list-item>
          <text:p text:style-name="P976">am/is/are able to — могу/может/могут (есть возможность);</text:p>
        </text:list-item>
        <text:list-item>
          <text:p text:style-name="P976">was/were able to — смог/смогли;</text:p>
        </text:list-item>
        <text:list-item>
          <text:p text:style-name="P976">will be able to — смогу/сможет/смогут.</text:p>
        </text:list-item>
      </text:list>
      <text:p text:style-name="P531"/>
      <text:p text:style-name="P739"><text:span text:style-name="T108">B</text:span><text:span text:style-name="T109">e able to</text:span><text:span text:style-name="T164"> передает оттенок </text:span><text:span text:style-name="T165">того, что </text:span><text:span text:style-name="T168">человек</text:span><text:span text:style-name="T165"> обычно не может сделать, но именно тогда </text:span></text:p>
      <text:p text:style-name="P739"><text:span text:style-name="T165">смог (в прошедшем) или сможет (в будущем).</text:span><text:span text:style-name="T164"> </text:span><text:span text:style-name="T165">Т</text:span><text:span text:style-name="T164">. е. не «мог</text:span><text:span text:style-name="T165">у</text:span><text:span text:style-name="T164">», а «</text:span><text:span text:style-name="T165">смогу</text:span><text:span text:style-name="T164">».</text:span></text:p>
      <text:p text:style-name="P532"/>
      <text:p text:style-name="P611"><text:soft-page-break/>Stacey talked rather quickly, but I was able to understand her — Стэйси говорила довольно быстро, но я смог понять её.</text:p>
      <text:p text:style-name="P611"/>
      <text:p text:style-name="P611">If I learn French, I will be able to understand it — Если я буду учить французский, </text:p>
      <text:p text:style-name="P611">я смогу понимать его.</text:p>
      <text:p text:style-name="P611"/>
      <text:p text:style-name="P494"><text:span text:style-name="T772">Глаголы </text:span><text:span text:style-name="T428">m</text:span><text:span text:style-name="T415">ight</text:span> и <text:span text:style-name="T428">m</text:span><text:span text:style-name="T415">ay</text:span></text:p>
      <text:p text:style-name="P611"/>
      <text:p text:style-name="P744"><text:span text:style-name="T182">M</text:span><text:span text:style-name="T112">ight [майт]</text:span><text:span text:style-name="T166"> переводится как «может» или «мог бы», </text:span><text:span text:style-name="T173">а</text:span><text:span text:style-name="T774"> т</text:span>акже <text:span text:style-name="T166">наречием </text:span><text:span text:style-name="T171">«возможно», «вероятно», </text:span><text:span text:style-name="T172">«должно быть», </text:span><text:span text:style-name="T171">«наверное»</text:span><text:span text:style-name="T166">. </text:span></text:p>
      <text:p text:style-name="P558"/>
      <text:p text:style-name="P533">Он указывает на вероятность того, что ситуация может происходить сейчас или произойти </text:p>
      <text:p text:style-name="P533">в ближайшем будущем. Является синонимом фразе <text:span text:style-name="T415">it is possible that</text:span> (возможно, что).</text:p>
      <text:p text:style-name="P629"/>
      <text:p text:style-name="P843"><text:span text:style-name="T101">Look at the sky. It might rain — Посмотри на небо. Возможно </text:span><text:span text:style-name="T111">пойдет дождь.</text:span></text:p>
      <text:p text:style-name="P844"><text:span text:style-name="T111">M</text:span><text:span text:style-name="T101">ight Tom call in the evening? - Том может позвонить вечером? (может</text:span><text:span text:style-name="T113"> ли он позвонить</text:span><text:span text:style-name="T101">?)</text:span></text:p>
      <text:p text:style-name="P611"/>
      <text:p text:style-name="P782"><text:span text:style-name="T182">Отрицание</text:span><text:span text:style-name="T167"> </text:span><text:span text:style-name="T110">might</text:span><text:span text:style-name="T167"> </text:span><text:span text:style-name="T110">not</text:span><text:span text:style-name="T167"> </text:span><text:span text:style-name="T182">сокращается до</text:span><text:span text:style-name="T167"> </text:span><text:span text:style-name="T110">mightn`t [майтэнт]</text:span><text:span text:style-name="T167">.</text:span></text:p>
      <text:p text:style-name="P559"/>
      <text:p text:style-name="P782"><text:span text:style-name="T166">Модальный глагол </text:span><text:span text:style-name="T112">may</text:span><text:span text:style-name="T166"> в современном английском используется </text:span><text:span text:style-name="T167">редко</text:span><text:span text:style-name="T166">. Но его часто применяют, когда нужно предложить помощь незнакомому человеку. </text:span><text:span text:style-name="T186">Он п</text:span><text:span text:style-name="T166">ереводится как «иметь возможность» и по сути </text:span><text:span text:style-name="T167">взаимозаменяем с</text:span><text:span text:style-name="T166"> </text:span><text:span text:style-name="T112">might</text:span><text:span text:style-name="T166">.</text:span></text:p>
      <text:p text:style-name="P612"/>
      <text:p text:style-name="P612">May I help you, sir? Я могу вам помочь, сэр? (имею ли я возможность вам помочь?)</text:p>
      <text:p text:style-name="P560"/>
      <text:p text:style-name="P495"><text:span text:style-name="T773">Глагол </text:span><text:span text:style-name="T429">m</text:span><text:span text:style-name="T415">ust</text:span></text:p>
      <text:p text:style-name="P534"/>
      <text:p text:style-name="P747"><text:span text:style-name="T188">О</text:span><text:span text:style-name="T172">дин из самых распространенных в речи модальных глаголов. </text:span><text:span text:style-name="T189">И</text:span><text:span text:style-name="T172">спользуется в настоящем времени. Переводится как «должен», «обязан» или «должно быть», «</text:span><text:span text:style-name="T169">наверное»</text:span><text:span text:style-name="T172">.</text:span></text:p>
      <text:p text:style-name="P535"/>
      <text:p text:style-name="P373"><text:span text:style-name="T169">П</text:span><text:span text:style-name="T163">ереда</text:span><text:span text:style-name="T169">ет</text:span><text:span text:style-name="T163"> следующие значения</text:span><text:span text:style-name="T170">:</text:span></text:p>
      <text:list xml:id="list4031114771" text:style-name="L35">
        <text:list-item>
          <text:p text:style-name="P977">необходимость, обязанность, долг;</text:p>
        </text:list-item>
        <text:list-item>
          <text:p text:style-name="P978">настойчивый совет, приказ, запрет (в отрицаниях);</text:p>
        </text:list-item>
      </text:list>
      <text:p text:style-name="P630"/>
      <text:p text:style-name="P630">I must go — Я должен идти. </text:p>
      <text:p text:style-name="P615">He must not be at home now — <text:s/><text:span text:style-name="T784">О</text:span>н не должен сейчас быть дома.</text:p>
      <text:p text:style-name="P773"><text:span text:style-name="T136">Must we hurry? — Нам нужно торопиться? </text:span><text:span text:style-name="T137">(должны ли мы торопиться?)</text:span></text:p>
      <text:p text:style-name="P615"/>
      <text:p text:style-name="P773"><text:span text:style-name="T170">Отрицание </text:span><text:span text:style-name="T120">must not</text:span><text:span text:style-name="T170"> </text:span><text:span text:style-name="T182">означает</text:span><text:span text:style-name="T170"> «нельзя», «запрещено». Сокращается до </text:span><text:span text:style-name="T120">musn`t [мазнт]</text:span><text:span text:style-name="T170">.</text:span></text:p>
      <text:p text:style-name="P613">You musn`t park here — Здесь нельзя парковаться.</text:p>
      <text:p text:style-name="P535"/>
      <text:p text:style-name="P536">Когда <text:span text:style-name="T41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536"/>
      <text:p text:style-name="P614">She has worked so hard these days. She must<text:span text:style-name="T674"> </text:span>be very tired — </text:p>
      <text:p text:style-name="P614">Она так много работала в эти дни. Она, наверное, очень <text:span text:style-name="T771">уставшая.</text:span></text:p>
      <text:p text:style-name="P616"/>
      <text:p text:style-name="P496">Конструкция <text:span text:style-name="T415">have to</text:span></text:p>
      <text:p text:style-name="P537"/>
      <text:p text:style-name="P539">Дублирует по значению модальный глагол <text:span text:style-name="T415">must</text:span>. Говорит об обязанностях, </text:p>
      <text:p text:style-name="P539">которые человек вынежден выполнять <text:span text:style-name="T786">не по свое воле</text:span>. </text:p>
      <text:p text:style-name="P538"/>
      <text:p text:style-name="P538"><text:soft-page-break/>В настоящем времени <text:span text:style-name="T415">have to</text:span> и <text:span text:style-name="T415">must</text:span> взаимозаменяемы и часто разницы между ними нет.</text:p>
      <text:p text:style-name="P538">Однако <text:span text:style-name="T415">must</text:span> означает необходимость, которая исходит от самого человека, </text:p>
      <text:p text:style-name="P538">а <text:span text:style-name="T415">have to</text:span> говорит о необходимости, исходящей извне.</text:p>
      <text:p text:style-name="P538"/>
      <text:p text:style-name="P617">I must do it — Я должен это сделать (это мой долг).</text:p>
      <text:p text:style-name="P617">I have to do it — Я должен это сделать (того требуют обстоятельства).</text:p>
      <text:p text:style-name="P538"/>
      <text:p text:style-name="P740"><text:span text:style-name="T114">Have to</text:span><text:span text:style-name="T174">, в отличие от </text:span><text:span text:style-name="T114">must</text:span><text:span text:style-name="T174">, может употребляться во всех временах. Форма в будущем </text:span></text:p>
      <text:p text:style-name="P540">времени используется редко и ее предпочитают заменять на форму настоящего.</text:p>
      <text:p text:style-name="P540"/>
      <text:p text:style-name="P540">Отрицательная и вопросительная форма образуется с помощью вспомогательных </text:p>
      <text:p text:style-name="P740"><text:span text:style-name="T174">глаголов </text:span><text:span text:style-name="T114">do/did/will</text:span><text:span text:style-name="T174">. (</text:span><text:span text:style-name="T190">здесь </text:span><text:span text:style-name="T114">have</text:span><text:span text:style-name="T174"> ведет себя как смысловой глагол).</text:span></text:p>
      <text:p text:style-name="P619"/>
      <text:p text:style-name="P618"><text:span text:style-name="T794">I </text:span><text:span text:style-name="T310">had to go — Я должен был идти.</text:span></text:p>
      <text:p text:style-name="P617">He doesn`t have to go — Он не должен идти.</text:p>
      <text:p text:style-name="P631">Will they have to go? — Они должны будут идти?</text:p>
      <text:p text:style-name="P541"/>
      <text:p text:style-name="P845"><text:span text:style-name="T174">В </text:span><text:span text:style-name="T147">отрицательных предложениях </text:span><text:span text:style-name="T101">have to</text:span><text:span text:style-name="T147"> и </text:span><text:span text:style-name="T101">must</text:span><text:span text:style-name="T147"> передают разный смысл. </text:span></text:p>
      <text:p text:style-name="P845"><text:span text:style-name="T101">Must not</text:span><text:span text:style-name="T147"> выражает запрет, а </text:span><text:span text:style-name="T101">heve to</text:span><text:span text:style-name="T147"> — отсутсвие обязанности.</text:span></text:p>
      <text:p text:style-name="P584"/>
      <text:p text:style-name="P617">You mustn`t tell anyone — Ты не должен рассказывать никому.</text:p>
      <text:p text:style-name="P617">You don`t have to tell me everything — Можешь не рассказывать мне всего.</text:p>
      <text:p text:style-name="P540"/>
      <text:p text:style-name="P748"><text:span text:style-name="T115">Have</text:span><text:span text:style-name="T175"> в значении «должен» всегда используется с частицей </text:span><text:span text:style-name="T115">to</text:span><text:span text:style-name="T175">. Если не поставить </text:span><text:span text:style-name="T115">to</text:span><text:span text:style-name="T175"> </text:span></text:p>
      <text:p text:style-name="P748"><text:span text:style-name="T175">после </text:span><text:span text:style-name="T115">have</text:span><text:span text:style-name="T175">, то этот глагол будет ознать «иметь». </text:span></text:p>
      <text:p text:style-name="P540"/>
      <text:p text:style-name="P9"><text:span text:style-name="T225">Г</text:span><text:span text:style-name="T226">лагол </text:span><text:span text:style-name="T141">should</text:span></text:p>
      <text:p text:style-name="P542"/>
      <text:p text:style-name="P749"><text:span text:style-name="T123">Should [шуд] </text:span><text:span text:style-name="T191">подходит</text:span><text:span text:style-name="T175">, чтобы дать</text:span><text:span text:style-name="T191"> вежливый</text:span><text:span text:style-name="T175"> совет. Переводится как «</text:span><text:span text:style-name="T192">следует сделать</text:span><text:span text:style-name="T175">» </text:span></text:p>
      <text:p text:style-name="P749"><text:span text:style-name="T192">или «нужно (так поступить)». </text:span><text:span text:style-name="T194">С</text:span><text:span text:style-name="T192">вязан с на</text:span><text:span text:style-name="T194">с</text:span><text:span text:style-name="T192">тоящим и будущим временем. Грамматически использ</text:span><text:span text:style-name="T191">уется</text:span><text:span text:style-name="T192"> по тем же правилами, что и другие модальные глаголы.</text:span></text:p>
      <text:p text:style-name="P545"/>
      <text:p text:style-name="P47">You should be more attentive — Вам следует быть более внимательным.</text:p>
      <text:p text:style-name="P543"/>
      <text:p text:style-name="P750"><text:span text:style-name="T193">Для</text:span><text:span text:style-name="T192"> совет</text:span><text:span text:style-name="T193">а</text:span><text:span text:style-name="T192">, помимо </text:span><text:span text:style-name="T123">should,</text:span><text:span text:style-name="T192"> можно также использовать обороты, помогающие </text:span></text:p>
      <text:p text:style-name="P750"><text:span text:style-name="T192">выразить мненеие, например </text:span><text:span text:style-name="T123">I think, I don`t think</text:span><text:span text:style-name="T192">.</text:span></text:p>
      <text:p text:style-name="P544"/>
      <text:p text:style-name="P620">I think you should leave — Думаю, вам пора уйти.</text:p>
      <text:p text:style-name="P621"/>
      <text:p text:style-name="P741"><text:span text:style-name="T116">Should</text:span><text:span text:style-name="T176"> также выражает: недоумение, удивление, возмущение. В этом случае </text:span><text:span text:style-name="T193">он</text:span><text:span text:style-name="T176"> передает эмоциональную окраску высказыванию. Отрицательная форма говорит о плохой зате</text:span><text:span text:style-name="T177">е</text:span><text:span text:style-name="T176">.</text:span></text:p>
      <text:p text:style-name="P543"/>
      <text:p text:style-name="P620">Why should I go there? - Скакой стати мне туда идти?</text:p>
      <text:p text:style-name="P620">You shouldn`t go there — Не нужно туда идти <text:span text:style-name="T792">(это плохая идея)</text:span>.</text:p>
      <text:p text:style-name="P543"/>
      <text:p text:style-name="P10"><text:span text:style-name="T220">Глагол </text:span><text:span text:style-name="T139">would</text:span></text:p>
      <text:p text:style-name="P546"/>
      <text:p text:style-name="P548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776">Грамматически использ</text:span><text:span text:style-name="T777">уется</text:span><text:span text:style-name="T776"> по тем же правилами, что и другие модальные глаголы.</text:span></text:p>
      <text:p text:style-name="P547"/>
      <text:p text:style-name="P551"><text:soft-page-break/>При переводе <text:span text:style-name="T415">would</text:span>, <text:span text:style-name="T777">по сути, </text:span>выпадает, а идущий после него смысловой глагол, используется с частицей<text:span text:style-name="T430"> </text:span><text:span text:style-name="T415">to</text:span>. <text:span text:style-name="T430">Would</text:span><text:span text:style-name="T779"> часто сокращается до </text:span><text:span text:style-name="T430">`d</text:span><text:span text:style-name="T779"> и произносится как одна буква (поэтому поначалу расслышать </text:span><text:span text:style-name="T430">would</text:span><text:span text:style-name="T779"> в предложении довольно сложно).</text:span></text:p>
      <text:p text:style-name="P547"/>
      <text:p text:style-name="P549"><text:span text:style-name="T775">В</text:span>стречается в вариантах, <text:span text:style-name="T793">когда</text:span>:</text:p>
      <text:list xml:id="list972474192" text:style-name="L36">
        <text:list-item>
          <text:p text:style-name="P979">соответствует русской частице «бы» (когда представляют ситуацию);</text:p>
        </text:list-item>
        <text:list-item>
          <text:p text:style-name="P979">сообщает о привычках прошлого (в этом случае может заменяться на <text:span text:style-name="T415">used to</text:span>).</text:p>
        </text:list-item>
      </text:list>
      <text:p text:style-name="P550"/>
      <text:p text:style-name="P622">I would like to live in New Your — Я бы хотел жить в Нью Йорке <text:span text:style-name="T775">(представил)</text:span>.</text:p>
      <text:p text:style-name="P623">I wouldn`t watch this film with my child — Я бы не смотрела этот фильм с моим ребенком.</text:p>
      <text:p text:style-name="P624">Would you like to go <text:span text:style-name="T778">to the party with us? </text:span>—<text:span text:style-name="T778"> Ты бы хотел пойти с нами на вечеринку?</text:span></text:p>
      <text:p text:style-name="P552"/>
      <text:p text:style-name="P783"><text:span text:style-name="T178">Фраза </text:span><text:span text:style-name="T117">would you like</text:span><text:span text:style-name="T178"> часто используется, когда хотят предложить человеку услугу</text:span><text:span text:style-name="T196">, </text:span><text:span text:style-name="T178">предмет </text:span></text:p>
      <text:p text:style-name="P783"><text:span text:style-name="T178">и т. п. Если человек согласен, то он отвечает </text:span><text:span text:style-name="T117">I`d like to</text:span><text:span text:style-name="T178"> (</text:span><text:span text:style-name="T195">я бы хотел</text:span><text:span text:style-name="T178">) </text:span><text:span text:style-name="T195">или </text:span><text:span text:style-name="T125">I`d love to</text:span></text:p>
      <text:p text:style-name="P783"><text:span text:style-name="T178">(с удовольствием). <text:s/></text:span><text:span text:style-name="T117">I`d like to </text:span><text:span text:style-name="T218">можно использовать вместо</text:span><text:span text:style-name="T134"> I want </text:span><text:span text:style-name="T138">(уточнить)</text:span><text:span text:style-name="T134">.</text:span></text:p>
      <text:p text:style-name="P553"/>
      <text:p text:style-name="P751"><text:span text:style-name="T117">Would you like a cup of </text:span><text:span text:style-name="T124">tea</text:span><text:span text:style-name="T117">? Yes, I would — Вы бы хотили чашечку </text:span><text:span text:style-name="T124">чая</text:span><text:span text:style-name="T117">? Да, хотел бы.</text:span></text:p>
      <text:p text:style-name="P553"/>
      <text:p text:style-name="P625">What would you like, coffee or tea? I`d like some cofee — Чтобы вы хотели, </text:p>
      <text:p text:style-name="P625">кофе или чай? Я бы хотел кофе.</text:p>
      <text:p text:style-name="P553"/>
      <text:p text:style-name="P497">Конструкция <text:span text:style-name="T415">used to</text:span></text:p>
      <text:p text:style-name="P553"/>
      <text:p text:style-name="P554">Используется, когда говорят о регулярных вещах, происходящих в прошлом. </text:p>
      <text:p text:style-name="P742"><text:span text:style-name="T179">Британцы </text:span><text:span text:style-name="T180">предпочитают</text:span><text:span text:style-name="T179"> </text:span><text:span text:style-name="T118">used to</text:span><text:span text:style-name="T179">, американцы чаще использую </text:span><text:span text:style-name="T118">would</text:span><text:span text:style-name="T179">.</text:span></text:p>
      <text:p text:style-name="P554"/>
      <text:p text:style-name="P554">На русский <text:span text:style-name="T415">would/used to</text:span> можно перевести как «имел привычку делать» <text:span text:style-name="T781">или</text:span> «раньше».</text:p>
      <text:p text:style-name="P555"><text:span text:style-name="T781">Также </text:span><text:span text:style-name="T415">would/used to</text:span> <text:span text:style-name="T781">подразумевает, что сейчас человек уже не делает того, что делал раньше.</text:span></text:p>
      <text:p text:style-name="P555"/>
      <text:p text:style-name="P556">Как правило <text:span text:style-name="T415">would</text:span> используется в ситуациях, когда указан период во время которого </text:p>
      <text:p text:style-name="P556">человек так не поступал. </text:p>
      <text:p text:style-name="P556"/>
      <text:p text:style-name="P557">После <text:span text:style-name="T415">used to</text:span> стоит глагол в начальной форме. В настоящем времени эта констуркция </text:p>
      <text:p text:style-name="P557">не используется <text:span text:style-name="T782">(для этого есть Present Simple) </text:span>и<text:span text:style-name="T780"> </text:span>часто <text:span text:style-name="T780">выпадает при переводе.</text:span></text:p>
      <text:p text:style-name="P557"/>
      <text:p text:style-name="P626">I used to live in Bristol — Раньше я жил <text:span text:style-name="T783">в Бристоле (а сейчас нет).</text:span></text:p>
      <text:p text:style-name="P627">I didn`t use to drink tea — Раньше я не пил чай (а теперь пью).</text:p>
      <text:p text:style-name="P628">Did you use to play tennis? — Ты раньше играл в теннис?</text:p>
      <text:p text:style-name="P500"/>
      <text:p text:style-name="P500">Повелительно наклонение. Imperative</text:p>
      <text:p text:style-name="P563"/>
      <text:p text:style-name="P564">Это способ озвучить распоряжение, приказ, <text:span text:style-name="T795">просьбу</text:span> или призыв к действию.</text:p>
      <text:p text:style-name="P564">В речи очень часто используются предложения в форме повелительного наклонения.</text:p>
      <text:p text:style-name="P564"/>
      <text:p text:style-name="P752"><text:span text:style-name="T197">Чтобы выразить приказ или просьбу (</text:span><text:span text:style-name="T198">настойчиво</text:span><text:span text:style-name="T197">), нужно начать предложение с глагола </text:span></text:p>
      <text:p text:style-name="P565">в начальной форме (форма повелительного наклонения только одна).</text:p>
      <text:p text:style-name="P564"/>
      <text:p text:style-name="P48"><text:span text:style-name="T316">C</text:span><text:span text:style-name="T310">ome here — Подойдите сюда ( призыв к действию).</text:span></text:p>
      <text:p text:style-name="P632">Put your gun down! — Опусти оружие! (приказ).</text:p>
      <text:p text:style-name="P632">Help! — Помогите! (настойчивая просьба).</text:p>
      <text:p text:style-name="P566"/>
      <text:p text:style-name="P846"><text:span text:style-name="T147">Чтобы просьба звучала вежливее, </text:span><text:span text:style-name="T199">используют слово please: </text:span><text:span text:style-name="T126">Come here, please</text:span><text:span text:style-name="T199">.</text:span></text:p>
      <text:p text:style-name="P847"><text:soft-page-break/><text:span text:style-name="T199">Е</text:span><text:span text:style-name="T147">сли </text:span><text:span text:style-name="T200">человеку предлагают угоститься едой, то часто начинают предложение с </text:span><text:span text:style-name="T127">have</text:span><text:span text:style-name="T200">.</text:span></text:p>
      <text:p text:style-name="P633">Have a cake, please — Угощайтесь тортом, пожалуйста.</text:p>
      <text:p text:style-name="P567"/>
      <text:p text:style-name="P870"><text:span text:style-name="T147">Глагол </text:span><text:span text:style-name="T101">have</text:span><text:span text:style-name="T147"> может входить в устойчивые обороты, связанные с пожеланием. </text:span></text:p>
      <text:p text:style-name="P567">В этом случае он обычно выпадает при переводе.</text:p>
      <text:p text:style-name="P568"/>
      <text:p text:style-name="P49"><text:span text:style-name="T317">H</text:span><text:span text:style-name="T310">ave a nice time — Приятно провести время.</text:span></text:p>
      <text:p text:style-name="P634">Have fun — Повеселитесь.</text:p>
      <text:p text:style-name="P634"/>
      <text:p text:style-name="P135"><text:span text:style-name="T310">Если нужно призвать человека или группу людей совершить что-то вместе, то нужно использовать </text:span><text:span text:style-name="T101">let`s (let us)</text:span><text:span text:style-name="T310"> перед глаголом. Это еще один способ говорить вежливее </text:span></text:p>
      <text:p text:style-name="P569">в повелительном наклонении.</text:p>
      <text:p text:style-name="P569"/>
      <text:p text:style-name="P634">Let`s do it — Давай сделаем это (досл. Позволь нам сделать это).</text:p>
      <text:p text:style-name="P634">Let`s not watch this movie — Давай не будем смотреть этот фильм.</text:p>
      <text:p text:style-name="P569"/>
      <text:p text:style-name="P135"><text:span text:style-name="T310">Если нужно попросить человека не делать что-либо, то нужно начать с </text:span><text:span text:style-name="T101">don`t</text:span><text:span text:style-name="T310">.</text:span></text:p>
      <text:p text:style-name="P634"/>
      <text:p text:style-name="P635">Don`t come here — Не подходи сюда. </text:p>
      <text:p text:style-name="P635">Don`t do it — Не делай этого.</text:p>
      <text:p text:style-name="P635"/>
      <text:p text:style-name="P499">Пассивный<text:span text:style-name="T803"> </text:span>залог. <text:span text:style-name="T804">Passive Voice</text:span></text:p>
      <text:p text:style-name="P570"/>
      <text:p text:style-name="P136"><text:span text:style-name="T310">В английском языке, как и в русском, </text:span><text:span text:style-name="T318">есть 2</text:span><text:span text:style-name="T310"> вида залога: активный и пассивный.</text:span></text:p>
      <text:p text:style-name="P753"><text:span text:style-name="T201">Активный залог </text:span><text:span text:style-name="T202">по другому</text:span><text:span text:style-name="T201"> называется действительным (я сам совершаю действие), </text:span></text:p>
      <text:p text:style-name="P571">а пассивный — страдательным (надо мной совершают действие.)</text:p>
      <text:p text:style-name="P572"/>
      <text:p text:style-name="P573">Порядок слов у предложения в пассивном залоге: </text:p>
      <text:list xml:id="list2243603449" text:style-name="L37">
        <text:list-item>
          <text:p text:style-name="P980">подлежащее;</text:p>
        </text:list-item>
        <text:list-item>
          <text:p text:style-name="P980">сказуемое в пассивном залоге (что сделано?);</text:p>
        </text:list-item>
        <text:list-item>
          <text:p text:style-name="P980">дополнение;</text:p>
        </text:list-item>
        <text:list-item>
          <text:p text:style-name="P980">обстоятельство.</text:p>
        </text:list-item>
      </text:list>
      <text:p text:style-name="P574"/>
      <text:p text:style-name="P754"><text:span text:style-name="T203">Сказуемое в пассивном залоге состоит из 2х частей: вспомогательного глагола </text:span><text:span text:style-name="T131">be</text:span><text:span text:style-name="T203"> </text:span></text:p>
      <text:p text:style-name="P754"><text:span text:style-name="T203">и смыслового глагола в 3й форме </text:span><text:span text:style-name="T216">(для </text:span><text:span text:style-name="T217">группы </text:span><text:span text:style-name="T216">Simple)</text:span><text:span text:style-name="T203">.</text:span></text:p>
      <text:p text:style-name="P575"/>
      <text:p text:style-name="P50"><text:span text:style-name="T321">I finished my work</text:span><text:span text:style-name="T310"> yesterday — </text:span><text:span text:style-name="T321">Я закончил работу</text:span><text:span text:style-name="T310"> вчера (активный залог).</text:span></text:p>
      <text:p text:style-name="P50"><text:span text:style-name="T321">The work was finished</text:span><text:span text:style-name="T310"> yesterday — </text:span><text:span text:style-name="T321">Работа была закончена</text:span><text:span text:style-name="T310"> вчера (пассивный залог).</text:span></text:p>
      <text:p text:style-name="P585"/>
      <text:p text:style-name="P759"><text:span text:style-name="T214">П</text:span><text:span text:style-name="T213">ассивный залог </text:span><text:span text:style-name="T214">обычно </text:span><text:span text:style-name="T213">используется, когда автор действия неизвестен, не важен </text:span></text:p>
      <text:p text:style-name="P137"><text:span text:style-name="T310">или намеренно скрыт. </text:span><text:span text:style-name="T319">Пассивный залог часто применяется в деловой речи.</text:span></text:p>
      <text:p text:style-name="P636"/>
      <text:p text:style-name="P637">This house is quite old. It was buil in 1990 — Дом старый. Он был простроен в 1990 году.</text:p>
      <text:p text:style-name="P637">(кто построил дом — неизвестно; известен только дом, и что с ним сделали — построили).</text:p>
      <text:p text:style-name="P638"/>
      <text:p text:style-name="P755"><text:span text:style-name="T204">Если нужно указать </text:span><text:span text:style-name="T205">автора</text:span><text:span text:style-name="T204"> действи</text:span><text:span text:style-name="T205">я</text:span><text:span text:style-name="T204">, то это можно сделать в дополнении </text:span></text:p>
      <text:p text:style-name="P755"><text:span text:style-name="T204">с использованием предлога </text:span><text:span text:style-name="T132">by</text:span><text:span text:style-name="T204"> (кем).</text:span></text:p>
      <text:p text:style-name="P576"/>
      <text:p text:style-name="P637">Ann Karenina was written by Leo Tolstoy — Анна Каренина была написана Львом Толстым.</text:p>
      <text:p text:style-name="P756"><text:span text:style-name="T128">(</text:span><text:span text:style-name="T129">над книгой совершили действие — ее написали</text:span><text:span text:style-name="T128">)</text:span></text:p>
      <text:p text:style-name="P639"/>
      <text:p text:style-name="P577"/>
      <text:p text:style-name="P959"><text:span text:style-name="T206">Подлежащие </text:span><text:span text:style-name="T130">I</text:span><text:span text:style-name="T206">, в предложении с пассивным залогом, часто переводится </text:span></text:p>
      <text:p text:style-name="P577">не как «я», а как «мне/мной/меня».</text:p>
      <text:p text:style-name="P578"/>
      <text:p text:style-name="P640">I am ignored all the time — Меня игнорируют все время.</text:p>
      <text:p text:style-name="P640">I was born in 1990 — Я родился в 1990 году (Меня родили в 1990 году).</text:p>
      <text:p text:style-name="P640"/>
      <text:p text:style-name="P760"><text:span text:style-name="T206">При переводе </text:span><text:span text:style-name="T130">I was born</text:span><text:span text:style-name="T206">, не совсем понятно, что это пассивный залог </text:span><text:span text:style-name="T212">(</text:span><text:span text:style-name="T133">I</text:span><text:span text:style-name="T212"> переводится как «я»)</text:span><text:span text:style-name="T206">.</text:span></text:p>
      <text:p text:style-name="P375"><text:span text:style-name="T206">В английском таких фраз мног. </text:span><text:span text:style-name="T215">Их</text:span><text:span text:style-name="T206"> нужно просто </text:span><text:span text:style-name="T215">запомнить</text:span><text:span text:style-name="T206">, </text:span><text:span text:style-name="T207">например:</text:span></text:p>
      <text:list xml:id="list3257778493" text:style-name="L38">
        <text:list-item>
          <text:p text:style-name="P981">be born — родился (в Past Simple);</text:p>
        </text:list-item>
        <text:list-item>
          <text:p text:style-name="P981">be gone — умер (в Present Simple).</text:p>
        </text:list-item>
      </text:list>
      <text:p text:style-name="P579"/>
      <text:p text:style-name="P580">Present Simple Passive:</text:p>
      <text:p text:style-name="P641">Children are taught at school — Детей учат в школе.</text:p>
      <text:p text:style-name="P580"/>
      <text:p text:style-name="P580">Past Simple Passive:</text:p>
      <text:p text:style-name="P641">I was taught to ride a bike by my dadschool — Меня научил ездить на велосипеде папа.</text:p>
      <text:p text:style-name="P580"/>
      <text:p text:style-name="P580">Future Simple Passive:</text:p>
      <text:p text:style-name="P641">I will be taught English at university — Меня будут учить английскому в универе.</text:p>
      <text:p text:style-name="P641"/>
      <text:p text:style-name="P581">Present Perfect Passive <text:span text:style-name="T800">требует дополнительно</text:span><text:span text:style-name="T802">го</text:span><text:span text:style-name="T800"> слов</text:span><text:span text:style-name="T802">а</text:span><text:span text:style-name="T800"> </text:span><text:span text:style-name="T432">been, </text:span><text:span text:style-name="T802">после</text:span><text:span text:style-name="T433"> have</text:span><text:span text:style-name="T800">. </text:span></text:p>
      <text:p text:style-name="P582"><text:span text:style-name="T842">Е</text:span>сли его не указать, то предложение будет в форме активного залога (Present Perfect).</text:p>
      <text:p text:style-name="P642"/>
      <text:p text:style-name="P642">I have been taught an important lesson — Мне преподали важный урок.</text:p>
      <text:p text:style-name="P643">I have <text:span text:style-name="T801">taught an important lesson — </text:span>Я преподал важный урок.</text:p>
      <text:p text:style-name="P583"/>
      <text:p text:style-name="P580">Предложение в Present Perfect Passive можно перепутать с Present Perfect Continuous.</text:p>
      <text:p text:style-name="P580">Здесь главное в том, что в Passive смысловой глагол стоит в 3й форме, </text:p>
      <text:p text:style-name="P138"><text:span text:style-name="T310">а в Continuous — с окончанием </text:span><text:span text:style-name="T101">ing</text:span><text:span text:style-name="T310">.</text:span></text:p>
      <text:p text:style-name="P580"/>
      <text:p text:style-name="P757"><text:span text:style-name="T67">I have been </text:span><text:span text:style-name="T69">speaking</text:span><text:span text:style-name="T67"> English for 2 years. </text:span><text:span text:style-name="T68">—</text:span><text:span text:style-name="T67"> Я </text:span><text:span text:style-name="T69">говорю по</text:span><text:span text:style-name="T67"> английски уже 2 года.</text:span></text:p>
      <text:p text:style-name="P757"><text:span text:style-name="T67">I </text:span><text:span text:style-name="T70">have been </text:span><text:span text:style-name="T69">spoken English — </text:span><text:span text:style-name="T71">Со мной</text:span><text:span text:style-name="T69"> говорили по английски.</text:span></text:p>
      <text:p text:style-name="P644"/>
      <text:p text:style-name="P758"><text:span text:style-name="T228">Т</text:span><text:span text:style-name="T229">акже можно легко перепутать ситуации, когда be используется с прилагательным </text:span><text:span text:style-name="T230">и</text:span><text:span text:style-name="T229"> когда </text:span></text:p>
      <text:p text:style-name="P758"><text:span text:style-name="T230">с</text:span><text:span text:style-name="T229"> пассивн</text:span><text:span text:style-name="T230">ым</text:span><text:span text:style-name="T229"> залог</text:span><text:span text:style-name="T230">ом</text:span><text:span text:style-name="T229">. Здесь важно отлич</text:span><text:span text:style-name="T230">а</text:span><text:span text:style-name="T229">ть прилагательное от глагола.</text:span></text:p>
      <text:p text:style-name="P645"/>
      <text:p text:style-name="P299"><text:span text:style-name="T97">I am interested in art — Я</text:span><text:span text:style-name="T98"> интересуюсь</text:span><text:span text:style-name="T99"> </text:span><text:span text:style-name="T98">искусством </text:span><text:span text:style-name="T96">(interested — прилагательное)</text:span><text:span text:style-name="T98">.</text:span></text:p>
      <text:p text:style-name="P855"><text:span text:style-name="T69">I </text:span><text:span text:style-name="T66">am ignored all the time — Меня игнорируют все время (ignored — глагол в 3й форме).</text:span></text:p>
      <text:p text:style-name="P654"/>
      <text:p text:style-name="P477">Вопросительные предложения</text:p>
      <text:p text:style-name="P391"/>
      <text:p text:style-name="P393">Чтобы задать вопрос, нужно придерживаться обратного порядка слов, когда </text:p>
      <text:p text:style-name="P393">вспомогательный глагол стоит перед подлежащим (см. выше).</text:p>
      <text:p text:style-name="P393"/>
      <text:p text:style-name="P393">В вопросе может не быть вопросительного слова, смыслового глагола, дополнения, </text:p>
      <text:p text:style-name="P393">но в нем всегда есть вспомогательный глагол и подлежащее.</text:p>
      <text:p text:style-name="P393"/>
      <text:p text:style-name="P774">В английском есть 5 типов вопросов:</text:p>
      <text:p text:style-name="P395"/>
      <text:p text:style-name="P394"/>
      <text:p text:style-name="P960">1. Общий вопрос.</text:p>
      <text:p text:style-name="P394"/>
      <text:p text:style-name="P39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394"/>
      <text:p text:style-name="P848"><text:span text:style-name="T231">Чтобы коротко ответить на </text:span><text:span text:style-name="T232">такой </text:span><text:span text:style-name="T231">вопрос, недостаточно просто написать </text:span><text:span text:style-name="T72">yes/no</text:span><text:span text:style-name="T231">. Нужно также добавить корешок — местоимение со вспомогательным глаголом. </text:span><text:span text:style-name="T233">Корешок</text:span><text:span text:style-name="T231"> будет указыват</text:span><text:span text:style-name="T233">ь</text:span><text:span text:style-name="T231"> на мысль, которая была сказана в предыдушем предложении:</text:span></text:p>
      <text:p text:style-name="P680"/>
      <text:p text:style-name="P646"><text:span text:style-name="T674">Do you play</text:span> the piano? <text:span text:style-name="T496">—</text:span> Yes, <text:span text:style-name="T675">I do</text:span><text:span text:style-name="T691">.</text:span></text:p>
      <text:p text:style-name="P647"><text:span text:style-name="T675">Does Rita play</text:span><text:span text:style-name="T691"> football? </text:span><text:span text:style-name="T496">— </text:span><text:span text:style-name="T691">No, </text:span><text:span text:style-name="T675">she doesn`t</text:span><text:span text:style-name="T691">.</text:span> </text:p>
      <text:p text:style-name="P392"/>
      <text:p text:style-name="P394">2. Разделительный вопрос.</text:p>
      <text:p text:style-name="P394"/>
      <text:p text:style-name="P764"><text:span text:style-name="T234">Вопрос, который часто используется в разговорной речи, когда собеседник пытается </text:span><text:span text:style-name="T240">начать или поддержать беседу. Также с помощью таких вопросов можно </text:span><text:span text:style-name="T234">выяснить какую-то информацию на основе имеющихся фактов.</text:span></text:p>
      <text:p text:style-name="P396"/>
      <text:p text:style-name="P761"><text:span text:style-name="T234">С</text:span><text:span text:style-name="T235">остоит из 2х частей, разделенных запятой: утверждения и противоположного корешка. </text:span></text:p>
      <text:p text:style-name="P397">Корешок можно переводить словами: «правда?» «да?», «не так ли?», «верно?»</text:p>
      <text:p text:style-name="P51"><text:span text:style-name="T45">Y</text:span><text:span text:style-name="T44">ou play tennis every day, don`t you? </text:span><text:span text:style-name="T46">—</text:span><text:span text:style-name="T44"> Ты играешь в теннис, да?</text:span></text:p>
      <text:p text:style-name="P397"/>
      <text:p text:style-name="P761"><text:span text:style-name="T235">В </text:span><text:span text:style-name="T236">корешке </text:span><text:span text:style-name="T23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398"/>
      <text:p text:style-name="P400">Если в главной части отрицание, то в корешке должно быть утверждение (и наоборот). </text:p>
      <text:p text:style-name="P40"><text:span text:style-name="T47">You </text:span><text:span text:style-name="T48">don`t like tomato juice, do you? </text:span><text:span text:style-name="T46">—</text:span><text:span text:style-name="T48"> Ты не любишь томатный сок, да?</text:span></text:p>
      <text:p text:style-name="P400"/>
      <text:p text:style-name="P762"><text:span text:style-name="T237">Если в гланой части используется </text:span><text:span text:style-name="T73">I am</text:span><text:span text:style-name="T237">, то в корешке нужно говорить </text:span><text:span text:style-name="T73">aren`t I</text:span><text:span text:style-name="T237">, а не </text:span><text:span text:style-name="T73">amn`t I</text:span><text:span text:style-name="T237">.</text:span></text:p>
      <text:p text:style-name="P52"><text:span text:style-name="T47">I </text:span><text:span text:style-name="T44">am a famous artist, aren`t I? - Я знаменитая художница, да?</text:span></text:p>
      <text:p text:style-name="P400"/>
      <text:p text:style-name="P401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01"/>
      <text:p text:style-name="P763"><text:span text:style-name="T238">П</text:span><text:span text:style-name="T239">осему на такие вопросы лучше отвечать так, чтобы ответ отражал реальное </text:span></text:p>
      <text:p text:style-name="P402">положение дел, а не форму вопроса.</text:p>
      <text:p text:style-name="P402"/>
      <text:p text:style-name="P41"><text:span text:style-name="T49">T</text:span><text:span text:style-name="T44">hat isn`t your car, is it? Yes, it is — Это не твоя машина, да? Нет, моя</text:span></text:p>
      <text:p text:style-name="P771"><text:span text:style-name="T80">Можно</text:span><text:span text:style-name="T66"> ответить </text:span><text:span text:style-name="T80">и так</text:span><text:span text:style-name="T66">: Yes, it is my car — Да, это моя машина.</text:span></text:p>
      <text:p text:style-name="P399"/>
      <text:p text:style-name="P856"><text:span text:style-name="T235">3. </text:span><text:span text:style-name="T227">Специальный вопрос.</text:span></text:p>
      <text:p text:style-name="P403"/>
      <text:p text:style-name="P404">Самый популярный тип вопроса. Используется для получения доп. информации, </text:p>
      <text:p text:style-name="P849"><text:span text:style-name="T227">поэтому всегда начинается с вопросительного слова </text:span><text:span text:style-name="T242">или связки</text:span><text:span text:style-name="T227">.</text:span></text:p>
      <text:p text:style-name="P405"/>
      <text:p text:style-name="P406">Вопросительные слова:</text:p>
      <text:list xml:id="list3949798376" text:style-name="L39">
        <text:list-item>
          <text:p text:style-name="P1072"><text:span text:style-name="T227">who [ху] — </text:span><text:span text:style-name="T241">кто</text:span><text:span text:style-name="T227">;</text:span></text:p>
        </text:list-item>
        <text:list-item>
          <text:p text:style-name="P1072"><text:span text:style-name="T227">whom [хум] — </text:span><text:span text:style-name="T241">кого</text:span><text:span text:style-name="T227">;</text:span></text:p>
        </text:list-item>
        <text:list-item>
          <text:p text:style-name="P1072"><text:span text:style-name="T227">whose [хуз] — </text:span><text:span text:style-name="T241">чей</text:span><text:span text:style-name="T227">;</text:span></text:p>
        </text:list-item>
        <text:list-item>
          <text:p text:style-name="P1072"><text:span text:style-name="T227">what — </text:span><text:span text:style-name="T241">что, какой</text:span><text:span text:style-name="T227">;</text:span></text:p>
        </text:list-item>
        <text:list-item>
          <text:p text:style-name="P1072"><text:soft-page-break/><text:span text:style-name="T227">which — </text:span><text:span text:style-name="T241">который</text:span><text:span text:style-name="T227">;</text:span></text:p>
        </text:list-item>
        <text:list-item>
          <text:p text:style-name="P1072"><text:span text:style-name="T227">where [</text:span><text:span text:style-name="T241">вэа</text:span><text:span text:style-name="T227">] — </text:span><text:span text:style-name="T241">где, куда</text:span><text:span text:style-name="T227">;</text:span></text:p>
        </text:list-item>
        <text:list-item>
          <text:p text:style-name="P1072"><text:span text:style-name="T227">when — </text:span><text:span text:style-name="T241">когда</text:span><text:span text:style-name="T227">;</text:span></text:p>
        </text:list-item>
        <text:list-item>
          <text:p text:style-name="P1072"><text:span text:style-name="T227">why [</text:span><text:span text:style-name="T241">вай</text:span><text:span text:style-name="T227">] — </text:span><text:span text:style-name="T241">зачем, почему</text:span><text:span text:style-name="T227">;</text:span></text:p>
        </text:list-item>
        <text:list-item>
          <text:p text:style-name="P982">how [хау] — как;</text:p>
        </text:list-item>
        <text:list-item>
          <text:p text:style-name="P1072"><text:span text:style-name="T227">how often [хау офэн] — </text:span><text:span text:style-name="T241">как часто</text:span><text:span text:style-name="T227">;</text:span></text:p>
        </text:list-item>
        <text:list-item>
          <text:p text:style-name="P1072"><text:span text:style-name="T227">how many — </text:span><text:span text:style-name="T241">сколько (исчисляемые существительные)</text:span><text:span text:style-name="T227">;</text:span></text:p>
        </text:list-item>
        <text:list-item>
          <text:p text:style-name="P1072"><text:span text:style-name="T227">how much — </text:span><text:span text:style-name="T241">сколько (неисчесляемые существительные)</text:span><text:span text:style-name="T227">;</text:span></text:p>
        </text:list-item>
        <text:list-item>
          <text:p text:style-name="P1072"><text:span text:style-name="T227">how long [хау лон] — </text:span><text:span text:style-name="T241">как долго</text:span><text:span text:style-name="T227">;</text:span></text:p>
        </text:list-item>
        <text:list-item>
          <text:p text:style-name="P1072"><text:span text:style-name="T227">how long ago — </text:span><text:span text:style-name="T241">как давно</text:span><text:span text:style-name="T227">;</text:span></text:p>
        </text:list-item>
        <text:list-item>
          <text:p text:style-name="P1072"><text:span text:style-name="T227">how old — </text:span><text:span text:style-name="T241">сколько лет</text:span><text:span text:style-name="T227">.</text:span></text:p>
        </text:list-item>
      </text:list>
      <text:p text:style-name="P398"/>
      <text:p text:style-name="P850"><text:span text:style-name="T74">W</text:span><text:span text:style-name="T66">hat</text:span><text:span text:style-name="T227"> и </text:span><text:span text:style-name="T66">which</text:span><text:span text:style-name="T227"> могут использоваться отдельно или с уточняющим словом, обычно, существительным, и тогда переводятся как «какой» и «какой из» </text:span><text:span text:style-name="T242">соотв</text:span><text:span text:style-name="T227">. </text:span></text:p>
      <text:p text:style-name="P407"/>
      <text:p text:style-name="P648">What do you like? — Что ты любишь?</text:p>
      <text:p text:style-name="P648">What car have you got? — Какая у тебя машина?</text:p>
      <text:p text:style-name="P648">Which car is yours? — Какая из машин твоя? </text:p>
      <text:p text:style-name="P648"/>
      <text:p text:style-name="P53"><text:span text:style-name="T50">Which</text:span><text:span text:style-name="T242"> подразумевает выбор из нескольких вариантов.</text:span></text:p>
      <text:p text:style-name="P765"><text:span text:style-name="T243">Слово </text:span><text:span text:style-name="T75">how</text:span><text:span text:style-name="T243"> чаще присутствует в </text:span><text:span text:style-name="T245">связке</text:span><text:span text:style-name="T243"> с прилагательным или наречием, но может употребляться и самостоятельно.</text:span></text:p>
      <text:p text:style-name="P408"/>
      <text:p text:style-name="P649">How old are you? — Сколько тебе лет?</text:p>
      <text:p text:style-name="P649">How are you? — Как ты?</text:p>
      <text:p text:style-name="P409"/>
      <text:p text:style-name="P54"><text:span text:style-name="T227">Вопрос с </text:span><text:span text:style-name="T44">how much</text:span><text:span text:style-name="T227"> задают, когда спрашивают о веществах, жидкостях или абстрактных понятиях </text:span><text:span text:style-name="T244">(что нельзя количественно посчитать)</text:span><text:span text:style-name="T227">. А с </text:span><text:span text:style-name="T44">how many</text:span><text:span text:style-name="T227">, когда спрашивают </text:span></text:p>
      <text:p text:style-name="P409">о нескольких предметах. </text:p>
      <text:p text:style-name="P408"/>
      <text:p text:style-name="P649">How much money have you got? — Сколько у тебя денег? (<text:span text:style-name="T807">много, </text:span>абстракция).</text:p>
      <text:p text:style-name="P649">How many friends have you got? — Сколько у тебя друзей? (<text:span text:style-name="T808">10, </text:span>количество).</text:p>
      <text:p text:style-name="P649"/>
      <text:p text:style-name="P410">4. Вопрос к подлежащему.</text:p>
      <text:p text:style-name="P410"/>
      <text:p text:style-name="P766"><text:span text:style-name="T246">Задается, когда хотят узнать кто или что совершает действие. Начинается со слова </text:span><text:span text:style-name="T76">who</text:span><text:span text:style-name="T246"> </text:span></text:p>
      <text:p text:style-name="P766"><text:span text:style-name="T246">или </text:span><text:span text:style-name="T76">what</text:span><text:span text:style-name="T246">, которое заменяют собой подлежащее. При этом порядок слов остается таким же, что и в утрверждении. В</text:span><text:span text:style-name="T247">спомогательный глагол часто отсутсвует в таком вопросе.</text:span></text:p>
      <text:p text:style-name="P411"/>
      <text:p text:style-name="P650">Who is in the Room? — Кто в комнате?</text:p>
      <text:p text:style-name="P651">What was that? — Что это было?</text:p>
      <text:p text:style-name="P651"/>
      <text:p text:style-name="P773"><text:span text:style-name="T77">W</text:span><text:span text:style-name="T66">ho/what</text:span><text:span text:style-name="T227"> </text:span><text:span text:style-name="T248">условно </text:span><text:span text:style-name="T227">являются 3м лицом единственного числа — т. е. </text:span><text:span text:style-name="T66">he/she/it</text:span><text:span text:style-name="T227">.</text:span></text:p>
      <text:p text:style-name="P412"/>
      <text:p text:style-name="P767"><text:span text:style-name="T227">Если подлежащее предполагается во множественном числе, то </text:span><text:span text:style-name="T247">в форму множественного числа нужно поставить глагол.</text:span></text:p>
      <text:p text:style-name="P412"/>
      <text:p text:style-name="P55"><text:span text:style-name="T44">Who </text:span><text:span text:style-name="T63">are</text:span><text:span text:style-name="T44"> my best friends? → </text:span><text:span text:style-name="T63">Mike and Paul</text:span><text:span text:style-name="T44"> are my best friends.</text:span></text:p>
      <text:p text:style-name="P412"/>
      <text:p text:style-name="P413"/>
      <text:p text:style-name="P961">5. Вопрос с альтернативой.</text:p>
      <text:p text:style-name="P413"/>
      <text:p text:style-name="P851"><text:span text:style-name="T22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6">or</text:span><text:span text:style-name="T227"> (в подлежащем, сказуемоем, дополнении или даже в слове </text:span><text:span text:style-name="T66">not</text:span><text:span text:style-name="T227">).</text:span></text:p>
      <text:p text:style-name="P683"/>
      <text:p text:style-name="P768"><text:span text:style-name="T44">Does </text:span><text:span text:style-name="T63">your mother or your father</text:span><text:span text:style-name="T44"> help you? (</text:span><text:span text:style-name="T51">п</text:span><text:span text:style-name="T44">одлежаще</text:span><text:span text:style-name="T51">е</text:span><text:span text:style-name="T44">)</text:span></text:p>
      <text:p text:style-name="P768"><text:span text:style-name="T78">Has he just </text:span><text:span text:style-name="T100">arrived or left</text:span><text:span text:style-name="T78">? (в смыслово</text:span><text:span text:style-name="T79">й</text:span><text:span text:style-name="T78"> глагол)</text:span></text:p>
      <text:p text:style-name="P768"><text:span text:style-name="T78">Will you go to Kiev </text:span><text:span text:style-name="T100">by train or by plane</text:span><text:span text:style-name="T78">? (дополнени</text:span><text:span text:style-name="T79">е</text:span><text:span text:style-name="T78">)</text:span></text:p>
      <text:p text:style-name="P768"><text:span text:style-name="T78">Do you like </text:span><text:span text:style-name="T100">sushi or not</text:span><text:span text:style-name="T78">? (слов</text:span><text:span text:style-name="T79">о</text:span><text:span text:style-name="T78"> not)</text:span></text:p>
      <text:p text:style-name="P416"/>
      <text:p text:style-name="P140"><text:span text:style-name="T52">В</text:span><text:span text:style-name="T44">опросы с предлогами.</text:span></text:p>
      <text:p text:style-name="P414"/>
      <text:p text:style-name="P417">По началу вызывают много трудностей, т. к. в русском языке предлог и вопросительное </text:p>
      <text:p text:style-name="P417">слово стоят рядом, а в английском они находятся в разных местах. </text:p>
      <text:p text:style-name="P418"/>
      <text:p text:style-name="P418">В английском вопросе предлог стоит в самом конце, но при переводе </text:p>
      <text:p text:style-name="P418">относится к началу предложения.</text:p>
      <text:p text:style-name="P418"/>
      <text:p text:style-name="P852"><text:span text:style-name="T40">W</text:span><text:span text:style-name="T39">ho</text:span><text:span text:style-name="T227"> do you meet </text:span><text:span text:style-name="T805">with</text:span><text:span text:style-name="T227">? — </text:span><text:span text:style-name="T805">С</text:span><text:span text:style-name="T227"> </text:span><text:span text:style-name="T39">кем</text:span><text:span text:style-name="T227"> ты встречаешься?</text:span></text:p>
      <text:p text:style-name="P852"><text:span text:style-name="T40">W</text:span><text:span text:style-name="T39">hat</text:span><text:span text:style-name="T227"> are you looking </text:span><text:span text:style-name="T805">at</text:span><text:span text:style-name="T227">? — </text:span><text:span text:style-name="T805">На</text:span><text:span text:style-name="T227"> </text:span><text:span text:style-name="T39">что</text:span><text:span text:style-name="T227"> ты смотришь?</text:span></text:p>
      <text:p text:style-name="P419"/>
      <text:p text:style-name="P769"><text:span text:style-name="T250">Ч</text:span><text:span text:style-name="T249">асто логика использования предлогов в русском и английском не совпадают. </text:span></text:p>
      <text:p text:style-name="P420">Поэтому лучше запомнить некоторые устойчивые сочетания предлогов с глаголами, </text:p>
      <text:p text:style-name="P421">которые встречаются достаточно часто:</text:p>
      <text:list xml:id="list1631378074" text:style-name="L40">
        <text:list-item>
          <text:p text:style-name="P1073"><text:span text:style-name="T227">what … like — на что похож (здесь </text:span><text:span text:style-name="T66">like</text:span><text:span text:style-name="T227"> не глагол, а предлог);</text:span></text:p>
        </text:list-item>
        <text:list-item>
          <text:p text:style-name="P983">look at — стмотреть на;</text:p>
        </text:list-item>
        <text:list-item>
          <text:p text:style-name="P983">look for — искать;</text:p>
        </text:list-item>
        <text:list-item>
          <text:p text:style-name="P983">listen to — слушать;</text:p>
        </text:list-item>
        <text:list-item>
          <text:p text:style-name="P983">wait for — ждать;</text:p>
        </text:list-item>
        <text:list-item>
          <text:p text:style-name="P983">stay at — останавливаться (например, в отеле).</text:p>
        </text:list-item>
      </text:list>
      <text:p text:style-name="P852"/>
      <text:p text:style-name="P652">What does he look like? — Как он выглядит?</text:p>
      <text:p text:style-name="P652">What are you looking at? — На что ты смотришь?</text:p>
      <text:p text:style-name="P419"/>
      <text:p text:style-name="P770"><text:span text:style-name="T249">П</text:span><text:span text:style-name="T252">римеры </text:span><text:span text:style-name="T251">5</text:span><text:span text:style-name="T252"> типов вопросов во всех временах, а также с модальными глаголами </text:span></text:p>
      <text:p text:style-name="P423">можно найти на стр. 146.</text:p>
      <text:p text:style-name="P422"/>
      <text:p text:style-name="P476">Отрицательные предложения</text:p>
      <text:p text:style-name="P415"/>
      <text:p text:style-name="P425">Чтобы придать мысли отрицательное значение, используются 2 способа:</text:p>
      <text:list xml:id="list1528028617" text:style-name="L41">
        <text:list-item>
          <text:p text:style-name="P984">отрицательная частица <text:span text:style-name="T415">not</text:span>;</text:p>
        </text:list-item>
        <text:list-item>
          <text:p text:style-name="P984">слово <text:span text:style-name="T415">never</text:span> (и другие слова, придающие отрицательное значение).</text:p>
        </text:list-item>
      </text:list>
      <text:p text:style-name="P424"/>
      <text:p text:style-name="P426">Частица <text:span text:style-name="T415">not</text:span> стоит всегда в связке либо со вспомогательным глаголом, либо с модальным.</text:p>
      <text:p text:style-name="P426">Она является частью сказуемого. Переводится как «не».</text:p>
      <text:p text:style-name="P426"/>
      <text:p text:style-name="P653">I not like horror movies (неправильно, остуствует вспомогательный глагол)</text:p>
      <text:p text:style-name="P653">I do n<text:span text:style-name="T809">o</text:span>t like horror movies (правильно <text:span text:style-name="T810">для простых предложений</text:span>)</text:p>
      <text:p text:style-name="P426"/>
      <text:p text:style-name="P427"><text:soft-page-break/>В сложных предложениях, где несколько глаголов, используются другие правила.</text:p>
      <text:p text:style-name="P429"><text:span text:style-name="T815">C</text:span>казуемым обычно является самый первый глагол. Если отрицатульную мысль сообщить </text:p>
      <text:p text:style-name="P429">в дополнении, то not будет стоять самостоятельно.</text:p>
      <text:p text:style-name="P428"/>
      <text:p text:style-name="P430">It`s quite impolite not to call me back — Очень не вежливо не перезванивать мне.</text:p>
      <text:p text:style-name="P430">(здесь сказуемым является первый глагол — is)</text:p>
      <text:p text:style-name="P430"/>
      <text:p text:style-name="P11"><text:span text:style-name="T307">С</text:span><text:span text:style-name="T306">амые важные глаголы</text:span></text:p>
      <text:p text:style-name="P431"/>
      <text:p text:style-name="P432">Это <text:span text:style-name="T415">be</text:span>, <text:span text:style-name="T415">do</text:span>, <text:span text:style-name="T415">have</text:span> и <text:span text:style-name="T415">get</text:span>. Они могут быть как смысловыми, так и вспомогательными <text:span text:style-name="T818">(кроме </text:span><text:span text:style-name="T439">get</text:span><text:span text:style-name="T818">)</text:span>.</text:p>
      <text:p text:style-name="P432">Они могут входить в устойчивые сочетания, где меняют свое значение.</text:p>
      <text:p text:style-name="P432"/>
      <text:p text:style-name="P478">Глагол <text:span text:style-name="T415">be</text:span></text:p>
      <text:p text:style-name="P432"/>
      <text:p text:style-name="P383"><text:span text:style-name="T323">Э</text:span><text:span text:style-name="T324">то начальная форма глагола</text:span><text:span text:style-name="T325"> «быть». </text:span><text:span text:style-name="T330">В </text:span><text:span text:style-name="T323">Present Simple </text:span><text:span text:style-name="T337">be</text:span><text:span text:style-name="T323"> </text:span><text:span text:style-name="T322">изменяется</text:span><text:span text:style-name="T323"> на</text:span><text:span text:style-name="T325">: </text:span></text:p>
      <text:list xml:id="list3837716505" text:style-name="L42">
        <text:list-item>
          <text:p text:style-name="P1002"><text:span text:style-name="T508">a</text:span><text:span text:style-name="T503">m — если подлежащее в первом лице (</text:span><text:span text:style-name="T446">I</text:span><text:span text:style-name="T503">);</text:span></text:p>
        </text:list-item>
        <text:list-item>
          <text:p text:style-name="P1003">is — если подлежащее в третьем лице, единственном числе (<text:span text:style-name="T415">he/she/it</text:span>);</text:p>
        </text:list-item>
        <text:list-item>
          <text:p text:style-name="P1003">are — если подлежащее во множественном числе (<text:span text:style-name="T415">you/we/they</text:span>).</text:p>
        </text:list-item>
      </text:list>
      <text:p text:style-name="P685"/>
      <text:p text:style-name="P829"><text:span text:style-name="T342">Г</text:span><text:span text:style-name="T343">лагол </text:span><text:span text:style-name="T142">be</text:span><text:span text:style-name="T343"> в форме </text:span><text:span text:style-name="T142">am/is/are</text:span><text:span text:style-name="T343"> является смысловым, но при переводе на русский выпадает. </text:span></text:p>
      <text:p text:style-name="P688"/>
      <text:p text:style-name="P702"><text:span text:style-name="T607">Одновременно с этим формы </text:span><text:span text:style-name="T821">am/is/are</text:span><text:span text:style-name="T608"> </text:span><text:span text:style-name="T607">привязывают предложение к настоящему времени. </text:span><text:span text:style-name="T759">(привязывает ко времени во всех формах)</text:span></text:p>
      <text:p text:style-name="P703"/>
      <text:p text:style-name="P688">После <text:span text:style-name="T415">be</text:span> обычно указывается характеристика (какой) или место (где).</text:p>
      <text:p text:style-name="P685"/>
      <text:p text:style-name="P684"><text:span text:style-name="T417">This dress is blue — </text:span><text:span text:style-name="T438">Это платье синие.</text:span></text:p>
      <text:p text:style-name="P778"><text:span text:style-name="T331">I</text:span><text:span text:style-name="T332"> </text:span><text:span text:style-name="T331">am</text:span><text:span text:style-name="T332"> in </text:span><text:span text:style-name="T331">my</text:span><text:span text:style-name="T332"> office now — </text:span><text:span text:style-name="T331">Я</text:span><text:span text:style-name="T333"> у себя в офисе сейчас.</text:span></text:p>
      <text:p text:style-name="P686"/>
      <text:p text:style-name="P867"><text:span text:style-name="T327">В русском языке предложение может </text:span><text:span text:style-name="T326">не иметь</text:span><text:span text:style-name="T327"> сказуемого. </text:span><text:span text:style-name="T326">Там где в русском сказуемое отсутсвует, в английском будет стоять глагол </text:span><text:span text:style-name="T331">be</text:span><text:span text:style-name="T326"> в форме </text:span><text:span text:style-name="T336">am/is/are</text:span><text:span text:style-name="T323"> </text:span><text:span text:style-name="T326">(т. к. для английского не характерно, когда в предложении нет сказуемого)</text:span><text:span text:style-name="T323">. </text:span></text:p>
      <text:p text:style-name="P685"/>
      <text:p text:style-name="P695"><text:span text:style-name="T465">I </text:span><text:span text:style-name="T448">am a doctor — Я (</text:span><text:span text:style-name="T449">есть</text:span><text:span text:style-name="T448">) доктор.</text:span></text:p>
      <text:p text:style-name="P696"><text:span text:style-name="T693">We are happy </text:span><text:span text:style-name="T696">— </text:span><text:span text:style-name="T693">Мы (есть) счастливы.</text:span></text:p>
      <text:p text:style-name="P690"/>
      <text:p text:style-name="P876"><text:span text:style-name="T299">Глагол</text:span><text:span text:style-name="T300"> </text:span><text:span text:style-name="T93">be</text:span><text:span text:style-name="T300"> может использоваться в связке с прилагательным. </text:span><text:span text:style-name="T301">П</text:span><text:span text:style-name="T302">ри переводе такая связка </text:span></text:p>
      <text:p text:style-name="P876"><text:span text:style-name="T302">может образовывать новый глагол, которого нет в </text:span><text:span text:style-name="T303">словаре</text:span><text:span text:style-name="T302">.</text:span></text:p>
      <text:p text:style-name="P691"/>
      <text:p text:style-name="P700"><text:span text:style-name="T450">I </text:span><text:span text:style-name="T467">am interested</text:span><text:span text:style-name="T450"> in art — Я</text:span><text:span text:style-name="T451"> </text:span><text:span text:style-name="T468">интересуюсь</text:span><text:span text:style-name="T460"> </text:span><text:span text:style-name="T451">искусством </text:span><text:span text:style-name="T460">(есть заинтересованный)</text:span><text:span text:style-name="T451">.</text:span></text:p>
      <text:p text:style-name="P700"><text:span text:style-name="T451">My hands </text:span><text:span text:style-name="T468">are cold</text:span><text:span text:style-name="T451"> — Мои руки</text:span><text:span text:style-name="T452"> </text:span><text:span text:style-name="T468">замерзли </text:span><text:span text:style-name="T460">(есть замерзшие)</text:span><text:span text:style-name="T452">.</text:span></text:p>
      <text:p text:style-name="P655"/>
      <text:p text:style-name="P458">В вопросительных предложениях глагол <text:span text:style-name="T415">be</text:span> меняется местами с подлежащим, </text:p>
      <text:p text:style-name="P458">а в отрицательных, используется с частицей <text:span text:style-name="T415">not</text:span>:</text:p>
      <text:p text:style-name="P458"/>
      <text:p text:style-name="P587"><text:span text:style-name="T694">I </text:span><text:span text:style-name="T693">am not a student — Я не студент.</text:span></text:p>
      <text:p text:style-name="P656">We are not English speakers — Они не англоговорящие люди.</text:p>
      <text:p text:style-name="P587"><text:span text:style-name="T694">I</text:span><text:span text:style-name="T693">s it dark? — Сейчас темно?</text:span></text:p>
      <text:p text:style-name="P656">Are they hungry? — Они голодны?</text:p>
      <text:p text:style-name="P656"/>
      <text:p text:style-name="P459">Если перед <text:span text:style-name="T424">am/is/are</text:span> нет вопросительного слова, то это общий вопрос. </text:p>
      <text:p text:style-name="P459">В корешке ответа вместо <text:span text:style-name="T415">do/does</text:span> используется <text:span text:style-name="T415">am/is/are</text:span>:</text:p>
      <text:p text:style-name="P459"><text:soft-page-break/></text:p>
      <text:p text:style-name="P588"><text:span text:style-name="T693">Am I in danger? Yes, you are. </text:span><text:span text:style-name="T695">—</text:span><text:span text:style-name="T693"> Я в опасности? Да.</text:span></text:p>
      <text:p text:style-name="P588"><text:span text:style-name="T693">Is John married? - No, he isn`t. </text:span><text:span text:style-name="T695">— </text:span><text:span text:style-name="T693">Джон женат? </text:span><text:span text:style-name="T695">— </text:span><text:span text:style-name="T693">Нет.</text:span></text:p>
      <text:p text:style-name="P657"><text:span text:style-name="T592">Специальный вопрос начинается с вопросительного слова </text:span><text:span text:style-name="T597">или связки</text:span><text:span text:style-name="T592">:</text:span> </text:p>
      <text:p text:style-name="P657">Where is Jill?<text:span text:style-name="T723"> </text:span>She is at school. <text:span text:style-name="T723">— </text:span>Где Джил? Она в школе.</text:p>
      <text:p text:style-name="P657"/>
      <text:p text:style-name="P700"><text:span text:style-name="T511">Очень часто </text:span><text:span text:style-name="T454">am/is/are</text:span><text:span text:style-name="T511"> сокращаются: </text:span><text:span text:style-name="T454">I am → I`m, he is → he`s, <text:s/></text:span></text:p>
      <text:p text:style-name="P700"><text:span text:style-name="T454">you are → you`re, John is → John`s, </text:span><text:span text:style-name="T456">t</text:span><text:span text:style-name="T454">hey are → </text:span><text:span text:style-name="T456">t</text:span><text:span text:style-name="T454">hey`re</text:span><text:span text:style-name="T455">. </text:span></text:p>
      <text:p text:style-name="P658"/>
      <text:p text:style-name="P700"><text:span text:style-name="T512">С</text:span><text:span text:style-name="T513">окращать можно как по </text:span><text:span text:style-name="T514">вспом.</text:span><text:span text:style-name="T513"> глаголу, так и по частице </text:span><text:span text:style-name="T457">not</text:span><text:span text:style-name="T513">: </text:span><text:span text:style-name="T457">he is not → he`s not</text:span><text:span text:style-name="T458"> или</text:span><text:span text:style-name="T457"> he isn`t.</text:span></text:p>
      <text:p text:style-name="P687"><text:span text:style-name="T819">П</text:span>ри этом <text:span text:style-name="T415">am</text:span> сокращается только по <text:span text:style-name="T415">am</text:span> → <text:span text:style-name="T415">I`m not (I amn`t не существует).</text:span></text:p>
      <text:p text:style-name="P488"/>
      <text:p text:style-name="P701"><text:span text:style-name="T566">Глагол be</text:span><text:span text:style-name="T568"> </text:span><text:span text:style-name="T566">в Past Simple имеет 2 формы: </text:span></text:p>
      <text:list xml:id="list3560624894" text:style-name="L43">
        <text:list-item>
          <text:p text:style-name="P1006"><text:span text:style-name="T566">was — </text:span><text:span text:style-name="T567">если подлежащее в первом лице или множественном числе (</text:span><text:span text:style-name="T476">I, you, we, they</text:span><text:span text:style-name="T567">);</text:span></text:p>
        </text:list-item>
        <text:list-item>
          <text:p text:style-name="P1006"><text:span text:style-name="T567">were <text:s/>— если подлежащее в третьем лице, единственно</text:span><text:span text:style-name="T591">го</text:span><text:span text:style-name="T567"> числ</text:span><text:span text:style-name="T591">а </text:span><text:span text:style-name="T567">(</text:span><text:span text:style-name="T476">he, she, it</text:span><text:span text:style-name="T567">).</text:span></text:p>
        </text:list-item>
      </text:list>
      <text:p text:style-name="P486"/>
      <text:p text:style-name="P589"><text:span text:style-name="T715">I </text:span><text:span text:style-name="T693">was</text:span><text:span text:style-name="T692"> satisfied with my work — Я </text:span><text:span text:style-name="T693">был</text:span><text:span text:style-name="T692"> доволен своей работой.</text:span></text:p>
      <text:p text:style-name="P589"><text:span text:style-name="T693">Was</text:span><text:span text:style-name="T692"> the weather good? No, it </text:span><text:span text:style-name="T693">wasn`t</text:span><text:span text:style-name="T692"> — </text:span><text:span text:style-name="T693">Погода была хорош</text:span><text:span text:style-name="T702">ая</text:span><text:span text:style-name="T693">? Нет.</text:span></text:p>
      <text:p text:style-name="P433"/>
      <text:p text:style-name="P475">В Future Simple принимает только одну форму — <text:span text:style-name="T415">will be</text:span> (буду).</text:p>
      <text:p text:style-name="P809"><text:span text:style-name="T94">I will be happy to eat — Я буду </text:span><text:span text:style-name="T95">рад </text:span><text:span text:style-name="T94">поесть.</text:span></text:p>
      <text:p text:style-name="P433"/>
      <text:p text:style-name="P481">Глагол <text:span text:style-name="T415">do</text:span></text:p>
      <text:p text:style-name="P434"/>
      <text:p text:style-name="P699"><text:span text:style-name="T628">Переводится как </text:span><text:span text:style-name="T627">«делать». В </text:span><text:span text:style-name="T629">одном предложении </text:span><text:span text:style-name="T627">может встречаться несколько раз, </text:span></text:p>
      <text:p text:style-name="P830"><text:span text:style-name="T346">в качестве вспомогательного </text:span><text:span text:style-name="T347">глагола </text:span><text:span text:style-name="T346">и смыслового.</text:span><text:span text:style-name="T820"> </text:span><text:span text:style-name="T344">Вспомогательным глаголом </text:span><text:span text:style-name="T345">он </text:span><text:span text:style-name="T344">может быть только в отрицаниях и вопросах, времен группы Simple.</text:span></text:p>
      <text:p text:style-name="P832"/>
      <text:p text:style-name="P689"><text:span text:style-name="T436">What do you do? </text:span><text:span text:style-name="T437">— </text:span><text:span text:style-name="T436">Что ты делаешь?</text:span></text:p>
      <text:p text:style-name="P831"><text:span text:style-name="T344">D</text:span><text:span text:style-name="T41">o you like pets? </text:span><text:span text:style-name="T344">—</text:span><text:span text:style-name="T41"> No, I don`t.</text:span></text:p>
      <text:p text:style-name="P833"/>
      <text:p text:style-name="P132"><text:span text:style-name="T338">В</text:span><text:span text:style-name="T339"> </text:span><text:span text:style-name="T340">прошедшем времени</text:span><text:span text:style-name="T341"> преорбазуется в </text:span><text:span text:style-name="T335">did</text:span><text:span text:style-name="T341"> — «</text:span><text:span text:style-name="T339">делал» (2я форма </text:span><text:span text:style-name="T334">do</text:span><text:span text:style-name="T339">)</text:span><text:span text:style-name="T341">.</text:span></text:p>
      <text:p text:style-name="P487">Если в предложении появляется <text:span text:style-name="T415">was/were</text:span>, <text:span text:style-name="T749">то </text:span><text:span text:style-name="T748">did</text:span><text:span text:style-name="T749"> уже не нужно использовать.</text:span></text:p>
      <text:p text:style-name="P483"/>
      <text:p text:style-name="P482">Глагол <text:span text:style-name="T415">have</text:span></text:p>
      <text:p text:style-name="P460"/>
      <text:p text:style-name="P779"><text:span text:style-name="T267">Переводится как «иметь». </text:span><text:span text:style-name="T269">Д</text:span><text:span text:style-name="T267">ля времен группы Perfect </text:span><text:span text:style-name="T269">выступает в роли вспомогательного глагола</text:span><text:span text:style-name="T267">. </text:span><text:span text:style-name="T253">Также </text:span><text:span text:style-name="T267">может быть</text:span><text:span text:style-name="T253"> частью устойчивых словосотечаний. В </text:span><text:span text:style-name="T270">прошедшем </text:span></text:p>
      <text:p text:style-name="P779"><text:span text:style-name="T270">времени</text:span><text:span text:style-name="T253"> преобразуется в </text:span><text:span text:style-name="T81">had</text:span><text:span text:style-name="T253"> </text:span><text:span text:style-name="T335">—</text:span><text:span text:style-name="T253"> «</text:span><text:span text:style-name="T270">имел</text:span><text:span text:style-name="T253">».</text:span></text:p>
      <text:p text:style-name="P462"/>
      <text:p text:style-name="P775"><text:span text:style-name="T253">В некоторых ситуациях его можно не переводить (когда он смысловой). </text:span><text:span text:style-name="T254">Но при этом в предложении он обязан быть. </text:span><text:span text:style-name="T267">Это </text:span><text:span text:style-name="T254">из-за особенностей английской грамматики, которая требует, обязательного наличия подлежащего и сказуемого.</text:span></text:p>
      <text:p text:style-name="P435"/>
      <text:p text:style-name="P659">I have a lot of friends — У меня (есть) много друзей.</text:p>
      <text:p text:style-name="P660">We heave a big house — У нас (есть) большой дом.</text:p>
      <text:p text:style-name="P461"/>
      <text:p text:style-name="P780"><text:span text:style-name="T271">Когда </text:span><text:span text:style-name="T84">have</text:span><text:span text:style-name="T271"> является смысловым глаголом, он </text:span><text:span text:style-name="T257">работает по тем же правилам что и </text:span><text:span text:style-name="T258">другие</text:span><text:span text:style-name="T257"> </text:span><text:span text:style-name="T271">смысловые </text:span><text:span text:style-name="T257">глаголы, т. е. требует вспомогательного </text:span><text:span text:style-name="T82">do</text:span><text:span text:style-name="T257"> для отрицаний и вопросов. </text:span></text:p>
      <text:p text:style-name="P780"><text:span text:style-name="T269">В утверждениях </text:span><text:span text:style-name="T84">have</text:span><text:span text:style-name="T271"> </text:span><text:span text:style-name="T269">не пишется с окончанием </text:span><text:span text:style-name="T83">-s</text:span><text:span text:style-name="T269">, а преобразуется в </text:span><text:span text:style-name="T83">has</text:span><text:span text:style-name="T269">.</text:span></text:p>
      <text:p text:style-name="P435"/>
      <text:p text:style-name="P42"><text:span text:style-name="T53">Mike has </text:span><text:span text:style-name="T54">many friends</text:span><text:span text:style-name="T53"> — У Майка много друзей.</text:span></text:p>
      <text:p text:style-name="P43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56"><text:span text:style-name="T44">Do you have many friends? </text:span><text:span text:style-name="T55">—</text:span><text:span text:style-name="T44"> У тебя много друзей?</text:span></text:p>
      <text:p text:style-name="P669"/>
      <text:p text:style-name="P141"><text:span text:style-name="T44">Когда </text:span><text:span text:style-name="T66">have</text:span><text:span text:style-name="T44"> является вспомогательным глаголом, то для </text:span><text:span text:style-name="T66">he/she/it</text:span><text:span text:style-name="T44"> он всегда в форме </text:span><text:span text:style-name="T66">has</text:span><text:span text:style-name="T44">.</text:span></text:p>
      <text:p text:style-name="P57">He hasn`t lost his keys — Он не потерял свои ключи <text:span text:style-name="T822">(has в отрицании)</text:span>.</text:p>
      <text:p text:style-name="P670"/>
      <text:p text:style-name="P436">Have в значении «иметь» не употребляется во временах группы Continuous.</text:p>
      <text:p text:style-name="P436"/>
      <text:p text:style-name="P661">I am having many friends now → Неправильно</text:p>
      <text:p text:style-name="P661">I have many friends → Правильно</text:p>
      <text:p text:style-name="P435"/>
      <text:p text:style-name="P861"><text:span text:style-name="T227">В разговорной речи очесть часто используется оборот </text:span><text:span text:style-name="T66">have got</text:span><text:span text:style-name="T227">. </text:span><text:span text:style-name="T255">Он обозначает тоже самое, что и </text:span><text:span text:style-name="T85">have</text:span><text:span text:style-name="T255"> </text:span><text:span text:style-name="T227">(иметь/владеть/</text:span><text:span text:style-name="T305">есть</text:span><text:span text:style-name="T227">)</text:span><text:span text:style-name="T255">, но используется только в настоящем времени.</text:span></text:p>
      <text:p text:style-name="P443"/>
      <text:p text:style-name="P861"><text:span text:style-name="T255">Г</text:span><text:span text:style-name="T227">рамматически, </text:span><text:span text:style-name="T66">have got</text:span><text:span text:style-name="T227"> — это Present Perfect, т. е. </text:span><text:span text:style-name="T66">have</text:span><text:span text:style-name="T227"> здесь вспомогательный глагол, </text:span></text:p>
      <text:p text:style-name="P810"><text:span text:style-name="T268">а основное значение «</text:span><text:span text:style-name="T304">есть</text:span><text:span text:style-name="T268">» передает </text:span><text:span text:style-name="T86">got</text:span><text:span text:style-name="T268"> </text:span><text:span text:style-name="T256">(3я форма get)</text:span><text:span text:style-name="T268">. </text:span></text:p>
      <text:p text:style-name="P437"/>
      <text:p text:style-name="P662">Have you got a Mercedes? / Do you have a Mercedes? — У тебя есть мерседес?</text:p>
      <text:p text:style-name="P662">I haven`t got a Mercedes / I don`t have a Mercedes — У меня нет мерседеса.</text:p>
      <text:p text:style-name="P438"/>
      <text:p text:style-name="P781"><text:span text:style-name="T259">Глагол </text:span><text:span text:style-name="T87">have</text:span><text:span text:style-name="T260"> может входить в состав устойчивых выражений и словосочетаний. </text:span></text:p>
      <text:p text:style-name="P440">В этом случае он может переводится по другому. Также здесь отменяется правило, </text:p>
      <text:p text:style-name="P439">по которому <text:span text:style-name="T415">have</text:span> нельзя употребять в Continuous:</text:p>
      <text:p text:style-name="P439"/>
      <text:list xml:id="list570001548" text:style-name="L44">
        <text:list-item>
          <text:p text:style-name="P985"><text:span text:style-name="T843">в</text:span>ыражения, связанные с приемом пищи:</text:p>
        </text:list-item>
      </text:list>
      <text:list xml:id="list1168568731" text:style-name="L45">
        <text:list-item>
          <text:list>
            <text:list-item>
              <text:p text:style-name="P986">have a coffee/tea/<text:span text:style-name="T817">drink</text:span> — пить кофе/чай/<text:span text:style-name="T817">напиток</text:span>;</text:p>
            </text:list-item>
            <text:list-item>
              <text:p text:style-name="P986">have a meal — принимать пищу;</text:p>
            </text:list-item>
            <text:list-item>
              <text:p text:style-name="P986">have a breakfast/luch/dinner — завтракать/обедать/ужинать.</text:p>
            </text:list-item>
          </text:list>
        </text:list-item>
      </text:list>
      <text:p text:style-name="P441"/>
      <text:list xml:id="list184032184233558" text:continue-list="list570001548" text:style-name="L44">
        <text:list-item>
          <text:p text:style-name="P1074"><text:span text:style-name="T296">в</text:span><text:span text:style-name="T260">ыражения, связанные с времяпровождением:</text:span></text:p>
        </text:list-item>
      </text:list>
      <text:list xml:id="list3254611930" text:style-name="L46">
        <text:list-item>
          <text:list>
            <text:list-item>
              <text:p text:style-name="P987">have a date — ходить на свидание;</text:p>
            </text:list-item>
            <text:list-item>
              <text:p text:style-name="P987">have a good time — хорошо проводить время;</text:p>
            </text:list-item>
            <text:list-item>
              <text:p text:style-name="P987">have a meeting / an appointment — назначать встречу;</text:p>
            </text:list-item>
            <text:list-item>
              <text:p text:style-name="P987">have a nice day — удачного дня (пожелание);</text:p>
            </text:list-item>
            <text:list-item>
              <text:p text:style-name="P987">have fun — веселиться.</text:p>
            </text:list-item>
          </text:list>
        </text:list-item>
      </text:list>
      <text:p text:style-name="P439"/>
      <text:list xml:id="list184032377769328" text:continue-list="list184032184233558" text:style-name="L44">
        <text:list-item>
          <text:p text:style-name="P1074"><text:span text:style-name="T296">в</text:span><text:span text:style-name="T260">ыражения, связанные </text:span><text:span text:style-name="T297">с внешностью:</text:span></text:p>
        </text:list-item>
      </text:list>
      <text:list xml:id="list3744489676" text:style-name="L47">
        <text:list-item>
          <text:list>
            <text:list-item>
              <text:p text:style-name="P988">have a bath/shower/shave — принимать ванну/душ, побриться;</text:p>
            </text:list-item>
            <text:list-item>
              <text:p text:style-name="P988">have a haircat — постричься.</text:p>
            </text:list-item>
          </text:list>
        </text:list-item>
      </text:list>
      <text:p text:style-name="P442"/>
      <text:list xml:id="list184031628441552" text:continue-list="list184032377769328" text:style-name="L44">
        <text:list-item>
          <text:p text:style-name="P1075"><text:span text:style-name="T296">в</text:span><text:span text:style-name="T297">ыражения, связанные с общением:</text:span></text:p>
        </text:list-item>
      </text:list>
      <text:list xml:id="list330071855" text:style-name="L48">
        <text:list-item>
          <text:list>
            <text:list-item>
              <text:p text:style-name="P989">have a guess — угадывать, догадываться;</text:p>
            </text:list-item>
            <text:list-item>
              <text:p text:style-name="P989">have a chat — болтать;</text:p>
            </text:list-item>
            <text:list-item>
              <text:p text:style-name="P989">have a talk/discussion — беседовать/обсуждать;</text:p>
            </text:list-item>
            <text:list-item>
              <text:p text:style-name="P989">have a call — позвонить.</text:p>
            </text:list-item>
          </text:list>
        </text:list-item>
      </text:list>
      <text:p text:style-name="P442"/>
      <text:list xml:id="list184031753360895" text:continue-list="list184031628441552" text:style-name="L44">
        <text:list-item>
          <text:p text:style-name="P1075"><text:span text:style-name="T296">в</text:span><text:span text:style-name="T297">ыражения связанные со здоровьем:</text:span></text:p>
        </text:list-item>
      </text:list>
      <text:list xml:id="list831359913" text:style-name="L49">
        <text:list-item>
          <text:list>
            <text:list-item>
              <text:p text:style-name="P990">have a baby — родить;</text:p>
            </text:list-item>
            <text:list-item>
              <text:p text:style-name="P990">have a cold — простудиться;</text:p>
            </text:list-item>
            <text:list-item>
              <text:p text:style-name="P990"><text:soft-page-break/>have a cough — кашлять;</text:p>
            </text:list-item>
            <text:list-item>
              <text:p text:style-name="P990">have a headache — болит голова.</text:p>
            </text:list-item>
          </text:list>
        </text:list-item>
      </text:list>
      <text:p text:style-name="P442"/>
      <text:list xml:id="list184032754429551" text:continue-list="list184031753360895" text:style-name="L44">
        <text:list-item>
          <text:p text:style-name="P1075"><text:span text:style-name="T296">в</text:span><text:span text:style-name="T297">ыражения, связанные с отдыхом:</text:span></text:p>
          <text:list>
            <text:list-item>
              <text:p text:style-name="P991">have a day off — взять выходной;</text:p>
            </text:list-item>
            <text:list-item>
              <text:p text:style-name="P991">have a dream — видеть сон;</text:p>
            </text:list-item>
            <text:list-item>
              <text:p text:style-name="P991">have a nightmare — видеть кошмар;</text:p>
            </text:list-item>
            <text:list-item>
              <text:p text:style-name="P991">have a rest — отдыхать;</text:p>
            </text:list-item>
            <text:list-item>
              <text:p text:style-name="P991">have a sleep — спать.</text:p>
            </text:list-item>
          </text:list>
        </text:list-item>
      </text:list>
      <text:p text:style-name="P442"/>
      <text:list xml:id="list184032469244095" text:continue-numbering="true" text:style-name="L44">
        <text:list-item>
          <text:p text:style-name="P1075"><text:span text:style-name="T296">в</text:span><text:span text:style-name="T297">ыражения, свяханые с физической активностью:</text:span></text:p>
        </text:list-item>
      </text:list>
      <text:list xml:id="list3589235108" text:style-name="L50">
        <text:list-item>
          <text:list>
            <text:list-item>
              <text:p text:style-name="P992">have a good journey — добраться без проблем (пожелание);</text:p>
            </text:list-item>
            <text:list-item>
              <text:p text:style-name="P992">have a good flight — хорошо долететь (пожелание);</text:p>
            </text:list-item>
            <text:list-item>
              <text:p text:style-name="P992">have a lift — подвести (на машине);</text:p>
            </text:list-item>
            <text:list-item>
              <text:p text:style-name="P993">have a ride — проехаться;</text:p>
            </text:list-item>
            <text:list-item>
              <text:p text:style-name="P993">have a walk — пройтись (прогуляться);</text:p>
            </text:list-item>
            <text:list-item>
              <text:p text:style-name="P993">have a swim — поплавать;</text:p>
            </text:list-item>
            <text:list-item>
              <text:p text:style-name="P993">have a hug — обняться;</text:p>
            </text:list-item>
            <text:list-item>
              <text:p text:style-name="P993">have a kiss — поцеловаться.</text:p>
            </text:list-item>
          </text:list>
        </text:list-item>
      </text:list>
      <text:p text:style-name="P442"/>
      <text:p text:style-name="P484">Глагол <text:span text:style-name="T415">get</text:span></text:p>
      <text:p text:style-name="P444"/>
      <text:p text:style-name="P776"><text:span text:style-name="T262">Один и самых запутанных глаголов, который может переводится по разному,</text:span><text:span text:style-name="T261"> в записимости </text:span></text:p>
      <text:p text:style-name="P445">от слов, идущих после него. Поэтому его нужно переводить в связке с соседними словами.</text:p>
      <text:p text:style-name="P446"/>
      <text:p text:style-name="P776"><text:span text:style-name="T262">Если после </text:span><text:span text:style-name="T88">get</text:span><text:span text:style-name="T262"> идет существительное, то он передает значение </text:span><text:span text:style-name="T261">«</text:span><text:span text:style-name="T262">получать, покупать</text:span><text:span text:style-name="T261">».</text:span></text:p>
      <text:p text:style-name="P445"/>
      <text:p text:style-name="P58"><text:span text:style-name="T56">I </text:span><text:span text:style-name="T44">got a new car — Я купил новую машину.</text:span></text:p>
      <text:p text:style-name="P663">I got an A today — Я получил пятерку сегодня. (A — <text:span text:style-name="T822">это </text:span>оценка)</text:p>
      <text:p text:style-name="P862"><text:span text:style-name="T261">Е</text:span><text:span text:style-name="T227">сли </text:span><text:span text:style-name="T66">get</text:span><text:span text:style-name="T227"> используется со средством передвижения, то он приобретает значение </text:span></text:p>
      <text:p text:style-name="P447">«сесть в транспорт». В этом случае он может использоваться с предлогом <text:span text:style-name="T415">on</text:span>.</text:p>
      <text:p text:style-name="P447"/>
      <text:p text:style-name="P663">I got on a bus at 5 o`clock — Я сел в автобус в 5 часов.</text:p>
      <text:p text:style-name="P663">I got a taxi — Я взял такси.</text:p>
      <text:p text:style-name="P445"/>
      <text:p text:style-name="P862"><text:span text:style-name="T261">Е</text:span><text:span text:style-name="T227">сли после get идет прилагательное, то это означает «прийти к этому состоянию», </text:span></text:p>
      <text:p text:style-name="P447">например: <text:span text:style-name="T415">get hungry (проголодаться), get better (стать лучше), get cold (замерзнуть)</text:span> и т. д.</text:p>
      <text:p text:style-name="P447"/>
      <text:p text:style-name="P663">He got dressed quickly and left — Он оделся быстро и ушел.</text:p>
      <text:p text:style-name="P447"/>
      <text:p text:style-name="P447">Если <text:span text:style-name="T415">get</text:span> используется с частицей <text:span text:style-name="T415">to</text:span>, то это означает «прибывать в такое-то место».</text:p>
      <text:p text:style-name="P447"/>
      <text:p text:style-name="P663">I got to work late — Я приехал на работу поздно.</text:p>
      <text:p text:style-name="P663">I got to the airport by train — Я приехал в аэропорт на поезде.</text:p>
      <text:p text:style-name="P445"/>
      <text:p text:style-name="P445">В пассивном залоге может заменять глагол <text:span text:style-name="T415">be</text:span>. </text:p>
      <text:p text:style-name="P445"/>
      <text:p text:style-name="P445">Если <text:span text:style-name="T415">be</text:span> означает «быть в состоянии / обладать качеством», то <text:span text:style-name="T415">get</text:span> означает </text:p>
      <text:p text:style-name="P446">«входить в состояние / приобретать качество».</text:p>
      <text:p text:style-name="P446"/>
      <text:p text:style-name="P446">В отличии от <text:span text:style-name="T415">be, do, have</text:span>, этот глагол не может быть вспомогательным.</text:p>
      <text:p text:style-name="P448"><text:soft-page-break/>Почти для любого предложения с <text:span text:style-name="T415">get</text:span> можно найти замену с другим глаголом.</text:p>
      <text:p text:style-name="P446"/>
      <text:p text:style-name="P868"><text:span text:style-name="T227">После </text:span><text:span text:style-name="T66">get</text:span><text:span text:style-name="T227"> могут стоять разные предлоги, в зависимости от которых он может сильно</text:span></text:p>
      <text:p text:style-name="P869"><text:span text:style-name="T227">меняться. Такие измененя не всегда поддаются логике</text:span><text:span text:style-name="T263">:</text:span></text:p>
      <text:list xml:id="list126340693" text:style-name="L51">
        <text:list-item>
          <text:p text:style-name="P994">get along — ладить друг с другом;</text:p>
        </text:list-item>
        <text:list-item>
          <text:p text:style-name="P994">get away — убираться прочь (грубо);</text:p>
        </text:list-item>
        <text:list-item>
          <text:p text:style-name="P994">get back — вернуться;</text:p>
        </text:list-item>
        <text:list-item>
          <text:p text:style-name="P994">get in — попасть внутрь;</text:p>
        </text:list-item>
        <text:list-item>
          <text:p text:style-name="P994">get on — справиться с ситуацией.</text:p>
        </text:list-item>
      </text:list>
      <text:p text:style-name="P449"/>
      <text:p text:style-name="P590"><text:span text:style-name="T703">W</text:span><text:span text:style-name="T693">e get along well — Мы хорошо ладим.</text:span></text:p>
      <text:p text:style-name="P664">I`ll get away from work as soon as I can — Я свалю с этой работы, как только смогу.</text:p>
      <text:p text:style-name="P664">Get in the car quickly! — Быстро садись в машину!</text:p>
      <text:p text:style-name="P665">How are you getting on with your new job? — Как дела на новой работе?</text:p>
      <text:p text:style-name="P827"/>
      <text:p text:style-name="P82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826">Такие сочетания нельзя переводить по отдельности, а только в связке.</text:p>
      <text:p text:style-name="P446"/>
      <text:p text:style-name="P826">Один и тот же фразовый глагол может иметь несколько значений.</text:p>
      <text:p text:style-name="P446"/>
      <text:p text:style-name="P479">Глаголы, в которых все путаются</text:p>
      <text:p text:style-name="P450"/>
      <text:p text:style-name="P451"><text:span text:style-name="T495">Tell и say</text:span> можно перевести как «сказать». Только первый означатает «рассказать», </text:p>
      <text:p text:style-name="P451">а второй - «сказать/говорить». </text:p>
      <text:p text:style-name="P451"/>
      <text:p text:style-name="P451">После <text:span text:style-name="T415">tell</text:span> нужно обязательно указать, кому адресована фраза, либо что именно </text:p>
      <text:p text:style-name="P451">говорится. После <text:span text:style-name="T415">tell</text:span> не нужен предлог.</text:p>
      <text:p text:style-name="P451"/>
      <text:p text:style-name="P666">Tell me the truth — Скажи мне правду.</text:p>
      <text:p text:style-name="P666">Tell Michael that I will be late — Скажи Майклу, что я опоздаю.</text:p>
      <text:p text:style-name="P451"/>
      <text:p text:style-name="P451">После <text:span text:style-name="T415">say</text:span> можно ничего не указывать, либо указать того, кто сказал фразу.</text:p>
      <text:p text:style-name="P451">Если мы говорим, кому адресована фраза, то после <text:span text:style-name="T415">say</text:span> нужен предлог <text:span text:style-name="T415">to</text:span>.</text:p>
      <text:p text:style-name="P451"/>
      <text:p text:style-name="P666">«You deserve more than this», I said to myself — Ты заслуживаешь большего, я сказал себе.</text:p>
      <text:p text:style-name="P451"/>
      <text:p text:style-name="P863"><text:span text:style-name="T146">See, l</text:span><text:span text:style-name="T145">ook, watch</text:span><text:span text:style-name="T227"> передают значение «видеть», но с разными смысловыми оттенками.</text:span></text:p>
      <text:p text:style-name="P451"/>
      <text:p text:style-name="P452">Глагол <text:span text:style-name="T415">see</text:span> означает «видеть», как физическую возможность. Обычно <text:span text:style-name="T823">он </text:span>не употребляется </text:p>
      <text:p text:style-name="P452">во временах Continuous.</text:p>
      <text:p text:style-name="P451"/>
      <text:p text:style-name="P666">I see a bird in the tree — Я вижу птицу на дереве.</text:p>
      <text:p text:style-name="P451"/>
      <text:p text:style-name="P451"><text:span text:style-name="T415">Look</text:span> означает «смотреть на что-либо». Если мы хотим узнать на какой объет смотрим — используется предлог <text:span text:style-name="T415">at</text:span>. В отличии от <text:span text:style-name="T415">see</text:span>, можно использовать в Continuous.</text:p>
      <text:p text:style-name="P451"/>
      <text:p text:style-name="P666">Don`t worry, I`m not looking — Не волнуйся, я не смотрю.</text:p>
      <text:p text:style-name="P666">I`m looking at the dog — Я смотрю на собаку.</text:p>
      <text:p text:style-name="P451"/>
      <text:p text:style-name="P777"><text:span text:style-name="T66">Watch</text:span><text:span text:style-name="T227"> означает «</text:span><text:span text:style-name="T265">следить (взором)</text:span><text:span text:style-name="T227">» или «наблюдать» </text:span><text:span text:style-name="T264">за объектом</text:span><text:span text:style-name="T227">.</text:span></text:p>
      <text:p text:style-name="P453"/>
      <text:p text:style-name="P44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59"><text:span text:style-name="T59">I </text:span><text:span text:style-name="T44">like watching birds — Мне нравится наблюдать за птицами.</text:span></text:p>
      <text:p text:style-name="P453"/>
      <text:p text:style-name="P777"><text:span text:style-name="T145">Hear, listen</text:span><text:span text:style-name="T227"> можно перевести как «слышать» и «слушать». Первый означает физическую возможность, а второй — осознанное действие.</text:span></text:p>
      <text:p text:style-name="P453"/>
      <text:p text:style-name="P667">Can you hear some noise? — Ты слышишь шум?</text:p>
      <text:p text:style-name="P667">I think I heard something — Кажется, я что-то слышал.</text:p>
      <text:p text:style-name="P453"/>
      <text:p text:style-name="P864"><text:span text:style-name="T265">Когда мы говорим о том, что именно слушаем, то</text:span><text:span text:style-name="T227"> </text:span><text:span text:style-name="T265">п</text:span><text:span text:style-name="T227">осле </text:span><text:span text:style-name="T66">listen</text:span><text:span text:style-name="T227"> </text:span><text:span text:style-name="T265">ставится предлог </text:span><text:span text:style-name="T89">to</text:span><text:span text:style-name="T265">.</text:span></text:p>
      <text:p text:style-name="P454">При переводе на русский предлог выпадает.</text:p>
      <text:p text:style-name="P454"/>
      <text:p text:style-name="P667">Listen to me, please — Пожалуйста, послушай меня.</text:p>
      <text:p text:style-name="P667">What music do you listen to? - Какую музыку ты слушает?</text:p>
      <text:p text:style-name="P454"/>
      <text:p text:style-name="P865"><text:span text:style-name="T145">Do, make</text:span><text:span text:style-name="T22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454"/>
      <text:p text:style-name="P455">Устойчивые выражения с do:</text:p>
      <text:list xml:id="list2627184689" text:style-name="L52">
        <text:list-item>
          <text:p text:style-name="P995">do an exam/test — сдавать экзамен/тест;</text:p>
        </text:list-item>
        <text:list-item>
          <text:p text:style-name="P995">do a course — пройти курс;</text:p>
        </text:list-item>
        <text:list-item>
          <text:p text:style-name="P995">do work/homework/housework — делать работу / домашнюю работу / работу по дому;</text:p>
        </text:list-item>
        <text:list-item>
          <text:p text:style-name="P995">do a favour — оказывать услугу;</text:p>
        </text:list-item>
        <text:list-item>
          <text:p text:style-name="P995">do business — заниматься бизнесом;</text:p>
        </text:list-item>
        <text:list-item>
          <text:p text:style-name="P995">do right/wrong — поступать правильно/неправильно;</text:p>
        </text:list-item>
        <text:list-item>
          <text:p text:style-name="P997">do the shopping — делать покупки;</text:p>
        </text:list-item>
        <text:list-item>
          <text:p text:style-name="P995">do the wassing up — мыть посуду;</text:p>
        </text:list-item>
      </text:list>
      <text:p text:style-name="P454"/>
      <text:p text:style-name="P455">Устойчивые выражения с make:</text:p>
      <text:list xml:id="list1373572266" text:style-name="L53">
        <text:list-item>
          <text:p text:style-name="P996">make a noise — шуметь;</text:p>
        </text:list-item>
        <text:list-item>
          <text:p text:style-name="P996">make a bed — застилать постель;</text:p>
        </text:list-item>
        <text:list-item>
          <text:p text:style-name="P996">make a cake/tea/dinner — приготовить торт/чай/ужин;</text:p>
        </text:list-item>
        <text:list-item>
          <text:p text:style-name="P1076"><text:span text:style-name="T227">make a choice — сделать </text:span><text:span text:style-name="T266">выбор;</text:span></text:p>
        </text:list-item>
        <text:list-item>
          <text:p text:style-name="P998">make a scision — принять решение;</text:p>
        </text:list-item>
        <text:list-item>
          <text:p text:style-name="P998">make a promise — обещать, дать обещание;</text:p>
        </text:list-item>
        <text:list-item>
          <text:p text:style-name="P998">make a friends — подружиться.</text:p>
        </text:list-item>
      </text:list>
      <text:p text:style-name="P456"/>
      <text:p text:style-name="P668">Could you do me a favour — Не мог бы ты оказать мне услугу? </text:p>
      <text:p text:style-name="P668">I belive she`ll make the right choice — Я верю, что она сделает правильный выбор.</text:p>
      <text:p text:style-name="P456"/>
      <text:p text:style-name="P480"><text:span text:style-name="T840">Про и</text:span>нфинитив и герундий</text:p>
      <text:p text:style-name="P457"/>
      <text:p text:style-name="P464">Когда в английском предложении идет несколько глаголов <text:span text:style-name="T825">подря</text:span><text:span text:style-name="T826">д</text:span>, то первый является сказуемым<text:span text:style-name="T824">, а следующий, свободный от времени, стоит в форме инфинитива </text:span></text:p>
      <text:p text:style-name="P785"><text:span text:style-name="T286">или герундия </text:span><text:span text:style-name="T287">(</text:span><text:span text:style-name="T298">после сказуемоего</text:span><text:span text:style-name="T288"> </text:span><text:span text:style-name="T286">может быть несколько </text:span><text:span text:style-name="T298">глаголов</text:span><text:span text:style-name="T287">)</text:span><text:span text:style-name="T286">.</text:span></text:p>
      <text:p text:style-name="P463"/>
      <text:p text:style-name="P677">What do you want <text:span text:style-name="T674">to do</text:span>? — Что ты хочешь <text:span text:style-name="T674">делать</text:span>?</text:p>
      <text:p text:style-name="P677">I like <text:span text:style-name="T674">playing</text:span> cards — Я люблю <text:span text:style-name="T674">играть</text:span> в карты.</text:p>
      <text:p text:style-name="P678">Please don`t make me <text:span text:style-name="T674">worry</text:span> — Пожалуйста, не заставляй меня <text:span text:style-name="T674">волноваться</text:span>.</text:p>
      <text:p text:style-name="P679">I don`t mind <text:span text:style-name="T674">doing</text:span> it on my own — Я не против <text:span text:style-name="T674">сделать</text:span> это в одиночку.</text:p>
      <text:p text:style-name="P465"/>
      <text:p text:style-name="P786"><text:soft-page-break/><text:span text:style-name="T272">И</text:span><text:span text:style-name="T273">нфинитив и герундий дополняют по смыслу </text:span><text:span text:style-name="T289">сказуемое</text:span><text:span text:style-name="T273">. </text:span><text:span text:style-name="T274">Они являются взаимозаменяемы </text:span></text:p>
      <text:p text:style-name="P786"><text:span text:style-name="T282">и</text:span><text:span text:style-name="T274"> </text:span><text:span text:style-name="T282">в</text:span><text:span text:style-name="T274"> основном </text:span><text:span text:style-name="T282">и</text:span><text:span text:style-name="T274">спользуют</text:span><text:span text:style-name="T282">ся</text:span><text:span text:style-name="T274"> по наитию </text:span><text:span text:style-name="T289">либо</text:span><text:span text:style-name="T274"> в зависимости от диалекта.</text:span></text:p>
      <text:p text:style-name="P466"/>
      <text:p text:style-name="P467">На русский инфинитив и герундий переводятся несколькими способами:</text:p>
      <text:list xml:id="list3376024318" text:style-name="L54">
        <text:list-item>
          <text:p text:style-name="P999">начальной формой глагола (делать);</text:p>
        </text:list-item>
        <text:list-item>
          <text:p text:style-name="P999">причастием (делая);</text:p>
        </text:list-item>
        <text:list-item>
          <text:p text:style-name="P999">придаточным предложением (чтобы сделать).</text:p>
        </text:list-item>
      </text:list>
      <text:p text:style-name="P466"/>
      <text:p text:style-name="P485">Инфинитив </text:p>
      <text:p text:style-name="P473"/>
      <text:p text:style-name="P792"><text:span text:style-name="T295">Э</text:span><text:span text:style-name="T282">то глагол в начальной форме, </text:span><text:span text:style-name="T289">который </text:span><text:span text:style-name="T290">обычно </text:span><text:span text:style-name="T291">идет</text:span><text:span text:style-name="T289"> </text:span><text:span text:style-name="T282">с частицей </text:span><text:span text:style-name="T91">to</text:span><text:span text:style-name="T282">.</text:span></text:p>
      <text:p text:style-name="P672"><text:span text:style-name="T65">I don`t want </text:span><text:span text:style-name="T841">to interface</text:span><text:span text:style-name="T65"> — Я не хочу </text:span><text:span text:style-name="T841">вмешиваться</text:span><text:span text:style-name="T65">.</text:span></text:p>
      <text:p text:style-name="P474"/>
      <text:p text:style-name="P377"><text:span text:style-name="T282">Г</text:span><text:span text:style-name="T275">лаголы, после которых инфинитив всегда </text:span><text:span text:style-name="T283">с частицей </text:span><text:span text:style-name="T90">to</text:span><text:span text:style-name="T275">:</text:span></text:p>
      <text:list xml:id="list784695166" text:style-name="L55">
        <text:list-item>
          <text:p text:style-name="P1000">want — хотеть;</text:p>
        </text:list-item>
        <text:list-item>
          <text:p text:style-name="P1000">need — нуждаться;</text:p>
        </text:list-item>
        <text:list-item>
          <text:p text:style-name="P1000">plan — планировать;</text:p>
        </text:list-item>
        <text:list-item>
          <text:p text:style-name="P1000">decide — принимать решение;</text:p>
        </text:list-item>
        <text:list-item>
          <text:p text:style-name="P1000">offer — предлагать;</text:p>
        </text:list-item>
        <text:list-item>
          <text:p text:style-name="P1000">hope — надеяться;</text:p>
        </text:list-item>
        <text:list-item>
          <text:p text:style-name="P1000">promise — обещать;</text:p>
        </text:list-item>
        <text:list-item>
          <text:p text:style-name="P1000">try — пытаться;</text:p>
        </text:list-item>
        <text:list-item>
          <text:p text:style-name="P1000">forget — забывать;</text:p>
        </text:list-item>
        <text:list-item>
          <text:p text:style-name="P1000">learn — изучать;</text:p>
        </text:list-item>
        <text:list-item>
          <text:p text:style-name="P1000">would like — хотел бы.</text:p>
        </text:list-item>
      </text:list>
      <text:p text:style-name="P671"/>
      <text:p text:style-name="P671">We promise <text:span text:style-name="T674">to get</text:span> the money — Мы обещали <text:span text:style-name="T674">достать</text:span> денег.</text:p>
      <text:p text:style-name="P671">Don`t forget <text:span text:style-name="T674">to write</text:span> importang things — Не забывай <text:span text:style-name="T674">записывать</text:span> самое главное.</text:p>
      <text:p text:style-name="P468"/>
      <text:p text:style-name="P784"><text:span text:style-name="T276">Между смысловым глаголом и идущим за ним инфинитивом часто </text:span><text:span text:style-name="T293">стоит</text:span><text:span text:style-name="T276"> дополнение.</text:span></text:p>
      <text:p text:style-name="P378"><text:span text:style-name="T293">Обычно</text:span><text:span text:style-name="T294"> </text:span><text:span text:style-name="T280">дополнение указывает</text:span><text:span text:style-name="T281">ся</text:span><text:span text:style-name="T280"> после </text:span><text:span text:style-name="T293">следующих </text:span><text:span text:style-name="T280">глаголов:</text:span></text:p>
      <text:list xml:id="list1814452651" text:style-name="L56">
        <text:list-item>
          <text:p text:style-name="P1001">ask — спрашивать;</text:p>
        </text:list-item>
        <text:list-item>
          <text:p text:style-name="P1001">tell — говорить;</text:p>
        </text:list-item>
        <text:list-item>
          <text:p text:style-name="P1001">advice — советовать;</text:p>
        </text:list-item>
        <text:list-item>
          <text:p text:style-name="P1001">expect — ожидать;</text:p>
        </text:list-item>
        <text:list-item>
          <text:p text:style-name="P1001">pesuade — убеждать;</text:p>
        </text:list-item>
        <text:list-item>
          <text:p text:style-name="P1001">teach — обучать.</text:p>
        </text:list-item>
      </text:list>
      <text:p text:style-name="P471"/>
      <text:p text:style-name="P676"><text:span text:style-name="T831">I </text:span><text:span text:style-name="T34">asked</text:span><text:span text:style-name="T832"> </text:span><text:span text:style-name="T863">Mike</text:span><text:span text:style-name="T832"> </text:span><text:span text:style-name="T679">to come</text:span><text:span text:style-name="T832"> in — Я просила Майка войти.</text:span></text:p>
      <text:p text:style-name="P61"><text:span text:style-name="T32">Tell</text:span><text:span text:style-name="T44"> </text:span><text:span text:style-name="T864">them</text:span><text:span text:style-name="T44"> </text:span><text:span text:style-name="T63">to leave</text:span><text:span text:style-name="T44"> us alone — Попроси их оставить нас в покое.</text:span></text:p>
      <text:p text:style-name="P468"/>
      <text:p text:style-name="P787"><text:span text:style-name="T276">Если после смыслового глагола </text:span><text:span text:style-name="T292">указано</text:span><text:span text:style-name="T277"> </text:span><text:span text:style-name="T276">дополне</text:span><text:span text:style-name="T277">ние, </text:span><text:span text:style-name="T278">то такие предложения удобней переводить с использованием придаточного предложения.</text:span></text:p>
      <text:p text:style-name="P472"/>
      <text:p text:style-name="P65"><text:span text:style-name="T60">I </text:span><text:span text:style-name="T33">promise</text:span><text:span text:style-name="T60"> </text:span><text:span text:style-name="T865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673"/>
      <text:p text:style-name="P65"><text:span text:style-name="T227">(</text:span><text:span text:style-name="T285">п</text:span><text:span text:style-name="T278">ридаточно</text:span><text:span text:style-name="T279">е</text:span><text:span text:style-name="T278"> предложения — </text:span><text:span text:style-name="T227">это синтаксическая часть сложноподчиненного предложения, содержащая подчинительный союз или союзное слово: </text:span><text:span text:style-name="T44">Петя убежал с урока, </text:span><text:span text:style-name="T348">чтобы не пропустить концерт</text:span><text:span text:style-name="T227">. </text:span><text:span text:style-name="Emphasis"><text:span text:style-name="T44">Изобразить чувство, </text:span></text:span><text:span text:style-name="Emphasis"><text:span text:style-name="T348">которое я испытывал</text:span></text:span><text:span text:style-name="Emphasis"><text:span text:style-name="T44">, очень трудно</text:span></text:span><text:span text:style-name="T227">)</text:span><text:span text:style-name="T278">.</text:span></text:p>
      <text:p text:style-name="P673"/>
      <text:p text:style-name="P787"><text:soft-page-break/><text:span text:style-name="T278">Т</text:span><text:span text:style-name="T284">акже придаточное предложение используется, когда вторая часть объясняет причину действия из главной части. </text:span><text:span text:style-name="T285">В этом случае инфинитив всегда используется с </text:span><text:span text:style-name="T92">to</text:span><text:span text:style-name="T285">.</text:span></text:p>
      <text:p text:style-name="P469"/>
      <text:p text:style-name="P66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67"><text:span text:style-name="T60">W</text:span><text:span text:style-name="T44">hy did I </text:span><text:span text:style-name="T32">come in</text:span><text:span text:style-name="T44">? </text:span><text:span text:style-name="T63">To drink</text:span><text:span text:style-name="T44"> cofee — Почему я </text:span><text:span text:style-name="T32">зашел</text:span><text:span text:style-name="T44">? </text:span><text:span text:style-name="T63">Чтобы выпить</text:span><text:span text:style-name="T44"> кофе.</text:span></text:p>
      <text:p text:style-name="P674"/>
      <text:p text:style-name="P150"><text:span text:style-name="T44">Не всегда причина указывается в виде глагола. Если в качестве причины указано существительное, то перед ним будет предлог </text:span><text:span text:style-name="T66">for</text:span><text:span text:style-name="T44"> </text:span><text:span text:style-name="T61">(за, для)</text:span><text:span text:style-name="T44">.</text:span></text:p>
      <text:p text:style-name="P470"/>
      <text:p text:style-name="P675">I <text:span text:style-name="T23">went out</text:span> <text:span text:style-name="T674">for food</text:span> — Я <text:span text:style-name="T23">вышел</text:span><text:span text:style-name="T830"> </text:span><text:span text:style-name="T674">за едой</text:span>.</text:p>
      <text:p text:style-name="P144"/>
      <text:p text:style-name="P144">Ес<text:span text:style-name="T830">ть</text:span> глаголы, после которых инфинитив используется без частицы <text:span text:style-name="T415">to</text:span> («голый» инфитив). Таких глаголов немного. Самыми распространенные: <text:span text:style-name="T415">let </text:span>(позволять) и <text:span text:style-name="T415">make</text:span>.</text:p>
      <text:p text:style-name="P142"/>
      <text:p text:style-name="P63"><text:span text:style-name="T23">Let</text:span> <text:span text:style-name="T861">Peter</text:span> <text:span text:style-name="T674">explain</text:span> himself — Позволь Питеру объясниться.</text:p>
      <text:p text:style-name="P64"><text:span text:style-name="T23">Let</text:span> <text:span text:style-name="T861">us</text:span> (let`s) <text:span text:style-name="T674">watch</text:span> this movie — Давай<text:span text:style-name="T827"> </text:span>посмотрим этот фильм.</text:p>
      <text:p text:style-name="P143"/>
      <text:p text:style-name="P145">Если после <text:span text:style-name="T415">make</text:span> стоит еще один глагол, то в этом случае <text:span text:style-name="T415">make</text:span> переводится не как «делать», </text:p>
      <text:p text:style-name="P145">а как «заставлять». После <text:span text:style-name="T415">make</text:span> нужно также указать дополнение.</text:p>
      <text:p text:style-name="P145"/>
      <text:p text:style-name="P113">I <text:span text:style-name="T3">can`t</text:span> <text:span text:style-name="T23">make</text:span> <text:span text:style-name="T861">John</text:span> <text:span text:style-name="T674">work</text:span> — Я не могу заставить Джона работать.</text:p>
      <text:p text:style-name="P146"/>
      <text:p text:style-name="P148"><text:span text:style-name="T828">Если инфинитив стоит после связки </text:span><text:span text:style-name="T443">it</text:span><text:span text:style-name="T852"> + </text:span><text:span text:style-name="T440">be </text:span><text:span text:style-name="T828">+ прилагательно</text:span><text:span text:style-name="T829">е</text:span><text:span text:style-name="T828">, то </text:span><text:span text:style-name="T852">он </text:span><text:span text:style-name="T828">используется </text:span></text:p>
      <text:p text:style-name="P148"><text:span text:style-name="T828">с частицей </text:span><text:span text:style-name="T440">to</text:span><text:span text:style-name="T828">. </text:span><text:span text:style-name="T852">Такая связка выражает отношение к делу.</text:span></text:p>
      <text:p text:style-name="P147"/>
      <text:p text:style-name="P62">It <text:span text:style-name="T349">is difficult</text:span> to understand him — Его<text:span text:style-name="T852"> </text:span>сложно понять.</text:p>
      <text:p text:style-name="P70">It was difficult to find a good job — Было трудно найти хорошую работу.</text:p>
      <text:p text:style-name="P46"><text:span text:style-name="T852">It is nice to live here — Здесь </text:span><text:span text:style-name="T853">приятно жить.</text:span></text:p>
      <text:p text:style-name="P147"/>
      <text:p text:style-name="P880">По правилам английского языка после <text:span text:style-name="T415">be</text:span> всегда используется прилалагательное, при этом на русский, <text:span text:style-name="T415">be</text:span> + прилагательное будет переводиться наречием (где, куда, зачем, как).</text:p>
      <text:p text:style-name="P149"/>
      <text:p text:style-name="P792"><text:span text:style-name="T666">Г</text:span><text:span text:style-name="T667">ерундий</text:span><text:span text:style-name="T613"> </text:span></text:p>
      <text:p text:style-name="P153"/>
      <text:p text:style-name="P792"><text:span text:style-name="T616">Э</text:span><text:span text:style-name="T609">то нечно среднее между глаголом и существительным, </text:span><text:span text:style-name="T614">потому что м</text:span><text:span text:style-name="T609">ожет переводит</text:span><text:span text:style-name="T614">ь</text:span><text:span text:style-name="T609">ся </text:span></text:p>
      <text:p text:style-name="P792"><text:span text:style-name="T614">и так и этак </text:span><text:span text:style-name="T617">(в зависимости от места)</text:span><text:span text:style-name="T609">.</text:span><text:span text:style-name="T615"> </text:span><text:span text:style-name="T610">Выглядит как глагол c окончанием </text:span><text:span text:style-name="T441">-ing</text:span><text:span text:style-name="T610">.</text:span></text:p>
      <text:p text:style-name="P156"/>
      <text:p text:style-name="P793"><text:span text:style-name="T618">Герундий используется после предлогов </text:span><text:span text:style-name="T621">и</text:span><text:span text:style-name="T618"> некоторых глаголов. </text:span><text:span text:style-name="T620">Т</text:span><text:span text:style-name="T621">акже</text:span><text:span text:style-name="T618"> е</text:span><text:span text:style-name="T619">сли после </text:span></text:p>
      <text:p text:style-name="P157">первого глагола идет предлог, то второй всегда пишется в форме герундия.</text:p>
      <text:p text:style-name="P158"/>
      <text:p text:style-name="P155">Если герундий стоит в конце предложения, то он переводится глаголом.</text:p>
      <text:p text:style-name="P692"/>
      <text:p text:style-name="P591"><text:span text:style-name="T752">I </text:span><text:span text:style-name="T31">ran</text:span><text:span text:style-name="T751"> for a long time </text:span><text:span text:style-name="T806">without</text:span><text:span text:style-name="T751"> </text:span><text:span text:style-name="T754">stopping</text:span><text:span text:style-name="T751"> — Я долго бежал, не останавливаясь.</text:span></text:p>
      <text:p text:style-name="P591"><text:span text:style-name="T752">D</text:span><text:span text:style-name="T751">on`t stop. </text:span><text:span text:style-name="T31">Keep</text:span><text:span text:style-name="T751"> </text:span><text:span text:style-name="T806">on</text:span><text:span text:style-name="T751"> </text:span><text:span text:style-name="T754">running</text:span><text:span text:style-name="T751">! </text:span><text:span text:style-name="T753">— </text:span><text:span text:style-name="T751">Не останавливайся. Продолжай бежать!</text:span></text:p>
      <text:p text:style-name="P592"><text:span text:style-name="T806">Before</text:span><text:span text:style-name="T751"> </text:span><text:span text:style-name="T754">going</text:span><text:span text:style-name="T751"> </text:span><text:span text:style-name="T754">out</text:span><text:span text:style-name="T751">, I phoned Jerry — Перед выходом я позвонил Джерри.</text:span></text:p>
      <text:p text:style-name="P692"/>
      <text:p text:style-name="P788"><text:span text:style-name="T328">Глаголы, после которых </text:span><text:span text:style-name="T329">принято использовать</text:span><text:span text:style-name="T328"> герундий:</text:span></text:p>
      <text:p text:style-name="P693"/>
      <text:list xml:id="list2564297622" text:style-name="L57">
        <text:list-item>
          <text:p text:style-name="P1004">обозначающие начало, продолжительность или конец процесса:</text:p>
          <text:list>
            <text:list-item>
              <text:p text:style-name="P1005">stop — прекращать;</text:p>
            </text:list-item>
            <text:list-item>
              <text:p text:style-name="P1005">finish — заканчивать;</text:p>
            </text:list-item>
            <text:list-item>
              <text:p text:style-name="P1005">give up — прекращать;</text:p>
            </text:list-item>
            <text:list-item>
              <text:p text:style-name="P1005"><text:soft-page-break/>carry on / go on / keep on — продолжать;</text:p>
            </text:list-item>
          </text:list>
          <text:p text:style-name="P1005"/>
        </text:list-item>
        <text:list-item>
          <text:p text:style-name="P1004">обозначающие отношение к чему-то:</text:p>
          <text:list>
            <text:list-item>
              <text:p text:style-name="P1005">dislike — нелюбить;</text:p>
            </text:list-item>
            <text:list-item>
              <text:p text:style-name="P1005">enjoy — нравиться;</text:p>
            </text:list-item>
          </text:list>
        </text:list-item>
        <text:list-item>
          <text:p text:style-name="P1004">глаголы чувственного восприятия:</text:p>
          <text:list>
            <text:list-item>
              <text:p text:style-name="P1005">see — видеть;</text:p>
            </text:list-item>
            <text:list-item>
              <text:p text:style-name="P1005">watch — смотреть;</text:p>
            </text:list-item>
            <text:list-item>
              <text:p text:style-name="P1005">hear — слышать;</text:p>
            </text:list-item>
            <text:list-item>
              <text:p text:style-name="P1005">listen to — слушать.</text:p>
            </text:list-item>
          </text:list>
        </text:list-item>
      </text:list>
      <text:p text:style-name="P694"/>
      <text:list xml:id="list184032890479966" text:continue-numbering="true" text:style-name="L57">
        <text:list-item>
          <text:p text:style-name="P1004">другие глаголы и словосочетания:</text:p>
          <text:list>
            <text:list-item>
              <text:p text:style-name="P1005">suggest — предлагать;</text:p>
            </text:list-item>
            <text:list-item>
              <text:p text:style-name="P1005">mind — иметь ввиду, возражать;</text:p>
            </text:list-item>
            <text:list-item>
              <text:p text:style-name="P1005">avoid — избегать;</text:p>
            </text:list-item>
            <text:list-item>
              <text:p text:style-name="P1005">practice — практиковаться;</text:p>
            </text:list-item>
            <text:list-item>
              <text:p text:style-name="P1005">can`t help — не мочь не делать;</text:p>
            </text:list-item>
            <text:list-item>
              <text:p text:style-name="P1005">can`t stand — не выносить, ненавидеть;</text:p>
            </text:list-item>
            <text:list-item>
              <text:p text:style-name="P1005">look forward to — ждать с нетерпением.</text:p>
            </text:list-item>
          </text:list>
        </text:list-item>
      </text:list>
      <text:p text:style-name="P693"/>
      <text:p text:style-name="P593">I enjoy <text:span text:style-name="T674">reading</text:span> very much — Я очень люблю читать.</text:p>
      <text:p text:style-name="P593">I can`t help <text:span text:style-name="T674">feeling</text:span> responsible — Я не могу не чувствовать ответственности.</text:p>
      <text:p text:style-name="P593">I look forward to <text:span text:style-name="T674">meeting</text:span> John — Я жд<text:span text:style-name="T844">у</text:span> с нетерпением встечи с Джоном.</text:p>
      <text:p text:style-name="P151"/>
      <text:p text:style-name="P151">Сочетание сказуемого и герундия можно расш<text:span text:style-name="T845">и</text:span>рить, добавив между ними дополнение.</text:p>
      <text:p text:style-name="P151"/>
      <text:p text:style-name="P45"><text:span text:style-name="T833">I </text:span><text:span text:style-name="T35">saw</text:span><text:span text:style-name="T833"> </text:span><text:span text:style-name="T866">John</text:span><text:span text:style-name="T833"> </text:span><text:span text:style-name="T680">working</text:span><text:span text:style-name="T833"> in the garden — Я видел, как Джон работает в саду.</text:span></text:p>
      <text:p text:style-name="P68">He <text:span text:style-name="T3">can`t</text:span> <text:span text:style-name="T23">stand</text:span> <text:span text:style-name="T861">his father</text:span> <text:span text:style-name="T674">drinking</text:span> — Он не может вынести того, что его отец пьет.</text:p>
      <text:p text:style-name="P142"/>
      <text:p text:style-name="P154">Когда нужно сказать про дейсвтие, которое регулярно совершается, то для этого используется</text:p>
      <text:p text:style-name="P379"><text:span text:style-name="T611">связка </text:span><text:span text:style-name="T442">go</text:span><text:span text:style-name="T611"> + герундий. Глагол </text:span><text:span text:style-name="T442">go</text:span><text:span text:style-name="T611"> в этом случае переводится как «занимаюсь этим делом»:</text:span></text:p>
      <text:list xml:id="list3650412251" text:style-name="L58">
        <text:list-item>
          <text:p text:style-name="P1064"><text:span text:style-name="T611">go swimming — занима</text:span><text:span text:style-name="T612">ться</text:span><text:span text:style-name="T611"> плаваньем;</text:span></text:p>
        </text:list-item>
        <text:list-item>
          <text:p text:style-name="P1038">go running — бегать;</text:p>
        </text:list-item>
        <text:list-item>
          <text:p text:style-name="P1038">go fishing — рыбачить;</text:p>
        </text:list-item>
        <text:list-item>
          <text:p text:style-name="P1064">go skiing — кататься на лыжах;</text:p>
        </text:list-item>
        <text:list-item>
          <text:p text:style-name="P1077">go shopping — ходить по магазинам.</text:p>
        </text:list-item>
      </text:list>
      <text:p text:style-name="P872"/>
      <text:p text:style-name="P789"><text:span text:style-name="T834">А связка </text:span><text:span text:style-name="T442">like</text:span><text:span text:style-name="T834"> + герундий означает «</text:span><text:span text:style-name="T835">люблю</text:span><text:span text:style-name="T834"> заниматься этим </text:span><text:span text:style-name="T835">делом</text:span><text:span text:style-name="T834">».</text:span></text:p>
      <text:p text:style-name="P872"/>
      <text:p text:style-name="P69">Would you like to <text:span text:style-name="T674">go skiing</text:span> this weekend? — Ты хочешь <text:span text:style-name="T674">покататься на лыжах</text:span> на выходных?</text:p>
      <text:p text:style-name="P69">I would rather <text:span text:style-name="T674">go shopp</text:span><text:span text:style-name="T681">i</text:span><text:span text:style-name="T674">ng</text:span> — Нет, я лучше <text:span text:style-name="T674">пойду по магазинам</text:span>.</text:p>
      <text:p text:style-name="P69">I <text:span text:style-name="T674">like shopping</text:span> with my girlfriends! — Я <text:span text:style-name="T674">люблю ходить по магазинам</text:span> с подру<text:span text:style-name="T846">ж</text:span>ками!</text:p>
      <text:p text:style-name="P872"/>
      <text:p text:style-name="P791"><text:span text:style-name="T837">Если герундий стоит в начале предложения, то он </text:span><text:span text:style-name="T839">переводится не как глагол, а</text:span><text:span text:style-name="T838"> как сущестительное </text:span><text:span text:style-name="T839">(т. е. в этом случае он является подлежащим)</text:span><text:span text:style-name="T837">.</text:span></text:p>
      <text:p text:style-name="P790"/>
      <text:p text:style-name="P79">Swimming is very good for your health — Плаванье хорошо для здоровья</text:p>
      <text:p text:style-name="P79"><text:span text:style-name="T836">L</text:span>earning English is not easy — Изучение английского — это нелегко.</text:p>
      <text:p text:style-name="P790"/>
      <text:p text:style-name="P300">Глаголы, после который можно использовать как инфинитив так и герундий:</text:p>
      <text:p text:style-name="P300"><text:soft-page-break/></text:p>
      <text:list xml:id="list3844705578" text:style-name="L59">
        <text:list-item>
          <text:p text:style-name="P1048">обозначающие процесс:</text:p>
          <text:list>
            <text:list-item>
              <text:p text:style-name="P1049">start, begin — начинать;</text:p>
            </text:list-item>
            <text:list-item>
              <text:p text:style-name="P1049">continue — продолжать;</text:p>
            </text:list-item>
          </text:list>
        </text:list-item>
      </text:list>
      <text:p text:style-name="P300"/>
      <text:list xml:id="list184032827929622" text:continue-numbering="true" text:style-name="L59">
        <text:list-item>
          <text:p text:style-name="P1048">обозначающие отношение к чему-то:</text:p>
          <text:list>
            <text:list-item>
              <text:p text:style-name="P1050">love — любить;</text:p>
            </text:list-item>
            <text:list-item>
              <text:p text:style-name="P1050">like — нравиться;</text:p>
            </text:list-item>
            <text:list-item>
              <text:p text:style-name="P1050">hate — ненавидеть;</text:p>
            </text:list-item>
            <text:list-item>
              <text:p text:style-name="P1050">prefer — предпочитать;</text:p>
            </text:list-item>
          </text:list>
        </text:list-item>
      </text:list>
      <text:p text:style-name="P301"/>
      <text:p text:style-name="P80">I started to leart English at school / I started learning English at school.</text:p>
      <text:p text:style-name="P80">I love to play the piano / I love playing the piano.</text:p>
      <text:p text:style-name="P302"/>
      <text:p text:style-name="P12">Формальное подлежащее. <text:span text:style-name="T848">Dummy subject</text:span></text:p>
      <text:p text:style-name="P303"/>
      <text:p text:style-name="P304">В английском предложении обязательно должно присутствовать подлежащее и сказуемое.</text:p>
      <text:p text:style-name="P305">Это его грамматическая основа. В русском предложении подлежащее может отсутствовать.</text:p>
      <text:p text:style-name="P304">Из-за этого могут возн<text:span text:style-name="T848">и</text:span>кать некоторые трудности при переводе.</text:p>
      <text:p text:style-name="P304"/>
      <text:p text:style-name="P306">Когда в русском предложении подлежащее отсутствует, в английском используется формальное подлежащее. Их всего 2: <text:span text:style-name="T415">there</text:span> и <text:span text:style-name="T415">it</text:span>, <text:span text:style-name="T849">но </text:span><text:span text:style-name="T854">еще </text:span><text:span text:style-name="T849">могут</text:span><text:span text:style-name="T854"> </text:span><text:span text:style-name="T849">встретиться: </text:span><text:span text:style-name="T444">t</text:span><text:span text:style-name="T415">hey</text:span>, <text:span text:style-name="T415">this</text:span>, <text:span text:style-name="T415">that</text:span>.</text:p>
      <text:p text:style-name="P309"><text:span text:style-name="T850">Т</text:span><text:span text:style-name="T851">акие предложения удобнее переводить с конца. </text:span></text:p>
      <text:p text:style-name="P307"/>
      <text:p text:style-name="P797"><text:span text:style-name="T366">П</text:span><text:span text:style-name="T364">одлежащее </text:span><text:span text:style-name="T487">there</text:span><text:span text:style-name="T364"> </text:span><text:span text:style-name="T366">всегда идет</text:span><text:span text:style-name="T364"> в связке с глаголом </text:span><text:span text:style-name="T487">be</text:span><text:span text:style-name="T364">. Оно необходимо, чтобы сказать </text:span></text:p>
      <text:p text:style-name="P797"><text:span text:style-name="T364">о местоположении существительного, которое идет после </text:span><text:span text:style-name="T487">be</text:span><text:span text:style-name="T364"> </text:span><text:span text:style-name="T366">(как указатель)</text:span><text:span text:style-name="T364">.</text:span></text:p>
      <text:p text:style-name="P311"/>
      <text:p text:style-name="P81"><text:span text:style-name="T21">There</text:span><text:span text:style-name="T850"> </text:span><text:span text:style-name="T37">is</text:span><text:span text:style-name="T850"> </text:span><text:span text:style-name="T867">a new restaurant</text:span><text:span text:style-name="T850"> </text:span><text:span text:style-name="T12">in King Street</text:span><text:span text:style-name="T850"> — На Кинг-стрит есть новый ресторан.</text:span></text:p>
      <text:p text:style-name="P82"><text:span text:style-name="T13">There</text:span> <text:span text:style-name="T23">was</text:span> <text:span text:style-name="T861">a fight</text:span> <text:span text:style-name="T10">in the street today</text:span> — На улице сегодня была драка.</text:p>
      <text:p text:style-name="P312"/>
      <text:p text:style-name="P795"><text:span text:style-name="T364">Иногда с помощью </text:span><text:span text:style-name="T487">there</text:span><text:span text:style-name="T364"> + </text:span><text:span text:style-name="T487">be</text:span><text:span text:style-name="T364"> говорят о существительном, которое не может совершать действий, но с которым связана дополнительная информация.</text:span></text:p>
      <text:p text:style-name="P312"/>
      <text:p text:style-name="P71"><text:span text:style-name="T358">T</text:span><text:span text:style-name="T364">here is something I want to tell you — Есть, кое-что, что я должен сказать тебе.</text:span></text:p>
      <text:p text:style-name="P313"/>
      <text:p text:style-name="P796"><text:span text:style-name="T359">Связка </text:span><text:span text:style-name="T488">there</text:span><text:span text:style-name="T359"> + </text:span><text:span text:style-name="T488">be</text:span><text:span text:style-name="T359"> переводится по глаголу </text:span><text:span text:style-name="T488">be</text:span><text:span text:style-name="T359">, либо полностью выпадает при переводе.</text:span></text:p>
      <text:p text:style-name="P874"><text:span text:style-name="T360">В Present Perfect, </text:span><text:span text:style-name="T489">be</text:span><text:span text:style-name="T360"> преобразуется в </text:span><text:span text:style-name="T489">have/has been</text:span><text:span text:style-name="T360">.</text:span></text:p>
      <text:p text:style-name="P313"/>
      <text:p text:style-name="P794"><text:span text:style-name="T360">В вопросах </text:span><text:span text:style-name="T489">be</text:span><text:span text:style-name="T360"> </text:span><text:span text:style-name="T361">ставится</text:span><text:span text:style-name="T360"> перед </text:span><text:span text:style-name="T489">there</text:span><text:span text:style-name="T360">. Вопрос не обязательно </text:span><text:span text:style-name="T365">должен быть </text:span><text:span text:style-name="T360">общи</text:span><text:span text:style-name="T365">м</text:span><text:span text:style-name="T360">. </text:span></text:p>
      <text:p text:style-name="P310">Он может начинаться и с вопросительного слова. </text:p>
      <text:p text:style-name="P315"/>
      <text:p text:style-name="P83">What is there in the box? — Что находится в коробке? (Что есть в коробке?)</text:p>
      <text:p text:style-name="P315"/>
      <text:p text:style-name="P794"><text:span text:style-name="T361">Отрицание образуется</text:span><text:span text:style-name="T360"> </text:span><text:span text:style-name="T361">с помощью частицы </text:span><text:span text:style-name="T490">not</text:span><text:span text:style-name="T361"> после </text:span><text:span text:style-name="T490">be</text:span><text:span text:style-name="T361">. Также </text:span><text:span text:style-name="T363">можно</text:span><text:span text:style-name="T361"> использовать отрицательное местоимение </text:span><text:span text:style-name="T490">no</text:span><text:span text:style-name="T361">, </text:span><text:span text:style-name="T857">которое стоит перед существительным, как отдельное слово</text:span><text:span text:style-name="T361">.</text:span></text:p>
      <text:p text:style-name="P315"/>
      <text:p text:style-name="P72"><text:span text:style-name="T350">There aren`t any challenges in his life / T</text:span><text:span text:style-name="T362">here are no challenges in his life</text:span><text:span text:style-name="T350"> — </text:span></text:p>
      <text:p text:style-name="P83">В его жизни нет испытаний.</text:p>
      <text:p text:style-name="P315"/>
      <text:p text:style-name="P797"><text:span text:style-name="T366">Подлежащее </text:span><text:span text:style-name="T491">it</text:span><text:span text:style-name="T366"> </text:span><text:span text:style-name="T375">обычно </text:span><text:span text:style-name="T366">используется, когда надо сообщить время или сказать о погоде.</text:span></text:p>
      <text:p text:style-name="P319"/>
      <text:p text:style-name="P798"><text:soft-page-break/><text:span text:style-name="T369">После </text:span><text:span text:style-name="T492">it</text:span><text:span text:style-name="T369"> может идти не только существительное </text:span><text:span text:style-name="T371">(в отличие от </text:span><text:span text:style-name="T494">there</text:span><text:span text:style-name="T371">)</text:span><text:span text:style-name="T369">, но </text:span><text:span text:style-name="T371">также </text:span><text:span text:style-name="T369">прилагательное </text:span><text:span text:style-name="T371">или глагол</text:span><text:span text:style-name="T369"> </text:span><text:span text:style-name="T371">(обычно идет прилагательное).</text:span></text:p>
      <text:p text:style-name="P84"/>
      <text:p text:style-name="P318"><text:span text:style-name="T445">It</text:span><text:span text:style-name="T856"> может идти в связке с любым глаголом, а не только с </text:span><text:span text:style-name="T445">be</text:span><text:span text:style-name="T856">.</text:span></text:p>
      <text:p text:style-name="P319"/>
      <text:p text:style-name="P884"><text:span text:style-name="T16">It</text:span><text:span text:style-name="T485"> </text:span><text:span text:style-name="T27">is</text:span><text:span text:style-name="T485"> 5 o`clock — Сейчас 5 часов.</text:span></text:p>
      <text:p text:style-name="P73"><text:span text:style-name="T17">It</text:span><text:span text:style-name="T350"> </text:span><text:span text:style-name="T36">is</text:span><text:span text:style-name="T350"> warm — Тепло.</text:span></text:p>
      <text:p text:style-name="P73"><text:span text:style-name="T17">It</text:span><text:span text:style-name="T350"> often </text:span><text:span text:style-name="T36">snows</text:span><text:span text:style-name="T350"> </text:span><text:span text:style-name="T367">in the winter — Зимой часто идет снег.</text:span></text:p>
      <text:p text:style-name="P320"/>
      <text:p text:style-name="P380"><text:span text:style-name="T367">Е</text:span><text:span text:style-name="T370">ще </text:span><text:span text:style-name="T493">it</text:span><text:span text:style-name="T370"> является подлежащим в таких конструкциях:</text:span></text:p>
      <text:list xml:id="list3670699738" text:style-name="L60">
        <text:list-item>
          <text:p text:style-name="P1078"><text:span text:style-name="T485">It`s time</text:span><text:span text:style-name="T350"> — пора (после используется инфинитив для указания действия, </text:span></text:p>
          <text:p text:style-name="P1051">которое пришло время сделать);</text:p>
        </text:list-item>
        <text:list-item>
          <text:p text:style-name="P1079"><text:span text:style-name="T490">I</text:span><text:span text:style-name="T485">t</text:span><text:span text:style-name="T350"> + </text:span><text:span text:style-name="T485">be</text:span><text:span text:style-name="T350"> + прилагательное + инфинитив</text:span><text:span text:style-name="T368"> (отношение к делу);</text:span></text:p>
        </text:list-item>
        <text:list-item>
          <text:p text:style-name="P1080"><text:span text:style-name="T368">в </text:span><text:span text:style-name="T350">пассивном залоге, в оборотах </text:span><text:span text:style-name="T485">it is known</text:span><text:span text:style-name="T350"> (известно) и </text:span><text:span text:style-name="T485">it is said</text:span><text:span text:style-name="T350"> (говорят).</text:span></text:p>
        </text:list-item>
      </text:list>
      <text:p text:style-name="P316"/>
      <text:p text:style-name="P817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316"/>
      <text:p text:style-name="P883"><text:span text:style-name="T362">Т</text:span><text:span text:style-name="T35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317"/>
      <text:p text:style-name="P697"><text:span text:style-name="T357">They say this film is interesting / </text:span><text:span text:style-name="T356">This film is said to be interesting</text:span><text:span text:style-name="T357"> — </text:span></text:p>
      <text:p text:style-name="P698">Говорят, этот фильминтересный.</text:p>
      <text:p text:style-name="P875"/>
      <text:p text:style-name="P858"><text:span text:style-name="T855">М</text:span>естоимение. Pronoun</text:p>
      <text:p text:style-name="P314"/>
      <text:p text:style-name="P859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321"/>
      <text:p text:style-name="P322">Все местоимения можно разбить на несколько группы:</text:p>
      <text:list xml:id="list2823364370" text:style-name="L61">
        <text:list-item>
          <text:p text:style-name="P1052">личные местоимения (Personal Pronouns);</text:p>
        </text:list-item>
        <text:list-item>
          <text:p text:style-name="P1052">притяжательные местоимения (Possessive Pronouns);</text:p>
        </text:list-item>
        <text:list-item>
          <text:p text:style-name="P1052">возвратные местоимения (Reflexive Pronouns);</text:p>
        </text:list-item>
        <text:list-item>
          <text:p text:style-name="P1052">указательные местоимения (Demonstrative Pronouns);</text:p>
        </text:list-item>
        <text:list-item>
          <text:p text:style-name="P1052"><text:span text:style-name="T886">неопределенные </text:span>местоимения some, any, no и их производные.</text:p>
        </text:list-item>
      </text:list>
      <text:p text:style-name="P308"/>
      <text:p text:style-name="P13">Личные местоимения</text:p>
      <text:p text:style-name="P323"/>
      <text:p text:style-name="P325">Имеют только 2 формы: </text:p>
      <text:list xml:id="list1656244381" text:style-name="L62">
        <text:list-item>
          <text:p text:style-name="P1065">именительный падеж (употребляется в качестве подлежащего);</text:p>
        </text:list-item>
        <text:list-item>
          <text:p text:style-name="P1053">объектные падеж (употребляется в качестве дополнения);</text:p>
        </text:list-item>
      </text:list>
      <text:p text:style-name="P324"/>
      <text:p text:style-name="P324">Объектный падеж соответсвует любому косвенному падежу русского языка.</text:p>
      <text:p text:style-name="P324">(косвенный падежы — это все падежы, кроме именительного)</text:p>
      <text:p text:style-name="P324"/>
      <text:p text:style-name="P381"><text:span text:style-name="T372">Личные местоимения в именительном падеже </text:span><text:span text:style-name="T385">заменяют</text:span><text:span text:style-name="T381"> подлежащее </text:span><text:span text:style-name="T389">(кто/</text:span><text:span text:style-name="T390">что</text:span><text:span text:style-name="T389">)</text:span><text:span text:style-name="T381">:</text:span></text:p>
      <table:table table:name="Table10" table:style-name="Table10">
        <table:table-column table:style-name="Table10.A" table:number-columns-repeated="3"/>
        <table:table-row table:style-name="TableLine94101382089456">
          <table:table-cell table:style-name="Table10.A1" office:value-type="string">
            <text:p text:style-name="P908">Лицо</text:p>
          </table:table-cell>
          <table:table-cell table:style-name="Table10.A1" office:value-type="string">
            <text:p text:style-name="P908">Единственное число</text:p>
          </table:table-cell>
          <table:table-cell table:style-name="Table10.C1" office:value-type="string">
            <text:p text:style-name="P908">Множественное число</text:p>
          </table:table-cell>
        </table:table-row>
        <text:soft-page-break/>
        <table:table-row table:style-name="TableLine94101379482816">
          <table:table-cell table:style-name="Table10.A2" office:value-type="string">
            <text:p text:style-name="P946">1</text:p>
          </table:table-cell>
          <table:table-cell table:style-name="Table10.A2" office:value-type="string">
            <text:p text:style-name="P946">I</text:p>
          </table:table-cell>
          <table:table-cell table:style-name="Table10.C2" office:value-type="string">
            <text:p text:style-name="P947">we</text:p>
          </table:table-cell>
        </table:table-row>
        <table:table-row table:style-name="TableLine94101379499808">
          <table:table-cell table:style-name="Table10.A2" office:value-type="string">
            <text:p text:style-name="P946">2</text:p>
          </table:table-cell>
          <table:table-cell table:style-name="Table10.A2" office:value-type="string">
            <text:p text:style-name="P946">you</text:p>
          </table:table-cell>
          <table:table-cell table:style-name="Table10.C2" office:value-type="string">
            <text:p text:style-name="P947">you</text:p>
          </table:table-cell>
        </table:table-row>
        <table:table-row table:style-name="TableLine94101379508032">
          <table:table-cell table:style-name="Table10.A2" office:value-type="string">
            <text:p text:style-name="P946">3</text:p>
          </table:table-cell>
          <table:table-cell table:style-name="Table10.A2" office:value-type="string">
            <text:p text:style-name="P946">he/she/<text:span text:style-name="T858">it</text:span></text:p>
          </table:table-cell>
          <table:table-cell table:style-name="Table10.C2" office:value-type="string">
            <text:p text:style-name="P947">they</text:p>
          </table:table-cell>
        </table:table-row>
      </table:table>
      <text:p text:style-name="P324"/>
      <text:p text:style-name="P327">Местоимения he <text:span text:style-name="T869">(он)</text:span> и she <text:span text:style-name="T869">(она)</text:span> заменяют <text:span text:style-name="T825">человека</text:span>.</text:p>
      <text:p text:style-name="P327">Они не могут заменить неодушевленный предмет или животное.</text:p>
      <text:p text:style-name="P326"/>
      <text:p text:style-name="P806">Местоимение you заменяет 2 лицо <text:span text:style-name="T879">(ты/</text:span>вы<text:span text:style-name="T879">)</text:span>. По умолчанию you означает «вы» <text:span text:style-name="T373">и лишь </text:span></text:p>
      <text:p text:style-name="P806"><text:span text:style-name="T373">по тону и </text:span><text:span text:style-name="T374">словам</text:span><text:span text:style-name="T373"> можно догадаться что вместо «вы», хотят сказать «ты».</text:span></text:p>
      <text:p text:style-name="P326"/>
      <text:p text:style-name="P326">Hey you, kid! Come to me — Эй ты, пацан, подойди сюда. (грубо)</text:p>
      <text:p text:style-name="P326">Would you like some tea? — Не хотите ли вы чаю? (вежливо)</text:p>
      <text:p text:style-name="P326"/>
      <text:p text:style-name="P330">Местоимение it <text:span text:style-name="T859">переводится как «он/она/оно».</text:span> <text:span text:style-name="T859">З</text:span>аменяет все неодушевленный </text:p>
      <text:p text:style-name="P331">предметы <text:span text:style-name="T878">(</text:span>независимо от их рода<text:span text:style-name="T878">)</text:span>, а также животных.</text:p>
      <text:p text:style-name="P328"/>
      <text:p text:style-name="P328">Where is the <text:span text:style-name="T674">book</text:span>? <text:span text:style-name="T674">It</text:span> is on the table — Где <text:span text:style-name="T674">книга</text:span>? <text:span text:style-name="T674">Она</text:span> на столе.</text:p>
      <text:p text:style-name="P328">My <text:span text:style-name="T674">cat</text:span> is funny. <text:span text:style-name="T674">It</text:span> plays all day long — Мой <text:span text:style-name="T674">кот</text:span> смешной. <text:span text:style-name="T674">Он</text:span> играет целый день.</text:p>
      <text:p text:style-name="P328"/>
      <text:p text:style-name="P330">Местоимение they переводится как «они». <text:span text:style-name="T859">Может заменять как людей,</text:span> </text:p>
      <text:p text:style-name="P330"><text:span text:style-name="T859">так и </text:span>неодушевленные предметы.</text:p>
      <text:p text:style-name="P329"/>
      <text:p text:style-name="P332">Where are the <text:span text:style-name="T674">keys</text:span>? <text:span text:style-name="T674">They</text:span> are on the table — Где <text:span text:style-name="T674">ключи</text:span>? <text:span text:style-name="T674">Они</text:span> на столе.</text:p>
      <text:p text:style-name="P330"/>
      <text:p text:style-name="P800"><text:span text:style-name="T376">Местоимение we переводится как «мы». </text:span><text:span text:style-name="T379">И they, и we</text:span><text:span text:style-name="T376"> </text:span><text:span text:style-name="T379">могут </text:span><text:span text:style-name="T376">заменять связки из </text:span></text:p>
      <text:p text:style-name="P334">нескольких слов, которые используются как одно подлежащее.</text:p>
      <text:p text:style-name="P335"/>
      <text:p text:style-name="P799"><text:span text:style-name="T682">S</text:span><text:span text:style-name="T683">ue and I</text:span><text:span text:style-name="T377"> are good friends — </text:span><text:span text:style-name="T684">Мы со Сью</text:span><text:span text:style-name="T378"> хорошие друзья </text:span><text:span text:style-name="T380">(</text:span><text:span text:style-name="T382">я</text:span><text:span text:style-name="T380"> </text:span><text:span text:style-name="T382">+</text:span><text:span text:style-name="T380"> Сью = we)</text:span><text:span text:style-name="T377">.</text:span></text:p>
      <text:p text:style-name="P334"><text:span text:style-name="T350">Where are </text:span><text:span text:style-name="T674">Tom and Jerry</text:span><text:span text:style-name="T350">? </text:span><text:span text:style-name="T674">They</text:span><text:span text:style-name="T350"> are in the garden — Где </text:span><text:span text:style-name="T674">Том и Джерри</text:span><text:span text:style-name="T350">? </text:span><text:span text:style-name="T674">Они</text:span><text:span text:style-name="T350"> в саду.</text:span></text:p>
      <text:p text:style-name="P336"/>
      <text:p text:style-name="P881"><text:span text:style-name="T374">It — </text:span><text:span text:style-name="T409">переводится как «</text:span><text:span text:style-name="T374">это»? </text:span><text:span text:style-name="T410">(</text:span><text:span text:style-name="T374">I</text:span><text:span text:style-name="T411">t</text:span><text:span text:style-name="T374"> is in the garden — Это в саду</text:span><text:span text:style-name="T410">)</text:span><text:span text:style-name="T374">.</text:span></text:p>
      <text:p text:style-name="P882"><text:span text:style-name="T374">(</text:span><text:span text:style-name="T412">после it может стоять указание на место, где происходит ситуация, стр. 192</text:span><text:span text:style-name="T408">)</text:span></text:p>
      <text:p text:style-name="P337"/>
      <text:p text:style-name="P382"><text:span text:style-name="T383">Личные местоимения в объектном падеже </text:span><text:span text:style-name="T385">заменяют</text:span><text:span text:style-name="T383"> дополнени</text:span><text:span text:style-name="T384">е </text:span><text:span text:style-name="T389">(кого, кому, кем)</text:span><text:span text:style-name="T383">:</text:span></text:p>
      <text:list xml:id="list2225980515" text:style-name="L63">
        <text:list-item>
          <text:p text:style-name="P1088">me — меня, мне, мной;</text:p>
        </text:list-item>
        <text:list-item>
          <text:p text:style-name="P1088">you — тебя, тебе, тобой, вас, вам, вами;</text:p>
        </text:list-item>
        <text:list-item>
          <text:p text:style-name="P1089">him — его, ему, <text:span text:style-name="T875">им;</text:span></text:p>
        </text:list-item>
        <text:list-item>
          <text:p text:style-name="P1089">her — ее, ей;</text:p>
        </text:list-item>
        <text:list-item>
          <text:p text:style-name="P1090"><text:span text:style-name="T755">it — </text:span><text:span text:style-name="T756">этого</text:span><text:span text:style-name="T755">, </text:span><text:span text:style-name="T756">этому, этим </text:span><text:span text:style-name="T758">(неодушевлен.)</text:span><text:span text:style-name="T757">;</text:span></text:p>
        </text:list-item>
        <text:list-item>
          <text:p text:style-name="P1089">us — нас, нам, нами;</text:p>
        </text:list-item>
        <text:list-item>
          <text:p text:style-name="P1089">them — их, им, ими.</text:p>
          <text:p text:style-name="P1091"/>
        </text:list-item>
      </text:list>
      <text:p text:style-name="P339"><text:span text:style-name="T13">I</text:span> <text:span text:style-name="T23">love</text:span> <text:span text:style-name="T861">Jave</text:span> — Я люблю Джейн</text:p>
      <text:p text:style-name="P339"><text:span text:style-name="T13">Jane</text:span> <text:span text:style-name="T23">loves</text:span> <text:span text:style-name="T861">me</text:span> — Джейн любит меня</text:p>
      <text:p text:style-name="P338"/>
      <text:p text:style-name="P14">Притяжательные местоимения</text:p>
      <text:p text:style-name="P340"/>
      <text:p text:style-name="P804"><text:span text:style-name="T386">Овечают на вопрос «чей?». </text:span><text:span text:style-name="T387">И</text:span><text:span text:style-name="T397">х особенность </text:span><text:span text:style-name="T396">в</text:span><text:span text:style-name="T397"> то</text:span><text:span text:style-name="T396">м</text:span><text:span text:style-name="T397">, что они заменяют артикли.</text:span></text:p>
      <text:p text:style-name="P356">The dress is blue →<text:span text:style-name="T881"> </text:span>Her dress is blue.</text:p>
      <text:p text:style-name="P341"/>
      <text:p text:style-name="P879"><text:soft-page-break/><text:span text:style-name="T386">А</text:span><text:span text:style-name="T35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342"/>
      <text:p text:style-name="P802"><text:span text:style-name="T392">П</text:span><text:span text:style-name="T388">ритяжательные местоимения первого типа — это местоимен</text:span><text:span text:style-name="T391">ия</text:span><text:span text:style-name="T388">, </text:span><text:span text:style-name="T391">которые </text:span><text:span text:style-name="T386">употребляются</text:span><text:span text:style-name="T391"> </text:span></text:p>
      <text:p text:style-name="P349">в связке с существительным (существительное идет после, обязательно):</text:p>
      <text:list xml:id="list2402208618" text:style-name="L64">
        <text:list-item>
          <text:p text:style-name="P1054">my — <text:span text:style-name="T870">мо</text:span><text:span text:style-name="T871">й</text:span>; </text:p>
        </text:list-item>
        <text:list-item>
          <text:p text:style-name="P1054">your — <text:span text:style-name="T870">твой/ваш</text:span>; </text:p>
        </text:list-item>
        <text:list-item>
          <text:p text:style-name="P1054">his — <text:span text:style-name="T871">его</text:span>;</text:p>
        </text:list-item>
        <text:list-item>
          <text:p text:style-name="P1054">her — <text:span text:style-name="T871">ее</text:span>;</text:p>
        </text:list-item>
        <text:list-item>
          <text:p text:style-name="P1066"><text:span text:style-name="T388">its — </text:span><text:span text:style-name="T401">этого</text:span><text:span text:style-name="T388">.</text:span></text:p>
        </text:list-item>
        <text:list-item>
          <text:p text:style-name="P1055">our — <text:span text:style-name="T870">наш</text:span>; </text:p>
        </text:list-item>
        <text:list-item>
          <text:p text:style-name="P1054">their — <text:span text:style-name="T871">их</text:span>; </text:p>
        </text:list-item>
      </text:list>
      <text:p text:style-name="P344"/>
      <text:p text:style-name="P801"><text:span text:style-name="T685">I</text:span><text:span text:style-name="T391"> like </text:span><text:span text:style-name="T685">my</text:span><text:span text:style-name="T391"> </text:span><text:span text:style-name="T404">work</text:span><text:span text:style-name="T391"> — Мне нравится моя </text:span><text:span text:style-name="T404">работа</text:span><text:span text:style-name="T391">.</text:span></text:p>
      <text:p text:style-name="P807"><text:span text:style-name="T685">He</text:span><text:span text:style-name="T391"> likes </text:span><text:span text:style-name="T685">his</text:span><text:span text:style-name="T391"> </text:span><text:span text:style-name="T404">work</text:span><text:span text:style-name="T391"> — Ему нравится его </text:span><text:span text:style-name="T404">работа</text:span><text:span text:style-name="T391">.</text:span></text:p>
      <text:p text:style-name="P351"/>
      <text:p text:style-name="P808"><text:span text:style-name="T403">С</text:span><text:span text:style-name="T405">ледует обратить внимание, в каком контексте используется its.</text:span></text:p>
      <text:p text:style-name="P352"/>
      <text:p text:style-name="P887"><text:span text:style-name="T400">T</text:span><text:span text:style-name="T350">he </text:span><text:span text:style-name="T687">plant</text:span><text:span text:style-name="T402"> likes </text:span><text:span text:style-name="T687">its</text:span><text:span text:style-name="T402"> soil — Растению нравится его почва.</text:span></text:p>
      <text:p text:style-name="P888"><text:span text:style-name="T350">The</text:span><text:span text:style-name="T674"> c</text:span><text:span text:style-name="T686">at</text:span><text:span text:style-name="T400"> likes </text:span><text:span text:style-name="T674">his</text:span><text:span text:style-name="T400"> food — Коту нратися его еда.</text:span></text:p>
      <text:p text:style-name="P343"/>
      <text:p text:style-name="P805"><text:span text:style-name="T389">Иногда </text:span><text:span text:style-name="T398">такие</text:span><text:span text:style-name="T391"> местоимения удобнее переводить словом «свой» </text:span><text:span text:style-name="T392">и его вариантами</text:span><text:span text:style-name="T391">.</text:span></text:p>
      <text:p text:style-name="P346"/>
      <text:p text:style-name="P345">I love <text:span text:style-name="T674">my</text:span> native town — Я люблю <text:span text:style-name="T674">свой</text:span> родной город.</text:p>
      <text:p text:style-name="P345">He loves <text:span text:style-name="T674">his</text:span> native town — Он любит <text:span text:style-name="T674">свой</text:span> родной город.</text:p>
      <text:p text:style-name="P345"/>
      <text:p text:style-name="P347">Бывают ситуации, когда после притяжательного местоимения существительного нет.</text:p>
      <text:p text:style-name="P348">В этом случае используются притяжательные местоимения второго типа. </text:p>
      <text:p text:style-name="P348"/>
      <text:p text:style-name="P353">Они употребляются самостоятельно, в конце предложения:</text:p>
      <text:list xml:id="list844804889" text:style-name="L65">
        <text:list-item>
          <text:p text:style-name="P1056"><text:span text:style-name="T876">m</text:span>ine — <text:span text:style-name="T876">мой</text:span>;</text:p>
        </text:list-item>
        <text:list-item>
          <text:p text:style-name="P1056">yours — <text:span text:style-name="T876">твой/ваш</text:span>;</text:p>
        </text:list-item>
        <text:list-item>
          <text:p text:style-name="P1056">his — <text:span text:style-name="T876">его</text:span>;</text:p>
        </text:list-item>
        <text:list-item>
          <text:p text:style-name="P1056">hers — <text:span text:style-name="T876">ее</text:span>;</text:p>
        </text:list-item>
        <text:list-item>
          <text:p text:style-name="P1067"><text:span text:style-name="T393">its — </text:span><text:span text:style-name="T399">э</text:span><text:span text:style-name="T394">того</text:span><text:span text:style-name="T393">;</text:span></text:p>
        </text:list-item>
        <text:list-item>
          <text:p text:style-name="P1056">ours — <text:span text:style-name="T876">наш</text:span>; </text:p>
        </text:list-item>
        <text:list-item>
          <text:p text:style-name="P1057">theirs — их.</text:p>
        </text:list-item>
      </text:list>
      <text:p text:style-name="P354"/>
      <text:p text:style-name="P803"><text:span text:style-name="T394">Don`t touch it. It`s </text:span><text:span text:style-name="T398">mine</text:span><text:span text:style-name="T394"> — </text:span><text:span text:style-name="T395">Не трогай это. Это </text:span><text:span text:style-name="T398">мое</text:span><text:span text:style-name="T395">.</text:span></text:p>
      <text:p text:style-name="P355">It`s my money (это мои деньги) → It`s mine (они мои).</text:p>
      <text:p text:style-name="P333"/>
      <text:p text:style-name="P15">Возвратные местоимения</text:p>
      <text:p text:style-name="P350"/>
      <text:p text:style-name="P811"><text:span text:style-name="T406">Показывают, что человек совершает действие по отношению к самому себе. </text:span><text:span text:style-name="T630">С</text:span><text:span text:style-name="T632">остоят из </text:span></text:p>
      <text:p text:style-name="P811"><text:span text:style-name="T632">2х частей: слова my/your/him/her/it/our/them и хвостика -self или -selves </text:span><text:span text:style-name="T658">(</text:span><text:span text:style-name="T632">для множественного числа</text:span><text:span text:style-name="T658">)</text:span><text:span text:style-name="T632">.</text:span><text:span text:style-name="T407"> </text:span><text:span text:style-name="T630">В</text:span><text:span text:style-name="T631">сегда </text:span><text:span text:style-name="T632">идут</text:span><text:span text:style-name="T631"> после глаголов. </text:span><text:span text:style-name="T622">На русский переводятся словами «себя, себе, собой», </text:span></text:p>
      <text:p text:style-name="P159">либо появляются у глаголов в виде окончания -сь, -ся.</text:p>
      <text:p text:style-name="P160"/>
      <text:p text:style-name="P890"><text:span text:style-name="T622">I </text:span><text:span text:style-name="T592">looked at </text:span><text:span text:style-name="T665">myself</text:span><text:span text:style-name="T592"> in the mirror — Я посмотрела на </text:span><text:span text:style-name="T665">себя</text:span><text:span text:style-name="T592"> в зеркало.</text:span></text:p>
      <text:p text:style-name="P358"><text:span text:style-name="T592">He had to explain </text:span><text:span text:style-name="T665">himself</text:span><text:span text:style-name="T592"> — Ему пришлось объяснить</text:span><text:span text:style-name="T665">ся</text:span></text:p>
      <text:p text:style-name="P357"><text:soft-page-break/><text:span text:style-name="T592">Местоимение, образованное от you имеет 2 варианта: yourself и yourselves. Это практически единственный слу</text:span><text:span text:style-name="T623">ч</text:span><text:span text:style-name="T592">ай в английском, когда видны отличия между «ты» и «вы».</text:span></text:p>
      <text:p text:style-name="P269"/>
      <text:p text:style-name="P270">You talk to yourself when you sleep — Ты говоришь с собой, когда спишь.</text:p>
      <text:p text:style-name="P270">You should belive in yourselves — Вы должны верить в себя (во множественном)</text:p>
      <text:p text:style-name="P270"/>
      <text:p text:style-name="P270">Местоимение itself используется в значении «сам по себе», «само собой» и стоит после существительных в единственном числе или абстракный понятиях.</text:p>
      <text:p text:style-name="P270"/>
      <text:p text:style-name="P270">I hope crisis resolves itself — Я надеюсь, кризис разрешится сам собой.</text:p>
      <text:p text:style-name="P270"/>
      <text:p text:style-name="P271">Глаголы, после которых возвратные местоимения не используются:</text:p>
      <text:p text:style-name="P271">concentrate — сконцентрироваться;</text:p>
      <text:p text:style-name="P271">relax — расслабиться;</text:p>
      <text:p text:style-name="P271">feel — чувствовать (себя);</text:p>
      <text:p text:style-name="P271">meet — встретиться.</text:p>
      <text:p text:style-name="P271"/>
      <text:p text:style-name="P359"><text:span text:style-name="T592">I can`t concentrate — Я не могу сконцентрировать</text:span><text:span text:style-name="T665">ся</text:span><text:span text:style-name="T592">.</text:span></text:p>
      <text:p text:style-name="P359"><text:span text:style-name="T592">I feel good — Я чувствую </text:span><text:span text:style-name="T665">себя</text:span><text:span text:style-name="T592"> хорошо.</text:span></text:p>
      <text:p text:style-name="P360"><text:span text:style-name="T592">You need to relax — Тебе нужно расслабить</text:span><text:span text:style-name="T665">ся</text:span><text:span text:style-name="T592">.</text:span></text:p>
      <text:p text:style-name="P272"/>
      <text:p text:style-name="P272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272"/>
      <text:p text:style-name="P891">I did it <text:span text:style-name="T674">myself</text:span> — Я <text:span text:style-name="T674">сам</text:span> это сделал.</text:p>
      <text:p text:style-name="P812"><text:span text:style-name="T882">If you want to do it well, do it </text:span><text:span text:style-name="T688">yourself</text:span><text:span text:style-name="T882"> — Хочешь сделать хорошо, делай это </text:span><text:span text:style-name="T688">сам</text:span><text:span text:style-name="T882">.</text:span></text:p>
      <text:p text:style-name="P272"/>
      <text:p text:style-name="P272">Также, в этом случае перед местоимением можно поставить предлог by.</text:p>
      <text:p text:style-name="P273">Он лишь указывает на то, кто же сделал это самостоятельно.</text:p>
      <text:p text:style-name="P273"/>
      <text:p text:style-name="P273">I did it by myself — Я сам это сделал (обратите внимание на меня).</text:p>
      <text:p text:style-name="P273"/>
      <text:p text:style-name="P296">Указательные местоимения</text:p>
      <text:p text:style-name="P274"/>
      <text:p text:style-name="P815"><text:span text:style-name="T626">Нужны, чтобы указать на человека, предмет </text:span><text:span text:style-name="T634">или идею</text:span><text:span text:style-name="T641">.</text:span></text:p>
      <text:p text:style-name="P275">this — этот;</text:p>
      <text:p text:style-name="P275">that — тот;</text:p>
      <text:p text:style-name="P275">these — эти;</text:p>
      <text:p text:style-name="P275">those — те.</text:p>
      <text:p text:style-name="P275"/>
      <text:p text:style-name="P276">Они связаны с расстоянием и показывают близко ли объект или далеко. Если объект близко, </text:p>
      <text:p text:style-name="P276">то используют this и these. Если объект далеко, и до него не дотянуться — то that и thas. </text:p>
      <text:p text:style-name="P276">После these и those нужно использовать глагол во множественном числе.</text:p>
      <text:p text:style-name="P276"/>
      <text:p text:style-name="P813"><text:span text:style-name="T633">T</text:span><text:span text:style-name="T634">his is my friend Joe — Это мой друг Джо (</text:span><text:span text:style-name="T636">досл. </text:span><text:span text:style-name="T635">Этот есть мой друг</text:span><text:span text:style-name="T634">).</text:span></text:p>
      <text:p text:style-name="P277">Those pictures on the wall are very beautiful — Те картины на стене очень красивые.</text:p>
      <text:p text:style-name="P276"/>
      <text:p text:style-name="P892"><text:span text:style-name="T633">Э</text:span><text:span text:style-name="T626">ти местоимения могут использоватьс в связке с существительным или самостоятельно.</text:span></text:p>
      <text:p text:style-name="P277">Если используются самостоятельно, то могут быть как подлежащим, так и дополнением.</text:p>
      <text:p text:style-name="P277"/>
      <text:p text:style-name="P814"><text:span text:style-name="T638">Очень часто this и that указывают именно на идею </text:span><text:span text:style-name="T637">(</text:span><text:span text:style-name="T639">выступа</text:span><text:span text:style-name="T640">я</text:span><text:span text:style-name="T637"> формальн</text:span><text:span text:style-name="T639">ым</text:span><text:span text:style-name="T637"> подлежа</text:span><text:span text:style-name="T639">щим</text:span><text:span text:style-name="T637">)</text:span><text:span text:style-name="T638">. </text:span></text:p>
      <text:p text:style-name="P278"><text:soft-page-break/>В этом случае this соответствует тому, что человек видит сейчас, а that — тому, что человек видел или слышал раньше. Также that может указывать на событие прошлого.</text:p>
      <text:p text:style-name="P279"/>
      <text:p text:style-name="P893"><text:span text:style-name="T641">T</text:span><text:span text:style-name="T626">hanks for help. That was really nice of you — Спасибо за помощь. Это было мило </text:span></text:p>
      <text:p text:style-name="P281">с вашей стороны (that указывает на ранее произошедшее событие).</text:p>
      <text:p text:style-name="P281"/>
      <text:p text:style-name="P281">I`ve got a new job! That`s good news — Я получил работу. Это хорошие новости </text:p>
      <text:p text:style-name="P281">(that указывает на озвученную ранее мысл).</text:p>
      <text:p text:style-name="P281"/>
      <text:p text:style-name="P282">That`s OK — Все в порядке (формальное подлежащее, </text:p>
      <text:p text:style-name="P818"><text:span text:style-name="T644">т. к. </text:span><text:span text:style-name="T646">я вижу что все хорошо / идея хороша</text:span><text:span text:style-name="T645">).</text:span></text:p>
      <text:p text:style-name="P282"/>
      <text:p text:style-name="P281">This is Kerry — Это Кэри (подлежащее).</text:p>
      <text:p text:style-name="P279"/>
      <text:p text:style-name="P280">Указательные местоимения можно заменить определенным артиклем the.</text:p>
      <text:p text:style-name="P280">This food is delicious → The food is delicious (Эта еда очень вкусная)</text:p>
      <text:p text:style-name="P283"/>
      <text:p text:style-name="P284">Когда необходимо указать на человека или предмет, то это можно сделать и через it is. Разницы между this is и it is в этом случае нет. Но обычно используют вариант с it, </text:p>
      <text:p text:style-name="P285">т. к. он короче и является более разговорным: </text:p>
      <text:p text:style-name="P285"/>
      <text:p text:style-name="P816"><text:span text:style-name="T643">T</text:span><text:span text:style-name="T642">his is my book / </text:span><text:span text:style-name="T643">I</text:span><text:span text:style-name="T642">t is my book — </text:span><text:span text:style-name="T643">Это моя книга</text:span><text:span text:style-name="T642">. </text:span></text:p>
      <text:p text:style-name="P284"/>
      <text:p text:style-name="P16"><text:span text:style-name="T624">Н</text:span><text:span text:style-name="T592">еопределенные местоимения</text:span></text:p>
      <text:p text:style-name="P286"/>
      <text:p text:style-name="P287">Местоимения some и any означают «какой-то», «какое-то количество», «некоторый». </text:p>
      <text:p text:style-name="P287">Они связаны с чем-то неопределенным и часто выпадают при переводе.</text:p>
      <text:p text:style-name="P287"/>
      <text:p text:style-name="P877">There are some apples in the bag — В сумке есть яблоки (какое-то количество яблок).</text:p>
      <text:p text:style-name="P877">He hasn`t got any money — У него нет денег (нет никакого количества денег).</text:p>
      <text:p text:style-name="P287"/>
      <text:p text:style-name="P877">Эти местоимения, подобно вспомогательным глаголам передают дополнительный смысл.</text:p>
      <text:p text:style-name="P822"><text:span text:style-name="T656">Они стоят перед существительном во множественно числе или перед неисчисляемым существительным: </text:span><text:span text:style-name="T655">s</text:span><text:span text:style-name="T647">ome water, </text:span><text:span text:style-name="T655">some</text:span><text:span text:style-name="T647"> friends </text:span><text:span text:style-name="T655">и т. д.</text:span></text:p>
      <text:p text:style-name="P288"/>
      <text:p text:style-name="P1014">Разница между some и any в том, что some используется в утверждениях, а any — </text:p>
      <text:p text:style-name="P1014">в отрицаниях (в связке с not). Связка not + any <text:span text:style-name="T893">обычно </text:span>переводится двойным отрицанием.</text:p>
      <text:p text:style-name="P287"/>
      <text:p text:style-name="P288">I have some friends — У меня есть друзья. (какое-то количество)</text:p>
      <text:p text:style-name="P288">I haven`t got any friends — У меня нет (никаких) друзей.</text:p>
      <text:p text:style-name="P288"/>
      <text:p text:style-name="P289">В утвержениях some ставить не обязательно. Его часто не указывают.</text:p>
      <text:p text:style-name="P289">I have some friends / I have friends (одно и тоже).</text:p>
      <text:p text:style-name="P289"/>
      <text:p text:style-name="P289">В вопросах можно использовать оба местоимения, но смысл они будут передавать разный.</text:p>
      <text:p text:style-name="P291"/>
      <text:p text:style-name="P291">Some имеет позитивный оттенок <text:span text:style-name="T884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291"/>
      <text:p text:style-name="P820"><text:span text:style-name="T649">Would you like some </text:span><text:span text:style-name="T652">milk</text:span><text:span text:style-name="T649">? </text:span><text:span text:style-name="T647">—</text:span><text:span text:style-name="T649"> Вы хотите </text:span><text:span text:style-name="T652">молока</text:span><text:span text:style-name="T649">? (она у нас есть)</text:span></text:p>
      <text:p text:style-name="P821"><text:span text:style-name="T649">Could you give me some </text:span><text:span text:style-name="T652">milk</text:span><text:span text:style-name="T649">? </text:span><text:span text:style-name="T647">— </text:span><text:span text:style-name="T649">Я могу попросить </text:span><text:span text:style-name="T652">молока</text:span><text:span text:style-name="T649">? (поделитесь </text:span><text:span text:style-name="T651">пожалуйста</text:span><text:span text:style-name="T649">)</text:span></text:p>
      <text:p text:style-name="P292"/>
      <text:p text:style-name="P819"><text:soft-page-break/><text:span text:style-name="T648">Any передает сомнение </text:span><text:span text:style-name="T650">в наличии объектов, о которых спрашивают, поэтому обычно используется в вопросах, </text:span><text:span text:style-name="T653">где нужно получить </text:span><text:span text:style-name="T654">какую-то</text:span><text:span text:style-name="T653"> информаци</text:span><text:span text:style-name="T654">ю</text:span><text:span text:style-name="T650">.</text:span></text:p>
      <text:p text:style-name="P1011"/>
      <text:p text:style-name="P894"><text:span text:style-name="T650">H</text:span><text:span text:style-name="T626">ave you </text:span><text:span text:style-name="T651">got any milk in the fridge? </text:span><text:span text:style-name="T655">—</text:span><text:span text:style-name="T651"> У тебя есть молоко в холодильнике?</text:span></text:p>
      <text:p text:style-name="P895"><text:span text:style-name="T651">H</text:span><text:span text:style-name="T626">ave you bought </text:span><text:span text:style-name="T665">any</text:span><text:span text:style-name="T626"> new closes? — Ты купила </text:span><text:span text:style-name="T665">какую-нибудь</text:span><text:span text:style-name="T626"> новую одежду?</text:span></text:p>
      <text:p text:style-name="P290"/>
      <text:p text:style-name="P293">Если зада<text:span text:style-name="T885">ется вопрос и ожидается положительный ответ, то также используется some.</text:span></text:p>
      <text:p text:style-name="P878">Are you wainting for somebody? — Ты кого-то ждешь? (не так ли).<text:span text:style-name="T750"> <text:s/></text:span><text:span text:style-name="T760">(привести другой пример)</text:span></text:p>
      <text:p text:style-name="P878"/>
      <text:p text:style-name="P1068"><text:span text:style-name="T657">Местоимение no </text:span><text:span text:style-name="T662">также </text:span><text:span text:style-name="T657">используется в отрицаниях. Им можно заменить связку not + any.</text:span></text:p>
      <text:p text:style-name="P1068"><text:span text:style-name="T657">В предложениях с no первая половина выглядит, как утверждение. </text:span></text:p>
      <text:p text:style-name="P1013"/>
      <text:p text:style-name="P1016">Местоимение no стоит перед существительным, а частица not идет вместе со вспомогательны<text:span text:style-name="T887">м</text:span> глаголом. <text:span text:style-name="T887">Они не могут использоваться вместе в одном предложении.</text:span></text:p>
      <text:p text:style-name="P1017"/>
      <text:p text:style-name="P1015">There are no shops here / There aren`t any shops here — Здесь нет<text:span text:style-name="T892"> </text:span>магазинов.</text:p>
      <text:p text:style-name="P1070"><text:span text:style-name="T657"/></text:p>
      <text:p text:style-name="P1069"><text:span text:style-name="T658">Неопределенные местоимения, </text:span><text:span text:style-name="T660">как и</text:span><text:span text:style-name="T658"> возвратны</text:span><text:span text:style-name="T660">е</text:span><text:span text:style-name="T658">, могут объединяться с некоторыми словами. </text:span><text:span text:style-name="T659">Здесь п</text:span><text:span text:style-name="T658">ервой половинкой будет: some, any, no, а второй — b</text:span><text:span text:style-name="T659">ody/one (если говорят </text:span></text:p>
      <text:p text:style-name="P1069"><text:span text:style-name="T659">о человек), thing (если говорят о предмете) или where (если говорят о месте).</text:span></text:p>
      <text:p text:style-name="P1082"><text:span text:style-name="T626"/></text:p>
      <text:p text:style-name="P1082"><text:span text:style-name="T626">Переводятся они как «кто-то», «что-то», «где-то», «никто», «ничто», «нигде».</text:span></text:p>
      <text:p text:style-name="P1069"><text:span text:style-name="T659">Могут заменять как подлежащее, так и дополнение.</text:span></text:p>
      <text:p text:style-name="P1069"><text:span text:style-name="T659"/></text:p>
      <text:p text:style-name="P1083"><text:span text:style-name="T659">T</text:span><text:span text:style-name="T626">here is somebody in the street — Кто-то на улице.</text:span></text:p>
      <text:p text:style-name="P1083"><text:span text:style-name="T626">Is there anybody in the street? — Есть кто на улице?</text:span></text:p>
      <text:p text:style-name="P1083"><text:span text:style-name="T626">There is nobody in the street / There isn`t anybody in the street — Никого нет на улице.</text:span></text:p>
      <text:p text:style-name="P1069"><text:span text:style-name="T659"/></text:p>
      <text:p text:style-name="P1069"><text:span text:style-name="T659">Если в предложении стоит nobody/nothing/nowthere, то отрицательная частица not уже </text:span></text:p>
      <text:p text:style-name="P1069"><text:span text:style-name="T659">не нужна, подобно тому как она не используется </text:span><text:span text:style-name="T661">вместе с</text:span><text:span text:style-name="T659"> no.</text:span></text:p>
      <text:p text:style-name="P1069"><text:span text:style-name="T659"/></text:p>
      <text:p text:style-name="P1083"><text:span text:style-name="T659">М</text:span><text:span text:style-name="T626">естоимения с окончанием -body и -one взаимозаменяемы.</text:span></text:p>
      <text:p text:style-name="P1081"><text:span text:style-name="T626"/></text:p>
      <text:p text:style-name="P1086"><text:span text:style-name="T592">Притяжательный падеж. Possessive Case</text:span></text:p>
      <text:p text:style-name="P1085"><text:span text:style-name="T626"/></text:p>
      <text:p text:style-name="P95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01380328064">
          <table:table-cell table:style-name="Table7.A1" office:value-type="string">
            <text:p text:style-name="P910"/>
          </table:table-cell>
          <table:table-cell table:style-name="Table7.A1" office:value-type="string">
            <text:p text:style-name="P896">Past</text:p>
          </table:table-cell>
          <table:table-cell table:style-name="Table7.A1" office:value-type="string">
            <text:p text:style-name="P896">Present</text:p>
          </table:table-cell>
          <table:table-cell table:style-name="Table7.D1" office:value-type="string">
            <text:p text:style-name="P896">Future</text:p>
          </table:table-cell>
        </table:table-row>
        <table:table-row table:style-name="TableLine94101380776288">
          <table:table-cell table:style-name="Table7.A2" office:value-type="string">
            <text:p text:style-name="P903">+</text:p>
          </table:table-cell>
          <table:table-cell table:style-name="Table7.A2" office:value-type="string">
            <text:p text:style-name="P932">I/y<text:span text:style-name="T768">ou</text:span>/w<text:span text:style-name="T768">e</text:span>/t<text:span text:style-name="T768">hey</text:span>/he/she/it started</text:p>
          </table:table-cell>
          <table:table-cell table:style-name="Table7.A2" office:value-type="string">
            <text:p text:style-name="P923">I/you/we/they start</text:p>
            <text:p text:style-name="P923">He/she/it starts</text:p>
          </table:table-cell>
          <table:table-cell table:style-name="Table7.D2" office:value-type="string">
            <text:p text:style-name="P935">I/y<text:span text:style-name="T768">ou</text:span>/w<text:span text:style-name="T768">e</text:span>/t<text:span text:style-name="T768">hey</text:span>/he/she/it </text:p>
            <text:p text:style-name="P935">will start</text:p>
          </table:table-cell>
        </table:table-row>
        <table:table-row table:style-name="TableLine94101380782848">
          <table:table-cell table:style-name="Table7.A2" office:value-type="string">
            <text:p text:style-name="P897">-</text:p>
          </table:table-cell>
          <table:table-cell table:style-name="Table7.A2" office:value-type="string">
            <text:p text:style-name="P932">I/y<text:span text:style-name="T768">ou</text:span>/w<text:span text:style-name="T768">e</text:span>/t<text:span text:style-name="T768">hey</text:span>/he/she/it</text:p>
            <text:p text:style-name="P932">didn`t start</text:p>
          </table:table-cell>
          <table:table-cell table:style-name="Table7.A2" office:value-type="string">
            <text:p text:style-name="P923">I/you/we/they don`t start</text:p>
            <text:p text:style-name="P923">He/she/it doesn`t start</text:p>
          </table:table-cell>
          <table:table-cell table:style-name="Table7.D2" office:value-type="string">
            <text:p text:style-name="P935">I/y<text:span text:style-name="T768">ou</text:span>/w<text:span text:style-name="T768">e</text:span>/t<text:span text:style-name="T768">hey</text:span>/he/she/it</text:p>
            <text:p text:style-name="P935">won`t start</text:p>
          </table:table-cell>
        </table:table-row>
        <table:table-row table:style-name="TableLine94101380787024">
          <table:table-cell table:style-name="Table7.A2" office:value-type="string">
            <text:p text:style-name="P897">?</text:p>
          </table:table-cell>
          <table:table-cell table:style-name="Table7.A2" office:value-type="string">
            <text:p text:style-name="P933">Did I/y<text:span text:style-name="T768">ou</text:span>/w<text:span text:style-name="T768">e</text:span>/t<text:span text:style-name="T768">hey</text:span>/he</text:p>
            <text:p text:style-name="P933">/she/it start?</text:p>
          </table:table-cell>
          <table:table-cell table:style-name="Table7.A2" office:value-type="string">
            <text:p text:style-name="P923">Do I/you/we/they start?</text:p>
            <text:p text:style-name="P923">Does he/she/it start?</text:p>
          </table:table-cell>
          <table:table-cell table:style-name="Table7.D2" office:value-type="string">
            <text:p text:style-name="P936">Will I/y<text:span text:style-name="T768">ou</text:span>/w<text:span text:style-name="T768">e</text:span>/t<text:span text:style-name="T768">hey</text:span>/he</text:p>
            <text:p text:style-name="P936">/she/it start?</text:p>
          </table:table-cell>
        </table:table-row>
      </table:table>
      <text:p text:style-name="P123"/>
      <text:p text:style-name="P371"><text:span text:style-name="T598">Таблица времен группы Continu</text:span><text:span text:style-name="T599">ou</text:span><text:span text:style-name="T598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01380783296">
          <table:table-cell table:style-name="Table8.A1" office:value-type="string">
            <text:p text:style-name="P922"/>
          </table:table-cell>
          <table:table-cell table:style-name="Table8.A1" office:value-type="string">
            <text:p text:style-name="P896">Past</text:p>
          </table:table-cell>
          <table:table-cell table:style-name="Table8.A1" office:value-type="string">
            <text:p text:style-name="P896">Present</text:p>
          </table:table-cell>
          <table:table-cell table:style-name="Table8.D1" office:value-type="string">
            <text:p text:style-name="P896">Future</text:p>
          </table:table-cell>
        </table:table-row>
        <table:table-row table:style-name="TableLine94101380849168">
          <table:table-cell table:style-name="Table8.A2" office:value-type="string">
            <text:p text:style-name="P897">+</text:p>
          </table:table-cell>
          <table:table-cell table:style-name="Table8.A2" office:value-type="string">
            <text:p text:style-name="P934">I/<text:span text:style-name="T767">he/she/it</text:span> <text:span text:style-name="T767">was starting</text:span></text:p>
            <text:p text:style-name="P934"><text:span text:style-name="T767">Y</text:span><text:span text:style-name="T768">ou</text:span><text:span text:style-name="T767">/w</text:span><text:span text:style-name="T768">e</text:span><text:span text:style-name="T767">/t</text:span><text:span text:style-name="T768">hey</text:span><text:span text:style-name="T767"> were starting</text:span></text:p>
          </table:table-cell>
          <table:table-cell table:style-name="Table8.A2" office:value-type="string">
            <text:p text:style-name="P925">I am starting</text:p>
            <text:p text:style-name="P926">He/she/it is starting</text:p>
            <text:p text:style-name="P925">You/we/they are starting</text:p>
          </table:table-cell>
          <table:table-cell table:style-name="Table8.D2" office:value-type="string">
            <text:p text:style-name="P910"/>
          </table:table-cell>
        </table:table-row>
        <table:table-row table:style-name="TableLine94101380858912">
          <table:table-cell table:style-name="Table8.A2" office:value-type="string">
            <text:p text:style-name="P897">-</text:p>
          </table:table-cell>
          <table:table-cell table:style-name="Table8.A2" office:value-type="string">
            <text:p text:style-name="P935">I/he/she/it wasn`t starting</text:p>
            <text:p text:style-name="P935">Y<text:span text:style-name="T768">ou</text:span>/w<text:span text:style-name="T768">e</text:span>/t<text:span text:style-name="T768">hey</text:span> weren`t starting</text:p>
          </table:table-cell>
          <table:table-cell table:style-name="Table8.A2" office:value-type="string">
            <text:p text:style-name="P925">I`m not starting</text:p>
            <text:p text:style-name="P926">He/she/it isn`t starting</text:p>
            <text:p text:style-name="P925">You/we/they aren`t starting</text:p>
          </table:table-cell>
          <table:table-cell table:style-name="Table8.D2" office:value-type="string">
            <text:p text:style-name="P910"/>
          </table:table-cell>
        </table:table-row>
        <table:table-row table:style-name="TableLine94101380860832">
          <table:table-cell table:style-name="Table8.A2" office:value-type="string">
            <text:p text:style-name="P897">?</text:p>
          </table:table-cell>
          <table:table-cell table:style-name="Table8.A2" office:value-type="string">
            <text:p text:style-name="P935">Was I/he/she/it starting?</text:p>
            <text:p text:style-name="P935">Were y<text:span text:style-name="T768">ou</text:span>/w<text:span text:style-name="T768">e</text:span>/t<text:span text:style-name="T768">hey</text:span> starting?</text:p>
          </table:table-cell>
          <table:table-cell table:style-name="Table8.A2" office:value-type="string">
            <text:p text:style-name="P925">Am I starting?</text:p>
            <text:p text:style-name="P926">Is he/she/it starting?</text:p>
            <text:p text:style-name="P925">Are you/we/they starting?</text:p>
          </table:table-cell>
          <table:table-cell table:style-name="Table8.D2" office:value-type="string">
            <text:p text:style-name="P910"/>
          </table:table-cell>
        </table:table-row>
      </table:table>
      <text:p text:style-name="P123"/>
      <text:p text:style-name="P125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01380877088">
          <table:table-cell table:style-name="Table9.A1" office:value-type="string">
            <text:p text:style-name="P922"/>
          </table:table-cell>
          <table:table-cell table:style-name="Table9.A1" office:value-type="string">
            <text:p text:style-name="P896">Past</text:p>
          </table:table-cell>
          <table:table-cell table:style-name="Table9.A1" office:value-type="string">
            <text:p text:style-name="P896">Present</text:p>
          </table:table-cell>
          <table:table-cell table:style-name="Table9.D1" office:value-type="string">
            <text:p text:style-name="P896">Future</text:p>
          </table:table-cell>
        </table:table-row>
        <table:table-row table:style-name="TableLine94101380921072">
          <table:table-cell table:style-name="Table9.A2" office:value-type="string">
            <text:p text:style-name="P897">+</text:p>
          </table:table-cell>
          <table:table-cell table:style-name="Table9.A2" office:value-type="string">
            <text:p text:style-name="P910"/>
          </table:table-cell>
          <table:table-cell table:style-name="Table9.A2" office:value-type="string">
            <text:p text:style-name="P925">I/you/we/they have started</text:p>
            <text:p text:style-name="P925">He/she/it has started</text:p>
          </table:table-cell>
          <table:table-cell table:style-name="Table9.D2" office:value-type="string">
            <text:p text:style-name="P910"/>
          </table:table-cell>
        </table:table-row>
        <table:table-row table:style-name="TableLine94101380933216">
          <table:table-cell table:style-name="Table9.A2" office:value-type="string">
            <text:p text:style-name="P897">-</text:p>
          </table:table-cell>
          <table:table-cell table:style-name="Table9.A2" office:value-type="string">
            <text:p text:style-name="P910"/>
          </table:table-cell>
          <table:table-cell table:style-name="Table9.A2" office:value-type="string">
            <text:p text:style-name="P925">I/y<text:span text:style-name="T734">ou</text:span>/w<text:span text:style-name="T734">e</text:span>/t<text:span text:style-name="T734">hey</text:span> haven`t started</text:p>
            <text:p text:style-name="P925">He/she/it hasn`t started</text:p>
          </table:table-cell>
          <table:table-cell table:style-name="Table9.D2" office:value-type="string">
            <text:p text:style-name="P910"/>
          </table:table-cell>
        </table:table-row>
        <table:table-row table:style-name="TableLine94101380937648">
          <table:table-cell table:style-name="Table9.A2" office:value-type="string">
            <text:p text:style-name="P897">?</text:p>
          </table:table-cell>
          <table:table-cell table:style-name="Table9.A2" office:value-type="string">
            <text:p text:style-name="P910"/>
          </table:table-cell>
          <table:table-cell table:style-name="Table9.A2" office:value-type="string">
            <text:p text:style-name="P925">Have I/y<text:span text:style-name="T735">ou</text:span>/w<text:span text:style-name="T735">e</text:span>/t<text:span text:style-name="T735">hey</text:span> started?</text:p>
            <text:p text:style-name="P925">Has he/she/it started?</text:p>
          </table:table-cell>
          <table:table-cell table:style-name="Table9.D2" office:value-type="string">
            <text:p text:style-name="P910"/>
          </table:table-cell>
        </table:table-row>
      </table:table>
      <text:p text:style-name="P125"/>
      <text:p text:style-name="P126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01380940400">
          <table:table-cell table:style-name="Table1.A1" office:value-type="string">
            <text:p text:style-name="P924"/>
          </table:table-cell>
          <table:table-cell table:style-name="Table1.A1" office:value-type="string">
            <text:p text:style-name="P898">Past</text:p>
          </table:table-cell>
          <table:table-cell table:style-name="Table1.A1" office:value-type="string">
            <text:p text:style-name="P898">Present</text:p>
          </table:table-cell>
          <table:table-cell table:style-name="Table1.D1" office:value-type="string">
            <text:p text:style-name="P898">Future</text:p>
          </table:table-cell>
        </table:table-row>
        <table:table-row table:style-name="TableLine94101380989856">
          <table:table-cell table:style-name="Table1.A2" office:value-type="string">
            <text:p text:style-name="P898">+</text:p>
          </table:table-cell>
          <table:table-cell table:style-name="Table1.A2" office:value-type="string">
            <text:p text:style-name="P911"/>
          </table:table-cell>
          <table:table-cell table:style-name="Table1.A2" office:value-type="string">
            <text:p text:style-name="P931">I/y<text:span text:style-name="T768">ou</text:span>/w<text:span text:style-name="T768">e</text:span>/t<text:span text:style-name="T768">hey</text:span> have been starting</text:p>
            <text:p text:style-name="P931">He/she/it has been starting</text:p>
          </table:table-cell>
          <table:table-cell table:style-name="Table1.D2" office:value-type="string">
            <text:p text:style-name="P911"/>
          </table:table-cell>
        </table:table-row>
        <table:table-row table:style-name="TableLine94101381007872">
          <table:table-cell table:style-name="Table1.A2" office:value-type="string">
            <text:p text:style-name="P898">-</text:p>
          </table:table-cell>
          <table:table-cell table:style-name="Table1.A2" office:value-type="string">
            <text:p text:style-name="P911"/>
          </table:table-cell>
          <table:table-cell table:style-name="Table1.A2" office:value-type="string">
            <text:p text:style-name="P931">I/y<text:span text:style-name="T768">ou</text:span>/w<text:span text:style-name="T768">e</text:span>/t<text:span text:style-name="T768">hey</text:span> haven`t been starting</text:p>
            <text:p text:style-name="P931">He/she/it hasn`t been starting</text:p>
          </table:table-cell>
          <table:table-cell table:style-name="Table1.D2" office:value-type="string">
            <text:p text:style-name="P911"/>
          </table:table-cell>
        </table:table-row>
        <table:table-row table:style-name="TableLine94101381001312">
          <table:table-cell table:style-name="Table1.A2" office:value-type="string">
            <text:p text:style-name="P898">?</text:p>
          </table:table-cell>
          <table:table-cell table:style-name="Table1.A2" office:value-type="string">
            <text:p text:style-name="P911"/>
          </table:table-cell>
          <table:table-cell table:style-name="Table1.A2" office:value-type="string">
            <text:p text:style-name="P931">Have I/y<text:span text:style-name="T768">ou</text:span>/w<text:span text:style-name="T768">e</text:span>/t<text:span text:style-name="T768">hey</text:span> been starting?</text:p>
            <text:p text:style-name="P931">Has he/she/it been starting?</text:p>
          </table:table-cell>
          <table:table-cell table:style-name="Table1.D2" office:value-type="string">
            <text:p text:style-name="P911"/>
          </table:table-cell>
        </table:table-row>
      </table:table>
      <text:p text:style-name="P958"><text:span text:style-name="T517">Таблица </text:span><text:span text:style-name="T529">форм </text:span><text:span text:style-name="T517">пассивно</text:span><text:span text:style-name="T530">го</text:span><text:span text:style-name="T517"> залог</text:span><text:span text:style-name="T530">а</text:span><text:span text:style-name="T51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101381034768">
          <table:table-cell table:style-name="Table4.A1" office:value-type="string">
            <text:p text:style-name="P913"/>
          </table:table-cell>
          <table:table-cell table:style-name="Table4.A1" office:value-type="string">
            <text:p text:style-name="P906">Past</text:p>
          </table:table-cell>
          <table:table-cell table:style-name="Table4.A1" office:value-type="string">
            <text:p text:style-name="P906">Present</text:p>
          </table:table-cell>
          <table:table-cell table:style-name="Table4.D1" office:value-type="string">
            <text:p text:style-name="P906">Future</text:p>
          </table:table-cell>
        </table:table-row>
        <table:table-row table:style-name="TableLine94101381126432">
          <table:table-cell table:style-name="Table4.A2" office:value-type="string">
            <text:p text:style-name="P907">Simple</text:p>
          </table:table-cell>
          <table:table-cell table:style-name="Table4.A2" office:value-type="string">
            <text:p text:style-name="P913"><text:span text:style-name="T796">I/</text:span><text:span text:style-name="T797">he/she/it</text:span><text:span text:style-name="T796"> </text:span><text:span text:style-name="T797">was</text:span><text:span text:style-name="T796"> </text:span><text:span text:style-name="T208">taught</text:span></text:p>
            <text:p text:style-name="P943">You/we/they were <text:span text:style-name="T208">taught</text:span></text:p>
          </table:table-cell>
          <table:table-cell table:style-name="Table4.A2" office:value-type="string">
            <text:p text:style-name="P944">I am <text:span text:style-name="T208">taught</text:span></text:p>
            <text:p text:style-name="P943">He/she/it is <text:span text:style-name="T208">taught</text:span></text:p>
            <text:p text:style-name="P943">You/we/the<text:span text:style-name="T798">y</text:span> are <text:span text:style-name="T208">taught</text:span></text:p>
          </table:table-cell>
          <table:table-cell table:style-name="Table4.D2" office:value-type="string">
            <text:p text:style-name="P942">I/you/we/they/he/she/it</text:p>
            <text:p text:style-name="P942">will be <text:span text:style-name="T208">taught</text:span></text:p>
          </table:table-cell>
        </table:table-row>
        <table:table-row table:style-name="TableLine94101381140896">
          <table:table-cell table:style-name="Table4.A2" office:value-type="string">
            <text:p text:style-name="P907">Contin.</text:p>
          </table:table-cell>
          <table:table-cell table:style-name="Table4.A2" office:value-type="string">
            <text:p text:style-name="P913"><text:span text:style-name="T798">I/he/she/it was being </text:span><text:span text:style-name="T208">taught</text:span></text:p>
            <text:p text:style-name="P913"><text:span text:style-name="T210">You/we/the</text:span><text:span text:style-name="T209">y</text:span><text:span text:style-name="T210"> </text:span><text:span text:style-name="T209">were</text:span><text:span text:style-name="T210"> </text:span><text:span text:style-name="T209">being</text:span><text:span text:style-name="T210"> </text:span><text:span text:style-name="T208">taught</text:span></text:p>
          </table:table-cell>
          <table:table-cell table:style-name="Table4.A2" office:value-type="string">
            <text:p text:style-name="P942">I am being <text:span text:style-name="T208">taught</text:span></text:p>
            <text:p text:style-name="P942"><text:span text:style-name="T208">H</text:span><text:span text:style-name="T147">e/she/it is being taught</text:span></text:p>
            <text:p text:style-name="P943"><text:span text:style-name="T147">You/we/the</text:span><text:span text:style-name="T209">y</text:span><text:span text:style-name="T147"> are </text:span><text:span text:style-name="T209">being</text:span><text:span text:style-name="T147"> </text:span><text:span text:style-name="T208">taught</text:span></text:p>
          </table:table-cell>
          <table:table-cell table:style-name="Table4.D2" office:value-type="string">
            <text:p text:style-name="P942">— </text:p>
          </table:table-cell>
        </table:table-row>
        <table:table-row table:style-name="TableLine94101381159040">
          <table:table-cell table:style-name="Table4.A2" office:value-type="string">
            <text:p text:style-name="P907">Perfect</text:p>
          </table:table-cell>
          <table:table-cell table:style-name="Table4.A2" office:value-type="string">
            <text:p text:style-name="P913"><text:span text:style-name="T799">I/you/we/they/</text:span><text:span text:style-name="T211">he/she/it</text:span><text:span text:style-name="T799"> </text:span></text:p>
            <text:p text:style-name="P913"><text:span text:style-name="T799">had been </text:span><text:span text:style-name="T208">taught</text:span></text:p>
          </table:table-cell>
          <table:table-cell table:style-name="Table4.A2" office:value-type="string">
            <text:p text:style-name="P945">I/you/we/they have been <text:span text:style-name="T208">taught</text:span></text:p>
            <text:p text:style-name="P945"><text:span text:style-name="T208">H</text:span><text:span text:style-name="T147">e/she/it has been </text:span><text:span text:style-name="T208">taught</text:span></text:p>
          </table:table-cell>
          <table:table-cell table:style-name="Table4.D2" office:value-type="string">
            <text:p text:style-name="P913"><text:span text:style-name="T799">I/you/we/they/</text:span><text:span text:style-name="T211">he/she/it</text:span><text:span text:style-name="T799"> </text:span></text:p>
            <text:p text:style-name="P913"><text:span text:style-name="T799">will have been </text:span><text:span text:style-name="T208">taught</text:span></text:p>
          </table:table-cell>
        </table:table-row>
      </table:table>
      <text:p text:style-name="P186"/>
      <text:p text:style-name="P376"><text:span text:style-name="T517">Таблица </text:span><text:span text:style-name="T518">форм</text:span><text:span text:style-name="T517"> глагола </text:span><text:span text:style-name="T527">b</text:span><text:span text:style-name="T517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01380452944">
          <table:table-cell table:style-name="Table5.A1" office:value-type="string">
            <text:p text:style-name="P902">Подлежащее</text:p>
          </table:table-cell>
          <table:table-cell table:style-name="Table5.A1" office:value-type="string">
            <text:p text:style-name="P899">Past</text:p>
          </table:table-cell>
          <table:table-cell table:style-name="Table5.A1" office:value-type="string">
            <text:p text:style-name="P899">Present</text:p>
          </table:table-cell>
          <table:table-cell table:style-name="Table5.D1" office:value-type="string">
            <text:p text:style-name="P899">Future</text:p>
          </table:table-cell>
        </table:table-row>
        <table:table-row table:style-name="TableLine94101381229168">
          <table:table-cell table:style-name="Table5.A2" office:value-type="string">
            <text:p text:style-name="P930">I</text:p>
          </table:table-cell>
          <table:table-cell table:style-name="Table5.A2" office:value-type="string">
            <text:p text:style-name="P931">was</text:p>
          </table:table-cell>
          <table:table-cell table:style-name="Table5.A2" office:value-type="string">
            <text:p text:style-name="P927">am</text:p>
          </table:table-cell>
          <table:table-cell table:style-name="Table5.D2" office:value-type="string">
            <text:p text:style-name="P937">will be</text:p>
          </table:table-cell>
        </table:table-row>
        <table:table-row table:style-name="TableLine94101381257808">
          <table:table-cell table:style-name="Table5.A2" office:value-type="string">
            <text:p text:style-name="P929">he/she/<text:span text:style-name="T742">it</text:span></text:p>
          </table:table-cell>
          <table:table-cell table:style-name="Table5.A2" office:value-type="string">
            <text:p text:style-name="P931">was</text:p>
          </table:table-cell>
          <table:table-cell table:style-name="Table5.A2" office:value-type="string">
            <text:p text:style-name="P928">is</text:p>
          </table:table-cell>
          <table:table-cell table:style-name="Table5.D2" office:value-type="string">
            <text:p text:style-name="P937">will be</text:p>
          </table:table-cell>
        </table:table-row>
        <table:table-row table:style-name="TableLine94101381260352">
          <table:table-cell table:style-name="Table5.A2" office:value-type="string">
            <text:p text:style-name="P929">you/we/they</text:p>
          </table:table-cell>
          <table:table-cell table:style-name="Table5.A2" office:value-type="string">
            <text:p text:style-name="P931">were</text:p>
          </table:table-cell>
          <table:table-cell table:style-name="Table5.A2" office:value-type="string">
            <text:p text:style-name="P928">are</text:p>
          </table:table-cell>
          <table:table-cell table:style-name="Table5.D2" office:value-type="string">
            <text:p text:style-name="P937">will be</text:p>
          </table:table-cell>
        </table:table-row>
      </table:table>
      <text:p text:style-name="P183"/>
      <text:p text:style-name="P183">Таблица модальных глаголов:</text:p>
      <table:table table:name="Table2" table:style-name="Table2">
        <table:table-column table:style-name="Table2.A" table:number-columns-repeated="3"/>
        <table:table-row table:style-name="TableLine94101381263936">
          <table:table-cell table:style-name="Table2.A1" office:value-type="string">
            <text:p text:style-name="P904">Глагол</text:p>
          </table:table-cell>
          <table:table-cell table:style-name="Table2.A1" office:value-type="string">
            <text:p text:style-name="P912"><text:span text:style-name="T677">З</text:span><text:span text:style-name="T678">начение</text:span></text:p>
          </table:table-cell>
          <table:table-cell table:style-name="Table2.C1" office:value-type="string">
            <text:p text:style-name="P912"><text:span text:style-name="T677">В</text:span><text:span text:style-name="T678">рем</text:span><text:span text:style-name="T677">я</text:span></text:p>
          </table:table-cell>
        </table:table-row>
        <table:table-row table:style-name="TableLine94101381318864">
          <table:table-cell table:style-name="Table2.A2" office:value-type="string">
            <text:p text:style-name="P938">can</text:p>
          </table:table-cell>
          <table:table-cell table:style-name="Table2.A2" office:value-type="string">
            <text:p text:style-name="P938">могу, умею, смогу;</text:p>
            <text:p text:style-name="P938">(часто используется в просьбах и предложениях)</text:p>
          </table:table-cell>
          <table:table-cell table:style-name="Table2.C2" office:value-type="string">
            <text:p text:style-name="P938">настоящее и будущее</text:p>
          </table:table-cell>
        </table:table-row>
        <table:table-row table:style-name="TableLine94101381344528">
          <table:table-cell table:style-name="Table2.A2" office:value-type="string">
            <text:p text:style-name="P938">could</text:p>
          </table:table-cell>
          <table:table-cell table:style-name="Table2.A2" office:value-type="string">
            <text:p text:style-name="P938">мог, умел</text:p>
          </table:table-cell>
          <table:table-cell table:style-name="Table2.C2" office:value-type="string">
            <text:p text:style-name="P938">прошедшее</text:p>
          </table:table-cell>
        </table:table-row>
        <table:table-row table:style-name="TableLine94101381348944">
          <table:table-cell table:style-name="Table2.A2" office:value-type="string">
            <text:p text:style-name="P938">might, may</text:p>
          </table:table-cell>
          <table:table-cell table:style-name="Table2.A2" office:value-type="string">
            <text:p text:style-name="P938">может быть, мог бы, возможно, наверное</text:p>
          </table:table-cell>
          <table:table-cell table:style-name="Table2.C2" office:value-type="string">
            <text:p text:style-name="P938">настоящее и будущие</text:p>
          </table:table-cell>
        </table:table-row>
        <table:table-row table:style-name="TableLine94101381367024">
          <table:table-cell table:style-name="Table2.A2" office:value-type="string">
            <text:p text:style-name="P938">must</text:p>
          </table:table-cell>
          <table:table-cell table:style-name="Table2.A2" office:value-type="string">
            <text:p text:style-name="P938">должен, обязан, нужно, запрет, нельзя</text:p>
          </table:table-cell>
          <table:table-cell table:style-name="Table2.C2" office:value-type="string">
            <text:p text:style-name="P938">настоящее</text:p>
          </table:table-cell>
        </table:table-row>
        <table:table-row table:style-name="TableLine94101381386144">
          <table:table-cell table:style-name="Table2.A2" office:value-type="string">
            <text:p text:style-name="P938">should</text:p>
          </table:table-cell>
          <table:table-cell table:style-name="Table2.A2" office:value-type="string">
            <text:p text:style-name="P938">следует сделать, следовало бы сделать; (совет)</text:p>
          </table:table-cell>
          <table:table-cell table:style-name="Table2.C2" office:value-type="string">
            <text:p text:style-name="P938">настоящее и будущие</text:p>
          </table:table-cell>
        </table:table-row>
        <table:table-row table:style-name="TableLine94101381392352">
          <table:table-cell table:style-name="Table2.A2" office:value-type="string">
            <text:p text:style-name="P938">would</text:p>
          </table:table-cell>
          <table:table-cell table:style-name="Table2.A2" office:value-type="string">
            <text:p text:style-name="P938">частица «бы», предложение услуги, привычка прошлого</text:p>
          </table:table-cell>
          <table:table-cell table:style-name="Table2.C2" office:value-type="string">
            <text:p text:style-name="P938">настоящее, прошедшее, будущие</text:p>
          </table:table-cell>
        </table:table-row>
      </table:table>
      <text:p text:style-name="P184"/>
      <text:p text:style-name="P18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01381409040">
          <table:table-cell table:style-name="Table3.A1" office:value-type="string">
            <text:p text:style-name="P905">Конструкция</text:p>
          </table:table-cell>
          <table:table-cell table:style-name="Table3.A1" office:value-type="string">
            <text:p text:style-name="P905">Значение</text:p>
          </table:table-cell>
          <table:table-cell table:style-name="Table3.C1" office:value-type="string">
            <text:p text:style-name="P905">Время</text:p>
          </table:table-cell>
        </table:table-row>
        <table:table-row table:style-name="TableLine94101381457152">
          <table:table-cell table:style-name="Table3.A2" office:value-type="string">
            <text:p text:style-name="P939">be able to</text:p>
          </table:table-cell>
          <table:table-cell table:style-name="Table3.A2" office:value-type="string">
            <text:p text:style-name="P939">могу (близко к can)</text:p>
          </table:table-cell>
          <table:table-cell table:style-name="Table3.C2" office:value-type="string">
            <text:p text:style-name="P939">be меняется по временам</text:p>
          </table:table-cell>
        </table:table-row>
        <table:table-row table:style-name="TableLine94101381468288">
          <table:table-cell table:style-name="Table3.A2" office:value-type="string">
            <text:p text:style-name="P939">have to</text:p>
          </table:table-cell>
          <table:table-cell table:style-name="Table3.A2" office:value-type="string">
            <text:p text:style-name="P939">должен (близко к must)</text:p>
          </table:table-cell>
          <table:table-cell table:style-name="Table3.C2" office:value-type="string">
            <text:p text:style-name="P939">have меняется по временам</text:p>
          </table:table-cell>
        </table:table-row>
        <table:table-row table:style-name="TableLine94101381476512">
          <table:table-cell table:style-name="Table3.A2" office:value-type="string">
            <text:p text:style-name="P939">used to</text:p>
          </table:table-cell>
          <table:table-cell table:style-name="Table3.A2" office:value-type="string">
            <text:p text:style-name="P939">делал раньше, имел привычку делать (близко к would)</text:p>
          </table:table-cell>
          <table:table-cell table:style-name="Table3.C2" office:value-type="string">
            <text:p text:style-name="P939">всегда стоит в прошедшем;</text:p>
            <text:p text:style-name="P939">меняется как Past Simple</text:p>
          </table:table-cell>
        </table:table-row>
      </table:table>
      <text:p text:style-name="P185"/>
      <text:p text:style-name="P192"/>
      <text:p text:style-name="P1087"><text:span text:style-name="T396">Таблица </text:span><text:span text:style-name="T413">личны</text:span><text:span text:style-name="T414">х</text:span><text:span text:style-name="T413"> и притяжательных </text:span><text:span text:style-name="T39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101381480240">
          <table:table-cell table:style-name="Table11.A1" table:number-columns-spanned="2" office:value-type="string">
            <text:p text:style-name="P909">Личные местоимения</text:p>
          </table:table-cell>
          <table:covered-table-cell/>
          <table:table-cell table:style-name="Table11.C1" table:number-columns-spanned="2" office:value-type="string">
            <text:p text:style-name="P909">Притяжательные местоимения</text:p>
          </table:table-cell>
          <table:covered-table-cell/>
        </table:table-row>
        <table:table-row table:style-name="TableLine94101381547200">
          <table:table-cell table:style-name="Table11.A2" office:value-type="string">
            <text:p text:style-name="P914"><text:span text:style-name="T883">и</text:span><text:span text:style-name="T877">менительный падеж</text:span></text:p>
            <text:p text:style-name="P949"><text:span text:style-name="T880">(</text:span>кто/что<text:span text:style-name="T880">)</text:span></text:p>
          </table:table-cell>
          <table:table-cell table:style-name="Table11.A2" office:value-type="string">
            <text:p text:style-name="P914"><text:span text:style-name="T883">о</text:span><text:span text:style-name="T877">бъектный падеж</text:span></text:p>
            <text:p text:style-name="P949"><text:span text:style-name="T880">(</text:span>кого, <text:span text:style-name="T880">к</text:span>ому, кем<text:span text:style-name="T880">)</text:span></text:p>
          </table:table-cell>
          <table:table-cell table:style-name="Table11.A2" office:value-type="string">
            <text:p text:style-name="P948"><text:span text:style-name="T880">с</text:span> существительным</text:p>
            <text:p text:style-name="P950">(чей)</text:p>
          </table:table-cell>
          <table:table-cell table:style-name="Table11.D2" office:value-type="string">
            <text:p text:style-name="P914"><text:span text:style-name="T880">о</text:span><text:span text:style-name="T877">тдельно</text:span></text:p>
            <text:p text:style-name="P950">(чей)</text:p>
          </table:table-cell>
        </table:table-row>
        <table:table-row table:style-name="TableLine94101381552880">
          <table:table-cell table:style-name="Table11.A2" office:value-type="string">
            <text:p text:style-name="P953">I</text:p>
          </table:table-cell>
          <table:table-cell table:style-name="Table11.A2" office:value-type="string">
            <text:p text:style-name="P953">me</text:p>
          </table:table-cell>
          <table:table-cell table:style-name="Table11.A2" office:value-type="string">
            <text:p text:style-name="P951">my</text:p>
          </table:table-cell>
          <table:table-cell table:style-name="Table11.D2" office:value-type="string">
            <text:p text:style-name="P951">mine</text:p>
          </table:table-cell>
        </table:table-row>
        <table:table-row table:style-name="TableLine94101381561184">
          <table:table-cell table:style-name="Table11.A2" office:value-type="string">
            <text:p text:style-name="P953">you</text:p>
          </table:table-cell>
          <table:table-cell table:style-name="Table11.A2" office:value-type="string">
            <text:p text:style-name="P953">you</text:p>
          </table:table-cell>
          <table:table-cell table:style-name="Table11.A2" office:value-type="string">
            <text:p text:style-name="P951">your</text:p>
          </table:table-cell>
          <table:table-cell table:style-name="Table11.D2" office:value-type="string">
            <text:p text:style-name="P951">yours</text:p>
          </table:table-cell>
        </table:table-row>
        <table:table-row table:style-name="TableLine94101381564272">
          <table:table-cell table:style-name="Table11.A2" office:value-type="string">
            <text:p text:style-name="P953">he</text:p>
          </table:table-cell>
          <table:table-cell table:style-name="Table11.A2" office:value-type="string">
            <text:p text:style-name="P953">him</text:p>
          </table:table-cell>
          <table:table-cell table:style-name="Table11.A2" office:value-type="string">
            <text:p text:style-name="P951">his</text:p>
          </table:table-cell>
          <table:table-cell table:style-name="Table11.D2" office:value-type="string">
            <text:p text:style-name="P952">his</text:p>
          </table:table-cell>
        </table:table-row>
        <table:table-row table:style-name="TableLine94101381573680">
          <table:table-cell table:style-name="Table11.A2" office:value-type="string">
            <text:p text:style-name="P953">she</text:p>
          </table:table-cell>
          <table:table-cell table:style-name="Table11.A2" office:value-type="string">
            <text:p text:style-name="P951">her</text:p>
          </table:table-cell>
          <table:table-cell table:style-name="Table11.A2" office:value-type="string">
            <text:p text:style-name="P951">her</text:p>
          </table:table-cell>
          <table:table-cell table:style-name="Table11.D2" office:value-type="string">
            <text:p text:style-name="P951">hers</text:p>
          </table:table-cell>
        </table:table-row>
        <table:table-row table:style-name="TableLine94101381577936">
          <table:table-cell table:style-name="Table11.A2" office:value-type="string">
            <text:p text:style-name="P953">it</text:p>
          </table:table-cell>
          <table:table-cell table:style-name="Table11.A2" office:value-type="string">
            <text:p text:style-name="P951">it</text:p>
          </table:table-cell>
          <table:table-cell table:style-name="Table11.A2" office:value-type="string">
            <text:p text:style-name="P951">its</text:p>
          </table:table-cell>
          <table:table-cell table:style-name="Table11.D2" office:value-type="string">
            <text:p text:style-name="P952">its</text:p>
          </table:table-cell>
        </table:table-row>
        <table:table-row table:style-name="TableLine94101381581184">
          <table:table-cell table:style-name="Table11.A2" office:value-type="string">
            <text:p text:style-name="P953">we</text:p>
          </table:table-cell>
          <table:table-cell table:style-name="Table11.A2" office:value-type="string">
            <text:p text:style-name="P951">us</text:p>
          </table:table-cell>
          <table:table-cell table:style-name="Table11.A2" office:value-type="string">
            <text:p text:style-name="P951">our</text:p>
          </table:table-cell>
          <table:table-cell table:style-name="Table11.D2" office:value-type="string">
            <text:p text:style-name="P951">ours</text:p>
          </table:table-cell>
        </table:table-row>
        <table:table-row table:style-name="TableLine94101381593248">
          <table:table-cell table:style-name="Table11.A2" office:value-type="string">
            <text:p text:style-name="P953">they</text:p>
          </table:table-cell>
          <table:table-cell table:style-name="Table11.A2" office:value-type="string">
            <text:p text:style-name="P951">them</text:p>
          </table:table-cell>
          <table:table-cell table:style-name="Table11.A2" office:value-type="string">
            <text:p text:style-name="P951">their</text:p>
          </table:table-cell>
          <table:table-cell table:style-name="Table11.D2" office:value-type="string">
            <text:p text:style-name="P951">theirs</text:p>
          </table:table-cell>
        </table:table-row>
      </table:table>
      <text:p text:style-name="P1026"/>
      <text:p text:style-name="P1084"><text:span text:style-name="T626">Таблица производных местоимений от some, any, no:</text:span></text:p>
      <table:table table:name="Table12" table:style-name="Table12">
        <table:table-column table:style-name="Table12.A" table:number-columns-repeated="4"/>
        <table:table-row table:style-name="TableLine94101314454240">
          <table:table-cell table:style-name="Table12.A1" office:value-type="string">
            <text:p text:style-name="P1094"/>
          </table:table-cell>
          <table:table-cell table:style-name="Table12.A1" office:value-type="string">
            <text:p text:style-name="P1095">body/one</text:p>
          </table:table-cell>
          <table:table-cell table:style-name="Table12.A1" office:value-type="string">
            <text:p text:style-name="P1095">thing</text:p>
          </table:table-cell>
          <table:table-cell table:style-name="Table12.D1" office:value-type="string">
            <text:p text:style-name="P1095">where</text:p>
          </table:table-cell>
        </table:table-row>
        <table:table-row table:style-name="TableLine94101314454240">
          <table:table-cell table:style-name="Table12.A2" office:value-type="string">
            <text:p text:style-name="P1095">some </text:p>
          </table:table-cell>
          <table:table-cell table:style-name="Table12.A2" office:value-type="string">
            <text:p text:style-name="P1092">somebody/someone (кто-то)</text:p>
          </table:table-cell>
          <table:table-cell table:style-name="Table12.A2" office:value-type="string">
            <text:p text:style-name="P1092">something </text:p>
            <text:p text:style-name="P1092">(что-то)</text:p>
          </table:table-cell>
          <table:table-cell table:style-name="Table12.D2" office:value-type="string">
            <text:p text:style-name="P1092">somewhere </text:p>
            <text:p text:style-name="P1092">(где-то)</text:p>
          </table:table-cell>
        </table:table-row>
        <table:table-row table:style-name="TableLine94101314454240">
          <table:table-cell table:style-name="Table12.A2" office:value-type="string">
            <text:p text:style-name="P1095">any</text:p>
          </table:table-cell>
          <table:table-cell table:style-name="Table12.A2" office:value-type="string">
            <text:p text:style-name="P1092">anybody/anyone </text:p>
            <text:p text:style-name="P1093"><text:span text:style-name="T888">(кто-то)</text:span></text:p>
          </table:table-cell>
          <table:table-cell table:style-name="Table12.A2" office:value-type="string">
            <text:p text:style-name="P1092">anything </text:p>
            <text:p text:style-name="P1092">(что-то)</text:p>
          </table:table-cell>
          <table:table-cell table:style-name="Table12.D2" office:value-type="string">
            <text:p text:style-name="P1092">anywhere </text:p>
            <text:p text:style-name="P1092">(где-то)</text:p>
          </table:table-cell>
        </table:table-row>
        <table:table-row table:style-name="TableLine94101314454240">
          <table:table-cell table:style-name="Table12.A2" office:value-type="string">
            <text:p text:style-name="P1095">no</text:p>
          </table:table-cell>
          <table:table-cell table:style-name="Table12.A2" office:value-type="string">
            <text:p text:style-name="P1092">nobody/noone </text:p>
            <text:p text:style-name="P1092">(никто)</text:p>
          </table:table-cell>
          <table:table-cell table:style-name="Table12.A2" office:value-type="string">
            <text:p text:style-name="P1092">nothing </text:p>
            <text:p text:style-name="P1092">(ничто)</text:p>
          </table:table-cell>
          <table:table-cell table:style-name="Table12.D2" office:value-type="string">
            <text:p text:style-name="P1092">nowhere </text:p>
            <text:p text:style-name="P1092">(нигде)</text:p>
          </table:table-cell>
        </table:table-row>
      </table:table>
      <text:p text:style-name="P1027"><text:span text:style-name="T626"/></text:p>
      <text:p text:style-name="P956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01381598192">
          <table:table-cell table:style-name="Table6.A1" office:value-type="string">
            <text:p text:style-name="P901">Перевод</text:p>
          </table:table-cell>
          <table:table-cell table:style-name="Table6.A1" office:value-type="string">
            <text:p text:style-name="P900">Начальная форма</text:p>
          </table:table-cell>
          <table:table-cell table:style-name="Table6.A1" office:value-type="string">
            <text:p text:style-name="P900">2я форма</text:p>
          </table:table-cell>
          <table:table-cell table:style-name="Table6.D1" office:value-type="string">
            <text:p text:style-name="P901">3я форма</text:p>
          </table:table-cell>
        </table:table-row>
        <table:table-row table:style-name="TableLine94101381918960">
          <table:table-cell table:style-name="Table6.A2" office:value-type="string">
            <text:p text:style-name="P915">начинать</text:p>
          </table:table-cell>
          <table:table-cell table:style-name="Table6.A2" office:value-type="string">
            <text:p text:style-name="P916">begin</text:p>
          </table:table-cell>
          <table:table-cell table:style-name="Table6.A2" office:value-type="string">
            <text:p text:style-name="P916">began</text:p>
          </table:table-cell>
          <table:table-cell table:style-name="Table6.D2" office:value-type="string">
            <text:p text:style-name="P915">begun</text:p>
          </table:table-cell>
        </table:table-row>
        <table:table-row table:style-name="TableLine94101381946336">
          <table:table-cell table:style-name="Table6.A2" office:value-type="string">
            <text:p text:style-name="P915">ломать</text:p>
          </table:table-cell>
          <table:table-cell table:style-name="Table6.A2" office:value-type="string">
            <text:p text:style-name="P916">break</text:p>
          </table:table-cell>
          <table:table-cell table:style-name="Table6.A2" office:value-type="string">
            <text:p text:style-name="P916">broke</text:p>
          </table:table-cell>
          <table:table-cell table:style-name="Table6.D2" office:value-type="string">
            <text:p text:style-name="P915">broken</text:p>
          </table:table-cell>
        </table:table-row>
        <table:table-row table:style-name="TableLine94101381950896">
          <table:table-cell table:style-name="Table6.A2" office:value-type="string">
            <text:p text:style-name="P915">приносить</text:p>
          </table:table-cell>
          <table:table-cell table:style-name="Table6.A2" office:value-type="string">
            <text:p text:style-name="P916">bring</text:p>
          </table:table-cell>
          <table:table-cell table:style-name="Table6.A2" office:value-type="string">
            <text:p text:style-name="P916">brought</text:p>
          </table:table-cell>
          <table:table-cell table:style-name="Table6.D2" office:value-type="string">
            <text:p text:style-name="P915">brought</text:p>
          </table:table-cell>
        </table:table-row>
        <table:table-row table:style-name="TableLine94101381960064">
          <table:table-cell table:style-name="Table6.A2" office:value-type="string">
            <text:p text:style-name="P915">покупать</text:p>
          </table:table-cell>
          <table:table-cell table:style-name="Table6.A2" office:value-type="string">
            <text:p text:style-name="P916">buy</text:p>
          </table:table-cell>
          <table:table-cell table:style-name="Table6.A2" office:value-type="string">
            <text:p text:style-name="P916">bought</text:p>
          </table:table-cell>
          <table:table-cell table:style-name="Table6.D2" office:value-type="string">
            <text:p text:style-name="P915">bought</text:p>
          </table:table-cell>
        </table:table-row>
        <table:table-row table:style-name="TableLine94101381968496">
          <table:table-cell table:style-name="Table6.A2" office:value-type="string">
            <text:p text:style-name="P915">приходить</text:p>
          </table:table-cell>
          <table:table-cell table:style-name="Table6.A2" office:value-type="string">
            <text:p text:style-name="P916">come</text:p>
          </table:table-cell>
          <table:table-cell table:style-name="Table6.A2" office:value-type="string">
            <text:p text:style-name="P916">came</text:p>
          </table:table-cell>
          <table:table-cell table:style-name="Table6.D2" office:value-type="string">
            <text:p text:style-name="P915">come</text:p>
          </table:table-cell>
        </table:table-row>
        <table:table-row table:style-name="TableLine94101381972608">
          <table:table-cell table:style-name="Table6.A2" office:value-type="string">
            <text:p text:style-name="P915">делать</text:p>
          </table:table-cell>
          <table:table-cell table:style-name="Table6.A2" office:value-type="string">
            <text:p text:style-name="P916">do</text:p>
          </table:table-cell>
          <table:table-cell table:style-name="Table6.A2" office:value-type="string">
            <text:p text:style-name="P916">did</text:p>
          </table:table-cell>
          <table:table-cell table:style-name="Table6.D2" office:value-type="string">
            <text:p text:style-name="P915">done</text:p>
          </table:table-cell>
        </table:table-row>
        <table:table-row table:style-name="TableLine94101381979024">
          <table:table-cell table:style-name="Table6.A2" office:value-type="string">
            <text:p text:style-name="P915">пить</text:p>
          </table:table-cell>
          <table:table-cell table:style-name="Table6.A2" office:value-type="string">
            <text:p text:style-name="P916">drink</text:p>
          </table:table-cell>
          <table:table-cell table:style-name="Table6.A2" office:value-type="string">
            <text:p text:style-name="P916">drank</text:p>
          </table:table-cell>
          <table:table-cell table:style-name="Table6.D2" office:value-type="string">
            <text:p text:style-name="P915">drunk</text:p>
          </table:table-cell>
        </table:table-row>
        <table:table-row table:style-name="TableLine94101381981584">
          <table:table-cell table:style-name="Table6.A2" office:value-type="string">
            <text:p text:style-name="P915">есть</text:p>
          </table:table-cell>
          <table:table-cell table:style-name="Table6.A2" office:value-type="string">
            <text:p text:style-name="P916">eat</text:p>
          </table:table-cell>
          <table:table-cell table:style-name="Table6.A2" office:value-type="string">
            <text:p text:style-name="P916">ate</text:p>
          </table:table-cell>
          <table:table-cell table:style-name="Table6.D2" office:value-type="string">
            <text:p text:style-name="P915">eaten</text:p>
          </table:table-cell>
        </table:table-row>
        <table:table-row table:style-name="TableLine94101381985344">
          <table:table-cell table:style-name="Table6.A2" office:value-type="string">
            <text:p text:style-name="P915">падать</text:p>
          </table:table-cell>
          <table:table-cell table:style-name="Table6.A2" office:value-type="string">
            <text:p text:style-name="P917">fall</text:p>
          </table:table-cell>
          <table:table-cell table:style-name="Table6.A2" office:value-type="string">
            <text:p text:style-name="P917">fell</text:p>
          </table:table-cell>
          <table:table-cell table:style-name="Table6.D2" office:value-type="string">
            <text:p text:style-name="P915">fallen</text:p>
          </table:table-cell>
        </table:table-row>
        <table:table-row table:style-name="TableLine94101382013440">
          <table:table-cell table:style-name="Table6.A2" office:value-type="string">
            <text:p text:style-name="P915">летать</text:p>
          </table:table-cell>
          <table:table-cell table:style-name="Table6.A2" office:value-type="string">
            <text:p text:style-name="P917">fly</text:p>
          </table:table-cell>
          <table:table-cell table:style-name="Table6.A2" office:value-type="string">
            <text:p text:style-name="P917">flew</text:p>
          </table:table-cell>
          <table:table-cell table:style-name="Table6.D2" office:value-type="string">
            <text:p text:style-name="P915">flown</text:p>
          </table:table-cell>
        </table:table-row>
        <table:table-row table:style-name="TableLine94101382017184">
          <table:table-cell table:style-name="Table6.A2" office:value-type="string">
            <text:p text:style-name="P915">забывать</text:p>
          </table:table-cell>
          <table:table-cell table:style-name="Table6.A2" office:value-type="string">
            <text:p text:style-name="P917">forget</text:p>
          </table:table-cell>
          <table:table-cell table:style-name="Table6.A2" office:value-type="string">
            <text:p text:style-name="P917">forgot</text:p>
          </table:table-cell>
          <table:table-cell table:style-name="Table6.D2" office:value-type="string">
            <text:p text:style-name="P915">forgotten</text:p>
          </table:table-cell>
        </table:table-row>
        <table:table-row table:style-name="TableLine94101382019744">
          <table:table-cell table:style-name="Table6.A2" office:value-type="string">
            <text:p text:style-name="P915">получать</text:p>
          </table:table-cell>
          <table:table-cell table:style-name="Table6.A2" office:value-type="string">
            <text:p text:style-name="P917">get</text:p>
          </table:table-cell>
          <table:table-cell table:style-name="Table6.A2" office:value-type="string">
            <text:p text:style-name="P917">got</text:p>
          </table:table-cell>
          <table:table-cell table:style-name="Table6.D2" office:value-type="string">
            <text:p text:style-name="P915">got</text:p>
          </table:table-cell>
        </table:table-row>
        <table:table-row table:style-name="TableLine94101382032768">
          <table:table-cell table:style-name="Table6.A2" office:value-type="string">
            <text:p text:style-name="P918">давать</text:p>
          </table:table-cell>
          <table:table-cell table:style-name="Table6.A2" office:value-type="string">
            <text:p text:style-name="P919">give</text:p>
          </table:table-cell>
          <table:table-cell table:style-name="Table6.A2" office:value-type="string">
            <text:p text:style-name="P919">gave</text:p>
          </table:table-cell>
          <table:table-cell table:style-name="Table6.D2" office:value-type="string">
            <text:p text:style-name="P918">given</text:p>
          </table:table-cell>
        </table:table-row>
        <table:table-row table:style-name="TableLine94101382035856">
          <table:table-cell table:style-name="Table6.A2" office:value-type="string">
            <text:p text:style-name="P918">идти</text:p>
          </table:table-cell>
          <table:table-cell table:style-name="Table6.A2" office:value-type="string">
            <text:p text:style-name="P919">go</text:p>
          </table:table-cell>
          <table:table-cell table:style-name="Table6.A2" office:value-type="string">
            <text:p text:style-name="P919">went</text:p>
          </table:table-cell>
          <table:table-cell table:style-name="Table6.D2" office:value-type="string">
            <text:p text:style-name="P918">gone</text:p>
          </table:table-cell>
        </table:table-row>
        <table:table-row table:style-name="TableLine94101382055120">
          <table:table-cell table:style-name="Table6.A2" office:value-type="string">
            <text:p text:style-name="P920">иметь </text:p>
          </table:table-cell>
          <table:table-cell table:style-name="Table6.A2" office:value-type="string">
            <text:p text:style-name="P921">have</text:p>
          </table:table-cell>
          <table:table-cell table:style-name="Table6.A2" office:value-type="string">
            <text:p text:style-name="P921">had</text:p>
          </table:table-cell>
          <table:table-cell table:style-name="Table6.D2" office:value-type="string">
            <text:p text:style-name="P920">had</text:p>
          </table:table-cell>
        </table:table-row>
        <table:table-row table:style-name="TableLine94101379756592">
          <table:table-cell table:style-name="Table6.A2" office:value-type="string">
            <text:p text:style-name="P920">слышать</text:p>
          </table:table-cell>
          <table:table-cell table:style-name="Table6.A2" office:value-type="string">
            <text:p text:style-name="P921">hear</text:p>
          </table:table-cell>
          <table:table-cell table:style-name="Table6.A2" office:value-type="string">
            <text:p text:style-name="P921">heard</text:p>
          </table:table-cell>
          <table:table-cell table:style-name="Table6.D2" office:value-type="string">
            <text:p text:style-name="P920">heard</text:p>
          </table:table-cell>
        </table:table-row>
        <table:table-row table:style-name="TableLine94101379622592">
          <table:table-cell table:style-name="Table6.A2" office:value-type="string">
            <text:p text:style-name="P920">знать</text:p>
          </table:table-cell>
          <table:table-cell table:style-name="Table6.A2" office:value-type="string">
            <text:p text:style-name="P921">know</text:p>
          </table:table-cell>
          <table:table-cell table:style-name="Table6.A2" office:value-type="string">
            <text:p text:style-name="P921">knew</text:p>
          </table:table-cell>
          <table:table-cell table:style-name="Table6.D2" office:value-type="string">
            <text:p text:style-name="P920">known</text:p>
          </table:table-cell>
        </table:table-row>
        <table:table-row table:style-name="TableLine94101379803712">
          <table:table-cell table:style-name="Table6.A2" office:value-type="string">
            <text:p text:style-name="P920">терять</text:p>
          </table:table-cell>
          <table:table-cell table:style-name="Table6.A2" office:value-type="string">
            <text:p text:style-name="P921">lose</text:p>
          </table:table-cell>
          <table:table-cell table:style-name="Table6.A2" office:value-type="string">
            <text:p text:style-name="P921">lost</text:p>
          </table:table-cell>
          <table:table-cell table:style-name="Table6.D2" office:value-type="string">
            <text:p text:style-name="P920">lost</text:p>
          </table:table-cell>
        </table:table-row>
        <table:table-row table:style-name="TableLine94101379857216">
          <table:table-cell table:style-name="Table6.A2" office:value-type="string">
            <text:p text:style-name="P920">делать</text:p>
          </table:table-cell>
          <table:table-cell table:style-name="Table6.A2" office:value-type="string">
            <text:p text:style-name="P921">make</text:p>
          </table:table-cell>
          <table:table-cell table:style-name="Table6.A2" office:value-type="string">
            <text:p text:style-name="P921">made</text:p>
          </table:table-cell>
          <table:table-cell table:style-name="Table6.D2" office:value-type="string">
            <text:p text:style-name="P920">made</text:p>
          </table:table-cell>
        </table:table-row>
        <table:table-row table:style-name="TableLine94101380633680">
          <table:table-cell table:style-name="Table6.A2" office:value-type="string">
            <text:p text:style-name="P920">платить</text:p>
          </table:table-cell>
          <table:table-cell table:style-name="Table6.A2" office:value-type="string">
            <text:p text:style-name="P921">pay</text:p>
          </table:table-cell>
          <table:table-cell table:style-name="Table6.A2" office:value-type="string">
            <text:p text:style-name="P921">paid</text:p>
          </table:table-cell>
          <table:table-cell table:style-name="Table6.D2" office:value-type="string">
            <text:p text:style-name="P920">paid</text:p>
          </table:table-cell>
        </table:table-row>
        <table:table-row table:style-name="TableLine94101380658000">
          <table:table-cell table:style-name="Table6.A2" office:value-type="string">
            <text:p text:style-name="P920">класть</text:p>
          </table:table-cell>
          <table:table-cell table:style-name="Table6.A2" office:value-type="string">
            <text:p text:style-name="P921">put</text:p>
          </table:table-cell>
          <table:table-cell table:style-name="Table6.A2" office:value-type="string">
            <text:p text:style-name="P921">put</text:p>
          </table:table-cell>
          <table:table-cell table:style-name="Table6.D2" office:value-type="string">
            <text:p text:style-name="P920">put</text:p>
          </table:table-cell>
        </table:table-row>
        <table:table-row table:style-name="TableLine94101379439872">
          <table:table-cell table:style-name="Table6.A2" office:value-type="string">
            <text:p text:style-name="P920">читать</text:p>
          </table:table-cell>
          <table:table-cell table:style-name="Table6.A2" office:value-type="string">
            <text:p text:style-name="P921">read</text:p>
          </table:table-cell>
          <table:table-cell table:style-name="Table6.A2" office:value-type="string">
            <text:p text:style-name="P921">read</text:p>
          </table:table-cell>
          <table:table-cell table:style-name="Table6.D2" office:value-type="string">
            <text:p text:style-name="P921">read</text:p>
          </table:table-cell>
        </table:table-row>
        <table:table-row table:style-name="TableLine94101374653408">
          <table:table-cell table:style-name="Table6.A2" office:value-type="string">
            <text:p text:style-name="P920">сказать</text:p>
          </table:table-cell>
          <table:table-cell table:style-name="Table6.A2" office:value-type="string">
            <text:p text:style-name="P921">say</text:p>
          </table:table-cell>
          <table:table-cell table:style-name="Table6.A2" office:value-type="string">
            <text:p text:style-name="P921">said</text:p>
          </table:table-cell>
          <table:table-cell table:style-name="Table6.D2" office:value-type="string">
            <text:p text:style-name="P921">said</text:p>
          </table:table-cell>
        </table:table-row>
        <table:table-row table:style-name="TableLine94101379540576">
          <table:table-cell table:style-name="Table6.A2" office:value-type="string">
            <text:p text:style-name="P920">говорить</text:p>
          </table:table-cell>
          <table:table-cell table:style-name="Table6.A2" office:value-type="string">
            <text:p text:style-name="P921">speak</text:p>
          </table:table-cell>
          <table:table-cell table:style-name="Table6.A2" office:value-type="string">
            <text:p text:style-name="P921">spoke</text:p>
          </table:table-cell>
          <table:table-cell table:style-name="Table6.D2" office:value-type="string">
            <text:p text:style-name="P920">spoken</text:p>
          </table:table-cell>
        </table:table-row>
        <table:table-row table:style-name="TableLine94101379551360">
          <table:table-cell table:style-name="Table6.A2" office:value-type="string">
            <text:p text:style-name="P920">видеть</text:p>
          </table:table-cell>
          <table:table-cell table:style-name="Table6.A2" office:value-type="string">
            <text:p text:style-name="P921">see</text:p>
          </table:table-cell>
          <table:table-cell table:style-name="Table6.A2" office:value-type="string">
            <text:p text:style-name="P921">saw</text:p>
          </table:table-cell>
          <table:table-cell table:style-name="Table6.D2" office:value-type="string">
            <text:p text:style-name="P920">seen</text:p>
          </table:table-cell>
        </table:table-row>
        <table:table-row table:style-name="TableLine94101379568672">
          <table:table-cell table:style-name="Table6.A2" office:value-type="string">
            <text:p text:style-name="P920">сидеть</text:p>
          </table:table-cell>
          <table:table-cell table:style-name="Table6.A2" office:value-type="string">
            <text:p text:style-name="P921">sit</text:p>
          </table:table-cell>
          <table:table-cell table:style-name="Table6.A2" office:value-type="string">
            <text:p text:style-name="P921">sat</text:p>
          </table:table-cell>
          <table:table-cell table:style-name="Table6.D2" office:value-type="string">
            <text:p text:style-name="P920">sat</text:p>
          </table:table-cell>
        </table:table-row>
        <table:table-row table:style-name="TableLine94101379616800">
          <table:table-cell table:style-name="Table6.A2" office:value-type="string">
            <text:p text:style-name="P920">брать</text:p>
          </table:table-cell>
          <table:table-cell table:style-name="Table6.A2" office:value-type="string">
            <text:p text:style-name="P921">take</text:p>
          </table:table-cell>
          <table:table-cell table:style-name="Table6.A2" office:value-type="string">
            <text:p text:style-name="P921">took</text:p>
          </table:table-cell>
          <table:table-cell table:style-name="Table6.D2" office:value-type="string">
            <text:p text:style-name="P920">taken</text:p>
          </table:table-cell>
        </table:table-row>
        <table:table-row table:style-name="TableLine94101379613136">
          <table:table-cell table:style-name="Table6.A2" office:value-type="string">
            <text:p text:style-name="P940">обучать</text:p>
          </table:table-cell>
          <table:table-cell table:style-name="Table6.A2" office:value-type="string">
            <text:p text:style-name="P940">teach</text:p>
          </table:table-cell>
          <table:table-cell table:style-name="Table6.A2" office:value-type="string">
            <text:p text:style-name="P941">taught</text:p>
          </table:table-cell>
          <table:table-cell table:style-name="Table6.D2" office:value-type="string">
            <text:p text:style-name="P940">taught</text:p>
          </table:table-cell>
        </table:table-row>
        <table:table-row table:style-name="TableLine94101379764000">
          <table:table-cell table:style-name="Table6.A2" office:value-type="string">
            <text:p text:style-name="P920">рассказывать</text:p>
          </table:table-cell>
          <table:table-cell table:style-name="Table6.A2" office:value-type="string">
            <text:p text:style-name="P921">tell</text:p>
          </table:table-cell>
          <table:table-cell table:style-name="Table6.A2" office:value-type="string">
            <text:p text:style-name="P921">told</text:p>
          </table:table-cell>
          <table:table-cell table:style-name="Table6.D2" office:value-type="string">
            <text:p text:style-name="P920">told</text:p>
          </table:table-cell>
        </table:table-row>
        <table:table-row table:style-name="TableLine94101379836208">
          <table:table-cell table:style-name="Table6.A2" office:value-type="string">
            <text:p text:style-name="P920">думать</text:p>
          </table:table-cell>
          <table:table-cell table:style-name="Table6.A2" office:value-type="string">
            <text:p text:style-name="P921">think</text:p>
          </table:table-cell>
          <table:table-cell table:style-name="Table6.A2" office:value-type="string">
            <text:p text:style-name="P921">thought</text:p>
          </table:table-cell>
          <table:table-cell table:style-name="Table6.D2" office:value-type="string">
            <text:p text:style-name="P920">thought</text:p>
          </table:table-cell>
        </table:table-row>
        <table:table-row table:style-name="TableLine94101379838768">
          <table:table-cell table:style-name="Table6.A2" office:value-type="string">
            <text:p text:style-name="P920">побеждать</text:p>
          </table:table-cell>
          <table:table-cell table:style-name="Table6.A2" office:value-type="string">
            <text:p text:style-name="P921">win</text:p>
          </table:table-cell>
          <table:table-cell table:style-name="Table6.A2" office:value-type="string">
            <text:p text:style-name="P921">won</text:p>
          </table:table-cell>
          <table:table-cell table:style-name="Table6.D2" office:value-type="string">
            <text:p text:style-name="P920">won</text:p>
          </table:table-cell>
        </table:table-row>
        <table:table-row table:style-name="TableLine94101379930224">
          <table:table-cell table:style-name="Table6.A2" office:value-type="string">
            <text:p text:style-name="P920">писать</text:p>
          </table:table-cell>
          <table:table-cell table:style-name="Table6.A2" office:value-type="string">
            <text:p text:style-name="P921">write</text:p>
          </table:table-cell>
          <table:table-cell table:style-name="Table6.A2" office:value-type="string">
            <text:p text:style-name="P921">wrote</text:p>
          </table:table-cell>
          <table:table-cell table:style-name="Table6.D2" office:value-type="string">
            <text:p text:style-name="P920">written</text:p>
          </table:table-cell>
        </table:table-row>
      </table:table>
      <text:p text:style-name="P189"/>
      <text:p text:style-name="P190">Таблица сокращений:</text:p>
      <text:p text:style-name="P191">Попробовать написать упрощенный конспект, без тонких подробностей, <text:span text:style-name="T868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1T18:40:31.114592173</dc:date>
    <meta:editing-duration>P1DT22H34M13S</meta:editing-duration>
    <meta:editing-cycles>795</meta:editing-cycles>
    <meta:generator>LibreOffice/6.4.7.2$Linux_X86_64 LibreOffice_project/40$Build-2</meta:generator>
    <meta:document-statistic meta:table-count="12" meta:image-count="0" meta:object-count="0" meta:page-count="41" meta:paragraph-count="1557" meta:word-count="12080" meta:character-count="76657" meta:non-whitespace-character-count="65652"/>
  </office:meta>
</office:document-meta>
</file>